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52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00aaad"/>
    </style:style>
    <style:style style:name="ce53" style:family="table-cell" style:parent-style-name="Default">
      <style:table-cell-properties fo:background-color="#0066b3"/>
    </style:style>
    <style:style style:name="ce6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order-bottom="none" fo:background-color="#faa61a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00aaad" fo:border-left="none" fo:border-right="0.06pt solid #000000" fo:border-top="none"/>
    </style:style>
    <style:style style:name="ce54" style:family="table-cell" style:parent-style-name="Default" style:data-style-name="N99"/>
    <style:style style:name="ce55" style:family="table-cell" style:parent-style-name="Default" style:data-style-name="N0"/>
    <style:style style:name="ce56" style:family="table-cell" style:parent-style-name="Default" style:data-style-name="N99">
      <style:table-cell-properties fo:background-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0">
      <style:table-cell-properties fo:background-color="#faa61a"/>
    </style:style>
    <style:style style:name="ce64" style:family="table-cell" style:parent-style-name="Default" style:data-style-name="N0">
      <style:table-cell-properties fo:background-color="#fff200"/>
    </style:style>
    <style:style style:name="ce65" style:family="table-cell" style:parent-style-name="Default" style:data-style-name="N0">
      <style:table-cell-properties fo:background-color="#00aaad"/>
    </style:style>
    <style:style style:name="ce66" style:family="table-cell" style:parent-style-name="Default" style:data-style-name="N0">
      <style:table-cell-properties fo:border-bottom="none" fo:background-color="#faa61a" fo:border-left="none" fo:border-right="0.99pt solid #000000" fo:border-top="none"/>
    </style:style>
    <style:style style:name="ce67" style:family="table-cell" style:parent-style-name="Default" style:data-style-name="N0">
      <style:table-cell-properties fo:border-bottom="none" fo:background-color="#fff200" fo:border-left="none" fo:border-right="0.99pt solid #000000" fo:border-top="none"/>
    </style:style>
    <style:style style:name="ce68" style:family="table-cell" style:parent-style-name="Default" style:data-style-name="N0">
      <style:table-cell-properties fo:border-bottom="none" fo:background-color="#00aaad" fo:border-left="none" fo:border-right="0.99pt solid #000000" fo:border-top="none"/>
    </style:style>
    <style:style style:name="ce69" style:family="table-cell" style:parent-style-name="Default">
      <style:table-cell-properties fo:background-color="#faa61a" fo:border="none"/>
    </style:style>
    <style:style style:name="ce70" style:family="table-cell" style:parent-style-name="Default">
      <style:table-cell-properties fo:background-color="#fff200" fo:border="none"/>
    </style:style>
    <style:style style:name="ce71" style:family="table-cell" style:parent-style-name="Default">
      <style:table-cell-properties fo:background-color="#00aaad" fo:border="none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 style:data-style-name="N0">
      <style:table-cell-properties fo:border-bottom="none" fo:background-color="#faa61a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none" fo:background-color="#fff200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fo:background-color="#00aaad" fo:border-left="none" fo:border-right="0.06pt solid #000000" fo:border-top="none"/>
    </style:style>
    <style:style style:name="ce28" style:family="table-cell" style:parent-style-name="Default" style:data-style-name="N1"/>
    <style:style style:name="ce31" style:family="table-cell" style:parent-style-name="Default" style:data-style-name="N1">
      <style:table-cell-properties fo:background-color="#faa61a"/>
    </style:style>
    <style:style style:name="ce32" style:family="table-cell" style:parent-style-name="Default" style:data-style-name="N1">
      <style:table-cell-properties fo:background-color="#fff200"/>
    </style:style>
    <style:style style:name="ce33" style:family="table-cell" style:parent-style-name="Default" style:data-style-name="N1">
      <style:table-cell-properties fo:background-color="#00aaad"/>
    </style:style>
    <style:style style:name="ce34" style:family="table-cell" style:parent-style-name="Default" style:data-style-name="N1">
      <style:table-cell-properties fo:border-bottom="none" fo:background-color="#fff200" fo:border-left="none" fo:border-right="0.06pt solid #000000" fo:border-top="none"/>
    </style:style>
    <style:style style:name="ce35" style:family="table-cell" style:parent-style-name="Default" style:data-style-name="N1">
      <style:table-cell-properties fo:border-bottom="none" fo:background-color="#00aaad" fo:border-left="none" fo:border-right="0.06pt solid #000000" fo:border-top="none"/>
    </style:style>
    <style:style style:name="ce36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76" style:family="table-cell" style:parent-style-name="Default" style:data-style-name="N99">
      <style:table-cell-properties fo:background-color="#faa61a"/>
    </style:style>
    <style:style style:name="ce77" style:family="table-cell" style:parent-style-name="Default">
      <style:table-cell-properties fo:background-color="#72bf44"/>
    </style:style>
    <style:style style:name="ce49" style:family="table-cell" style:parent-style-name="Default">
      <style:table-cell-properties fo:border-bottom="none" fo:background-color="#faa61a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00aaad" fo:border-left="0.06pt solid #000000" fo:border-right="none" fo:border-top="none"/>
    </style:style>
    <style:style style:name="ce1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 style:data-style-name="N99">
      <style:table-cell-properties fo:background-color="#fff200"/>
    </style:style>
    <style:style style:name="ce78" style:family="table-cell" style:parent-style-name="Default" style:data-style-name="N99">
      <style:table-cell-properties fo:background-color="#00aaad"/>
    </style:style>
    <style:style style:name="ce79" style:family="table-cell" style:parent-style-name="Default">
      <style:table-cell-properties fo:border-bottom="0.06pt solid #000000" fo:border-left="0.06pt solid #000000" fo:border-right="none" fo:border-top="none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</style:style>
    <style:style style:name="ce84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85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86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87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94" style:family="table-cell" style:parent-style-name="Default" style:data-style-name="N107">
      <style:table-cell-properties fo:border-bottom="none" fo:border-left="none" fo:border-right="0.06pt solid #000000" fo:border-top="0.06pt solid #000000"/>
    </style:style>
    <style:style style:name="ce95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81" style:family="table-cell" style:parent-style-name="Default" style:data-style-name="N99">
      <style:table-cell-properties fo:background-color="#faa61a" fo:border="none"/>
    </style:style>
    <style:style style:name="ce82" style:family="table-cell" style:parent-style-name="Default" style:data-style-name="N99">
      <style:table-cell-properties fo:background-color="#fff200" fo:border="none"/>
    </style:style>
    <style:style style:name="ce83" style:family="table-cell" style:parent-style-name="Default" style:data-style-name="N99">
      <style:table-cell-properties fo:background-color="#00aaad" fo:border="none"/>
    </style:style>
    <style:style style:name="ce88" style:family="table-cell" style:parent-style-name="Default" style:data-style-name="N99">
      <style:table-cell-properties fo:border-bottom="none" fo:background-color="#faa61a" fo:border-left="0.06pt solid #000000" fo:border-right="none" fo:border-top="none"/>
    </style:style>
    <style:style style:name="ce89" style:family="table-cell" style:parent-style-name="Default" style:data-style-name="N99">
      <style:table-cell-properties fo:border-bottom="none" fo:background-color="#fff200" fo:border-left="0.06pt solid #000000" fo:border-right="none" fo:border-top="none"/>
    </style:style>
    <style:style style:name="ce90" style:family="table-cell" style:parent-style-name="Default" style:data-style-name="N99">
      <style:table-cell-properties fo:border-bottom="none" fo:background-color="#00aaad" fo:border-left="0.06pt solid #000000" fo:border-right="none" fo:border-top="none"/>
    </style:style>
    <style:style style:name="ce91" style:family="table-cell" style:parent-style-name="Default" style:data-style-name="N99">
      <style:table-cell-properties fo:border-bottom="none" fo:background-color="#faa61a" fo:border-left="none" fo:border-right="0.06pt solid #000000" fo:border-top="none"/>
    </style:style>
    <style:style style:name="ce92" style:family="table-cell" style:parent-style-name="Default" style:data-style-name="N99">
      <style:table-cell-properties fo:border-bottom="none" fo:background-color="#fff200" fo:border-left="none" fo:border-right="0.06pt solid #000000" fo:border-top="none"/>
    </style:style>
    <style:style style:name="ce93" style:family="table-cell" style:parent-style-name="Default" style:data-style-name="N99">
      <style:table-cell-properties fo:border-bottom="none" fo:background-color="#00aaad" fo:border-left="none" fo:border-right="0.06pt solid #000000" fo:border-top="none"/>
    </style:style>
    <style:style style:name="ce96" style:family="table-cell" style:parent-style-name="Default" style:data-style-name="N99">
      <style:table-cell-properties fo:border-bottom="none" fo:background-color="#faa61a" fo:border-left="0.99pt solid #000000" fo:border-right="none" fo:border-top="none"/>
    </style:style>
    <style:style style:name="ce97" style:family="table-cell" style:parent-style-name="Default" style:data-style-name="N99">
      <style:table-cell-properties fo:border-bottom="none" fo:background-color="#fff200" fo:border-left="0.99pt solid #000000" fo:border-right="none" fo:border-top="none"/>
    </style:style>
    <style:style style:name="ce98" style:family="table-cell" style:parent-style-name="Default" style:data-style-name="N99">
      <style:table-cell-properties fo:border-bottom="none" fo:background-color="#00aaad" fo:border-left="0.99pt solid #000000" fo:border-right="none" fo:border-top="none"/>
    </style:style>
    <style:style style:name="ce12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0.06pt solid #000000" fo:border-right="none" fo:border-top="none"/>
    </style:style>
    <style:style style:name="ce130" style:family="table-cell" style:parent-style-name="Default">
      <style:table-cell-properties fo:background-color="#fff200"/>
      <style:text-properties style:use-window-font-color="true"/>
    </style:style>
    <style:style style:name="T1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bold" style:font-weight-asian="bold" style:font-size-complex="12pt" style:font-size-asian="12pt" style:font-name="Liberation Sans" style:text-overline-style="none" style:text-overline-color="font-color" style:font-name-asian="Noto Sans CJK SC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fo:font-size="12pt"/>
    </style:style>
    <style:style style:name="T2" style:family="text">
      <style:text-properties style:language-asian="zh" style:country-asian="CN" style:font-name-complex="Lohit Devanagari" style:font-relief="none" style:text-emphasize="none" style:font-style-complex="normal" style:font-style-asian="normal" style:font-name="Liberation Sans" style:text-overline-style="none" style:text-overline-color="font-color" style:font-name-asian="Noto Sans CJK SC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fr" fo:country="FR"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c_qsta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8" table:default-cell-style-name="ce54"/>
        <table:table-column table:style-name="co3" table:default-cell-style-name="ce55"/>
        <table:table-column table:style-name="co3" table:default-cell-style-name="ce54"/>
        <table:table-column table:style-name="co3" table:default-cell-style-name="ce55"/>
        <table:table-column table:style-name="co3" table:default-cell-style-name="Default"/>
        <table:table-column table:style-name="co3" table:default-cell-style-name="ce52"/>
        <table:table-column table:style-name="co3" table:number-columns-repeated="14" table:default-cell-style-name="Default"/>
        <table:table-row table:style-name="ro1">
          <table:table-cell table:number-columns-repeated="5"/>
          <table:table-cell table:style-name="ce54" table:number-columns-repeated="2"/>
          <table:table-cell table:number-columns-repeated="8"/>
          <table:table-cell table:style-name="Default"/>
          <table:table-cell table:style-name="Default" office:value-type="string" calcext:value-type="string">
            <text:p>Q dist 0</text:p>
          </table:table-cell>
          <table:table-cell table:style-name="ce54"/>
          <table:table-cell table:style-name="ce54" office:value-type="string" calcext:value-type="string">
            <text:p>Fst</text:p>
          </table:table-cell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style-name="Default" table:number-columns-repeated="2"/>
          <table:table-cell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]=[.C3]" office:value-type="boolean" office:boolean-value="false" calcext:value-type="boolean">
            <text:p>FAUX</text:p>
          </table:table-cell>
          <table:table-cell table:formula="of:=[.$B3]=[.D3]" office:value-type="boolean" office:boolean-value="true" calcext:value-type="boolean">
            <text:p>VRAI</text:p>
          </table:table-cell>
          <table:table-cell table:formula="of:=[.$B3]=[.E3]" office:value-type="boolean" office:boolean-value="true" calcext:value-type="boolean">
            <text:p>VRAI</text:p>
          </table:table-cell>
          <table:table-cell table:formula="of:=[.$C3]=[.D3]" office:value-type="boolean" office:boolean-value="false" calcext:value-type="boolean">
            <text:p>FAUX</text:p>
          </table:table-cell>
          <table:table-cell table:formula="of:=[.$C3]=[.E3]" office:value-type="boolean" office:boolean-value="false" calcext:value-type="boolean">
            <text:p>FAUX</text:p>
          </table:table-cell>
          <table:table-cell table:formula="of:=[.D3]=[.E3]" office:value-type="boolean" office:boolean-value="true" calcext:value-type="boolean">
            <text:p>VRAI</text:p>
          </table:table-cell>
          <table:table-cell table:number-columns-repeated="2"/>
          <table:table-cell table:formula="of:=SUM([.H3:.O3])" office:value-type="float" office:value="3" calcext:value-type="float">
            <text:p>3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4]=[.C4]" office:value-type="boolean" office:boolean-value="false" calcext:value-type="boolean">
            <text:p>FAUX</text:p>
          </table:table-cell>
          <table:table-cell table:formula="of:=[.$B4]=[.D4]" office:value-type="boolean" office:boolean-value="false" calcext:value-type="boolean">
            <text:p>FAUX</text:p>
          </table:table-cell>
          <table:table-cell table:formula="of:=[.$B4]=[.E4]" office:value-type="boolean" office:boolean-value="false" calcext:value-type="boolean">
            <text:p>FAUX</text:p>
          </table:table-cell>
          <table:table-cell table:formula="of:=[.$C4]=[.D4]" office:value-type="boolean" office:boolean-value="false" calcext:value-type="boolean">
            <text:p>FAUX</text:p>
          </table:table-cell>
          <table:table-cell table:formula="of:=[.$C4]=[.E4]" office:value-type="boolean" office:boolean-value="true" calcext:value-type="boolean">
            <text:p>VRAI</text:p>
          </table:table-cell>
          <table:table-cell table:formula="of:=[.D4]=[.E4]" office:value-type="boolean" office:boolean-value="false" calcext:value-type="boolean">
            <text:p>FAUX</text:p>
          </table:table-cell>
          <table:table-cell table:number-columns-repeated="2"/>
          <table:table-cell table:formula="of:=SUM([.H4:.O4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5]=[.C5]" office:value-type="boolean" office:boolean-value="true" calcext:value-type="boolean">
            <text:p>VRAI</text:p>
          </table:table-cell>
          <table:table-cell table:formula="of:=[.$B5]=[.D5]" office:value-type="boolean" office:boolean-value="false" calcext:value-type="boolean">
            <text:p>FAUX</text:p>
          </table:table-cell>
          <table:table-cell table:formula="of:=[.$B5]=[.E5]" office:value-type="boolean" office:boolean-value="true" calcext:value-type="boolean">
            <text:p>VRAI</text:p>
          </table:table-cell>
          <table:table-cell table:formula="of:=[.$C5]=[.D5]" office:value-type="boolean" office:boolean-value="false" calcext:value-type="boolean">
            <text:p>FAUX</text:p>
          </table:table-cell>
          <table:table-cell table:formula="of:=[.$C5]=[.E5]" office:value-type="boolean" office:boolean-value="true" calcext:value-type="boolean">
            <text:p>VRAI</text:p>
          </table:table-cell>
          <table:table-cell table:formula="of:=[.D5]=[.E5]" office:value-type="boolean" office:boolean-value="false" calcext:value-type="boolean">
            <text:p>FAUX</text:p>
          </table:table-cell>
          <table:table-cell table:number-columns-repeated="2"/>
          <table:table-cell table:formula="of:=SUM([.H5:.O5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6:.O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:.P6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7]=[.C7]" office:value-type="boolean" office:boolean-value="true" calcext:value-type="boolean">
            <text:p>VRAI</text:p>
          </table:table-cell>
          <table:table-cell table:formula="of:=[.$B7]=[.D7]" office:value-type="boolean" office:boolean-value="true" calcext:value-type="boolean">
            <text:p>VRAI</text:p>
          </table:table-cell>
          <table:table-cell table:formula="of:=[.$B7]=[.E7]" office:value-type="boolean" office:boolean-value="false" calcext:value-type="boolean">
            <text:p>FAUX</text:p>
          </table:table-cell>
          <table:table-cell table:formula="of:=[.$C7]=[.D7]" office:value-type="boolean" office:boolean-value="true" calcext:value-type="boolean">
            <text:p>VRAI</text:p>
          </table:table-cell>
          <table:table-cell table:formula="of:=[.$C7]=[.E7]" office:value-type="boolean" office:boolean-value="false" calcext:value-type="boolean">
            <text:p>FAUX</text:p>
          </table:table-cell>
          <table:table-cell table:formula="of:=[.D7]=[.E7]" office:value-type="boolean" office:boolean-value="false" calcext:value-type="boolean">
            <text:p>FAUX</text:p>
          </table:table-cell>
          <table:table-cell table:number-columns-repeated="2"/>
          <table:table-cell table:formula="of:=SUM([.H7:.O7])" office:value-type="float" office:value="3" calcext:value-type="float">
            <text:p>3</text:p>
          </table:table-cell>
          <table:table-cell/>
          <table:table-cell table:formula="of:=COUNTA([.H3:.M5])" office:value-type="float" office:value="18" calcext:value-type="float">
            <text:p>18</text:p>
          </table:table-cell>
          <table:table-cell table:style-name="ce54"/>
          <table:table-cell table:style-name="ce56"/>
          <table:table-cell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8]=[.C8]" office:value-type="boolean" office:boolean-value="false" calcext:value-type="boolean">
            <text:p>FAUX</text:p>
          </table:table-cell>
          <table:table-cell table:formula="of:=[.$B8]=[.D8]" office:value-type="boolean" office:boolean-value="false" calcext:value-type="boolean">
            <text:p>FAUX</text:p>
          </table:table-cell>
          <table:table-cell table:formula="of:=[.$B8]=[.E8]" office:value-type="boolean" office:boolean-value="false" calcext:value-type="boolean">
            <text:p>FAUX</text:p>
          </table:table-cell>
          <table:table-cell table:formula="of:=[.$C8]=[.D8]" office:value-type="boolean" office:boolean-value="false" calcext:value-type="boolean">
            <text:p>FAUX</text:p>
          </table:table-cell>
          <table:table-cell table:formula="of:=[.$C8]=[.E8]" office:value-type="boolean" office:boolean-value="true" calcext:value-type="boolean">
            <text:p>VRAI</text:p>
          </table:table-cell>
          <table:table-cell table:formula="of:=[.D8]=[.E8]" office:value-type="boolean" office:boolean-value="false" calcext:value-type="boolean">
            <text:p>FAUX</text:p>
          </table:table-cell>
          <table:table-cell table:number-columns-repeated="2"/>
          <table:table-cell table:formula="of:=SUM([.H8:.O8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9]=[.C9]" office:value-type="boolean" office:boolean-value="false" calcext:value-type="boolean">
            <text:p>FAUX</text:p>
          </table:table-cell>
          <table:table-cell table:formula="of:=[.$B9]=[.D9]" office:value-type="boolean" office:boolean-value="false" calcext:value-type="boolean">
            <text:p>FAUX</text:p>
          </table:table-cell>
          <table:table-cell table:formula="of:=[.$B9]=[.E9]" office:value-type="boolean" office:boolean-value="false" calcext:value-type="boolean">
            <text:p>FAUX</text:p>
          </table:table-cell>
          <table:table-cell table:formula="of:=[.$C9]=[.D9]" office:value-type="boolean" office:boolean-value="true" calcext:value-type="boolean">
            <text:p>VRAI</text:p>
          </table:table-cell>
          <table:table-cell table:formula="of:=[.$C9]=[.E9]" office:value-type="boolean" office:boolean-value="true" calcext:value-type="boolean">
            <text:p>VRAI</text:p>
          </table:table-cell>
          <table:table-cell table:formula="of:=[.D9]=[.E9]" office:value-type="boolean" office:boolean-value="true" calcext:value-type="boolean">
            <text:p>VRAI</text:p>
          </table:table-cell>
          <table:table-cell table:number-columns-repeated="2"/>
          <table:table-cell table:formula="of:=SUM([.H9:.O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style-name="Default"/>
          <table:table-cell table:number-columns-repeated="7"/>
          <table:table-cell table:formula="of:=SUM([.H10:.O1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:.P10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11]=[.C11]" office:value-type="boolean" office:boolean-value="true" calcext:value-type="boolean">
            <text:p>VRAI</text:p>
          </table:table-cell>
          <table:table-cell table:formula="of:=[.$B11]=[.D11]" office:value-type="boolean" office:boolean-value="true" calcext:value-type="boolean">
            <text:p>VRAI</text:p>
          </table:table-cell>
          <table:table-cell table:formula="of:=[.$B11]=[.E11]" office:value-type="boolean" office:boolean-value="false" calcext:value-type="boolean">
            <text:p>FAUX</text:p>
          </table:table-cell>
          <table:table-cell table:formula="of:=[.$C11]=[.D11]" office:value-type="boolean" office:boolean-value="true" calcext:value-type="boolean">
            <text:p>VRAI</text:p>
          </table:table-cell>
          <table:table-cell table:formula="of:=[.$C11]=[.E11]" office:value-type="boolean" office:boolean-value="false" calcext:value-type="boolean">
            <text:p>FAUX</text:p>
          </table:table-cell>
          <table:table-cell table:formula="of:=[.D11]=[.E11]" office:value-type="boolean" office:boolean-value="false" calcext:value-type="boolean">
            <text:p>FAUX</text:p>
          </table:table-cell>
          <table:table-cell table:number-columns-repeated="2"/>
          <table:table-cell table:formula="of:=SUM([.H11:.O11])" office:value-type="float" office:value="3" calcext:value-type="float">
            <text:p>3</text:p>
          </table:table-cell>
          <table:table-cell/>
          <table:table-cell table:formula="of:=COUNTA([.H7:.M9])" office:value-type="float" office:value="18" calcext:value-type="float">
            <text:p>18</text:p>
          </table:table-cell>
          <table:table-cell table:style-name="ce54"/>
          <table:table-cell table:number-columns-repeated="5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B12]=[.C12]" office:value-type="boolean" office:boolean-value="false" calcext:value-type="boolean">
            <text:p>FAUX</text:p>
          </table:table-cell>
          <table:table-cell table:formula="of:=[.$B12]=[.D12]" office:value-type="boolean" office:boolean-value="false" calcext:value-type="boolean">
            <text:p>FAUX</text:p>
          </table:table-cell>
          <table:table-cell table:formula="of:=[.$B12]=[.E12]" office:value-type="boolean" office:boolean-value="false" calcext:value-type="boolean">
            <text:p>FAUX</text:p>
          </table:table-cell>
          <table:table-cell table:formula="of:=[.$C12]=[.D12]" office:value-type="boolean" office:boolean-value="false" calcext:value-type="boolean">
            <text:p>FAUX</text:p>
          </table:table-cell>
          <table:table-cell table:formula="of:=[.$C12]=[.E12]" office:value-type="boolean" office:boolean-value="true" calcext:value-type="boolean">
            <text:p>VRAI</text:p>
          </table:table-cell>
          <table:table-cell table:formula="of:=[.D12]=[.E12]" office:value-type="boolean" office:boolean-value="false" calcext:value-type="boolean">
            <text:p>FAUX</text:p>
          </table:table-cell>
          <table:table-cell table:number-columns-repeated="2"/>
          <table:table-cell table:formula="of:=SUM([.H12:.O12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13]=[.C13]" office:value-type="boolean" office:boolean-value="false" calcext:value-type="boolean">
            <text:p>FAUX</text:p>
          </table:table-cell>
          <table:table-cell table:formula="of:=[.$B13]=[.D13]" office:value-type="boolean" office:boolean-value="false" calcext:value-type="boolean">
            <text:p>FAUX</text:p>
          </table:table-cell>
          <table:table-cell table:formula="of:=[.$B13]=[.E13]" office:value-type="boolean" office:boolean-value="false" calcext:value-type="boolean">
            <text:p>FAUX</text:p>
          </table:table-cell>
          <table:table-cell table:formula="of:=[.$C13]=[.D13]" office:value-type="boolean" office:boolean-value="false" calcext:value-type="boolean">
            <text:p>FAUX</text:p>
          </table:table-cell>
          <table:table-cell table:formula="of:=[.$C13]=[.E13]" office:value-type="boolean" office:boolean-value="true" calcext:value-type="boolean">
            <text:p>VRAI</text:p>
          </table:table-cell>
          <table:table-cell table:formula="of:=[.D13]=[.E13]" office:value-type="boolean" office:boolean-value="false" calcext:value-type="boolean">
            <text:p>FAUX</text:p>
          </table:table-cell>
          <table:table-cell table:number-columns-repeated="2"/>
          <table:table-cell table:formula="of:=SUM([.H13:.O13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15"/>
          <table:table-cell table:formula="of:=SUM([.H14:.O1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:.P14])" office:value-type="float" office:value="5" calcext:value-type="float">
            <text:p>5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11:.M13])" office:value-type="float" office:value="18" calcext:value-type="float">
            <text:p>18</text:p>
          </table:table-cell>
          <table:table-cell table:style-name="ce54"/>
          <table:table-cell table:number-columns-repeated="7"/>
          <table:table-cell table:style-name="ce54" table:number-columns-repeated="8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</text:p>
          </table:table-cell>
          <table:table-cell table:formula="of:=SUM([.P3:.P14])" office:value-type="float" office:value="19" calcext:value-type="float">
            <text:p>19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formula="of:=COUNTA([.H3:.N13])" office:value-type="float" office:value="54" calcext:value-type="float">
            <text:p>54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20]=[.B21]" office:value-type="boolean" office:boolean-value="true" calcext:value-type="boolean">
            <text:p>VRAI</text:p>
          </table:table-cell>
          <table:table-cell table:formula="of:=[.$B20]=[.C21]" office:value-type="boolean" office:boolean-value="false" calcext:value-type="boolean">
            <text:p>FAUX</text:p>
          </table:table-cell>
          <table:table-cell table:formula="of:=[.$B20]=[.D21]" office:value-type="boolean" office:boolean-value="false" calcext:value-type="boolean">
            <text:p>FAUX</text:p>
          </table:table-cell>
          <table:table-cell table:formula="of:=[.$B20]=[.E21]" office:value-type="boolean" office:boolean-value="false" calcext:value-type="boolean">
            <text:p>FAUX</text:p>
          </table:table-cell>
          <table:table-cell table:formula="of:=[.$C20]=[.B21]" office:value-type="boolean" office:boolean-value="false" calcext:value-type="boolean">
            <text:p>FAUX</text:p>
          </table:table-cell>
          <table:table-cell table:formula="of:=[.$C20]=[.C21]" office:value-type="boolean" office:boolean-value="false" calcext:value-type="boolean">
            <text:p>FAUX</text:p>
          </table:table-cell>
          <table:table-cell table:formula="of:=[.$C20]=[.D21]" office:value-type="boolean" office:boolean-value="true" calcext:value-type="boolean">
            <text:p>VRAI</text:p>
          </table:table-cell>
          <table:table-cell table:formula="of:=[.$C20]=[.E21]" office:value-type="boolean" office:boolean-value="false" calcext:value-type="boolean">
            <text:p>FAUX</text:p>
          </table:table-cell>
          <table:table-cell table:formula="of:=SUM([.H20:.O20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0]=[.B21]" office:value-type="boolean" office:boolean-value="true" calcext:value-type="boolean">
            <text:p>VRAI</text:p>
          </table:table-cell>
          <table:table-cell table:formula="of:=[.$D20]=[.C21]" office:value-type="boolean" office:boolean-value="false" calcext:value-type="boolean">
            <text:p>FAUX</text:p>
          </table:table-cell>
          <table:table-cell table:formula="of:=[.$D20]=[.D21]" office:value-type="boolean" office:boolean-value="false" calcext:value-type="boolean">
            <text:p>FAUX</text:p>
          </table:table-cell>
          <table:table-cell table:formula="of:=[.$D20]=[.E21]" office:value-type="boolean" office:boolean-value="false" calcext:value-type="boolean">
            <text:p>FAUX</text:p>
          </table:table-cell>
          <table:table-cell table:formula="of:=[.$E20]=[.B21]" office:value-type="boolean" office:boolean-value="true" calcext:value-type="boolean">
            <text:p>VRAI</text:p>
          </table:table-cell>
          <table:table-cell table:formula="of:=[.$E20]=[.C21]" office:value-type="boolean" office:boolean-value="false" calcext:value-type="boolean">
            <text:p>FAUX</text:p>
          </table:table-cell>
          <table:table-cell table:formula="of:=[.$E20]=[.D21]" office:value-type="boolean" office:boolean-value="false" calcext:value-type="boolean">
            <text:p>FAUX</text:p>
          </table:table-cell>
          <table:table-cell table:formula="of:=[.$E20]=[.E21]" office:value-type="boolean" office:boolean-value="false" calcext:value-type="boolean">
            <text:p>FAUX</text:p>
          </table:table-cell>
          <table:table-cell table:formula="of:=SUM([.H21:.O21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21]=[.B22]" office:value-type="boolean" office:boolean-value="true" calcext:value-type="boolean">
            <text:p>VRAI</text:p>
          </table:table-cell>
          <table:table-cell table:formula="of:=[.$B21]=[.C22]" office:value-type="boolean" office:boolean-value="true" calcext:value-type="boolean">
            <text:p>VRAI</text:p>
          </table:table-cell>
          <table:table-cell table:formula="of:=[.$B21]=[.D22]" office:value-type="boolean" office:boolean-value="false" calcext:value-type="boolean">
            <text:p>FAUX</text:p>
          </table:table-cell>
          <table:table-cell table:formula="of:=[.$B21]=[.E22]" office:value-type="boolean" office:boolean-value="true" calcext:value-type="boolean">
            <text:p>VRAI</text:p>
          </table:table-cell>
          <table:table-cell table:formula="of:=[.$C21]=[.B22]" office:value-type="boolean" office:boolean-value="false" calcext:value-type="boolean">
            <text:p>FAUX</text:p>
          </table:table-cell>
          <table:table-cell table:formula="of:=[.$C21]=[.C22]" office:value-type="boolean" office:boolean-value="false" calcext:value-type="boolean">
            <text:p>FAUX</text:p>
          </table:table-cell>
          <table:table-cell table:formula="of:=[.$C21]=[.D22]" office:value-type="boolean" office:boolean-value="false" calcext:value-type="boolean">
            <text:p>FAUX</text:p>
          </table:table-cell>
          <table:table-cell table:formula="of:=[.$C21]=[.E22]" office:value-type="boolean" office:boolean-value="false" calcext:value-type="boolean">
            <text:p>FAUX</text:p>
          </table:table-cell>
          <table:table-cell table:formula="of:=SUM([.H22:.O22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formula="of:=[.$D21]=[.B22]" office:value-type="boolean" office:boolean-value="false" calcext:value-type="boolean">
            <text:p>FAUX</text:p>
          </table:table-cell>
          <table:table-cell table:formula="of:=[.$D21]=[.C22]" office:value-type="boolean" office:boolean-value="false" calcext:value-type="boolean">
            <text:p>FAUX</text:p>
          </table:table-cell>
          <table:table-cell table:formula="of:=[.$D21]=[.D22]" office:value-type="boolean" office:boolean-value="true" calcext:value-type="boolean">
            <text:p>VRAI</text:p>
          </table:table-cell>
          <table:table-cell table:formula="of:=[.$D21]=[.E22]" office:value-type="boolean" office:boolean-value="false" calcext:value-type="boolean">
            <text:p>FAUX</text:p>
          </table:table-cell>
          <table:table-cell table:formula="of:=[.$E21]=[.B22]" office:value-type="boolean" office:boolean-value="false" calcext:value-type="boolean">
            <text:p>FAUX</text:p>
          </table:table-cell>
          <table:table-cell table:formula="of:=[.$E21]=[.C22]" office:value-type="boolean" office:boolean-value="false" calcext:value-type="boolean">
            <text:p>FAUX</text:p>
          </table:table-cell>
          <table:table-cell table:formula="of:=[.$E21]=[.D22]" office:value-type="boolean" office:boolean-value="false" calcext:value-type="boolean">
            <text:p>FAUX</text:p>
          </table:table-cell>
          <table:table-cell table:formula="of:=[.$E21]=[.E22]" office:value-type="boolean" office:boolean-value="false" calcext:value-type="boolean">
            <text:p>FAUX</text:p>
          </table:table-cell>
          <table:table-cell table:formula="of:=SUM([.H23:.O23])" office:value-type="float" office:value="1" calcext:value-type="float">
            <text:p>1</text:p>
          </table:table-cell>
          <table:table-cell office:value-type="string" calcext:value-type="string">
            <text:p>Tot Loc</text:p>
          </table:table-cell>
          <table:table-cell table:formula="of:=SUM([.P20:.P23])" office:value-type="float" office:value="8" calcext:value-type="float">
            <text:p>8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24]=[.B25]" office:value-type="boolean" office:boolean-value="true" calcext:value-type="boolean">
            <text:p>VRAI</text:p>
          </table:table-cell>
          <table:table-cell table:formula="of:=[.$B24]=[.C25]" office:value-type="boolean" office:boolean-value="false" calcext:value-type="boolean">
            <text:p>FAUX</text:p>
          </table:table-cell>
          <table:table-cell table:formula="of:=[.$B24]=[.D25]" office:value-type="boolean" office:boolean-value="false" calcext:value-type="boolean">
            <text:p>FAUX</text:p>
          </table:table-cell>
          <table:table-cell table:formula="of:=[.$B24]=[.E25]" office:value-type="boolean" office:boolean-value="false" calcext:value-type="boolean">
            <text:p>FAUX</text:p>
          </table:table-cell>
          <table:table-cell table:formula="of:=[.$C24]=[.B25]" office:value-type="boolean" office:boolean-value="true" calcext:value-type="boolean">
            <text:p>VRAI</text:p>
          </table:table-cell>
          <table:table-cell table:formula="of:=[.$C24]=[.C25]" office:value-type="boolean" office:boolean-value="false" calcext:value-type="boolean">
            <text:p>FAUX</text:p>
          </table:table-cell>
          <table:table-cell table:formula="of:=[.$C24]=[.D25]" office:value-type="boolean" office:boolean-value="false" calcext:value-type="boolean">
            <text:p>FAUX</text:p>
          </table:table-cell>
          <table:table-cell table:formula="of:=[.$C24]=[.E25]" office:value-type="boolean" office:boolean-value="false" calcext:value-type="boolean">
            <text:p>FAUX</text:p>
          </table:table-cell>
          <table:table-cell table:formula="of:=SUM([.H24:.O24])" office:value-type="float" office:value="2" calcext:value-type="float">
            <text:p>2</text:p>
          </table:table-cell>
          <table:table-cell/>
          <table:table-cell table:formula="of:=COUNTA([.H20:.O23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4]=[.B25]" office:value-type="boolean" office:boolean-value="true" calcext:value-type="boolean">
            <text:p>VRAI</text:p>
          </table:table-cell>
          <table:table-cell table:formula="of:=[.$D24]=[.C25]" office:value-type="boolean" office:boolean-value="false" calcext:value-type="boolean">
            <text:p>FAUX</text:p>
          </table:table-cell>
          <table:table-cell table:formula="of:=[.$D24]=[.D25]" office:value-type="boolean" office:boolean-value="false" calcext:value-type="boolean">
            <text:p>FAUX</text:p>
          </table:table-cell>
          <table:table-cell table:formula="of:=[.$D24]=[.E25]" office:value-type="boolean" office:boolean-value="false" calcext:value-type="boolean">
            <text:p>FAUX</text:p>
          </table:table-cell>
          <table:table-cell table:formula="of:=[.$E24]=[.B25]" office:value-type="boolean" office:boolean-value="false" calcext:value-type="boolean">
            <text:p>FAUX</text:p>
          </table:table-cell>
          <table:table-cell table:formula="of:=[.$E24]=[.C25]" office:value-type="boolean" office:boolean-value="false" calcext:value-type="boolean">
            <text:p>FAUX</text:p>
          </table:table-cell>
          <table:table-cell table:formula="of:=[.$E24]=[.D25]" office:value-type="boolean" office:boolean-value="true" calcext:value-type="boolean">
            <text:p>VRAI</text:p>
          </table:table-cell>
          <table:table-cell table:formula="of:=[.$E24]=[.E25]" office:value-type="boolean" office:boolean-value="false" calcext:value-type="boolean">
            <text:p>FAUX</text:p>
          </table:table-cell>
          <table:table-cell table:formula="of:=SUM([.H25:.O25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25]=[.B26]" office:value-type="boolean" office:boolean-value="true" calcext:value-type="boolean">
            <text:p>VRAI</text:p>
          </table:table-cell>
          <table:table-cell table:formula="of:=[.$B25]=[.C26]" office:value-type="boolean" office:boolean-value="false" calcext:value-type="boolean">
            <text:p>FAUX</text:p>
          </table:table-cell>
          <table:table-cell table:formula="of:=[.$B25]=[.D26]" office:value-type="boolean" office:boolean-value="false" calcext:value-type="boolean">
            <text:p>FAUX</text:p>
          </table:table-cell>
          <table:table-cell table:formula="of:=[.$B25]=[.E26]" office:value-type="boolean" office:boolean-value="false" calcext:value-type="boolean">
            <text:p>FAUX</text:p>
          </table:table-cell>
          <table:table-cell table:formula="of:=[.$C25]=[.B26]" office:value-type="boolean" office:boolean-value="false" calcext:value-type="boolean">
            <text:p>FAUX</text:p>
          </table:table-cell>
          <table:table-cell table:formula="of:=[.$C25]=[.C26]" office:value-type="boolean" office:boolean-value="false" calcext:value-type="boolean">
            <text:p>FAUX</text:p>
          </table:table-cell>
          <table:table-cell table:formula="of:=[.$C25]=[.D26]" office:value-type="boolean" office:boolean-value="false" calcext:value-type="boolean">
            <text:p>FAUX</text:p>
          </table:table-cell>
          <table:table-cell table:formula="of:=[.$C25]=[.E26]" office:value-type="boolean" office:boolean-value="false" calcext:value-type="boolean">
            <text:p>FAUX</text:p>
          </table:table-cell>
          <table:table-cell table:formula="of:=SUM([.H26:.O26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formula="of:=[.$D25]=[.B26]" office:value-type="boolean" office:boolean-value="false" calcext:value-type="boolean">
            <text:p>FAUX</text:p>
          </table:table-cell>
          <table:table-cell table:formula="of:=[.$D25]=[.C26]" office:value-type="boolean" office:boolean-value="true" calcext:value-type="boolean">
            <text:p>VRAI</text:p>
          </table:table-cell>
          <table:table-cell table:formula="of:=[.$D25]=[.D26]" office:value-type="boolean" office:boolean-value="true" calcext:value-type="boolean">
            <text:p>VRAI</text:p>
          </table:table-cell>
          <table:table-cell table:formula="of:=[.$D25]=[.E26]" office:value-type="boolean" office:boolean-value="true" calcext:value-type="boolean">
            <text:p>VRAI</text:p>
          </table:table-cell>
          <table:table-cell table:formula="of:=[.$E25]=[.B26]" office:value-type="boolean" office:boolean-value="false" calcext:value-type="boolean">
            <text:p>FAUX</text:p>
          </table:table-cell>
          <table:table-cell table:formula="of:=[.$E25]=[.C26]" office:value-type="boolean" office:boolean-value="false" calcext:value-type="boolean">
            <text:p>FAUX</text:p>
          </table:table-cell>
          <table:table-cell table:formula="of:=[.$E25]=[.D26]" office:value-type="boolean" office:boolean-value="false" calcext:value-type="boolean">
            <text:p>FAUX</text:p>
          </table:table-cell>
          <table:table-cell table:formula="of:=[.$E25]=[.E26]" office:value-type="boolean" office:boolean-value="false" calcext:value-type="boolean">
            <text:p>FAUX</text:p>
          </table:table-cell>
          <table:table-cell table:formula="of:=SUM([.H27:.O27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4:.P27])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28]=[.B29]" office:value-type="boolean" office:boolean-value="true" calcext:value-type="boolean">
            <text:p>VRAI</text:p>
          </table:table-cell>
          <table:table-cell table:formula="of:=[.$B28]=[.C29]" office:value-type="boolean" office:boolean-value="false" calcext:value-type="boolean">
            <text:p>FAUX</text:p>
          </table:table-cell>
          <table:table-cell table:formula="of:=[.$B28]=[.D29]" office:value-type="boolean" office:boolean-value="false" calcext:value-type="boolean">
            <text:p>FAUX</text:p>
          </table:table-cell>
          <table:table-cell table:formula="of:=[.$B28]=[.E29]" office:value-type="boolean" office:boolean-value="false" calcext:value-type="boolean">
            <text:p>FAUX</text:p>
          </table:table-cell>
          <table:table-cell table:formula="of:=[.$C28]=[.B29]" office:value-type="boolean" office:boolean-value="true" calcext:value-type="boolean">
            <text:p>VRAI</text:p>
          </table:table-cell>
          <table:table-cell table:formula="of:=[.$C28]=[.C29]" office:value-type="boolean" office:boolean-value="false" calcext:value-type="boolean">
            <text:p>FAUX</text:p>
          </table:table-cell>
          <table:table-cell table:formula="of:=[.$C28]=[.D29]" office:value-type="boolean" office:boolean-value="false" calcext:value-type="boolean">
            <text:p>FAUX</text:p>
          </table:table-cell>
          <table:table-cell table:formula="of:=[.$C28]=[.E29]" office:value-type="boolean" office:boolean-value="false" calcext:value-type="boolean">
            <text:p>FAUX</text:p>
          </table:table-cell>
          <table:table-cell table:formula="of:=SUM([.H28:.O28])" office:value-type="float" office:value="2" calcext:value-type="float">
            <text:p>2</text:p>
          </table:table-cell>
          <table:table-cell/>
          <table:table-cell table:formula="of:=COUNTA([.H24:.O27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28]=[.B29]" office:value-type="boolean" office:boolean-value="true" calcext:value-type="boolean">
            <text:p>VRAI</text:p>
          </table:table-cell>
          <table:table-cell table:formula="of:=[.$D28]=[.C29]" office:value-type="boolean" office:boolean-value="false" calcext:value-type="boolean">
            <text:p>FAUX</text:p>
          </table:table-cell>
          <table:table-cell table:formula="of:=[.$D28]=[.D29]" office:value-type="boolean" office:boolean-value="false" calcext:value-type="boolean">
            <text:p>FAUX</text:p>
          </table:table-cell>
          <table:table-cell table:formula="of:=[.$D28]=[.E29]" office:value-type="boolean" office:boolean-value="false" calcext:value-type="boolean">
            <text:p>FAUX</text:p>
          </table:table-cell>
          <table:table-cell table:formula="of:=[.$E28]=[.B29]" office:value-type="boolean" office:boolean-value="false" calcext:value-type="boolean">
            <text:p>FAUX</text:p>
          </table:table-cell>
          <table:table-cell table:formula="of:=[.$E28]=[.C29]" office:value-type="boolean" office:boolean-value="true" calcext:value-type="boolean">
            <text:p>VRAI</text:p>
          </table:table-cell>
          <table:table-cell table:formula="of:=[.$E28]=[.D29]" office:value-type="boolean" office:boolean-value="false" calcext:value-type="boolean">
            <text:p>FAUX</text:p>
          </table:table-cell>
          <table:table-cell table:formula="of:=[.$E28]=[.E29]" office:value-type="boolean" office:boolean-value="true" calcext:value-type="boolean">
            <text:p>VRAI</text:p>
          </table:table-cell>
          <table:table-cell table:formula="of:=SUM([.H29:.O2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29]=[.B30]" office:value-type="boolean" office:boolean-value="true" calcext:value-type="boolean">
            <text:p>VRAI</text:p>
          </table:table-cell>
          <table:table-cell table:formula="of:=[.$B29]=[.C30]" office:value-type="boolean" office:boolean-value="false" calcext:value-type="boolean">
            <text:p>FAUX</text:p>
          </table:table-cell>
          <table:table-cell table:formula="of:=[.$B29]=[.D30]" office:value-type="boolean" office:boolean-value="false" calcext:value-type="boolean">
            <text:p>FAUX</text:p>
          </table:table-cell>
          <table:table-cell table:formula="of:=[.$B29]=[.E30]" office:value-type="boolean" office:boolean-value="false" calcext:value-type="boolean">
            <text:p>FAUX</text:p>
          </table:table-cell>
          <table:table-cell table:formula="of:=[.$C29]=[.B30]" office:value-type="boolean" office:boolean-value="false" calcext:value-type="boolean">
            <text:p>FAUX</text:p>
          </table:table-cell>
          <table:table-cell table:formula="of:=[.$C29]=[.C30]" office:value-type="boolean" office:boolean-value="true" calcext:value-type="boolean">
            <text:p>VRAI</text:p>
          </table:table-cell>
          <table:table-cell table:formula="of:=[.$C29]=[.D30]" office:value-type="boolean" office:boolean-value="false" calcext:value-type="boolean">
            <text:p>FAUX</text:p>
          </table:table-cell>
          <table:table-cell table:formula="of:=[.$C29]=[.E30]" office:value-type="boolean" office:boolean-value="true" calcext:value-type="boolean">
            <text:p>VRAI</text:p>
          </table:table-cell>
          <table:table-cell table:formula="of:=SUM([.H30:.O30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table:number-columns-repeated="7"/>
          <table:table-cell table:formula="of:=[.$D29]=[.B30]" office:value-type="boolean" office:boolean-value="false" calcext:value-type="boolean">
            <text:p>FAUX</text:p>
          </table:table-cell>
          <table:table-cell table:formula="of:=[.$D29]=[.C30]" office:value-type="boolean" office:boolean-value="false" calcext:value-type="boolean">
            <text:p>FAUX</text:p>
          </table:table-cell>
          <table:table-cell table:formula="of:=[.$D29]=[.D30]" office:value-type="boolean" office:boolean-value="true" calcext:value-type="boolean">
            <text:p>VRAI</text:p>
          </table:table-cell>
          <table:table-cell table:formula="of:=[.$D29]=[.E30]" office:value-type="boolean" office:boolean-value="false" calcext:value-type="boolean">
            <text:p>FAUX</text:p>
          </table:table-cell>
          <table:table-cell table:formula="of:=[.$E29]=[.B30]" office:value-type="boolean" office:boolean-value="false" calcext:value-type="boolean">
            <text:p>FAUX</text:p>
          </table:table-cell>
          <table:table-cell table:formula="of:=[.$E29]=[.C30]" office:value-type="boolean" office:boolean-value="true" calcext:value-type="boolean">
            <text:p>VRAI</text:p>
          </table:table-cell>
          <table:table-cell table:formula="of:=[.$E29]=[.D30]" office:value-type="boolean" office:boolean-value="false" calcext:value-type="boolean">
            <text:p>FAUX</text:p>
          </table:table-cell>
          <table:table-cell table:formula="of:=[.$E29]=[.E30]" office:value-type="boolean" office:boolean-value="true" calcext:value-type="boolean">
            <text:p>VRAI</text:p>
          </table:table-cell>
          <table:table-cell table:formula="of:=SUM([.H31:.O31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8:.P31])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28:.O31])"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20:.P31])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20:.O31])"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7]=[.B39]" office:value-type="boolean" office:boolean-value="true" calcext:value-type="boolean">
            <text:p>VRAI</text:p>
          </table:table-cell>
          <table:table-cell table:formula="of:=[.$B37]=[.C39]" office:value-type="boolean" office:boolean-value="true" calcext:value-type="boolean">
            <text:p>VRAI</text:p>
          </table:table-cell>
          <table:table-cell table:formula="of:=[.$B37]=[.D39]" office:value-type="boolean" office:boolean-value="false" calcext:value-type="boolean">
            <text:p>FAUX</text:p>
          </table:table-cell>
          <table:table-cell table:formula="of:=[.$B37]=[.E39]" office:value-type="boolean" office:boolean-value="true" calcext:value-type="boolean">
            <text:p>VRAI</text:p>
          </table:table-cell>
          <table:table-cell table:formula="of:=[.$C37]=[.B39]" office:value-type="boolean" office:boolean-value="false" calcext:value-type="boolean">
            <text:p>FAUX</text:p>
          </table:table-cell>
          <table:table-cell table:formula="of:=[.$C37]=[.C39]" office:value-type="boolean" office:boolean-value="false" calcext:value-type="boolean">
            <text:p>FAUX</text:p>
          </table:table-cell>
          <table:table-cell table:formula="of:=[.$C37]=[.D39]" office:value-type="boolean" office:boolean-value="true" calcext:value-type="boolean">
            <text:p>VRAI</text:p>
          </table:table-cell>
          <table:table-cell table:formula="of:=[.$C37]=[.E39]" office:value-type="boolean" office:boolean-value="false" calcext:value-type="boolean">
            <text:p>FAUX</text:p>
          </table:table-cell>
          <table:table-cell table:formula="of:=SUM([.H37:.O37])" office:value-type="float" office:value="4" calcext:value-type="float">
            <text:p>4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37]=[.B39]" office:value-type="boolean" office:boolean-value="true" calcext:value-type="boolean">
            <text:p>VRAI</text:p>
          </table:table-cell>
          <table:table-cell table:formula="of:=[.$D37]=[.C39]" office:value-type="boolean" office:boolean-value="true" calcext:value-type="boolean">
            <text:p>VRAI</text:p>
          </table:table-cell>
          <table:table-cell table:formula="of:=[.$D37]=[.D39]" office:value-type="boolean" office:boolean-value="false" calcext:value-type="boolean">
            <text:p>FAUX</text:p>
          </table:table-cell>
          <table:table-cell table:formula="of:=[.$D37]=[.E39]" office:value-type="boolean" office:boolean-value="true" calcext:value-type="boolean">
            <text:p>VRAI</text:p>
          </table:table-cell>
          <table:table-cell table:formula="of:=[.$E37]=[.B39]" office:value-type="boolean" office:boolean-value="true" calcext:value-type="boolean">
            <text:p>VRAI</text:p>
          </table:table-cell>
          <table:table-cell table:formula="of:=[.$E37]=[.C39]" office:value-type="boolean" office:boolean-value="true" calcext:value-type="boolean">
            <text:p>VRAI</text:p>
          </table:table-cell>
          <table:table-cell table:formula="of:=[.$E37]=[.D39]" office:value-type="boolean" office:boolean-value="false" calcext:value-type="boolean">
            <text:p>FAUX</text:p>
          </table:table-cell>
          <table:table-cell table:formula="of:=[.$E37]=[.E39]" office:value-type="boolean" office:boolean-value="true" calcext:value-type="boolean">
            <text:p>VRAI</text:p>
          </table:table-cell>
          <table:table-cell table:formula="of:=SUM([.H38:.O38])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8"/>
          <table:table-cell table:formula="of:=SUM([.H39:.O39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40:.O4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7:.P40])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41]=[.B43]" office:value-type="boolean" office:boolean-value="true" calcext:value-type="boolean">
            <text:p>VRAI</text:p>
          </table:table-cell>
          <table:table-cell table:formula="of:=[.$B41]=[.C43]" office:value-type="boolean" office:boolean-value="false" calcext:value-type="boolean">
            <text:p>FAUX</text:p>
          </table:table-cell>
          <table:table-cell table:formula="of:=[.$B41]=[.D43]" office:value-type="boolean" office:boolean-value="false" calcext:value-type="boolean">
            <text:p>FAUX</text:p>
          </table:table-cell>
          <table:table-cell table:formula="of:=[.$B41]=[.E43]" office:value-type="boolean" office:boolean-value="false" calcext:value-type="boolean">
            <text:p>FAUX</text:p>
          </table:table-cell>
          <table:table-cell table:formula="of:=[.$C41]=[.B43]" office:value-type="boolean" office:boolean-value="true" calcext:value-type="boolean">
            <text:p>VRAI</text:p>
          </table:table-cell>
          <table:table-cell table:formula="of:=[.$C41]=[.C43]" office:value-type="boolean" office:boolean-value="false" calcext:value-type="boolean">
            <text:p>FAUX</text:p>
          </table:table-cell>
          <table:table-cell table:formula="of:=[.$C41]=[.D43]" office:value-type="boolean" office:boolean-value="false" calcext:value-type="boolean">
            <text:p>FAUX</text:p>
          </table:table-cell>
          <table:table-cell table:formula="of:=[.$C41]=[.E43]" office:value-type="boolean" office:boolean-value="false" calcext:value-type="boolean">
            <text:p>FAUX</text:p>
          </table:table-cell>
          <table:table-cell table:formula="of:=SUM([.H41:.O41])" office:value-type="float" office:value="2" calcext:value-type="float">
            <text:p>2</text:p>
          </table:table-cell>
          <table:table-cell/>
          <table:table-cell table:formula="of:=COUNTA([.H37:.O39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41]=[.B43]" office:value-type="boolean" office:boolean-value="true" calcext:value-type="boolean">
            <text:p>VRAI</text:p>
          </table:table-cell>
          <table:table-cell table:formula="of:=[.$D41]=[.C43]" office:value-type="boolean" office:boolean-value="false" calcext:value-type="boolean">
            <text:p>FAUX</text:p>
          </table:table-cell>
          <table:table-cell table:formula="of:=[.$D41]=[.D43]" office:value-type="boolean" office:boolean-value="false" calcext:value-type="boolean">
            <text:p>FAUX</text:p>
          </table:table-cell>
          <table:table-cell table:formula="of:=[.$D41]=[.E43]" office:value-type="boolean" office:boolean-value="false" calcext:value-type="boolean">
            <text:p>FAUX</text:p>
          </table:table-cell>
          <table:table-cell table:formula="of:=[.$E41]=[.B43]" office:value-type="boolean" office:boolean-value="false" calcext:value-type="boolean">
            <text:p>FAUX</text:p>
          </table:table-cell>
          <table:table-cell table:formula="of:=[.$E41]=[.C43]" office:value-type="boolean" office:boolean-value="true" calcext:value-type="boolean">
            <text:p>VRAI</text:p>
          </table:table-cell>
          <table:table-cell table:formula="of:=[.$E41]=[.D43]" office:value-type="boolean" office:boolean-value="true" calcext:value-type="boolean">
            <text:p>VRAI</text:p>
          </table:table-cell>
          <table:table-cell table:formula="of:=[.$E41]=[.E43]" office:value-type="boolean" office:boolean-value="true" calcext:value-type="boolean">
            <text:p>VRAI</text:p>
          </table:table-cell>
          <table:table-cell table:formula="of:=SUM([.H42:.O42])" office:value-type="float" office:value="4" calcext:value-type="float">
            <text:p>4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8"/>
          <table:table-cell table:formula="of:=SUM([.H43:.O4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44:.O4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1:.P44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45]=[.B47]" office:value-type="boolean" office:boolean-value="true" calcext:value-type="boolean">
            <text:p>VRAI</text:p>
          </table:table-cell>
          <table:table-cell table:formula="of:=[.$B45]=[.C47]" office:value-type="boolean" office:boolean-value="false" calcext:value-type="boolean">
            <text:p>FAUX</text:p>
          </table:table-cell>
          <table:table-cell table:formula="of:=[.$B45]=[.D47]" office:value-type="boolean" office:boolean-value="false" calcext:value-type="boolean">
            <text:p>FAUX</text:p>
          </table:table-cell>
          <table:table-cell table:formula="of:=[.$B45]=[.E47]" office:value-type="boolean" office:boolean-value="false" calcext:value-type="boolean">
            <text:p>FAUX</text:p>
          </table:table-cell>
          <table:table-cell table:formula="of:=[.$C45]=[.B47]" office:value-type="boolean" office:boolean-value="true" calcext:value-type="boolean">
            <text:p>VRAI</text:p>
          </table:table-cell>
          <table:table-cell table:formula="of:=[.$C45]=[.C47]" office:value-type="boolean" office:boolean-value="false" calcext:value-type="boolean">
            <text:p>FAUX</text:p>
          </table:table-cell>
          <table:table-cell table:formula="of:=[.$C45]=[.D47]" office:value-type="boolean" office:boolean-value="false" calcext:value-type="boolean">
            <text:p>FAUX</text:p>
          </table:table-cell>
          <table:table-cell table:formula="of:=[.$C45]=[.E47]" office:value-type="boolean" office:boolean-value="false" calcext:value-type="boolean">
            <text:p>FAUX</text:p>
          </table:table-cell>
          <table:table-cell table:formula="of:=SUM([.H45:.O45])" office:value-type="float" office:value="2" calcext:value-type="float">
            <text:p>2</text:p>
          </table:table-cell>
          <table:table-cell/>
          <table:table-cell table:formula="of:=COUNTA([.H41:.O43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45]=[.B47]" office:value-type="boolean" office:boolean-value="true" calcext:value-type="boolean">
            <text:p>VRAI</text:p>
          </table:table-cell>
          <table:table-cell table:formula="of:=[.$D45]=[.C47]" office:value-type="boolean" office:boolean-value="false" calcext:value-type="boolean">
            <text:p>FAUX</text:p>
          </table:table-cell>
          <table:table-cell table:formula="of:=[.$D45]=[.D47]" office:value-type="boolean" office:boolean-value="false" calcext:value-type="boolean">
            <text:p>FAUX</text:p>
          </table:table-cell>
          <table:table-cell table:formula="of:=[.$D45]=[.E47]" office:value-type="boolean" office:boolean-value="false" calcext:value-type="boolean">
            <text:p>FAUX</text:p>
          </table:table-cell>
          <table:table-cell table:formula="of:=[.$E45]=[.B47]" office:value-type="boolean" office:boolean-value="false" calcext:value-type="boolean">
            <text:p>FAUX</text:p>
          </table:table-cell>
          <table:table-cell table:formula="of:=[.$E45]=[.C47]" office:value-type="boolean" office:boolean-value="true" calcext:value-type="boolean">
            <text:p>VRAI</text:p>
          </table:table-cell>
          <table:table-cell table:formula="of:=[.$E45]=[.D47]" office:value-type="boolean" office:boolean-value="false" calcext:value-type="boolean">
            <text:p>FAUX</text:p>
          </table:table-cell>
          <table:table-cell table:formula="of:=[.$E45]=[.E47]" office:value-type="boolean" office:boolean-value="true" calcext:value-type="boolean">
            <text:p>VRAI</text:p>
          </table:table-cell>
          <table:table-cell table:formula="of:=SUM([.H46:.O46])" office:value-type="float" office:value="3" calcext:value-type="float">
            <text:p>3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"/>
          <table:table-cell table:formula="of:=SUM([.H47:.O4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48:.O4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5:.P48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45:.O47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37:.P48])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37:.O48])"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aploide</text:p>
          </table:table-cell>
          <table:table-cell table:number-columns-repeated="5"/>
          <table:table-cell table:style-name="Default" table:number-columns-repeated="10"/>
          <table:table-cell table:number-columns-repeated="17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8"/>
          <table:table-cell table:number-columns-repeated="2"/>
          <table:table-cell table:style-name="ce54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4]=[.B55]" office:value-type="boolean" office:boolean-value="true" calcext:value-type="boolean">
            <text:p>VRAI</text:p>
          </table:table-cell>
          <table:table-cell table:formula="of:=[.C54]=[.B55]" office:value-type="boolean" office:boolean-value="true" calcext:value-type="boolean">
            <text:p>VRAI</text:p>
          </table:table-cell>
          <table:table-cell table:number-columns-repeated="6"/>
          <table:table-cell table:formula="of:=SUM([.H54:.O54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55]=[.B56]" office:value-type="boolean" office:boolean-value="true" calcext:value-type="boolean">
            <text:p>VRAI</text:p>
          </table:table-cell>
          <table:table-cell table:formula="of:=[.$B55]=[.C56]" office:value-type="boolean" office:boolean-value="false" calcext:value-type="boolean">
            <text:p>FAUX</text:p>
          </table:table-cell>
          <table:table-cell table:formula="of:=[.$B55]=[.D56]" office:value-type="boolean" office:boolean-value="false" calcext:value-type="boolean">
            <text:p>FAUX</text:p>
          </table:table-cell>
          <table:table-cell table:number-columns-repeated="5"/>
          <table:table-cell table:formula="of:=SUM([.H55:.O55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7"/>
          <table:table-cell table:formula="of:=SUM([.H56:.O5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57:.O5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4:.P57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8]=[.B59]" office:value-type="boolean" office:boolean-value="true" calcext:value-type="boolean">
            <text:p>VRAI</text:p>
          </table:table-cell>
          <table:table-cell table:formula="of:=[.C58]=[.B59]" office:value-type="boolean" office:boolean-value="true" calcext:value-type="boolean">
            <text:p>VRAI</text:p>
          </table:table-cell>
          <table:table-cell table:number-columns-repeated="6"/>
          <table:table-cell table:formula="of:=SUM([.H58:.O58])" office:value-type="float" office:value="2" calcext:value-type="float">
            <text:p>2</text:p>
          </table:table-cell>
          <table:table-cell/>
          <table:table-cell table:formula="of:=COUNTA([.H54:.M56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59]=[.B60]" office:value-type="boolean" office:boolean-value="true" calcext:value-type="boolean">
            <text:p>VRAI</text:p>
          </table:table-cell>
          <table:table-cell table:formula="of:=[.$B59]=[.C60]" office:value-type="boolean" office:boolean-value="false" calcext:value-type="boolean">
            <text:p>FAUX</text:p>
          </table:table-cell>
          <table:table-cell table:formula="of:=[.$B59]=[.D60]" office:value-type="boolean" office:boolean-value="false" calcext:value-type="boolean">
            <text:p>FAUX</text:p>
          </table:table-cell>
          <table:table-cell table:number-columns-repeated="5"/>
          <table:table-cell table:formula="of:=SUM([.H59:.O59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0:.O60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61:.O6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8:.P61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62]=[.B63]" office:value-type="boolean" office:boolean-value="true" calcext:value-type="boolean">
            <text:p>VRAI</text:p>
          </table:table-cell>
          <table:table-cell table:formula="of:=[.C62]=[.B63]" office:value-type="boolean" office:boolean-value="true" calcext:value-type="boolean">
            <text:p>VRAI</text:p>
          </table:table-cell>
          <table:table-cell table:number-columns-repeated="6"/>
          <table:table-cell table:formula="of:=SUM([.H62:.O62])" office:value-type="float" office:value="2" calcext:value-type="float">
            <text:p>2</text:p>
          </table:table-cell>
          <table:table-cell/>
          <table:table-cell table:formula="of:=COUNTA([.H58:.M60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63]=[.B64]" office:value-type="boolean" office:boolean-value="true" calcext:value-type="boolean">
            <text:p>VRAI</text:p>
          </table:table-cell>
          <table:table-cell table:formula="of:=[.$B63]=[.C64]" office:value-type="boolean" office:boolean-value="false" calcext:value-type="boolean">
            <text:p>FAUX</text:p>
          </table:table-cell>
          <table:table-cell table:formula="of:=[.$B63]=[.D64]" office:value-type="boolean" office:boolean-value="false" calcext:value-type="boolean">
            <text:p>FAUX</text:p>
          </table:table-cell>
          <table:table-cell table:number-columns-repeated="5"/>
          <table:table-cell table:formula="of:=SUM([.H63:.O63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4:.O64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2">
          <table:table-cell table:number-columns-repeated="15"/>
          <table:table-cell table:formula="of:=SUM([.H65:.O6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62:.P65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62:.M64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54:.P65])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54:.O65])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1]=[.B73]" office:value-type="boolean" office:boolean-value="true" calcext:value-type="boolean">
            <text:p>VRAI</text:p>
          </table:table-cell>
          <table:table-cell table:formula="of:=[.$B71]=[.C73]" office:value-type="boolean" office:boolean-value="false" calcext:value-type="boolean">
            <text:p>FAUX</text:p>
          </table:table-cell>
          <table:table-cell table:formula="of:=[.$B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1:.O71])" office:value-type="float" office:value="1" calcext:value-type="float">
            <text:p>1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1]=[.B73]" office:value-type="boolean" office:boolean-value="true" calcext:value-type="boolean">
            <text:p>VRAI</text:p>
          </table:table-cell>
          <table:table-cell table:formula="of:=[.$C71]=[.C73]" office:value-type="boolean" office:boolean-value="false" calcext:value-type="boolean">
            <text:p>FAUX</text:p>
          </table:table-cell>
          <table:table-cell table:formula="of:=[.$C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2:.O72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3:.O7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74:.O7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1:.P74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5]=[.B77]" office:value-type="boolean" office:boolean-value="true" calcext:value-type="boolean">
            <text:p>VRAI</text:p>
          </table:table-cell>
          <table:table-cell table:formula="of:=[.$B75]=[.C77]" office:value-type="boolean" office:boolean-value="false" calcext:value-type="boolean">
            <text:p>FAUX</text:p>
          </table:table-cell>
          <table:table-cell table:formula="of:=[.$B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5:.O75])" office:value-type="float" office:value="1" calcext:value-type="float">
            <text:p>1</text:p>
          </table:table-cell>
          <table:table-cell/>
          <table:table-cell table:formula="of:=COUNTA([.H71:.M73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5]=[.B77]" office:value-type="boolean" office:boolean-value="true" calcext:value-type="boolean">
            <text:p>VRAI</text:p>
          </table:table-cell>
          <table:table-cell table:formula="of:=[.$C75]=[.C77]" office:value-type="boolean" office:boolean-value="false" calcext:value-type="boolean">
            <text:p>FAUX</text:p>
          </table:table-cell>
          <table:table-cell table:formula="of:=[.$C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6:.O76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7:.O7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78:.O7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5:.P78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$B79]=[.B81]" office:value-type="boolean" office:boolean-value="true" calcext:value-type="boolean">
            <text:p>VRAI</text:p>
          </table:table-cell>
          <table:table-cell table:formula="of:=[.$B79]=[.C81]" office:value-type="boolean" office:boolean-value="false" calcext:value-type="boolean">
            <text:p>FAUX</text:p>
          </table:table-cell>
          <table:table-cell table:formula="of:=[.$B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79:.O79])" office:value-type="float" office:value="1" calcext:value-type="float">
            <text:p>1</text:p>
          </table:table-cell>
          <table:table-cell/>
          <table:table-cell table:formula="of:=COUNTA([.H75:.M77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C79]=[.B81]" office:value-type="boolean" office:boolean-value="true" calcext:value-type="boolean">
            <text:p>VRAI</text:p>
          </table:table-cell>
          <table:table-cell table:formula="of:=[.$C79]=[.C81]" office:value-type="boolean" office:boolean-value="false" calcext:value-type="boolean">
            <text:p>FAUX</text:p>
          </table:table-cell>
          <table:table-cell table:formula="of:=[.$C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80:.O80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81:.O81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82:.O8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9:.P82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79:.M81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71:.P82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71:.O82]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88]=[.C88]" office:value-type="boolean" office:boolean-value="true" calcext:value-type="boolean">
            <text:p>VRAI</text:p>
          </table:table-cell>
          <table:table-cell table:number-columns-repeated="7"/>
          <table:table-cell table:formula="of:=SUM([.H88:.O88])" office:value-type="float" office:value="1" calcext:value-type="float">
            <text:p>1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90]=[.C90]" office:value-type="boolean" office:boolean-value="false" calcext:value-type="boolean">
            <text:p>FAUX</text:p>
          </table:table-cell>
          <table:table-cell table:formula="of:=[.$B90]=[.D90]" office:value-type="boolean" office:boolean-value="false" calcext:value-type="boolean">
            <text:p>FAUX</text:p>
          </table:table-cell>
          <table:table-cell table:number-columns-repeated="6"/>
          <table:table-cell table:formula="of:=SUM([.H89:.O8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0]=[.D90]" office:value-type="boolean" office:boolean-value="true" calcext:value-type="boolean">
            <text:p>VRAI</text:p>
          </table:table-cell>
          <table:table-cell table:number-columns-repeated="7"/>
          <table:table-cell table:formula="of:=SUM([.H90:.O9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91:.O9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88:.P91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2]=[.C92]" office:value-type="boolean" office:boolean-value="true" calcext:value-type="boolean">
            <text:p>VRAI</text:p>
          </table:table-cell>
          <table:table-cell table:number-columns-repeated="7"/>
          <table:table-cell table:formula="of:=SUM([.H92:.O92])" office:value-type="float" office:value="1" calcext:value-type="float">
            <text:p>1</text:p>
          </table:table-cell>
          <table:table-cell/>
          <table:table-cell table:formula="of:=COUNTA([.H88:.M90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4]=[.C94]" office:value-type="boolean" office:boolean-value="false" calcext:value-type="boolean">
            <text:p>FAUX</text:p>
          </table:table-cell>
          <table:table-cell table:formula="of:=[.$B94]=[.D94]" office:value-type="boolean" office:boolean-value="false" calcext:value-type="boolean">
            <text:p>FAUX</text:p>
          </table:table-cell>
          <table:table-cell table:number-columns-repeated="6"/>
          <table:table-cell table:formula="of:=SUM([.H93:.O9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4]=[.D94]" office:value-type="boolean" office:boolean-value="true" calcext:value-type="boolean">
            <text:p>VRAI</text:p>
          </table:table-cell>
          <table:table-cell table:number-columns-repeated="7"/>
          <table:table-cell table:formula="of:=SUM([.H94:.O94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95:.O9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2:.P95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6]=[.C96]" office:value-type="boolean" office:boolean-value="true" calcext:value-type="boolean">
            <text:p>VRAI</text:p>
          </table:table-cell>
          <table:table-cell table:number-columns-repeated="7"/>
          <table:table-cell table:formula="of:=SUM([.H96:.O96])" office:value-type="float" office:value="1" calcext:value-type="float">
            <text:p>1</text:p>
          </table:table-cell>
          <table:table-cell/>
          <table:table-cell table:formula="of:=COUNTA([.H92:.M94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8]=[.C98]" office:value-type="boolean" office:boolean-value="false" calcext:value-type="boolean">
            <text:p>FAUX</text:p>
          </table:table-cell>
          <table:table-cell table:formula="of:=[.$B98]=[.D98]" office:value-type="boolean" office:boolean-value="false" calcext:value-type="boolean">
            <text:p>FAUX</text:p>
          </table:table-cell>
          <table:table-cell table:number-columns-repeated="6"/>
          <table:table-cell table:formula="of:=SUM([.H97:.O97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8]=[.D98]" office:value-type="boolean" office:boolean-value="true" calcext:value-type="boolean">
            <text:p>VRAI</text:p>
          </table:table-cell>
          <table:table-cell table:number-columns-repeated="7"/>
          <table:table-cell table:formula="of:=SUM([.H98:.O98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H99:.O9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6:.P99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Default" table:formula="of:=SUM([.P88:.P99])" office:value-type="float" office:value="6" calcext:value-type="float">
            <text:p>6</text:p>
          </table:table-cell>
          <table:table-cell table:style-name="Default"/>
          <table:table-cell table:formula="of:=COUNTA([.H96:.M98])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88:.P9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88:.O99])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 table:number-rows-repeated="3">
          <table:table-cell/>
          <table:table-cell table:style-name="ce52" table:number-columns-repeated="15"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office:value-type="string" calcext:value-type="string">
            <text:p>Qstat inter deme</text:p>
          </table:table-cell>
          <table:table-cell table:number-columns-repeated="5"/>
          <table:table-cell table:style-name="Default" table:number-columns-repeated="11"/>
          <table:table-cell office:value-type="string" calcext:value-type="string">
            <text:p>Fst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B109]=[.C109]" office:value-type="boolean" office:boolean-value="false" calcext:value-type="boolean">
            <text:p>FAUX</text:p>
          </table:table-cell>
          <table:table-cell table:formula="of:=[.$D109]=[.E109]" office:value-type="boolean" office:boolean-value="true" calcext:value-type="boolean">
            <text:p>VRAI</text:p>
          </table:table-cell>
          <table:table-cell table:number-columns-repeated="7"/>
          <table:table-cell table:formula="of:=SUM([.G109:.N109])" office:value-type="float" office:value="1" calcext:value-type="float">
            <text:p>1</text:p>
          </table:table-cell>
          <table:table-cell office:value-type="string" calcext:value-type="string">
            <text:p>Q0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0]=[.C110]" office:value-type="boolean" office:boolean-value="false" calcext:value-type="boolean">
            <text:p>FAUX</text:p>
          </table:table-cell>
          <table:table-cell table:formula="of:=[.$D110]=[.E110]" office:value-type="boolean" office:boolean-value="false" calcext:value-type="boolean">
            <text:p>FAUX</text:p>
          </table:table-cell>
          <table:table-cell table:number-columns-repeated="7"/>
          <table:table-cell table:formula="of:=SUM([.G110:.N110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B111]=[.C111]" office:value-type="boolean" office:boolean-value="true" calcext:value-type="boolean">
            <text:p>VRAI</text:p>
          </table:table-cell>
          <table:table-cell table:formula="of:=[.$D111]=[.E111]" office:value-type="boolean" office:boolean-value="false" calcext:value-type="boolean">
            <text:p>FAUX</text:p>
          </table:table-cell>
          <table:table-cell table:number-columns-repeated="7"/>
          <table:table-cell table:formula="of:=SUM([.G111:.N11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12:.N11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09:.P112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B113]=[.C113]" office:value-type="boolean" office:boolean-value="true" calcext:value-type="boolean">
            <text:p>VRAI</text:p>
          </table:table-cell>
          <table:table-cell table:formula="of:=[.$D113]=[.E113]" office:value-type="boolean" office:boolean-value="false" calcext:value-type="boolean">
            <text:p>FAUX</text:p>
          </table:table-cell>
          <table:table-cell table:number-columns-repeated="7"/>
          <table:table-cell table:formula="of:=SUM([.G113:.N113])" office:value-type="float" office:value="1" calcext:value-type="float">
            <text:p>1</text:p>
          </table:table-cell>
          <table:table-cell/>
          <table:table-cell table:formula="of:=COUNTA([.G109:.L111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4]=[.C114]" office:value-type="boolean" office:boolean-value="false" calcext:value-type="boolean">
            <text:p>FAUX</text:p>
          </table:table-cell>
          <table:table-cell table:formula="of:=[.$D114]=[.E114]" office:value-type="boolean" office:boolean-value="false" calcext:value-type="boolean">
            <text:p>FAUX</text:p>
          </table:table-cell>
          <table:table-cell table:number-columns-repeated="7"/>
          <table:table-cell table:formula="of:=SUM([.G114:.N114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B115]=[.C115]" office:value-type="boolean" office:boolean-value="false" calcext:value-type="boolean">
            <text:p>FAUX</text:p>
          </table:table-cell>
          <table:table-cell table:formula="of:=[.$D115]=[.E115]" office:value-type="boolean" office:boolean-value="true" calcext:value-type="boolean">
            <text:p>VRAI</text:p>
          </table:table-cell>
          <table:table-cell table:number-columns-repeated="7"/>
          <table:table-cell table:formula="of:=SUM([.G115:.N11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16:.N11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3:.P116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B117]=[.C117]" office:value-type="boolean" office:boolean-value="true" calcext:value-type="boolean">
            <text:p>VRAI</text:p>
          </table:table-cell>
          <table:table-cell table:formula="of:=[.$D117]=[.E117]" office:value-type="boolean" office:boolean-value="false" calcext:value-type="boolean">
            <text:p>FAUX</text:p>
          </table:table-cell>
          <table:table-cell table:number-columns-repeated="7"/>
          <table:table-cell table:formula="of:=SUM([.G117:.N117])" office:value-type="float" office:value="1" calcext:value-type="float">
            <text:p>1</text:p>
          </table:table-cell>
          <table:table-cell/>
          <table:table-cell table:formula="of:=COUNTA([.G113:.L115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B118]=[.C118]" office:value-type="boolean" office:boolean-value="false" calcext:value-type="boolean">
            <text:p>FAUX</text:p>
          </table:table-cell>
          <table:table-cell table:formula="of:=[.$D118]=[.E118]" office:value-type="boolean" office:boolean-value="false" calcext:value-type="boolean">
            <text:p>FAUX</text:p>
          </table:table-cell>
          <table:table-cell table:number-columns-repeated="7"/>
          <table:table-cell table:formula="of:=SUM([.G118:.N118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B119]=[.C119]" office:value-type="boolean" office:boolean-value="false" calcext:value-type="boolean">
            <text:p>FAUX</text:p>
          </table:table-cell>
          <table:table-cell table:formula="of:=[.$D119]=[.E119]" office:value-type="boolean" office:boolean-value="false" calcext:value-type="boolean">
            <text:p>FAUX</text:p>
          </table:table-cell>
          <table:table-cell table:number-columns-repeated="7"/>
          <table:table-cell table:formula="of:=SUM([.G119:.N119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G120:.N12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7:.P12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table:style-name="Default"/>
          <table:table-cell table:formula="of:=COUNTA([.G117:.L11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09:.P120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09:.O124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26]=[.C126]" office:value-type="boolean" office:boolean-value="false" calcext:value-type="boolean">
            <text:p>FAUX</text:p>
          </table:table-cell>
          <table:table-cell table:formula="of:=[.$B126]=[.D126]" office:value-type="boolean" office:boolean-value="true" calcext:value-type="boolean">
            <text:p>VRAI</text:p>
          </table:table-cell>
          <table:table-cell table:formula="of:=[.$B126]=[.E126]" office:value-type="boolean" office:boolean-value="true" calcext:value-type="boolean">
            <text:p>VRAI</text:p>
          </table:table-cell>
          <table:table-cell table:formula="of:=[.$C126]=[.D126]" office:value-type="boolean" office:boolean-value="false" calcext:value-type="boolean">
            <text:p>FAUX</text:p>
          </table:table-cell>
          <table:table-cell table:formula="of:=[.$C126]=[.E126]" office:value-type="boolean" office:boolean-value="false" calcext:value-type="boolean">
            <text:p>FAUX</text:p>
          </table:table-cell>
          <table:table-cell table:formula="of:=[.D126]=[.E126]" office:value-type="boolean" office:boolean-value="true" calcext:value-type="boolean">
            <text:p>VRAI</text:p>
          </table:table-cell>
          <table:table-cell table:number-columns-repeated="3"/>
          <table:table-cell table:formula="of:=SUM([.G126:.N126])"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27]=[.C127]" office:value-type="boolean" office:boolean-value="false" calcext:value-type="boolean">
            <text:p>FAUX</text:p>
          </table:table-cell>
          <table:table-cell table:formula="of:=[.$B127]=[.D127]" office:value-type="boolean" office:boolean-value="false" calcext:value-type="boolean">
            <text:p>FAUX</text:p>
          </table:table-cell>
          <table:table-cell table:formula="of:=[.$B127]=[.E127]" office:value-type="boolean" office:boolean-value="false" calcext:value-type="boolean">
            <text:p>FAUX</text:p>
          </table:table-cell>
          <table:table-cell table:formula="of:=[.$C127]=[.D127]" office:value-type="boolean" office:boolean-value="false" calcext:value-type="boolean">
            <text:p>FAUX</text:p>
          </table:table-cell>
          <table:table-cell table:formula="of:=[.$C127]=[.E127]" office:value-type="boolean" office:boolean-value="true" calcext:value-type="boolean">
            <text:p>VRAI</text:p>
          </table:table-cell>
          <table:table-cell table:formula="of:=[.D127]=[.E127]" office:value-type="boolean" office:boolean-value="false" calcext:value-type="boolean">
            <text:p>FAUX</text:p>
          </table:table-cell>
          <table:table-cell table:number-columns-repeated="3"/>
          <table:table-cell table:formula="of:=SUM([.G127:.N127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28]=[.C128]" office:value-type="boolean" office:boolean-value="true" calcext:value-type="boolean">
            <text:p>VRAI</text:p>
          </table:table-cell>
          <table:table-cell table:formula="of:=[.$B128]=[.D128]" office:value-type="boolean" office:boolean-value="false" calcext:value-type="boolean">
            <text:p>FAUX</text:p>
          </table:table-cell>
          <table:table-cell table:formula="of:=[.$B128]=[.E128]" office:value-type="boolean" office:boolean-value="true" calcext:value-type="boolean">
            <text:p>VRAI</text:p>
          </table:table-cell>
          <table:table-cell table:formula="of:=[.$C128]=[.D128]" office:value-type="boolean" office:boolean-value="false" calcext:value-type="boolean">
            <text:p>FAUX</text:p>
          </table:table-cell>
          <table:table-cell table:formula="of:=[.$C128]=[.E128]" office:value-type="boolean" office:boolean-value="true" calcext:value-type="boolean">
            <text:p>VRAI</text:p>
          </table:table-cell>
          <table:table-cell table:formula="of:=[.D128]=[.E128]" office:value-type="boolean" office:boolean-value="false" calcext:value-type="boolean">
            <text:p>FAUX</text:p>
          </table:table-cell>
          <table:table-cell table:number-columns-repeated="3"/>
          <table:table-cell table:formula="of:=SUM([.G128:.N12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29:.N12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26:.P129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30]=[.C130]" office:value-type="boolean" office:boolean-value="true" calcext:value-type="boolean">
            <text:p>VRAI</text:p>
          </table:table-cell>
          <table:table-cell table:formula="of:=[.$B130]=[.D130]" office:value-type="boolean" office:boolean-value="true" calcext:value-type="boolean">
            <text:p>VRAI</text:p>
          </table:table-cell>
          <table:table-cell table:formula="of:=[.$B130]=[.E130]" office:value-type="boolean" office:boolean-value="false" calcext:value-type="boolean">
            <text:p>FAUX</text:p>
          </table:table-cell>
          <table:table-cell table:formula="of:=[.$C130]=[.D130]" office:value-type="boolean" office:boolean-value="true" calcext:value-type="boolean">
            <text:p>VRAI</text:p>
          </table:table-cell>
          <table:table-cell table:formula="of:=[.$C130]=[.E130]" office:value-type="boolean" office:boolean-value="false" calcext:value-type="boolean">
            <text:p>FAUX</text:p>
          </table:table-cell>
          <table:table-cell table:formula="of:=[.D130]=[.E130]" office:value-type="boolean" office:boolean-value="false" calcext:value-type="boolean">
            <text:p>FAUX</text:p>
          </table:table-cell>
          <table:table-cell table:number-columns-repeated="3"/>
          <table:table-cell table:formula="of:=SUM([.G130:.N130])" office:value-type="float" office:value="3" calcext:value-type="float">
            <text:p>3</text:p>
          </table:table-cell>
          <table:table-cell/>
          <table:table-cell table:formula="of:=COUNTA([.G126:.L128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31]=[.C131]" office:value-type="boolean" office:boolean-value="false" calcext:value-type="boolean">
            <text:p>FAUX</text:p>
          </table:table-cell>
          <table:table-cell table:formula="of:=[.$B131]=[.D131]" office:value-type="boolean" office:boolean-value="false" calcext:value-type="boolean">
            <text:p>FAUX</text:p>
          </table:table-cell>
          <table:table-cell table:formula="of:=[.$B131]=[.E131]" office:value-type="boolean" office:boolean-value="false" calcext:value-type="boolean">
            <text:p>FAUX</text:p>
          </table:table-cell>
          <table:table-cell table:formula="of:=[.$C131]=[.D131]" office:value-type="boolean" office:boolean-value="false" calcext:value-type="boolean">
            <text:p>FAUX</text:p>
          </table:table-cell>
          <table:table-cell table:formula="of:=[.$C131]=[.E131]" office:value-type="boolean" office:boolean-value="true" calcext:value-type="boolean">
            <text:p>VRAI</text:p>
          </table:table-cell>
          <table:table-cell table:formula="of:=[.D131]=[.E131]" office:value-type="boolean" office:boolean-value="false" calcext:value-type="boolean">
            <text:p>FAUX</text:p>
          </table:table-cell>
          <table:table-cell table:number-columns-repeated="3"/>
          <table:table-cell table:formula="of:=SUM([.G131:.N13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32]=[.C132]" office:value-type="boolean" office:boolean-value="false" calcext:value-type="boolean">
            <text:p>FAUX</text:p>
          </table:table-cell>
          <table:table-cell table:formula="of:=[.$B132]=[.D132]" office:value-type="boolean" office:boolean-value="false" calcext:value-type="boolean">
            <text:p>FAUX</text:p>
          </table:table-cell>
          <table:table-cell table:formula="of:=[.$B132]=[.E132]" office:value-type="boolean" office:boolean-value="false" calcext:value-type="boolean">
            <text:p>FAUX</text:p>
          </table:table-cell>
          <table:table-cell table:formula="of:=[.$C132]=[.D132]" office:value-type="boolean" office:boolean-value="true" calcext:value-type="boolean">
            <text:p>VRAI</text:p>
          </table:table-cell>
          <table:table-cell table:formula="of:=[.$C132]=[.E132]" office:value-type="boolean" office:boolean-value="true" calcext:value-type="boolean">
            <text:p>VRAI</text:p>
          </table:table-cell>
          <table:table-cell table:formula="of:=[.D132]=[.E132]" office:value-type="boolean" office:boolean-value="true" calcext:value-type="boolean">
            <text:p>VRAI</text:p>
          </table:table-cell>
          <table:table-cell table:number-columns-repeated="3"/>
          <table:table-cell table:formula="of:=SUM([.G132:.N13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33:.N133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0:.P133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34]=[.C134]" office:value-type="boolean" office:boolean-value="true" calcext:value-type="boolean">
            <text:p>VRAI</text:p>
          </table:table-cell>
          <table:table-cell table:formula="of:=[.$B134]=[.D134]" office:value-type="boolean" office:boolean-value="true" calcext:value-type="boolean">
            <text:p>VRAI</text:p>
          </table:table-cell>
          <table:table-cell table:formula="of:=[.$B134]=[.E134]" office:value-type="boolean" office:boolean-value="false" calcext:value-type="boolean">
            <text:p>FAUX</text:p>
          </table:table-cell>
          <table:table-cell table:formula="of:=[.$C134]=[.D134]" office:value-type="boolean" office:boolean-value="true" calcext:value-type="boolean">
            <text:p>VRAI</text:p>
          </table:table-cell>
          <table:table-cell table:formula="of:=[.$C134]=[.E134]" office:value-type="boolean" office:boolean-value="false" calcext:value-type="boolean">
            <text:p>FAUX</text:p>
          </table:table-cell>
          <table:table-cell table:formula="of:=[.D134]=[.E134]" office:value-type="boolean" office:boolean-value="false" calcext:value-type="boolean">
            <text:p>FAUX</text:p>
          </table:table-cell>
          <table:table-cell table:number-columns-repeated="3"/>
          <table:table-cell table:formula="of:=SUM([.G134:.N134])" office:value-type="float" office:value="3" calcext:value-type="float">
            <text:p>3</text:p>
          </table:table-cell>
          <table:table-cell/>
          <table:table-cell table:formula="of:=COUNTA([.G130:.L132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B135]=[.C135]" office:value-type="boolean" office:boolean-value="false" calcext:value-type="boolean">
            <text:p>FAUX</text:p>
          </table:table-cell>
          <table:table-cell table:formula="of:=[.$B135]=[.D135]" office:value-type="boolean" office:boolean-value="false" calcext:value-type="boolean">
            <text:p>FAUX</text:p>
          </table:table-cell>
          <table:table-cell table:formula="of:=[.$B135]=[.E135]" office:value-type="boolean" office:boolean-value="false" calcext:value-type="boolean">
            <text:p>FAUX</text:p>
          </table:table-cell>
          <table:table-cell table:formula="of:=[.$C135]=[.D135]" office:value-type="boolean" office:boolean-value="false" calcext:value-type="boolean">
            <text:p>FAUX</text:p>
          </table:table-cell>
          <table:table-cell table:formula="of:=[.$C135]=[.E135]" office:value-type="boolean" office:boolean-value="true" calcext:value-type="boolean">
            <text:p>VRAI</text:p>
          </table:table-cell>
          <table:table-cell table:formula="of:=[.D135]=[.E135]" office:value-type="boolean" office:boolean-value="false" calcext:value-type="boolean">
            <text:p>FAUX</text:p>
          </table:table-cell>
          <table:table-cell table:number-columns-repeated="3"/>
          <table:table-cell table:formula="of:=SUM([.G135:.N13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36]=[.C136]" office:value-type="boolean" office:boolean-value="false" calcext:value-type="boolean">
            <text:p>FAUX</text:p>
          </table:table-cell>
          <table:table-cell table:formula="of:=[.$B136]=[.D136]" office:value-type="boolean" office:boolean-value="false" calcext:value-type="boolean">
            <text:p>FAUX</text:p>
          </table:table-cell>
          <table:table-cell table:formula="of:=[.$B136]=[.E136]" office:value-type="boolean" office:boolean-value="false" calcext:value-type="boolean">
            <text:p>FAUX</text:p>
          </table:table-cell>
          <table:table-cell table:formula="of:=[.$C136]=[.D136]" office:value-type="boolean" office:boolean-value="false" calcext:value-type="boolean">
            <text:p>FAUX</text:p>
          </table:table-cell>
          <table:table-cell table:formula="of:=[.$C136]=[.E136]" office:value-type="boolean" office:boolean-value="true" calcext:value-type="boolean">
            <text:p>VRAI</text:p>
          </table:table-cell>
          <table:table-cell table:formula="of:=[.D136]=[.E136]" office:value-type="boolean" office:boolean-value="false" calcext:value-type="boolean">
            <text:p>FAUX</text:p>
          </table:table-cell>
          <table:table-cell table:number-columns-repeated="3"/>
          <table:table-cell table:formula="of:=SUM([.G136:.N13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15"/>
          <table:table-cell table:formula="of:=SUM([.G137:.N13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4:.P137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10"/>
          <table:table-cell table:formula="of:=COUNTA([.G134:.L136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26:.P137])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/>
          <table:table-cell table:formula="of:=COUNTA([.G126:.O141])" office:value-type="float" office:value="54" calcext:value-type="float">
            <text:p>54</text:p>
          </table:table-cell>
          <table:table-cell/>
          <table:table-cell table:style-name="Default"/>
          <table:table-cell table:number-columns-repeated="14"/>
        </table:table-row>
        <table:table-row table:style-name="ro3" table:number-rows-repeated="2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43]=[.B144]" office:value-type="boolean" office:boolean-value="true" calcext:value-type="boolean">
            <text:p>VRAI</text:p>
          </table:table-cell>
          <table:table-cell table:formula="of:=[.$B143]=[.C144]" office:value-type="boolean" office:boolean-value="false" calcext:value-type="boolean">
            <text:p>FAUX</text:p>
          </table:table-cell>
          <table:table-cell table:formula="of:=[.$B143]=[.D144]" office:value-type="boolean" office:boolean-value="false" calcext:value-type="boolean">
            <text:p>FAUX</text:p>
          </table:table-cell>
          <table:table-cell table:formula="of:=[.$B143]=[.E144]" office:value-type="boolean" office:boolean-value="false" calcext:value-type="boolean">
            <text:p>FAUX</text:p>
          </table:table-cell>
          <table:table-cell table:formula="of:=[.$C143]=[.B144]" office:value-type="boolean" office:boolean-value="false" calcext:value-type="boolean">
            <text:p>FAUX</text:p>
          </table:table-cell>
          <table:table-cell table:formula="of:=[.$C143]=[.C144]" office:value-type="boolean" office:boolean-value="false" calcext:value-type="boolean">
            <text:p>FAUX</text:p>
          </table:table-cell>
          <table:table-cell table:formula="of:=[.$C143]=[.D144]" office:value-type="boolean" office:boolean-value="true" calcext:value-type="boolean">
            <text:p>VRAI</text:p>
          </table:table-cell>
          <table:table-cell table:formula="of:=[.$C143]=[.E144]" office:value-type="boolean" office:boolean-value="false" calcext:value-type="boolean">
            <text:p>FAUX</text:p>
          </table:table-cell>
          <table:table-cell/>
          <table:table-cell table:formula="of:=SUM([.G143:.N143])"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43]=[.B144]" office:value-type="boolean" office:boolean-value="true" calcext:value-type="boolean">
            <text:p>VRAI</text:p>
          </table:table-cell>
          <table:table-cell table:formula="of:=[.$D143]=[.C144]" office:value-type="boolean" office:boolean-value="false" calcext:value-type="boolean">
            <text:p>FAUX</text:p>
          </table:table-cell>
          <table:table-cell table:formula="of:=[.$D143]=[.D144]" office:value-type="boolean" office:boolean-value="false" calcext:value-type="boolean">
            <text:p>FAUX</text:p>
          </table:table-cell>
          <table:table-cell table:formula="of:=[.$D143]=[.E144]" office:value-type="boolean" office:boolean-value="false" calcext:value-type="boolean">
            <text:p>FAUX</text:p>
          </table:table-cell>
          <table:table-cell table:formula="of:=[.$E143]=[.B144]" office:value-type="boolean" office:boolean-value="true" calcext:value-type="boolean">
            <text:p>VRAI</text:p>
          </table:table-cell>
          <table:table-cell table:formula="of:=[.$E143]=[.C144]" office:value-type="boolean" office:boolean-value="false" calcext:value-type="boolean">
            <text:p>FAUX</text:p>
          </table:table-cell>
          <table:table-cell table:formula="of:=[.$E143]=[.D144]" office:value-type="boolean" office:boolean-value="false" calcext:value-type="boolean">
            <text:p>FAUX</text:p>
          </table:table-cell>
          <table:table-cell table:formula="of:=[.$E143]=[.E144]" office:value-type="boolean" office:boolean-value="false" calcext:value-type="boolean">
            <text:p>FAUX</text:p>
          </table:table-cell>
          <table:table-cell/>
          <table:table-cell table:formula="of:=SUM([.G144:.N14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44]=[.B145]" office:value-type="boolean" office:boolean-value="true" calcext:value-type="boolean">
            <text:p>VRAI</text:p>
          </table:table-cell>
          <table:table-cell table:formula="of:=[.$B144]=[.C145]" office:value-type="boolean" office:boolean-value="true" calcext:value-type="boolean">
            <text:p>VRAI</text:p>
          </table:table-cell>
          <table:table-cell table:formula="of:=[.$B144]=[.D145]" office:value-type="boolean" office:boolean-value="false" calcext:value-type="boolean">
            <text:p>FAUX</text:p>
          </table:table-cell>
          <table:table-cell table:formula="of:=[.$B144]=[.E145]" office:value-type="boolean" office:boolean-value="true" calcext:value-type="boolean">
            <text:p>VRAI</text:p>
          </table:table-cell>
          <table:table-cell table:formula="of:=[.$C144]=[.B145]" office:value-type="boolean" office:boolean-value="false" calcext:value-type="boolean">
            <text:p>FAUX</text:p>
          </table:table-cell>
          <table:table-cell table:formula="of:=[.$C144]=[.C145]" office:value-type="boolean" office:boolean-value="false" calcext:value-type="boolean">
            <text:p>FAUX</text:p>
          </table:table-cell>
          <table:table-cell table:formula="of:=[.$C144]=[.D145]" office:value-type="boolean" office:boolean-value="false" calcext:value-type="boolean">
            <text:p>FAUX</text:p>
          </table:table-cell>
          <table:table-cell table:formula="of:=[.$C144]=[.E145]" office:value-type="boolean" office:boolean-value="false" calcext:value-type="boolean">
            <text:p>FAUX</text:p>
          </table:table-cell>
          <table:table-cell/>
          <table:table-cell table:formula="of:=SUM([.G145:.N145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4]=[.B145]" office:value-type="boolean" office:boolean-value="false" calcext:value-type="boolean">
            <text:p>FAUX</text:p>
          </table:table-cell>
          <table:table-cell table:formula="of:=[.$D144]=[.C145]" office:value-type="boolean" office:boolean-value="false" calcext:value-type="boolean">
            <text:p>FAUX</text:p>
          </table:table-cell>
          <table:table-cell table:formula="of:=[.$D144]=[.D145]" office:value-type="boolean" office:boolean-value="true" calcext:value-type="boolean">
            <text:p>VRAI</text:p>
          </table:table-cell>
          <table:table-cell table:formula="of:=[.$D144]=[.E145]" office:value-type="boolean" office:boolean-value="false" calcext:value-type="boolean">
            <text:p>FAUX</text:p>
          </table:table-cell>
          <table:table-cell table:formula="of:=[.$E144]=[.B145]" office:value-type="boolean" office:boolean-value="false" calcext:value-type="boolean">
            <text:p>FAUX</text:p>
          </table:table-cell>
          <table:table-cell table:formula="of:=[.$E144]=[.C145]" office:value-type="boolean" office:boolean-value="false" calcext:value-type="boolean">
            <text:p>FAUX</text:p>
          </table:table-cell>
          <table:table-cell table:formula="of:=[.$E144]=[.D145]" office:value-type="boolean" office:boolean-value="false" calcext:value-type="boolean">
            <text:p>FAUX</text:p>
          </table:table-cell>
          <table:table-cell table:formula="of:=[.$E144]=[.E145]" office:value-type="boolean" office:boolean-value="false" calcext:value-type="boolean">
            <text:p>FAUX</text:p>
          </table:table-cell>
          <table:table-cell/>
          <table:table-cell table:formula="of:=SUM([.G146:.N14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43]=[.B145]" office:value-type="boolean" office:boolean-value="true" calcext:value-type="boolean">
            <text:p>VRAI</text:p>
          </table:table-cell>
          <table:table-cell table:formula="of:=[.$B143]=[.C145]" office:value-type="boolean" office:boolean-value="true" calcext:value-type="boolean">
            <text:p>VRAI</text:p>
          </table:table-cell>
          <table:table-cell table:formula="of:=[.$B143]=[.D145]" office:value-type="boolean" office:boolean-value="false" calcext:value-type="boolean">
            <text:p>FAUX</text:p>
          </table:table-cell>
          <table:table-cell table:formula="of:=[.$B143]=[.E145]" office:value-type="boolean" office:boolean-value="true" calcext:value-type="boolean">
            <text:p>VRAI</text:p>
          </table:table-cell>
          <table:table-cell table:formula="of:=[.$C143]=[.B145]" office:value-type="boolean" office:boolean-value="false" calcext:value-type="boolean">
            <text:p>FAUX</text:p>
          </table:table-cell>
          <table:table-cell table:formula="of:=[.$C143]=[.C145]" office:value-type="boolean" office:boolean-value="false" calcext:value-type="boolean">
            <text:p>FAUX</text:p>
          </table:table-cell>
          <table:table-cell table:formula="of:=[.$C143]=[.D145]" office:value-type="boolean" office:boolean-value="true" calcext:value-type="boolean">
            <text:p>VRAI</text:p>
          </table:table-cell>
          <table:table-cell table:formula="of:=[.$C143]=[.E145]" office:value-type="boolean" office:boolean-value="false" calcext:value-type="boolean">
            <text:p>FAUX</text:p>
          </table:table-cell>
          <table:table-cell/>
          <table:table-cell table:formula="of:=SUM([.G147:.N147])" office:value-type="float" office:value="4" calcext:value-type="float">
            <text:p>4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3]=[.B145]" office:value-type="boolean" office:boolean-value="true" calcext:value-type="boolean">
            <text:p>VRAI</text:p>
          </table:table-cell>
          <table:table-cell table:formula="of:=[.$D143]=[.C145]" office:value-type="boolean" office:boolean-value="true" calcext:value-type="boolean">
            <text:p>VRAI</text:p>
          </table:table-cell>
          <table:table-cell table:formula="of:=[.$D143]=[.D145]" office:value-type="boolean" office:boolean-value="false" calcext:value-type="boolean">
            <text:p>FAUX</text:p>
          </table:table-cell>
          <table:table-cell table:formula="of:=[.$D143]=[.E145]" office:value-type="boolean" office:boolean-value="true" calcext:value-type="boolean">
            <text:p>VRAI</text:p>
          </table:table-cell>
          <table:table-cell table:formula="of:=[.$E143]=[.B145]" office:value-type="boolean" office:boolean-value="true" calcext:value-type="boolean">
            <text:p>VRAI</text:p>
          </table:table-cell>
          <table:table-cell table:formula="of:=[.$E143]=[.C145]" office:value-type="boolean" office:boolean-value="true" calcext:value-type="boolean">
            <text:p>VRAI</text:p>
          </table:table-cell>
          <table:table-cell table:formula="of:=[.$E143]=[.D145]" office:value-type="boolean" office:boolean-value="false" calcext:value-type="boolean">
            <text:p>FAUX</text:p>
          </table:table-cell>
          <table:table-cell table:formula="of:=[.$E143]=[.E145]" office:value-type="boolean" office:boolean-value="true" calcext:value-type="boolean">
            <text:p>VRAI</text:p>
          </table:table-cell>
          <table:table-cell/>
          <table:table-cell table:formula="of:=SUM([.G148:.N148])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 Loc</text:p>
          </table:table-cell>
          <table:table-cell table:formula="of:=SUM([.P143:.P149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50]=[.B151]" office:value-type="boolean" office:boolean-value="true" calcext:value-type="boolean">
            <text:p>VRAI</text:p>
          </table:table-cell>
          <table:table-cell table:formula="of:=[.$B150]=[.C151]" office:value-type="boolean" office:boolean-value="false" calcext:value-type="boolean">
            <text:p>FAUX</text:p>
          </table:table-cell>
          <table:table-cell table:formula="of:=[.$B150]=[.D151]" office:value-type="boolean" office:boolean-value="false" calcext:value-type="boolean">
            <text:p>FAUX</text:p>
          </table:table-cell>
          <table:table-cell table:formula="of:=[.$B150]=[.E151]" office:value-type="boolean" office:boolean-value="false" calcext:value-type="boolean">
            <text:p>FAUX</text:p>
          </table:table-cell>
          <table:table-cell table:formula="of:=[.$C150]=[.B151]" office:value-type="boolean" office:boolean-value="true" calcext:value-type="boolean">
            <text:p>VRAI</text:p>
          </table:table-cell>
          <table:table-cell table:formula="of:=[.$C150]=[.C151]" office:value-type="boolean" office:boolean-value="false" calcext:value-type="boolean">
            <text:p>FAUX</text:p>
          </table:table-cell>
          <table:table-cell table:formula="of:=[.$C150]=[.D151]" office:value-type="boolean" office:boolean-value="false" calcext:value-type="boolean">
            <text:p>FAUX</text:p>
          </table:table-cell>
          <table:table-cell table:formula="of:=[.$C150]=[.E151]" office:value-type="boolean" office:boolean-value="false" calcext:value-type="boolean">
            <text:p>FAUX</text:p>
          </table:table-cell>
          <table:table-cell/>
          <table:table-cell table:formula="of:=SUM([.G150:.N150])" office:value-type="float" office:value="2" calcext:value-type="float">
            <text:p>2</text:p>
          </table:table-cell>
          <table:table-cell/>
          <table:table-cell table:formula="of:=COUNTA([.G143:.N148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50]=[.B151]" office:value-type="boolean" office:boolean-value="true" calcext:value-type="boolean">
            <text:p>VRAI</text:p>
          </table:table-cell>
          <table:table-cell table:formula="of:=[.$D150]=[.C151]" office:value-type="boolean" office:boolean-value="false" calcext:value-type="boolean">
            <text:p>FAUX</text:p>
          </table:table-cell>
          <table:table-cell table:formula="of:=[.$D150]=[.D151]" office:value-type="boolean" office:boolean-value="false" calcext:value-type="boolean">
            <text:p>FAUX</text:p>
          </table:table-cell>
          <table:table-cell table:formula="of:=[.$D150]=[.E151]" office:value-type="boolean" office:boolean-value="false" calcext:value-type="boolean">
            <text:p>FAUX</text:p>
          </table:table-cell>
          <table:table-cell table:formula="of:=[.$E150]=[.B151]" office:value-type="boolean" office:boolean-value="false" calcext:value-type="boolean">
            <text:p>FAUX</text:p>
          </table:table-cell>
          <table:table-cell table:formula="of:=[.$E150]=[.C151]" office:value-type="boolean" office:boolean-value="false" calcext:value-type="boolean">
            <text:p>FAUX</text:p>
          </table:table-cell>
          <table:table-cell table:formula="of:=[.$E150]=[.D151]" office:value-type="boolean" office:boolean-value="true" calcext:value-type="boolean">
            <text:p>VRAI</text:p>
          </table:table-cell>
          <table:table-cell table:formula="of:=[.$E150]=[.E151]" office:value-type="boolean" office:boolean-value="false" calcext:value-type="boolean">
            <text:p>FAUX</text:p>
          </table:table-cell>
          <table:table-cell/>
          <table:table-cell table:formula="of:=SUM([.G151:.N15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51]=[.B152]" office:value-type="boolean" office:boolean-value="true" calcext:value-type="boolean">
            <text:p>VRAI</text:p>
          </table:table-cell>
          <table:table-cell table:formula="of:=[.$B151]=[.C152]" office:value-type="boolean" office:boolean-value="false" calcext:value-type="boolean">
            <text:p>FAUX</text:p>
          </table:table-cell>
          <table:table-cell table:formula="of:=[.$B151]=[.D152]" office:value-type="boolean" office:boolean-value="false" calcext:value-type="boolean">
            <text:p>FAUX</text:p>
          </table:table-cell>
          <table:table-cell table:formula="of:=[.$B151]=[.E152]" office:value-type="boolean" office:boolean-value="false" calcext:value-type="boolean">
            <text:p>FAUX</text:p>
          </table:table-cell>
          <table:table-cell table:formula="of:=[.$C151]=[.B152]" office:value-type="boolean" office:boolean-value="false" calcext:value-type="boolean">
            <text:p>FAUX</text:p>
          </table:table-cell>
          <table:table-cell table:formula="of:=[.$C151]=[.C152]" office:value-type="boolean" office:boolean-value="false" calcext:value-type="boolean">
            <text:p>FAUX</text:p>
          </table:table-cell>
          <table:table-cell table:formula="of:=[.$C151]=[.D152]" office:value-type="boolean" office:boolean-value="false" calcext:value-type="boolean">
            <text:p>FAUX</text:p>
          </table:table-cell>
          <table:table-cell table:formula="of:=[.$C151]=[.E152]" office:value-type="boolean" office:boolean-value="false" calcext:value-type="boolean">
            <text:p>FAUX</text:p>
          </table:table-cell>
          <table:table-cell/>
          <table:table-cell table:formula="of:=SUM([.G152:.N152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1]=[.B152]" office:value-type="boolean" office:boolean-value="false" calcext:value-type="boolean">
            <text:p>FAUX</text:p>
          </table:table-cell>
          <table:table-cell table:formula="of:=[.$D151]=[.C152]" office:value-type="boolean" office:boolean-value="true" calcext:value-type="boolean">
            <text:p>VRAI</text:p>
          </table:table-cell>
          <table:table-cell table:formula="of:=[.$D151]=[.D152]" office:value-type="boolean" office:boolean-value="true" calcext:value-type="boolean">
            <text:p>VRAI</text:p>
          </table:table-cell>
          <table:table-cell table:formula="of:=[.$D151]=[.E152]" office:value-type="boolean" office:boolean-value="true" calcext:value-type="boolean">
            <text:p>VRAI</text:p>
          </table:table-cell>
          <table:table-cell table:formula="of:=[.$E151]=[.B152]" office:value-type="boolean" office:boolean-value="false" calcext:value-type="boolean">
            <text:p>FAUX</text:p>
          </table:table-cell>
          <table:table-cell table:formula="of:=[.$E151]=[.C152]" office:value-type="boolean" office:boolean-value="false" calcext:value-type="boolean">
            <text:p>FAUX</text:p>
          </table:table-cell>
          <table:table-cell table:formula="of:=[.$E151]=[.D152]" office:value-type="boolean" office:boolean-value="false" calcext:value-type="boolean">
            <text:p>FAUX</text:p>
          </table:table-cell>
          <table:table-cell table:formula="of:=[.$E151]=[.E152]" office:value-type="boolean" office:boolean-value="false" calcext:value-type="boolean">
            <text:p>FAUX</text:p>
          </table:table-cell>
          <table:table-cell/>
          <table:table-cell table:formula="of:=SUM([.G153:.N153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50]=[.B152]" office:value-type="boolean" office:boolean-value="true" calcext:value-type="boolean">
            <text:p>VRAI</text:p>
          </table:table-cell>
          <table:table-cell table:formula="of:=[.$B150]=[.C152]" office:value-type="boolean" office:boolean-value="false" calcext:value-type="boolean">
            <text:p>FAUX</text:p>
          </table:table-cell>
          <table:table-cell table:formula="of:=[.$B150]=[.D152]" office:value-type="boolean" office:boolean-value="false" calcext:value-type="boolean">
            <text:p>FAUX</text:p>
          </table:table-cell>
          <table:table-cell table:formula="of:=[.$B150]=[.E152]" office:value-type="boolean" office:boolean-value="false" calcext:value-type="boolean">
            <text:p>FAUX</text:p>
          </table:table-cell>
          <table:table-cell table:formula="of:=[.$C150]=[.B152]" office:value-type="boolean" office:boolean-value="true" calcext:value-type="boolean">
            <text:p>VRAI</text:p>
          </table:table-cell>
          <table:table-cell table:formula="of:=[.$C150]=[.C152]" office:value-type="boolean" office:boolean-value="false" calcext:value-type="boolean">
            <text:p>FAUX</text:p>
          </table:table-cell>
          <table:table-cell table:formula="of:=[.$C150]=[.D152]" office:value-type="boolean" office:boolean-value="false" calcext:value-type="boolean">
            <text:p>FAUX</text:p>
          </table:table-cell>
          <table:table-cell table:formula="of:=[.$C150]=[.E152]" office:value-type="boolean" office:boolean-value="false" calcext:value-type="boolean">
            <text:p>FAUX</text:p>
          </table:table-cell>
          <table:table-cell/>
          <table:table-cell table:formula="of:=SUM([.G154:.N15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0]=[.B152]" office:value-type="boolean" office:boolean-value="true" calcext:value-type="boolean">
            <text:p>VRAI</text:p>
          </table:table-cell>
          <table:table-cell table:formula="of:=[.$D150]=[.C152]" office:value-type="boolean" office:boolean-value="false" calcext:value-type="boolean">
            <text:p>FAUX</text:p>
          </table:table-cell>
          <table:table-cell table:formula="of:=[.$D150]=[.D152]" office:value-type="boolean" office:boolean-value="false" calcext:value-type="boolean">
            <text:p>FAUX</text:p>
          </table:table-cell>
          <table:table-cell table:formula="of:=[.$D150]=[.E152]" office:value-type="boolean" office:boolean-value="false" calcext:value-type="boolean">
            <text:p>FAUX</text:p>
          </table:table-cell>
          <table:table-cell table:formula="of:=[.$E150]=[.B152]" office:value-type="boolean" office:boolean-value="false" calcext:value-type="boolean">
            <text:p>FAUX</text:p>
          </table:table-cell>
          <table:table-cell table:formula="of:=[.$E150]=[.C152]" office:value-type="boolean" office:boolean-value="true" calcext:value-type="boolean">
            <text:p>VRAI</text:p>
          </table:table-cell>
          <table:table-cell table:formula="of:=[.$E150]=[.D152]" office:value-type="boolean" office:boolean-value="true" calcext:value-type="boolean">
            <text:p>VRAI</text:p>
          </table:table-cell>
          <table:table-cell table:formula="of:=[.$E150]=[.E152]" office:value-type="boolean" office:boolean-value="true" calcext:value-type="boolean">
            <text:p>VRAI</text:p>
          </table:table-cell>
          <table:table-cell/>
          <table:table-cell table:formula="of:=SUM([.G155:.N155])" office:value-type="float" office:value="4" calcext:value-type="float">
            <text:p>4</text:p>
          </table:table-cell>
          <table:table-cell office:value-type="string" calcext:value-type="string">
            <text:p>Tot Loc</text:p>
          </table:table-cell>
          <table:table-cell table:formula="of:=SUM([.P149:.P155])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7"/>
          <table:table-cell table:formula="of:=COUNTA([.G150:.N155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57]=[.B158]" office:value-type="boolean" office:boolean-value="true" calcext:value-type="boolean">
            <text:p>VRAI</text:p>
          </table:table-cell>
          <table:table-cell table:formula="of:=[.$B157]=[.C158]" office:value-type="boolean" office:boolean-value="false" calcext:value-type="boolean">
            <text:p>FAUX</text:p>
          </table:table-cell>
          <table:table-cell table:formula="of:=[.$B157]=[.D158]" office:value-type="boolean" office:boolean-value="false" calcext:value-type="boolean">
            <text:p>FAUX</text:p>
          </table:table-cell>
          <table:table-cell table:formula="of:=[.$B157]=[.E158]" office:value-type="boolean" office:boolean-value="false" calcext:value-type="boolean">
            <text:p>FAUX</text:p>
          </table:table-cell>
          <table:table-cell table:formula="of:=[.$C157]=[.B158]" office:value-type="boolean" office:boolean-value="true" calcext:value-type="boolean">
            <text:p>VRAI</text:p>
          </table:table-cell>
          <table:table-cell table:formula="of:=[.$C157]=[.C158]" office:value-type="boolean" office:boolean-value="false" calcext:value-type="boolean">
            <text:p>FAUX</text:p>
          </table:table-cell>
          <table:table-cell table:formula="of:=[.$C157]=[.D158]" office:value-type="boolean" office:boolean-value="false" calcext:value-type="boolean">
            <text:p>FAUX</text:p>
          </table:table-cell>
          <table:table-cell table:formula="of:=[.$C157]=[.E158]" office:value-type="boolean" office:boolean-value="false" calcext:value-type="boolean">
            <text:p>FAUX</text:p>
          </table:table-cell>
          <table:table-cell/>
          <table:table-cell table:formula="of:=SUM([.G157:.N157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D157]=[.B158]" office:value-type="boolean" office:boolean-value="true" calcext:value-type="boolean">
            <text:p>VRAI</text:p>
          </table:table-cell>
          <table:table-cell table:formula="of:=[.$D157]=[.C158]" office:value-type="boolean" office:boolean-value="false" calcext:value-type="boolean">
            <text:p>FAUX</text:p>
          </table:table-cell>
          <table:table-cell table:formula="of:=[.$D157]=[.D158]" office:value-type="boolean" office:boolean-value="false" calcext:value-type="boolean">
            <text:p>FAUX</text:p>
          </table:table-cell>
          <table:table-cell table:formula="of:=[.$D157]=[.E158]" office:value-type="boolean" office:boolean-value="false" calcext:value-type="boolean">
            <text:p>FAUX</text:p>
          </table:table-cell>
          <table:table-cell table:formula="of:=[.$E157]=[.B158]" office:value-type="boolean" office:boolean-value="false" calcext:value-type="boolean">
            <text:p>FAUX</text:p>
          </table:table-cell>
          <table:table-cell table:formula="of:=[.$E157]=[.C158]" office:value-type="boolean" office:boolean-value="true" calcext:value-type="boolean">
            <text:p>VRAI</text:p>
          </table:table-cell>
          <table:table-cell table:formula="of:=[.$E157]=[.D158]" office:value-type="boolean" office:boolean-value="false" calcext:value-type="boolean">
            <text:p>FAUX</text:p>
          </table:table-cell>
          <table:table-cell table:formula="of:=[.$E157]=[.E158]" office:value-type="boolean" office:boolean-value="true" calcext:value-type="boolean">
            <text:p>VRAI</text:p>
          </table:table-cell>
          <table:table-cell/>
          <table:table-cell table:formula="of:=SUM([.G158:.N15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58]=[.B159]" office:value-type="boolean" office:boolean-value="true" calcext:value-type="boolean">
            <text:p>VRAI</text:p>
          </table:table-cell>
          <table:table-cell table:formula="of:=[.$B158]=[.C159]" office:value-type="boolean" office:boolean-value="false" calcext:value-type="boolean">
            <text:p>FAUX</text:p>
          </table:table-cell>
          <table:table-cell table:formula="of:=[.$B158]=[.D159]" office:value-type="boolean" office:boolean-value="false" calcext:value-type="boolean">
            <text:p>FAUX</text:p>
          </table:table-cell>
          <table:table-cell table:formula="of:=[.$B158]=[.E159]" office:value-type="boolean" office:boolean-value="false" calcext:value-type="boolean">
            <text:p>FAUX</text:p>
          </table:table-cell>
          <table:table-cell table:formula="of:=[.$C158]=[.B159]" office:value-type="boolean" office:boolean-value="false" calcext:value-type="boolean">
            <text:p>FAUX</text:p>
          </table:table-cell>
          <table:table-cell table:formula="of:=[.$C158]=[.C159]" office:value-type="boolean" office:boolean-value="true" calcext:value-type="boolean">
            <text:p>VRAI</text:p>
          </table:table-cell>
          <table:table-cell table:formula="of:=[.$C158]=[.D159]" office:value-type="boolean" office:boolean-value="false" calcext:value-type="boolean">
            <text:p>FAUX</text:p>
          </table:table-cell>
          <table:table-cell table:formula="of:=[.$C158]=[.E159]" office:value-type="boolean" office:boolean-value="true" calcext:value-type="boolean">
            <text:p>VRAI</text:p>
          </table:table-cell>
          <table:table-cell table:style-name="Default"/>
          <table:table-cell table:formula="of:=SUM([.G159:.N159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8]=[.B159]" office:value-type="boolean" office:boolean-value="false" calcext:value-type="boolean">
            <text:p>FAUX</text:p>
          </table:table-cell>
          <table:table-cell table:formula="of:=[.$D158]=[.C159]" office:value-type="boolean" office:boolean-value="false" calcext:value-type="boolean">
            <text:p>FAUX</text:p>
          </table:table-cell>
          <table:table-cell table:formula="of:=[.$D158]=[.D159]" office:value-type="boolean" office:boolean-value="true" calcext:value-type="boolean">
            <text:p>VRAI</text:p>
          </table:table-cell>
          <table:table-cell table:formula="of:=[.$D158]=[.E159]" office:value-type="boolean" office:boolean-value="false" calcext:value-type="boolean">
            <text:p>FAUX</text:p>
          </table:table-cell>
          <table:table-cell table:formula="of:=[.$E158]=[.B159]" office:value-type="boolean" office:boolean-value="false" calcext:value-type="boolean">
            <text:p>FAUX</text:p>
          </table:table-cell>
          <table:table-cell table:formula="of:=[.$E158]=[.C159]" office:value-type="boolean" office:boolean-value="true" calcext:value-type="boolean">
            <text:p>VRAI</text:p>
          </table:table-cell>
          <table:table-cell table:formula="of:=[.$E158]=[.D159]" office:value-type="boolean" office:boolean-value="false" calcext:value-type="boolean">
            <text:p>FAUX</text:p>
          </table:table-cell>
          <table:table-cell table:formula="of:=[.$E158]=[.E159]" office:value-type="boolean" office:boolean-value="true" calcext:value-type="boolean">
            <text:p>VRAI</text:p>
          </table:table-cell>
          <table:table-cell table:style-name="Default"/>
          <table:table-cell table:formula="of:=SUM([.G160:.N160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B157]=[.B159]" office:value-type="boolean" office:boolean-value="true" calcext:value-type="boolean">
            <text:p>VRAI</text:p>
          </table:table-cell>
          <table:table-cell table:formula="of:=[.$B157]=[.C159]" office:value-type="boolean" office:boolean-value="false" calcext:value-type="boolean">
            <text:p>FAUX</text:p>
          </table:table-cell>
          <table:table-cell table:formula="of:=[.$B157]=[.D159]" office:value-type="boolean" office:boolean-value="false" calcext:value-type="boolean">
            <text:p>FAUX</text:p>
          </table:table-cell>
          <table:table-cell table:formula="of:=[.$B157]=[.E159]" office:value-type="boolean" office:boolean-value="false" calcext:value-type="boolean">
            <text:p>FAUX</text:p>
          </table:table-cell>
          <table:table-cell table:formula="of:=[.$C157]=[.B159]" office:value-type="boolean" office:boolean-value="true" calcext:value-type="boolean">
            <text:p>VRAI</text:p>
          </table:table-cell>
          <table:table-cell table:formula="of:=[.$C157]=[.C159]" office:value-type="boolean" office:boolean-value="false" calcext:value-type="boolean">
            <text:p>FAUX</text:p>
          </table:table-cell>
          <table:table-cell table:formula="of:=[.$C157]=[.D159]" office:value-type="boolean" office:boolean-value="false" calcext:value-type="boolean">
            <text:p>FAUX</text:p>
          </table:table-cell>
          <table:table-cell table:formula="of:=[.$C157]=[.E159]" office:value-type="boolean" office:boolean-value="false" calcext:value-type="boolean">
            <text:p>FAUX</text:p>
          </table:table-cell>
          <table:table-cell table:style-name="Default"/>
          <table:table-cell table:formula="of:=SUM([.G161:.N16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7]=[.B159]" office:value-type="boolean" office:boolean-value="true" calcext:value-type="boolean">
            <text:p>VRAI</text:p>
          </table:table-cell>
          <table:table-cell table:formula="of:=[.$D157]=[.C159]" office:value-type="boolean" office:boolean-value="false" calcext:value-type="boolean">
            <text:p>FAUX</text:p>
          </table:table-cell>
          <table:table-cell table:formula="of:=[.$D157]=[.D159]" office:value-type="boolean" office:boolean-value="false" calcext:value-type="boolean">
            <text:p>FAUX</text:p>
          </table:table-cell>
          <table:table-cell table:formula="of:=[.$D157]=[.E159]" office:value-type="boolean" office:boolean-value="false" calcext:value-type="boolean">
            <text:p>FAUX</text:p>
          </table:table-cell>
          <table:table-cell table:formula="of:=[.$E157]=[.B159]" office:value-type="boolean" office:boolean-value="false" calcext:value-type="boolean">
            <text:p>FAUX</text:p>
          </table:table-cell>
          <table:table-cell table:formula="of:=[.$E157]=[.C159]" office:value-type="boolean" office:boolean-value="true" calcext:value-type="boolean">
            <text:p>VRAI</text:p>
          </table:table-cell>
          <table:table-cell table:formula="of:=[.$E157]=[.D159]" office:value-type="boolean" office:boolean-value="false" calcext:value-type="boolean">
            <text:p>FAUX</text:p>
          </table:table-cell>
          <table:table-cell table:formula="of:=[.$E157]=[.E159]" office:value-type="boolean" office:boolean-value="true" calcext:value-type="boolean">
            <text:p>VRAI</text:p>
          </table:table-cell>
          <table:table-cell table:style-name="Default"/>
          <table:table-cell table:formula="of:=SUM([.G162:.N16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office:value-type="string" calcext:value-type="string">
            <text:p>Tot Loc</text:p>
          </table:table-cell>
          <table:table-cell table:formula="of:=SUM([.P157:.P163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57:.N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43:.P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43:.O163])" office:value-type="float" office:value="144" calcext:value-type="float">
            <text:p>144</text:p>
          </table:table-cell>
          <table:table-cell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 table:number-columns-repeated="9"/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 Loc</text:p>
          </table:table-cell>
          <table:table-cell table:formula="of:=SUM([.P157:.P162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table:style-name="Default" office:value-type="float" office:value="144" calcext:value-type="float">
            <text:p>144</text:p>
          </table:table-cell>
          <table:table-cell table:formula="of:=((19/54)-(27/96))/(1-(27/96))" office:value-type="float" office:value="0.0982286634460548" calcext:value-type="float">
            <text:p>0,09822866344605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2" table:number-columns-repeated="19"/>
          <table:table-cell/>
          <table:table-cell table:style-name="ce52"/>
          <table:table-cell table:number-columns-repeated="13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style-name="Default" table:formula="of:=[$'Pop for eta'.H$11]" office:value-type="string" office:string-value="Indiv 12" calcext:value-type="string">
            <text:p>Indiv 12</text:p>
          </table:table-cell>
          <table:table-cell table:style-name="Default" table:number-columns-repeated="10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</table:table>
      <table:table table:name="mean_var_cov_regres" table:style-name="ta1">
        <table:table-column table:style-name="co3" table:default-cell-style-name="Default"/>
        <table:table-column table:style-name="co3" table:default-cell-style-name="ce11"/>
        <table:table-column table:style-name="co3" table:number-columns-repeated="8" table:default-cell-style-name="Default"/>
        <table:table-row table:style-name="ro1">
          <table:table-cell/>
          <table:table-cell table:style-name="Default" office:value-type="string" calcext:value-type="string">
            <text:p>Int</text:p>
          </table:table-cell>
          <table:table-cell/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Model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479" calcext:value-type="float">
            <text:p>479</text:p>
          </table:table-cell>
          <table:table-cell/>
          <table:table-cell office:value-type="float" office:value="0.971" calcext:value-type="float">
            <text:p>0,971</text:p>
          </table:table-cell>
          <table:table-cell/>
          <table:table-cell table:formula="of:=[.B2]*[.$B$37]+[.$B$38]" office:value-type="float" office:value="0.615632848449453" calcext:value-type="float">
            <text:p>0,615632848449453</text:p>
          </table:table-cell>
          <table:table-cell/>
          <table:table-cell table:formula="of:=([.D2]-[.F2])^2" office:value-type="float" office:value="0.126285812401149" calcext:value-type="float">
            <text:p>0,126285812401149</text:p>
          </table:table-cell>
          <table:table-cell table:formula="of:=([.D2]-[.$D$33])^2" office:value-type="float" office:value="0.12257001" calcext:value-type="float">
            <text:p>0,12257001</text:p>
          </table:table-cell>
          <table:table-cell/>
        </table:table-row>
        <table:table-row table:style-name="ro1">
          <table:table-cell/>
          <table:table-cell table:style-name="Default" office:value-type="float" office:value="720" calcext:value-type="float">
            <text:p>720</text:p>
          </table:table-cell>
          <table:table-cell/>
          <table:table-cell office:value-type="float" office:value="0.564" calcext:value-type="float">
            <text:p>0,564</text:p>
          </table:table-cell>
          <table:table-cell/>
          <table:table-cell table:formula="of:=[.B3]*[.$B$37]+[.$B$38]" office:value-type="float" office:value="0.568964336549386" calcext:value-type="float">
            <text:p>0,568964336549386</text:p>
          </table:table-cell>
          <table:table-cell/>
          <table:table-cell table:formula="of:=([.D3]-[.F3])^2" office:value-type="float" office:value="0.0000246446373755729" calcext:value-type="float">
            <text:p>2,46446373755729E-05</text:p>
          </table:table-cell>
          <table:table-cell table:formula="of:=([.D3]-[.$D$33])^2" office:value-type="float" office:value="0.00323760999999999" calcext:value-type="float">
            <text:p>0,00323761</text:p>
          </table:table-cell>
          <table:table-cell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/>
          <table:table-cell office:value-type="float" office:value="0.329" calcext:value-type="float">
            <text:p>0,329</text:p>
          </table:table-cell>
          <table:table-cell/>
          <table:table-cell table:formula="of:=[.B4]*[.$B$37]+[.$B$38]" office:value-type="float" office:value="0.696189283928406" calcext:value-type="float">
            <text:p>0,696189283928406</text:p>
          </table:table-cell>
          <table:table-cell/>
          <table:table-cell table:formula="of:=([.D4]-[.F4])^2" office:value-type="float" office:value="0.134827970231855" calcext:value-type="float">
            <text:p>0,134827970231855</text:p>
          </table:table-cell>
          <table:table-cell table:formula="of:=([.D4]-[.$D$33])^2" office:value-type="float" office:value="0.08520561" calcext:value-type="float">
            <text:p>0,08520561</text:p>
          </table:table-cell>
          <table:table-cell/>
        </table:table-row>
        <table:table-row table:style-name="ro1">
          <table:table-cell/>
          <table:table-cell table:style-name="Default" office:value-type="float" office:value="435" calcext:value-type="float">
            <text:p>435</text:p>
          </table:table-cell>
          <table:table-cell/>
          <table:table-cell office:value-type="float" office:value="0.962" calcext:value-type="float">
            <text:p>0,962</text:p>
          </table:table-cell>
          <table:table-cell/>
          <table:table-cell table:formula="of:=[.B5]*[.$B$37]+[.$B$38]" office:value-type="float" office:value="0.624153240663573" calcext:value-type="float">
            <text:p>0,624153240663573</text:p>
          </table:table-cell>
          <table:table-cell/>
          <table:table-cell table:formula="of:=([.D5]-[.F5])^2" office:value-type="float" office:value="0.114140432794126" calcext:value-type="float">
            <text:p>0,114140432794126</text:p>
          </table:table-cell>
          <table:table-cell table:formula="of:=([.D5]-[.$D$33])^2" office:value-type="float" office:value="0.11634921" calcext:value-type="float">
            <text:p>0,11634921</text:p>
          </table:table-cell>
          <table:table-cell/>
        </table:table-row>
        <table:table-row table:style-name="ro1">
          <table:table-cell/>
          <table:table-cell table:style-name="Default" office:value-type="float" office:value="234" calcext:value-type="float">
            <text:p>234</text:p>
          </table:table-cell>
          <table:table-cell/>
          <table:table-cell office:value-type="float" office:value="0.803" calcext:value-type="float">
            <text:p>0,803</text:p>
          </table:table-cell>
          <table:table-cell/>
          <table:table-cell table:formula="of:=[.B6]*[.$B$37]+[.$B$38]" office:value-type="float" office:value="0.663075941459894" calcext:value-type="float">
            <text:p>0,663075941459894</text:p>
          </table:table-cell>
          <table:table-cell/>
          <table:table-cell table:formula="of:=([.D6]-[.F6])^2" office:value-type="float" office:value="0.019578742158335" calcext:value-type="float">
            <text:p>0,019578742158335</text:p>
          </table:table-cell>
          <table:table-cell table:formula="of:=([.D6]-[.$D$33])^2" office:value-type="float" office:value="0.03316041" calcext:value-type="float">
            <text:p>0,03316041</text:p>
          </table:table-cell>
          <table:table-cell/>
        </table:table-row>
        <table:table-row table:style-name="ro1">
          <table:table-cell/>
          <table:table-cell table:style-name="Default" office:value-type="float" office:value="967" calcext:value-type="float">
            <text:p>967</text:p>
          </table:table-cell>
          <table:table-cell/>
          <table:table-cell office:value-type="float" office:value="0.894" calcext:value-type="float">
            <text:p>0,894</text:p>
          </table:table-cell>
          <table:table-cell/>
          <table:table-cell table:formula="of:=[.B7]*[.$B$37]+[.$B$38]" office:value-type="float" office:value="0.521133952983758" calcext:value-type="float">
            <text:p>0,521133952983758</text:p>
          </table:table-cell>
          <table:table-cell/>
          <table:table-cell table:formula="of:=([.D7]-[.F7])^2" office:value-type="float" office:value="0.139029089017518" calcext:value-type="float">
            <text:p>0,139029089017518</text:p>
          </table:table-cell>
          <table:table-cell table:formula="of:=([.D7]-[.$D$33])^2" office:value-type="float" office:value="0.07458361" calcext:value-type="float">
            <text:p>0,07458361</text:p>
          </table:table-cell>
          <table:table-cell/>
        </table:table-row>
        <table:table-row table:style-name="ro1">
          <table:table-cell/>
          <table:table-cell table:style-name="Default" office:value-type="float" office:value="608" calcext:value-type="float">
            <text:p>608</text:p>
          </table:table-cell>
          <table:table-cell/>
          <table:table-cell office:value-type="float" office:value="0.178" calcext:value-type="float">
            <text:p>0,178</text:p>
          </table:table-cell>
          <table:table-cell/>
          <table:table-cell table:formula="of:=[.B8]*[.$B$37]+[.$B$38]" office:value-type="float" office:value="0.590652607639874" calcext:value-type="float">
            <text:p>0,590652607639874</text:p>
          </table:table-cell>
          <table:table-cell/>
          <table:table-cell table:formula="of:=([.D8]-[.F8])^2" office:value-type="float" office:value="0.170282174591988" calcext:value-type="float">
            <text:p>0,170282174591988</text:p>
          </table:table-cell>
          <table:table-cell table:formula="of:=([.D8]-[.$D$33])^2" office:value-type="float" office:value="0.19616041" calcext:value-type="float">
            <text:p>0,19616041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.709" calcext:value-type="float">
            <text:p>0,709</text:p>
          </table:table-cell>
          <table:table-cell/>
          <table:table-cell table:formula="of:=[.B9]*[.$B$37]+[.$B$38]" office:value-type="float" office:value="0.708195291139211" calcext:value-type="float">
            <text:p>0,708195291139211</text:p>
          </table:table-cell>
          <table:table-cell/>
          <table:table-cell table:formula="of:=([.D9]-[.F9])^2" office:value-type="float" office:value="0.000000647556350631767" calcext:value-type="float">
            <text:p>6,47556350631767E-07</text:p>
          </table:table-cell>
          <table:table-cell table:formula="of:=([.D9]-[.$D$33])^2" office:value-type="float" office:value="0.00776160999999999" calcext:value-type="float">
            <text:p>0,00776161</text:p>
          </table:table-cell>
          <table:table-cell/>
        </table:table-row>
        <table:table-row table:style-name="ro1">
          <table:table-cell/>
          <table:table-cell table:style-name="Default" office:value-type="float" office:value="270" calcext:value-type="float">
            <text:p>270</text:p>
          </table:table-cell>
          <table:table-cell/>
          <table:table-cell office:value-type="float" office:value="0.633" calcext:value-type="float">
            <text:p>0,633</text:p>
          </table:table-cell>
          <table:table-cell/>
          <table:table-cell table:formula="of:=[.B10]*[.$B$37]+[.$B$38]" office:value-type="float" office:value="0.656104711466523" calcext:value-type="float">
            <text:p>0,656104711466523</text:p>
          </table:table-cell>
          <table:table-cell/>
          <table:table-cell table:formula="of:=([.D10]-[.F10])^2" office:value-type="float" office:value="0.000533827691951281" calcext:value-type="float">
            <text:p>0,000533827691951</text:p>
          </table:table-cell>
          <table:table-cell table:formula="of:=([.D10]-[.$D$33])^2" office:value-type="float" office:value="0.00014641" calcext:value-type="float">
            <text:p>0,00014641</text:p>
          </table:table-cell>
          <table:table-cell/>
        </table:table-row>
        <table:table-row table:style-name="ro1">
          <table:table-cell/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0.607" calcext:value-type="float">
            <text:p>0,607</text:p>
          </table:table-cell>
          <table:table-cell/>
          <table:table-cell table:formula="of:=[.B11]*[.$B$37]+[.$B$38]" office:value-type="float" office:value="0.516486466321511" calcext:value-type="float">
            <text:p>0,516486466321511</text:p>
          </table:table-cell>
          <table:table-cell/>
          <table:table-cell table:formula="of:=([.D11]-[.F11])^2" office:value-type="float" office:value="0.00819269977896701" calcext:value-type="float">
            <text:p>0,008192699778967</text:p>
          </table:table-cell>
          <table:table-cell table:formula="of:=([.D11]-[.$D$33])^2" office:value-type="float" office:value="0.000193210000000001" calcext:value-type="float">
            <text:p>0,00019321</text:p>
          </table:table-cell>
          <table:table-cell/>
        </table:table-row>
        <table:table-row table:style-name="ro1">
          <table:table-cell/>
          <table:table-cell table:style-name="Default" office:value-type="float" office:value="220" calcext:value-type="float">
            <text:p>220</text:p>
          </table:table-cell>
          <table:table-cell/>
          <table:table-cell office:value-type="float" office:value="0.917" calcext:value-type="float">
            <text:p>0,917</text:p>
          </table:table-cell>
          <table:table-cell/>
          <table:table-cell table:formula="of:=[.B12]*[.$B$37]+[.$B$38]" office:value-type="float" office:value="0.665786975346205" calcext:value-type="float">
            <text:p>0,665786975346205</text:p>
          </table:table-cell>
          <table:table-cell/>
          <table:table-cell table:formula="of:=([.D12]-[.F12])^2" office:value-type="float" office:value="0.0631079837557083" calcext:value-type="float">
            <text:p>0,063107983755708</text:p>
          </table:table-cell>
          <table:table-cell table:formula="of:=([.D12]-[.$D$33])^2" office:value-type="float" office:value="0.08767521" calcext:value-type="float">
            <text:p>0,08767521</text:p>
          </table:table-cell>
          <table:table-cell/>
        </table:table-row>
        <table:table-row table:style-name="ro1">
          <table:table-cell/>
          <table:table-cell table:style-name="Default" office:value-type="float" office:value="279" calcext:value-type="float">
            <text:p>279</text:p>
          </table:table-cell>
          <table:table-cell/>
          <table:table-cell office:value-type="float" office:value="0.81" calcext:value-type="float">
            <text:p>0,81</text:p>
          </table:table-cell>
          <table:table-cell/>
          <table:table-cell table:formula="of:=[.B13]*[.$B$37]+[.$B$38]" office:value-type="float" office:value="0.65436190396818" calcext:value-type="float">
            <text:p>0,65436190396818</text:p>
          </table:table-cell>
          <table:table-cell/>
          <table:table-cell table:formula="of:=([.D13]-[.F13])^2" office:value-type="float" office:value="0.02422321693641" calcext:value-type="float">
            <text:p>0,02422321693641</text:p>
          </table:table-cell>
          <table:table-cell table:formula="of:=([.D13]-[.$D$33])^2" office:value-type="float" office:value="0.03575881" calcext:value-type="float">
            <text:p>0,03575881</text:p>
          </table:table-cell>
          <table:table-cell/>
        </table:table-row>
        <table:table-row table:style-name="ro1">
          <table:table-cell/>
          <table:table-cell table:style-name="Default" office:value-type="float" office:value="836" calcext:value-type="float">
            <text:p>836</text:p>
          </table:table-cell>
          <table:table-cell/>
          <table:table-cell office:value-type="float" office:value="0.41" calcext:value-type="float">
            <text:p>0,41</text:p>
          </table:table-cell>
          <table:table-cell/>
          <table:table-cell table:formula="of:=[.B14]*[.$B$37]+[.$B$38]" office:value-type="float" office:value="0.546501484348525" calcext:value-type="float">
            <text:p>0,546501484348525</text:p>
          </table:table-cell>
          <table:table-cell/>
          <table:table-cell table:formula="of:=([.D14]-[.F14])^2" office:value-type="float" office:value="0.0186326552293505" calcext:value-type="float">
            <text:p>0,018632655229351</text:p>
          </table:table-cell>
          <table:table-cell table:formula="of:=([.D14]-[.$D$33])^2" office:value-type="float" office:value="0.04447881" calcext:value-type="float">
            <text:p>0,04447881</text:p>
          </table:table-cell>
          <table:table-cell/>
        </table:table-row>
        <table:table-row table:style-name="ro1">
          <table:table-cell/>
          <table:table-cell table:style-name="Default" office:value-type="float" office:value="117" calcext:value-type="float">
            <text:p>117</text:p>
          </table:table-cell>
          <table:table-cell/>
          <table:table-cell office:value-type="float" office:value="0.952" calcext:value-type="float">
            <text:p>0,952</text:p>
          </table:table-cell>
          <table:table-cell/>
          <table:table-cell table:formula="of:=[.B15]*[.$B$37]+[.$B$38]" office:value-type="float" office:value="0.685732438938349" calcext:value-type="float">
            <text:p>0,685732438938349</text:p>
          </table:table-cell>
          <table:table-cell/>
          <table:table-cell table:formula="of:=([.D15]-[.F15])^2" office:value-type="float" office:value="0.0708984140737198" calcext:value-type="float">
            <text:p>0,07089841407372</text:p>
          </table:table-cell>
          <table:table-cell table:formula="of:=([.D15]-[.$D$33])^2" office:value-type="float" office:value="0.10962721" calcext:value-type="float">
            <text:p>0,10962721</text:p>
          </table:table-cell>
          <table:table-cell/>
        </table:table-row>
        <table:table-row table:style-name="ro1">
          <table:table-cell/>
          <table:table-cell table:style-name="Default" office:value-type="float" office:value="498" calcext:value-type="float">
            <text:p>498</text:p>
          </table:table-cell>
          <table:table-cell/>
          <table:table-cell office:value-type="float" office:value="0.234" calcext:value-type="float">
            <text:p>0,234</text:p>
          </table:table-cell>
          <table:table-cell/>
          <table:table-cell table:formula="of:=[.B16]*[.$B$37]+[.$B$38]" office:value-type="float" office:value="0.611953588175174" calcext:value-type="float">
            <text:p>0,611953588175174</text:p>
          </table:table-cell>
          <table:table-cell/>
          <table:table-cell table:formula="of:=([.D16]-[.F16])^2" office:value-type="float" office:value="0.142848914814489" calcext:value-type="float">
            <text:p>0,142848914814489</text:p>
          </table:table-cell>
          <table:table-cell table:formula="of:=([.D16]-[.$D$33])^2" office:value-type="float" office:value="0.14969161" calcext:value-type="float">
            <text:p>0,14969161</text:p>
          </table:table-cell>
          <table:table-cell/>
        </table:table-row>
        <table:table-row table:style-name="ro1">
          <table:table-cell/>
          <table:table-cell table:style-name="Default" office:value-type="float" office:value="300" calcext:value-type="float">
            <text:p>300</text:p>
          </table:table-cell>
          <table:table-cell/>
          <table:table-cell office:value-type="float" office:value="0.708" calcext:value-type="float">
            <text:p>0,708</text:p>
          </table:table-cell>
          <table:table-cell/>
          <table:table-cell table:formula="of:=[.B17]*[.$B$37]+[.$B$38]" office:value-type="float" office:value="0.650295353138714" calcext:value-type="float">
            <text:p>0,650295353138714</text:p>
          </table:table-cell>
          <table:table-cell/>
          <table:table-cell table:formula="of:=([.D17]-[.F17])^2" office:value-type="float" office:value="0.00332982626938573" calcext:value-type="float">
            <text:p>0,003329826269386</text:p>
          </table:table-cell>
          <table:table-cell table:formula="of:=([.D17]-[.$D$33])^2" office:value-type="float" office:value="0.00758640999999999" calcext:value-type="float">
            <text:p>0,00758641</text:p>
          </table:table-cell>
          <table:table-cell/>
        </table:table-row>
        <table:table-row table:style-name="ro1">
          <table:table-cell/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0.168" calcext:value-type="float">
            <text:p>0,168</text:p>
          </table:table-cell>
          <table:table-cell/>
          <table:table-cell table:formula="of:=[.B18]*[.$B$37]+[.$B$38]" office:value-type="float" office:value="0.688830763379848" calcext:value-type="float">
            <text:p>0,688830763379848</text:p>
          </table:table-cell>
          <table:table-cell/>
          <table:table-cell table:formula="of:=([.D18]-[.F18])^2" office:value-type="float" office:value="0.271264684082835" calcext:value-type="float">
            <text:p>0,271264684082835</text:p>
          </table:table-cell>
          <table:table-cell table:formula="of:=([.D18]-[.$D$33])^2" office:value-type="float" office:value="0.20511841" calcext:value-type="float">
            <text:p>0,20511841</text:p>
          </table:table-cell>
          <table:table-cell/>
        </table:table-row>
        <table:table-row table:style-name="ro1">
          <table:table-cell/>
          <table:table-cell table:style-name="Default" office:value-type="float" office:value="269" calcext:value-type="float">
            <text:p>269</text:p>
          </table:table-cell>
          <table:table-cell/>
          <table:table-cell office:value-type="float" office:value="0.648" calcext:value-type="float">
            <text:p>0,648</text:p>
          </table:table-cell>
          <table:table-cell/>
          <table:table-cell table:formula="of:=[.B19]*[.$B$37]+[.$B$38]" office:value-type="float" office:value="0.656298356744117" calcext:value-type="float">
            <text:p>0,656298356744117</text:p>
          </table:table-cell>
          <table:table-cell/>
          <table:table-cell table:formula="of:=([.D19]-[.F19])^2" office:value-type="float" office:value="0.0000688627246526256" calcext:value-type="float">
            <text:p>6,88627246526256E-05</text:p>
          </table:table-cell>
          <table:table-cell table:formula="of:=([.D19]-[.$D$33])^2" office:value-type="float" office:value="0.000734410000000001" calcext:value-type="float">
            <text:p>0,00073441</text:p>
          </table:table-cell>
          <table:table-cell/>
        </table:table-row>
        <table:table-row table:style-name="ro1">
          <table:table-cell/>
          <table:table-cell table:style-name="Default" office:value-type="float" office:value="983" calcext:value-type="float">
            <text:p>983</text:p>
          </table:table-cell>
          <table:table-cell/>
          <table:table-cell office:value-type="float" office:value="0.066" calcext:value-type="float">
            <text:p>0,066</text:p>
          </table:table-cell>
          <table:table-cell/>
          <table:table-cell table:formula="of:=[.B20]*[.$B$37]+[.$B$38]" office:value-type="float" office:value="0.51803562854226" calcext:value-type="float">
            <text:p>0,51803562854226</text:p>
          </table:table-cell>
          <table:table-cell/>
          <table:table-cell table:formula="of:=([.D20]-[.F20])^2" office:value-type="float" office:value="0.204336209471596" calcext:value-type="float">
            <text:p>0,204336209471596</text:p>
          </table:table-cell>
          <table:table-cell table:formula="of:=([.D20]-[.$D$33])^2" office:value-type="float" office:value="0.30791401" calcext:value-type="float">
            <text:p>0,30791401</text:p>
          </table:table-cell>
          <table:table-cell/>
        </table:table-row>
        <table:table-row table:style-name="ro1">
          <table:table-cell/>
          <table:table-cell table:style-name="Default" office:value-type="float" office:value="575" calcext:value-type="float">
            <text:p>575</text:p>
          </table:table-cell>
          <table:table-cell/>
          <table:table-cell office:value-type="float" office:value="0.902" calcext:value-type="float">
            <text:p>0,902</text:p>
          </table:table-cell>
          <table:table-cell/>
          <table:table-cell table:formula="of:=[.B21]*[.$B$37]+[.$B$38]" office:value-type="float" office:value="0.597042901800464" calcext:value-type="float">
            <text:p>0,597042901800464</text:p>
          </table:table-cell>
          <table:table-cell/>
          <table:table-cell table:formula="of:=([.D21]-[.F21])^2" office:value-type="float" office:value="0.0929988317422816" calcext:value-type="float">
            <text:p>0,092998831742282</text:p>
          </table:table-cell>
          <table:table-cell table:formula="of:=([.D21]-[.$D$33])^2" office:value-type="float" office:value="0.07901721" calcext:value-type="float">
            <text:p>0,07901721</text:p>
          </table:table-cell>
          <table:table-cell/>
        </table:table-row>
        <table:table-row table:style-name="ro1">
          <table:table-cell/>
          <table:table-cell table:style-name="Default" office:value-type="float" office:value="923" calcext:value-type="float">
            <text:p>923</text:p>
          </table:table-cell>
          <table:table-cell/>
          <table:table-cell office:value-type="float" office:value="0.616" calcext:value-type="float">
            <text:p>0,616</text:p>
          </table:table-cell>
          <table:table-cell/>
          <table:table-cell table:formula="of:=[.B22]*[.$B$37]+[.$B$38]" office:value-type="float" office:value="0.529654345197878" calcext:value-type="float">
            <text:p>0,529654345197878</text:p>
          </table:table-cell>
          <table:table-cell/>
          <table:table-cell table:formula="of:=([.D22]-[.F22])^2" office:value-type="float" office:value="0.00745557210320721" calcext:value-type="float">
            <text:p>0,007455572103207</text:p>
          </table:table-cell>
          <table:table-cell table:formula="of:=([.D22]-[.$D$33])^2" office:value-type="float" office:value="0.0000240100000000001" calcext:value-type="float">
            <text:p>2,40100000000001E-05</text:p>
          </table:table-cell>
          <table:table-cell/>
        </table:table-row>
        <table:table-row table:style-name="ro1">
          <table:table-cell/>
          <table:table-cell table:style-name="Default" office:value-type="float" office:value="401" calcext:value-type="float">
            <text:p>401</text:p>
          </table:table-cell>
          <table:table-cell/>
          <table:table-cell office:value-type="float" office:value="0.426" calcext:value-type="float">
            <text:p>0,426</text:p>
          </table:table-cell>
          <table:table-cell/>
          <table:table-cell table:formula="of:=[.B23]*[.$B$37]+[.$B$38]" office:value-type="float" office:value="0.630737180101757" calcext:value-type="float">
            <text:p>0,630737180101757</text:p>
          </table:table-cell>
          <table:table-cell/>
          <table:table-cell table:formula="of:=([.D23]-[.F23])^2" office:value-type="float" office:value="0.0419173129160191" calcext:value-type="float">
            <text:p>0,041917312916019</text:p>
          </table:table-cell>
          <table:table-cell table:formula="of:=([.D23]-[.$D$33])^2" office:value-type="float" office:value="0.03798601" calcext:value-type="float">
            <text:p>0,03798601</text:p>
          </table:table-cell>
          <table:table-cell/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/>
          <table:table-cell office:value-type="float" office:value="0.839" calcext:value-type="float">
            <text:p>0,839</text:p>
          </table:table-cell>
          <table:table-cell/>
          <table:table-cell table:formula="of:=[.B24]*[.$B$37]+[.$B$38]" office:value-type="float" office:value="0.70122406114584" calcext:value-type="float">
            <text:p>0,70122406114584</text:p>
          </table:table-cell>
          <table:table-cell/>
          <table:table-cell table:formula="of:=([.D24]-[.F24])^2" office:value-type="float" office:value="0.0189822093271451" calcext:value-type="float">
            <text:p>0,018982209327145</text:p>
          </table:table-cell>
          <table:table-cell table:formula="of:=([.D24]-[.$D$33])^2" office:value-type="float" office:value="0.04756761" calcext:value-type="float">
            <text:p>0,04756761</text:p>
          </table:table-cell>
          <table:table-cell/>
        </table:table-row>
        <table:table-row table:style-name="ro1">
          <table:table-cell/>
          <table:table-cell table:style-name="Default" office:value-type="float" office:value="197" calcext:value-type="float">
            <text:p>197</text:p>
          </table:table-cell>
          <table:table-cell/>
          <table:table-cell office:value-type="float" office:value="0.397" calcext:value-type="float">
            <text:p>0,397</text:p>
          </table:table-cell>
          <table:table-cell/>
          <table:table-cell table:formula="of:=[.B25]*[.$B$37]+[.$B$38]" office:value-type="float" office:value="0.670240816730859" calcext:value-type="float">
            <text:p>0,670240816730859</text:p>
          </table:table-cell>
          <table:table-cell/>
          <table:table-cell table:formula="of:=([.D25]-[.F25])^2" office:value-type="float" office:value="0.0746605439277466" calcext:value-type="float">
            <text:p>0,074660543927747</text:p>
          </table:table-cell>
          <table:table-cell table:formula="of:=([.D25]-[.$D$33])^2" office:value-type="float" office:value="0.05013121" calcext:value-type="float">
            <text:p>0,05013121</text:p>
          </table:table-cell>
          <table:table-cell/>
        </table:table-row>
        <table:table-row table:style-name="ro1">
          <table:table-cell/>
          <table:table-cell table:style-name="Default" office:value-type="float" office:value="398" calcext:value-type="float">
            <text:p>398</text:p>
          </table:table-cell>
          <table:table-cell/>
          <table:table-cell office:value-type="float" office:value="0.682" calcext:value-type="float">
            <text:p>0,682</text:p>
          </table:table-cell>
          <table:table-cell/>
          <table:table-cell table:formula="of:=[.B26]*[.$B$37]+[.$B$38]" office:value-type="float" office:value="0.631318115934537" calcext:value-type="float">
            <text:p>0,631318115934537</text:p>
          </table:table-cell>
          <table:table-cell/>
          <table:table-cell table:formula="of:=([.D26]-[.F26])^2" office:value-type="float" office:value="0.00256865337242499" calcext:value-type="float">
            <text:p>0,002568653372425</text:p>
          </table:table-cell>
          <table:table-cell table:formula="of:=([.D26]-[.$D$33])^2" office:value-type="float" office:value="0.00373321000000001" calcext:value-type="float">
            <text:p>0,00373321</text:p>
          </table:table-cell>
          <table:table-cell/>
        </table:table-row>
        <table:table-row table:style-name="ro1">
          <table:table-cell/>
          <table:table-cell table:style-name="Default" office:value-type="float" office:value="355" calcext:value-type="float">
            <text:p>355</text:p>
          </table:table-cell>
          <table:table-cell/>
          <table:table-cell office:value-type="float" office:value="0.398" calcext:value-type="float">
            <text:p>0,398</text:p>
          </table:table-cell>
          <table:table-cell/>
          <table:table-cell table:formula="of:=[.B27]*[.$B$37]+[.$B$38]" office:value-type="float" office:value="0.639644862871064" calcext:value-type="float">
            <text:p>0,639644862871064</text:p>
          </table:table-cell>
          <table:table-cell/>
          <table:table-cell table:formula="of:=([.D27]-[.F27])^2" office:value-type="float" office:value="0.0583922397519752" calcext:value-type="float">
            <text:p>0,058392239751975</text:p>
          </table:table-cell>
          <table:table-cell table:formula="of:=([.D27]-[.$D$33])^2" office:value-type="float" office:value="0.04968441" calcext:value-type="float">
            <text:p>0,04968441</text:p>
          </table:table-cell>
          <table:table-cell/>
        </table:table-row>
        <table:table-row table:style-name="ro1">
          <table:table-cell/>
          <table:table-cell table:style-name="Default" office:value-type="float" office:value="228" calcext:value-type="float">
            <text:p>228</text:p>
          </table:table-cell>
          <table:table-cell/>
          <table:table-cell office:value-type="float" office:value="0.94" calcext:value-type="float">
            <text:p>0,94</text:p>
          </table:table-cell>
          <table:table-cell/>
          <table:table-cell table:formula="of:=[.B28]*[.$B$37]+[.$B$38]" office:value-type="float" office:value="0.664237813125456" calcext:value-type="float">
            <text:p>0,664237813125456</text:p>
          </table:table-cell>
          <table:table-cell/>
          <table:table-cell table:formula="of:=([.D28]-[.F28])^2" office:value-type="float" office:value="0.0760447837098311" calcext:value-type="float">
            <text:p>0,076044783709831</text:p>
          </table:table-cell>
          <table:table-cell table:formula="of:=([.D28]-[.$D$33])^2" office:value-type="float" office:value="0.10182481" calcext:value-type="float">
            <text:p>0,10182481</text:p>
          </table:table-cell>
          <table:table-cell/>
        </table:table-row>
        <table:table-row table:style-name="ro1">
          <table:table-cell/>
          <table:table-cell table:style-name="Default" office:value-type="float" office:value="865" calcext:value-type="float">
            <text:p>865</text:p>
          </table:table-cell>
          <table:table-cell/>
          <table:table-cell office:value-type="float" office:value="0.19" calcext:value-type="float">
            <text:p>0,19</text:p>
          </table:table-cell>
          <table:table-cell/>
          <table:table-cell table:formula="of:=[.B29]*[.$B$37]+[.$B$38]" office:value-type="float" office:value="0.540885771298309" calcext:value-type="float">
            <text:p>0,540885771298309</text:p>
          </table:table-cell>
          <table:table-cell/>
          <table:table-cell table:formula="of:=([.D29]-[.F29])^2" office:value-type="float" office:value="0.123120824499609" calcext:value-type="float">
            <text:p>0,123120824499609</text:p>
          </table:table-cell>
          <table:table-cell table:formula="of:=([.D29]-[.$D$33])^2" office:value-type="float" office:value="0.18567481" calcext:value-type="float">
            <text:p>0,18567481</text:p>
          </table:table-cell>
          <table:table-cell/>
        </table:table-row>
        <table:table-row table:style-name="ro1">
          <table:table-cell/>
          <table:table-cell table:style-name="Default" office:value-type="float" office:value="307" calcext:value-type="float">
            <text:p>307</text:p>
          </table:table-cell>
          <table:table-cell/>
          <table:table-cell office:value-type="float" office:value="0.852" calcext:value-type="float">
            <text:p>0,852</text:p>
          </table:table-cell>
          <table:table-cell/>
          <table:table-cell table:formula="of:=[.B30]*[.$B$37]+[.$B$38]" office:value-type="float" office:value="0.648939836195558" calcext:value-type="float">
            <text:p>0,648939836195558</text:p>
          </table:table-cell>
          <table:table-cell/>
          <table:table-cell table:formula="of:=([.D30]-[.F30])^2" office:value-type="float" office:value="0.0412334301242866" calcext:value-type="float">
            <text:p>0,041233430124287</text:p>
          </table:table-cell>
          <table:table-cell table:formula="of:=([.D30]-[.$D$33])^2" office:value-type="float" office:value="0.05340721" calcext:value-type="float">
            <text:p>0,05340721</text:p>
          </table:table-cell>
          <table:table-cell/>
        </table:table-row>
        <table:table-row table:style-name="ro1">
          <table:table-cell/>
          <table:table-cell table:style-name="Default" office:value-type="float" office:value="897" calcext:value-type="float">
            <text:p>897</text:p>
          </table:table-cell>
          <table:table-cell/>
          <table:table-cell office:value-type="float" office:value="0.822" calcext:value-type="float">
            <text:p>0,822</text:p>
          </table:table-cell>
          <table:table-cell/>
          <table:table-cell table:formula="of:=[.B31]*[.$B$37]+[.$B$38]" office:value-type="float" office:value="0.534689122415313" calcext:value-type="float">
            <text:p>0,534689122415313</text:p>
          </table:table-cell>
          <table:table-cell/>
          <table:table-cell table:formula="of:=([.D31]-[.F31])^2" office:value-type="float" office:value="0.0825475403784832" calcext:value-type="float">
            <text:p>0,082547540378483</text:p>
          </table:table-cell>
          <table:table-cell table:formula="of:=([.D31]-[.$D$33])^2" office:value-type="float" office:value="0.04044121" calcext:value-type="float">
            <text:p>0,04044121</text:p>
          </table:table-cell>
          <table:table-cell office:value-type="string" calcext:value-type="string">
            <text:p>R²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formula="of:=SUM([.H2:.H31])" office:value-type="float" office:value="2.13152875007077" calcext:value-type="float">
            <text:p>2,13152875007077</text:p>
          </table:table-cell>
          <table:table-cell table:formula="of:=SUM([.I2:.I31])" office:value-type="float" office:value="2.2374447" calcext:value-type="float">
            <text:p>2,2374447</text:p>
          </table:table-cell>
          <table:table-cell table:formula="of:=1-([.H32]/[.I32])" office:value-type="float" office:value="0.0473379073588848" calcext:value-type="float">
            <text:p>0,0473379073588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451.8" calcext:value-type="float">
            <text:p>451,8</text:p>
          </table:table-cell>
          <table:table-cell/>
          <table:table-cell table:formula="of:=AVERAGE([.D2:.D31])" office:value-type="float" office:value="0.6209" calcext:value-type="float">
            <text:p>0,6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</text:p>
          </table:table-cell>
          <table:table-cell table:style-name="Default" table:formula="of:=COM.MICROSOFT.VAR.P([.B2:.B31])" office:value-type="float" office:value="94151.2933333334" calcext:value-type="float">
            <text:p>94151,2933333334</text:p>
          </table:table-cell>
          <table:table-cell/>
          <table:table-cell table:formula="of:=COM.MICROSOFT.VAR.P([.D2:.D31])" office:value-type="float" office:value="0.07458149" calcext:value-type="float">
            <text:p>0,07458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ar</text:p>
          </table:table-cell>
          <table:table-cell table:style-name="Default"/>
          <table:table-cell table:formula="of:=COVAR([.B2:.B31];[.D2:.D31])" office:value-type="float" office:value="-18.2319533333333" calcext:value-type="float">
            <text:p>-18,231953333333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table:formula="of:=[.C35]/[.B34]" office:value-type="float" office:value="-0.000193645277593637" calcext:value-type="float">
            <text:p>-0,000193645277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table:formula="of:=[.D33]-[.B33]*[.B37]" office:value-type="float" office:value="0.708388936416805" calcext:value-type="float">
            <text:p>0,70838893641680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 table:number-rows-repeated="13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lc_ar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0" calcext:value-type="float">
            <text:p>0</text:p>
          </table:table-cell>
          <table:table-cell table:style-name="ce63" table:formula="of:=[.D4]=[.$H$2]" office:value-type="float" office:value="1" calcext:value-type="float">
            <text:p>1</text:p>
          </table:table-cell>
          <table:table-cell table:style-name="ce63" table:formula="of:=[.E4]=[.$H$2]" office:value-type="float" office:value="1" calcext:value-type="float">
            <text:p>1</text:p>
          </table:table-cell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1" calcext:value-type="float">
            <text:p>1</text:p>
          </table:table-cell>
          <table:table-cell table:style-name="ce63" table:formula="of:=[.D4]=[.$M$2]" office:value-type="float" office:value="0" calcext:value-type="float">
            <text:p>0</text:p>
          </table:table-cell>
          <table:table-cell table:style-name="ce63" table:formula="of:=[.E4]=[.$M$2]" office:value-type="float" office:value="0" calcext:value-type="float">
            <text:p>0</text:p>
          </table:table-cell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formula="of:=[.D4]=[.$R$2]" office:value-type="float" office:value="0" calcext:value-type="float">
            <text:p>0</text:p>
          </table:table-cell>
          <table:table-cell table:style-name="ce63" table:formula="of:=[.E4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64" table:formula="of:=[.B5]=[.$H$2]" office:value-type="float" office:value="1" calcext:value-type="float">
            <text:p>1</text:p>
          </table:table-cell>
          <table:table-cell table:style-name="ce67" table:formula="of:=[.C5]=[.$H$2]" office:value-type="float" office:value="1" calcext:value-type="float">
            <text:p>1</text:p>
          </table:table-cell>
          <table:table-cell table:style-name="ce64" table:formula="of:=[.D5]=[.$H$2]" office:value-type="float" office:value="1" calcext:value-type="float">
            <text:p>1</text:p>
          </table:table-cell>
          <table:table-cell table:style-name="ce64" table:formula="of:=[.E5]=[.$H$2]" office:value-type="float" office:value="0" calcext:value-type="float">
            <text:p>0</text:p>
          </table:table-cell>
          <table:table-cell/>
          <table:table-cell table:style-name="ce64" table:formula="of:=[.B5]=[.$M$2]" office:value-type="float" office:value="0" calcext:value-type="float">
            <text:p>0</text:p>
          </table:table-cell>
          <table:table-cell table:style-name="ce74" table:formula="of:=[.C5]=[.$M$2]" office:value-type="float" office:value="0" calcext:value-type="float">
            <text:p>0</text:p>
          </table:table-cell>
          <table:table-cell table:style-name="ce64" table:formula="of:=[.D5]=[.$M$2]" office:value-type="float" office:value="0" calcext:value-type="float">
            <text:p>0</text:p>
          </table:table-cell>
          <table:table-cell table:style-name="ce64" table:formula="of:=[.E5]=[.$M$2]" office:value-type="float" office:value="1" calcext:value-type="float">
            <text:p>1</text:p>
          </table:table-cell>
          <table:table-cell/>
          <table:table-cell table:style-name="ce64" table:formula="of:=[.B5]=[.$R$2]" office:value-type="float" office:value="0" calcext:value-type="float">
            <text:p>0</text:p>
          </table:table-cell>
          <table:table-cell table:style-name="ce74" table:formula="of:=[.C5]=[.$R$2]" office:value-type="float" office:value="0" calcext:value-type="float">
            <text:p>0</text:p>
          </table:table-cell>
          <table:table-cell table:style-name="ce64" table:formula="of:=[.D5]=[.$R$2]" office:value-type="float" office:value="0" calcext:value-type="float">
            <text:p>0</text:p>
          </table:table-cell>
          <table:table-cell table:style-name="ce64" table:formula="of:=[.E5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6]=[.$H$2]" office:value-type="float" office:value="1" calcext:value-type="float">
            <text:p>1</text:p>
          </table:table-cell>
          <table:table-cell table:style-name="ce68" table:formula="of:=[.C6]=[.$H$2]" office:value-type="float" office:value="1" calcext:value-type="float">
            <text:p>1</text:p>
          </table:table-cell>
          <table:table-cell table:style-name="ce65" table:formula="of:=[.D6]=[.$H$2]" office:value-type="float" office:value="1" calcext:value-type="float">
            <text:p>1</text:p>
          </table:table-cell>
          <table:table-cell table:style-name="ce65" table:formula="of:=[.E6]=[.$H$2]" office:value-type="float" office:value="0" calcext:value-type="float">
            <text:p>0</text:p>
          </table:table-cell>
          <table:table-cell/>
          <table:table-cell table:style-name="ce65" table:formula="of:=[.B6]=[.$M$2]" office:value-type="float" office:value="0" calcext:value-type="float">
            <text:p>0</text:p>
          </table:table-cell>
          <table:table-cell table:style-name="ce75" table:formula="of:=[.C6]=[.$M$2]" office:value-type="float" office:value="0" calcext:value-type="float">
            <text:p>0</text:p>
          </table:table-cell>
          <table:table-cell table:style-name="ce65" table:formula="of:=[.D6]=[.$M$2]" office:value-type="float" office:value="0" calcext:value-type="float">
            <text:p>0</text:p>
          </table:table-cell>
          <table:table-cell table:style-name="ce65" table:formula="of:=[.E6]=[.$M$2]" office:value-type="float" office:value="0" calcext:value-type="float">
            <text:p>0</text:p>
          </table:table-cell>
          <table:table-cell/>
          <table:table-cell table:style-name="ce65" table:formula="of:=[.B6]=[.$R$2]" office:value-type="float" office:value="0" calcext:value-type="float">
            <text:p>0</text:p>
          </table:table-cell>
          <table:table-cell table:style-name="ce75" table:formula="of:=[.C6]=[.$R$2]" office:value-type="float" office:value="0" calcext:value-type="float">
            <text:p>0</text:p>
          </table:table-cell>
          <table:table-cell table:style-name="ce65" table:formula="of:=[.D6]=[.$R$2]" office:value-type="float" office:value="0" calcext:value-type="float">
            <text:p>0</text:p>
          </table:table-cell>
          <table:table-cell table:style-name="ce65" table:formula="of:=[.E6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63" table:formula="of:=[.B8]=[.$H$2]" office:value-type="float" office:value="1" calcext:value-type="float">
            <text:p>1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formula="of:=[.D8]=[.$H$2]" office:value-type="float" office:value="0" calcext:value-type="float">
            <text:p>0</text:p>
          </table:table-cell>
          <table:table-cell table:style-name="ce63" table:formula="of:=[.E8]=[.$H$2]" office:value-type="float" office:value="0" calcext:value-type="float">
            <text:p>0</text:p>
          </table:table-cell>
          <table:table-cell/>
          <table:table-cell table:style-name="ce63" table:formula="of:=[.B8]=[.$M$2]" office:value-type="float" office:value="0" calcext:value-type="float">
            <text:p>0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formula="of:=[.D8]=[.$M$2]" office:value-type="float" office:value="1" calcext:value-type="float">
            <text:p>1</text:p>
          </table:table-cell>
          <table:table-cell table:style-name="ce63" table:formula="of:=[.E8]=[.$M$2]" office:value-type="float" office:value="0" calcext:value-type="float">
            <text:p>0</text:p>
          </table:table-cell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formula="of:=[.D8]=[.$R$2]" office:value-type="float" office:value="0" calcext:value-type="float">
            <text:p>0</text:p>
          </table:table-cell>
          <table:table-cell table:style-name="ce63" table:formula="of:=[.E8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64" table:formula="of:=[.B9]=[.$H$2]" office:value-type="float" office:value="1" calcext:value-type="float">
            <text:p>1</text:p>
          </table:table-cell>
          <table:table-cell table:style-name="ce67" table:formula="of:=[.C9]=[.$H$2]" office:value-type="float" office:value="0" calcext:value-type="float">
            <text:p>0</text:p>
          </table:table-cell>
          <table:table-cell table:style-name="ce64" table:formula="of:=[.D9]=[.$H$2]" office:value-type="float" office:value="0" calcext:value-type="float">
            <text:p>0</text:p>
          </table:table-cell>
          <table:table-cell table:style-name="ce64" table:formula="of:=[.E9]=[.$H$2]" office:value-type="float" office:value="0" calcext:value-type="float">
            <text:p>0</text:p>
          </table:table-cell>
          <table:table-cell/>
          <table:table-cell table:style-name="ce64" table:formula="of:=[.B9]=[.$M$2]" office:value-type="float" office:value="0" calcext:value-type="float">
            <text:p>0</text:p>
          </table:table-cell>
          <table:table-cell table:style-name="ce74" table:formula="of:=[.C9]=[.$M$2]" office:value-type="float" office:value="0" calcext:value-type="float">
            <text:p>0</text:p>
          </table:table-cell>
          <table:table-cell table:style-name="ce64" table:formula="of:=[.D9]=[.$M$2]" office:value-type="float" office:value="1" calcext:value-type="float">
            <text:p>1</text:p>
          </table:table-cell>
          <table:table-cell table:style-name="ce64" table:formula="of:=[.E9]=[.$M$2]" office:value-type="float" office:value="0" calcext:value-type="float">
            <text:p>0</text:p>
          </table:table-cell>
          <table:table-cell/>
          <table:table-cell table:style-name="ce64" table:formula="of:=[.B9]=[.$R$2]" office:value-type="float" office:value="0" calcext:value-type="float">
            <text:p>0</text:p>
          </table:table-cell>
          <table:table-cell table:style-name="ce74" table:formula="of:=[.C9]=[.$R$2]" office:value-type="float" office:value="1" calcext:value-type="float">
            <text:p>1</text:p>
          </table:table-cell>
          <table:table-cell table:style-name="ce64" table:formula="of:=[.D9]=[.$R$2]" office:value-type="float" office:value="0" calcext:value-type="float">
            <text:p>0</text:p>
          </table:table-cell>
          <table:table-cell table:style-name="ce64" table:formula="of:=[.E9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0]=[.$H$2]" office:value-type="float" office:value="1" calcext:value-type="float">
            <text:p>1</text:p>
          </table:table-cell>
          <table:table-cell table:style-name="ce68" table:formula="of:=[.C10]=[.$H$2]" office:value-type="float" office:value="0" calcext:value-type="float">
            <text:p>0</text:p>
          </table:table-cell>
          <table:table-cell table:style-name="ce65" table:formula="of:=[.D10]=[.$H$2]" office:value-type="float" office:value="0" calcext:value-type="float">
            <text:p>0</text:p>
          </table:table-cell>
          <table:table-cell table:style-name="ce65" table:formula="of:=[.E10]=[.$H$2]" office:value-type="float" office:value="0" calcext:value-type="float">
            <text:p>0</text:p>
          </table:table-cell>
          <table:table-cell/>
          <table:table-cell table:style-name="ce65" table:formula="of:=[.B10]=[.$M$2]" office:value-type="float" office:value="0" calcext:value-type="float">
            <text:p>0</text:p>
          </table:table-cell>
          <table:table-cell table:style-name="ce75" table:formula="of:=[.C10]=[.$M$2]" office:value-type="float" office:value="0" calcext:value-type="float">
            <text:p>0</text:p>
          </table:table-cell>
          <table:table-cell table:style-name="ce65" table:formula="of:=[.D10]=[.$M$2]" office:value-type="float" office:value="1" calcext:value-type="float">
            <text:p>1</text:p>
          </table:table-cell>
          <table:table-cell table:style-name="ce65" table:formula="of:=[.E10]=[.$M$2]" office:value-type="float" office:value="0" calcext:value-type="float">
            <text:p>0</text:p>
          </table:table-cell>
          <table:table-cell/>
          <table:table-cell table:style-name="ce65" table:formula="of:=[.B10]=[.$R$2]" office:value-type="float" office:value="0" calcext:value-type="float">
            <text:p>0</text:p>
          </table:table-cell>
          <table:table-cell table:style-name="ce75" table:formula="of:=[.C10]=[.$R$2]" office:value-type="float" office:value="1" calcext:value-type="float">
            <text:p>1</text:p>
          </table:table-cell>
          <table:table-cell table:style-name="ce65" table:formula="of:=[.D10]=[.$R$2]" office:value-type="float" office:value="0" calcext:value-type="float">
            <text:p>0</text:p>
          </table:table-cell>
          <table:table-cell table:style-name="ce65" table:formula="of:=[.E10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63" table:formula="of:=[.B12]=[.$H$2]" office:value-type="float" office:value="1" calcext:value-type="float">
            <text:p>1</text:p>
          </table:table-cell>
          <table:table-cell table:style-name="ce66" table:formula="of:=[.C12]=[.$H$2]" office:value-type="float" office:value="1" calcext:value-type="float">
            <text:p>1</text:p>
          </table:table-cell>
          <table:table-cell table:style-name="ce63" table:formula="of:=[.D12]=[.$H$2]" office:value-type="float" office:value="0" calcext:value-type="float">
            <text:p>0</text:p>
          </table:table-cell>
          <table:table-cell table:style-name="ce63" table:formula="of:=[.E12]=[.$H$2]" office:value-type="float" office:value="1" calcext:value-type="float">
            <text:p>1</text:p>
          </table:table-cell>
          <table:table-cell/>
          <table:table-cell table:style-name="ce63" table:formula="of:=[.B12]=[.$M$2]" office:value-type="float" office:value="0" calcext:value-type="float">
            <text:p>0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formula="of:=[.D12]=[.$M$2]" office:value-type="float" office:value="1" calcext:value-type="float">
            <text:p>1</text:p>
          </table:table-cell>
          <table:table-cell table:style-name="ce63" table:formula="of:=[.E12]=[.$M$2]" office:value-type="float" office:value="0" calcext:value-type="float">
            <text:p>0</text:p>
          </table:table-cell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formula="of:=[.D12]=[.$R$2]" office:value-type="float" office:value="0" calcext:value-type="float">
            <text:p>0</text:p>
          </table:table-cell>
          <table:table-cell table:style-name="ce63" table:formula="of:=[.E12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/>
          <table:table-cell table:style-name="ce64" table:formula="of:=[.B13]=[.$H$2]" office:value-type="float" office:value="1" calcext:value-type="float">
            <text:p>1</text:p>
          </table:table-cell>
          <table:table-cell table:style-name="ce67" table:formula="of:=[.C13]=[.$H$2]" office:value-type="float" office:value="0" calcext:value-type="float">
            <text:p>0</text:p>
          </table:table-cell>
          <table:table-cell table:style-name="ce64" table:formula="of:=[.D13]=[.$H$2]" office:value-type="float" office:value="0" calcext:value-type="float">
            <text:p>0</text:p>
          </table:table-cell>
          <table:table-cell table:style-name="ce64" table:formula="of:=[.E13]=[.$H$2]" office:value-type="float" office:value="0" calcext:value-type="float">
            <text:p>0</text:p>
          </table:table-cell>
          <table:table-cell/>
          <table:table-cell table:style-name="ce64" table:formula="of:=[.B13]=[.$M$2]" office:value-type="float" office:value="0" calcext:value-type="float">
            <text:p>0</text:p>
          </table:table-cell>
          <table:table-cell table:style-name="ce74" table:formula="of:=[.C13]=[.$M$2]" office:value-type="float" office:value="1" calcext:value-type="float">
            <text:p>1</text:p>
          </table:table-cell>
          <table:table-cell table:style-name="ce64" table:formula="of:=[.D13]=[.$M$2]" office:value-type="float" office:value="1" calcext:value-type="float">
            <text:p>1</text:p>
          </table:table-cell>
          <table:table-cell table:style-name="ce64" table:formula="of:=[.E13]=[.$M$2]" office:value-type="float" office:value="1" calcext:value-type="float">
            <text:p>1</text:p>
          </table:table-cell>
          <table:table-cell/>
          <table:table-cell table:style-name="ce64" table:formula="of:=[.B13]=[.$R$2]" office:value-type="float" office:value="0" calcext:value-type="float">
            <text:p>0</text:p>
          </table:table-cell>
          <table:table-cell table:style-name="ce74" table:formula="of:=[.C13]=[.$R$2]" office:value-type="float" office:value="0" calcext:value-type="float">
            <text:p>0</text:p>
          </table:table-cell>
          <table:table-cell table:style-name="ce64" table:formula="of:=[.D13]=[.$R$2]" office:value-type="float" office:value="0" calcext:value-type="float">
            <text:p>0</text:p>
          </table:table-cell>
          <table:table-cell table:style-name="ce64" table:formula="of:=[.E13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4]=[.$H$2]" office:value-type="float" office:value="1" calcext:value-type="float">
            <text:p>1</text:p>
          </table:table-cell>
          <table:table-cell table:style-name="ce68" table:formula="of:=[.C14]=[.$H$2]" office:value-type="float" office:value="0" calcext:value-type="float">
            <text:p>0</text:p>
          </table:table-cell>
          <table:table-cell table:style-name="ce65" table:formula="of:=[.D14]=[.$H$2]" office:value-type="float" office:value="0" calcext:value-type="float">
            <text:p>0</text:p>
          </table:table-cell>
          <table:table-cell table:style-name="ce65" table:formula="of:=[.E14]=[.$H$2]" office:value-type="float" office:value="0" calcext:value-type="float">
            <text:p>0</text:p>
          </table:table-cell>
          <table:table-cell/>
          <table:table-cell table:style-name="ce65" table:formula="of:=[.B14]=[.$M$2]" office:value-type="float" office:value="0" calcext:value-type="float">
            <text:p>0</text:p>
          </table:table-cell>
          <table:table-cell table:style-name="ce75" table:formula="of:=[.C14]=[.$M$2]" office:value-type="float" office:value="0" calcext:value-type="float">
            <text:p>0</text:p>
          </table:table-cell>
          <table:table-cell table:style-name="ce65" table:formula="of:=[.D14]=[.$M$2]" office:value-type="float" office:value="1" calcext:value-type="float">
            <text:p>1</text:p>
          </table:table-cell>
          <table:table-cell table:style-name="ce65" table:formula="of:=[.E14]=[.$M$2]" office:value-type="float" office:value="0" calcext:value-type="float">
            <text:p>0</text:p>
          </table:table-cell>
          <table:table-cell/>
          <table:table-cell table:style-name="ce65" table:formula="of:=[.B14]=[.$R$2]" office:value-type="float" office:value="0" calcext:value-type="float">
            <text:p>0</text:p>
          </table:table-cell>
          <table:table-cell table:style-name="ce75" table:formula="of:=[.C14]=[.$R$2]" office:value-type="float" office:value="1" calcext:value-type="float">
            <text:p>1</text:p>
          </table:table-cell>
          <table:table-cell table:style-name="ce65" table:formula="of:=[.D14]=[.$R$2]" office:value-type="float" office:value="0" calcext:value-type="float">
            <text:p>0</text:p>
          </table:table-cell>
          <table:table-cell table:style-name="ce65" table:formula="of:=[.E14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)" office:value-type="float" office:value="9" calcext:value-type="float">
            <text:p>9</text:p>
          </table:table-cell>
          <table:table-cell table:formula="of:=SUM([.H4:.H14];[.M4:.M14];[.R4:.R14])" office:value-type="float" office:value="9" calcext:value-type="float">
            <text:p>9</text:p>
          </table:table-cell>
          <table:table-cell table:formula="of:=SUM([.I4:.I14];[.N4:.N14];[.S4:.S14])" office:value-type="float" office:value="9" calcext:value-type="float">
            <text:p>9</text:p>
          </table:table-cell>
          <table:table-cell table:formula="of:=SUM([.J4:.J14];[.O4:.O14];[.T4:.T1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0.5" calcext:value-type="float">
            <text:p>0,5</text:p>
          </table:table-cell>
          <table:table-cell table:style-name="ce69" table:formula="of:=([.I4]+[.J4])/2" office:value-type="float" office:value="1" calcext:value-type="float">
            <text:p>1</text:p>
          </table:table-cell>
          <table:table-cell table:number-columns-repeated="3"/>
          <table:table-cell table:style-name="ce58" table:formula="of:=([.L4]+[.M4])/2" office:value-type="float" office:value="0.5" calcext:value-type="float">
            <text:p>0,5</text:p>
          </table:table-cell>
          <table:table-cell table:style-name="ce69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 table:formula="of:=([.S4]+[.T4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5]+[.H5])/2" office:value-type="float" office:value="1" calcext:value-type="float">
            <text:p>1</text:p>
          </table:table-cell>
          <table:table-cell table:style-name="ce70" table:formula="of:=([.I5]+[.J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L5]+[.M5])/2" office:value-type="float" office:value="0" calcext:value-type="float">
            <text:p>0</text:p>
          </table:table-cell>
          <table:table-cell table:style-name="ce70" table:formula="of:=([.N5]+[.O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5]+[.R5])/2" office:value-type="float" office:value="0" calcext:value-type="float">
            <text:p>0</text:p>
          </table:table-cell>
          <table:table-cell table:style-name="ce70" table:formula="of:=([.S5]+[.T5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6]+[.H6])/2" office:value-type="float" office:value="1" calcext:value-type="float">
            <text:p>1</text:p>
          </table:table-cell>
          <table:table-cell table:style-name="ce71" table:formula="of:=([.I6]+[.J6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L6]+[.M6])/2" office:value-type="float" office:value="0" calcext:value-type="float">
            <text:p>0</text:p>
          </table:table-cell>
          <table:table-cell table:style-name="ce71" table:formula="of:=([.N6]+[.O6])/2" office:value-type="float" office:value="0" calcext:value-type="float">
            <text:p>0</text:p>
          </table:table-cell>
          <table:table-cell table:number-columns-repeated="3"/>
          <table:table-cell table:style-name="ce61" table:formula="of:=([.Q6]+[.R6])/2" office:value-type="float" office:value="0" calcext:value-type="float">
            <text:p>0</text:p>
          </table:table-cell>
          <table:table-cell table:style-name="ce71" table:formula="of:=([.S6]+[.T6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.5" calcext:value-type="float">
            <text:p>0,5</text:p>
          </table:table-cell>
          <table:table-cell table:style-name="ce69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8" table:formula="of:=([.L8]+[.M8])/2" office:value-type="float" office:value="0" calcext:value-type="float">
            <text:p>0</text:p>
          </table:table-cell>
          <table:table-cell table:style-name="ce69" table:formula="of:=([.N8]+[.O8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 table:formula="of:=([.S8]+[.T8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9]+[.H9])/2" office:value-type="float" office:value="0.5" calcext:value-type="float">
            <text:p>0,5</text:p>
          </table:table-cell>
          <table:table-cell table:style-name="ce70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59" table:formula="of:=([.L9]+[.M9])/2" office:value-type="float" office:value="0" calcext:value-type="float">
            <text:p>0</text:p>
          </table:table-cell>
          <table:table-cell table:style-name="ce70" table:formula="of:=([.N9]+[.O9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9]+[.R9])/2" office:value-type="float" office:value="0.5" calcext:value-type="float">
            <text:p>0,5</text:p>
          </table:table-cell>
          <table:table-cell table:style-name="ce70" table:formula="of:=([.S9]+[.T9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0]+[.H10])/2" office:value-type="float" office:value="0.5" calcext:value-type="float">
            <text:p>0,5</text:p>
          </table:table-cell>
          <table:table-cell table:style-name="ce71" table:formula="of:=([.I10]+[.J10])/2" office:value-type="float" office:value="0" calcext:value-type="float">
            <text:p>0</text:p>
          </table:table-cell>
          <table:table-cell table:number-columns-repeated="3"/>
          <table:table-cell table:style-name="ce61" table:formula="of:=([.L10]+[.M10])/2" office:value-type="float" office:value="0" calcext:value-type="float">
            <text:p>0</text:p>
          </table:table-cell>
          <table:table-cell table:style-name="ce71" table:formula="of:=([.N10]+[.O10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0]+[.R10])/2" office:value-type="float" office:value="0.5" calcext:value-type="float">
            <text:p>0,5</text:p>
          </table:table-cell>
          <table:table-cell table:style-name="ce71" table:formula="of:=([.S10]+[.T10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1" calcext:value-type="float">
            <text:p>1</text:p>
          </table:table-cell>
          <table:table-cell table:style-name="ce69" table:formula="of:=([.I12]+[.J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L12]+[.M12])/2" office:value-type="float" office:value="0" calcext:value-type="float">
            <text:p>0</text:p>
          </table:table-cell>
          <table:table-cell table:style-name="ce69" table:formula="of:=([.N12]+[.O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 table:formula="of:=([.S12]+[.T12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13]+[.H13])/2" office:value-type="float" office:value="0.5" calcext:value-type="float">
            <text:p>0,5</text:p>
          </table:table-cell>
          <table:table-cell table:style-name="ce70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59" table:formula="of:=([.L13]+[.M13])/2" office:value-type="float" office:value="0.5" calcext:value-type="float">
            <text:p>0,5</text:p>
          </table:table-cell>
          <table:table-cell table:style-name="ce70" table:formula="of:=([.N13]+[.O13])/2" office:value-type="float" office:value="1" calcext:value-type="float">
            <text:p>1</text:p>
          </table:table-cell>
          <table:table-cell table:number-columns-repeated="3"/>
          <table:table-cell table:style-name="ce59" table:formula="of:=([.Q13]+[.R13])/2" office:value-type="float" office:value="0" calcext:value-type="float">
            <text:p>0</text:p>
          </table:table-cell>
          <table:table-cell table:style-name="ce70" table:formula="of:=([.S13]+[.T13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4]+[.H14])/2" office:value-type="float" office:value="0.5" calcext:value-type="float">
            <text:p>0,5</text:p>
          </table:table-cell>
          <table:table-cell table:style-name="ce71" table:formula="of:=([.I14]+[.J14])/2" office:value-type="float" office:value="0" calcext:value-type="float">
            <text:p>0</text:p>
          </table:table-cell>
          <table:table-cell table:number-columns-repeated="3"/>
          <table:table-cell table:style-name="ce61" table:formula="of:=([.L14]+[.M14])/2" office:value-type="float" office:value="0" calcext:value-type="float">
            <text:p>0</text:p>
          </table:table-cell>
          <table:table-cell table:style-name="ce71" table:formula="of:=([.N14]+[.O14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4]+[.R14])/2" office:value-type="float" office:value="0.5" calcext:value-type="float">
            <text:p>0,5</text:p>
          </table:table-cell>
          <table:table-cell table:style-name="ce71" table:formula="of:=([.S14]+[.T14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3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L4]-[.L20])^2+([.Q4]-[.Q20])^2+([.H4]-[.G20])^2+([.M4]-[.L20])^2+([.R4]-[.Q20])^2+([.I4]-[.H20])^2+([.N4]-[.M20])^2+([.S4]-[.R20])^2+([.J4]-[.H20])^2+([.O4]-[.M20])^2+([.T4]-[.R20])^2" office:value-type="float" office:value="1" calcext:value-type="float">
            <text:p>1</text:p>
          </table:table-cell>
          <table:table-cell table:style-name="ce58" table:formula="of:=([.G20]-[.G34])^2+([.L20]-[.L34])^2+([.Q20]-[.Q34])^2+([.H20]-[.G34])^2+([.M20]-[.L34])^2+([.R20]-[.Q3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H20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 + [.M20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R20])/2" office:value-type="float" office:value="0" calcext:value-type="float">
            <text:p>0</text:p>
          </table:table-cell>
          <table:table-cell/>
          <table:table-cell office:value-type="string" calcext:value-type="string">
            <text:p>Pair 1</text:p>
          </table:table-cell>
          <table:table-cell table:style-name="ce58" table:formula="of:=(2*[.C34]*[.$X$34])-0.5*[.U3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4:.T36])/SUM([.U34:.U36])" office:value-type="float" office:value="-0.153846153846154" calcext:value-type="float">
            <text:p>-0,153846153846154</text:p>
          </table:table-cell>
          <table:table-cell table:style-name="ce58" table:formula="of:=SUM([.B34];[.B38];[.B42];[.B46];[.B50];[.B54];[.B58];[.B62];[.B66];[.B70];[.B74];[.B78];[.B82];[.B86];[.B90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5]-[.H21])^2+([.N5]-[.M21])^2+([.S5]-[.R21])^2+([.J5]-[.H21])^2+([.O5]-[.M21])^2+([.T5]-[.R21])^2" office:value-type="float" office:value="1" calcext:value-type="float">
            <text:p>1</text:p>
          </table:table-cell>
          <table:table-cell table:style-name="ce59" table:formula="of:=([.G21]-[.G35])^2+([.L21]-[.L35])^2+([.Q21]-[.Q35])^2+([.H21]-[.G35])^2+([.M21]-[.L35])^2+([.R21]-[.Q3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H21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M21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1])/2" office:value-type="float" office:value="0" calcext:value-type="float">
            <text:p>0</text:p>
          </table:table-cell>
          <table:table-cell table:number-columns-repeated="2"/>
          <table:table-cell table:style-name="ce59" table:formula="of:=(2*[.C35]*[.$X$34])-0.5*[.U3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table:formula="of:=SUM([.B35];[.B39];[.B43];[.B47];[.B51];[.B55];[.B59];[.B63];[.B67];[.B71];[.B75];[.B79];[.B83];[.B87];[.B91])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6]-[.H22])^2+([.N6]-[.M22])^2+([.S6]-[.R22])^2+([.J6]-[.H22])^2+([.O6]-[.M22])^2+([.T6]-[.R22])^2" office:value-type="float" office:value="1" calcext:value-type="float">
            <text:p>1</text:p>
          </table:table-cell>
          <table:table-cell table:style-name="ce61" table:formula="of:=([.G22]-[.G36])^2+([.L22]-[.L36])^2+([.Q22]-[.Q36])^2+([.H22]-[.G36])^2+([.M22]-[.L36])^2+([.R22]-[.Q36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H22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M22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R22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36]*[.$X$34])-0.5*[.U36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61" table:formula="of:=SUM([.B36];[.B40];[.B44];[.B48];[.B52];[.B56];[.B60];[.B64];[.B68];[.B72];[.B76];[.B80];[.B84];[.B88];[.B92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L4]-[.L20])^2+([.Q4]-[.Q20])^2+([.H4]-[.G20])^2+([.M4]-[.L20])^2+([.R4]-[.Q20])^2+([.G8]-[.G24])^2+([.L8]-[.L24])^2+([.Q8]-[.Q24])^2+([.H8]-[.G24])^2+([.M8]-[.L24])^2+([.R8]-[.Q24])^2" office:value-type="float" office:value="2" calcext:value-type="float">
            <text:p>2</text:p>
          </table:table-cell>
          <table:table-cell table:style-name="ce58" table:formula="of:=([.G20]-[.G38])^2+([.L20]-[.L38])^2+([.Q20]-[.Q38])^2+([.G24]-[.G38])^2+([.L24]-[.L38])^2+([.Q24]-[.Q3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2</text:p>
          </table:table-cell>
          <table:table-cell table:style-name="ce58" table:formula="of:=(2*[.C38]*[.$X$34])-0.5*[.U3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8:.T40])/SUM([.U38:.U40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9]-[.G25])^2+([.L9]-[.L25])^2+([.Q9]-[.Q25])^2+([.H9]-[.G25])^2+([.M9]-[.L25])^2+([.R9]-[.Q25])^2" office:value-type="float" office:value="1" calcext:value-type="float">
            <text:p>1</text:p>
          </table:table-cell>
          <table:table-cell table:style-name="ce59" table:formula="of:=([.G21]-[.G39])^2+([.L21]-[.L39])^2+([.Q21]-[.Q39])^2+([.G25]-[.G39])^2+([.L25]-[.L39])^2+([.Q25]-[.Q3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G25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L25])/2" office:value-type="float" office:value="0" calcext:value-type="float">
            <text:p>0</text:p>
          </table:table-cell>
          <table:table-cell table:number-columns-repeated="4"/>
          <table:table-cell table:style-name="ce59" table:formula="of:=([.Q21] + 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39]*[.$X$34])-0.5*[.U3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0]-[.G26])^2+([.L10]-[.L26])^2+([.Q10]-[.Q26])^2+([.H10]-[.G26])^2+([.M10]-[.L26])^2+([.R10]-[.Q26])^2" office:value-type="float" office:value="1" calcext:value-type="float">
            <text:p>1</text:p>
          </table:table-cell>
          <table:table-cell table:style-name="ce61" table:formula="of:=([.G22]-[.G40])^2+([.L22]-[.L40])^2+([.Q22]-[.Q40])^2+([.G26]-[.G40])^2+([.L26]-[.L40])^2+([.Q26]-[.Q4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G26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Q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0]*[.$X$34])-0.5*[.U4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4]-[.G20])^2+([.L4]-[.L20])^2+([.Q4]-[.Q20])^2+([.H4]-[.G20])^2+([.M4]-[.L20])^2+([.R4]-[.Q20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0]-[.G42])^2+([.L20]-[.L42])^2+([.Q20]-[.Q42])^2+([.H24]-[.G42])^2+([.M24]-[.L42])^2+([.R24]-[.Q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0] + 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0] + [.M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 + 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3</text:p>
          </table:table-cell>
          <table:table-cell table:style-name="ce58" table:formula="of:=(2*[.C42]*[.$X$34])-0.5*[.U42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2:.T44])/SUM([.U42:.U44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9]-[.H25])^2+([.N9]-[.M25])^2+([.S9]-[.R25])^2+([.J9]-[.H25])^2+([.O9]-[.M25])^2+([.T9]-[.R25])^2" office:value-type="float" office:value="1" calcext:value-type="float">
            <text:p>1</text:p>
          </table:table-cell>
          <table:table-cell table:style-name="ce59" table:formula="of:=([.G21]-[.G43])^2+([.L21]-[.L43])^2+([.Q21]-[.Q43])^2+([.H25]-[.G43])^2+([.M25]-[.L43])^2+([.R25]-[.Q43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1] + [.H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 + 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43]*[.$X$34])-0.5*[.U43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0]-[.H26])^2+([.N10]-[.M26])^2+([.S10]-[.R26])^2+([.J10]-[.H26])^2+([.O10]-[.M26])^2+([.T10]-[.R26])^2" office:value-type="float" office:value="1" calcext:value-type="float">
            <text:p>1</text:p>
          </table:table-cell>
          <table:table-cell table:style-name="ce61" table:formula="of:=([.G22]-[.G44])^2+([.L22]-[.L44])^2+([.Q22]-[.Q44])^2+([.H26]-[.G44])^2+([.M26]-[.L44])^2+([.R26]-[.Q44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 + [.H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 + 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 + [.R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4]*[.$X$34])-0.5*[.U44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4</text:p>
          </table:table-cell>
          <table:table-cell table:style-name="ce58" table:formula="of:=([.G4]-[.G20])^2+([.L4]-[.L20])^2+([.Q4]-[.Q20])^2+([.H4]-[.G20])^2+([.M4]-[.L20])^2+([.R4]-[.Q20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0]-[.G46])^2+([.L20]-[.L46])^2+([.Q20]-[.Q46])^2+([.G28]-[.G46])^2+([.L28]-[.L46])^2+([.Q28]-[.Q4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4</text:p>
          </table:table-cell>
          <table:table-cell table:style-name="ce58" table:formula="of:=([.G20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4</text:p>
          </table:table-cell>
          <table:table-cell table:style-name="ce58" table:formula="of:=(2*[.C46]*[.$X$34])-0.5*[.U4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6:.T48])/SUM([.U46:.U4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13]-[.G29])^2+([.L13]-[.L29])^2+([.Q13]-[.Q29])^2+([.H13]-[.G29])^2+([.M13]-[.L29])^2+([.R13]-[.Q29])^2" office:value-type="float" office:value="1" calcext:value-type="float">
            <text:p>1</text:p>
          </table:table-cell>
          <table:table-cell table:style-name="ce59" table:formula="of:=([.G21]-[.G47])^2+([.L21]-[.L47])^2+([.Q21]-[.Q47])^2+([.G29]-[.G47])^2+([.L29]-[.L47])^2+([.Q29]-[.Q4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+[.G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47]*[.$X$34])-0.5*[.U4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4]-[.G30])^2+([.L14]-[.L30])^2+([.Q14]-[.Q30])^2+([.H14]-[.G30])^2+([.M14]-[.L30])^2+([.R14]-[.Q30])^2" office:value-type="float" office:value="1" calcext:value-type="float">
            <text:p>1</text:p>
          </table:table-cell>
          <table:table-cell table:style-name="ce61" table:formula="of:=([.G22]-[.G48])^2+([.L22]-[.L48])^2+([.Q22]-[.Q48])^2+([.G30]-[.G48])^2+([.L30]-[.L48])^2+([.Q30]-[.Q4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+[.G30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+[.Q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8]*[.$X$34])-0.5*[.U4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5</text:p>
          </table:table-cell>
          <table:table-cell table:style-name="ce58" table:formula="of:=([.G4]-[.G20])^2+([.L4]-[.L20])^2+([.Q4]-[.Q20])^2+([.H4]-[.G20])^2+([.M4]-[.L20])^2+([.R4]-[.Q20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0]-[.G50])^2+([.L20]-[.L50])^2+([.Q20]-[.Q50])^2+([.H28]-[.G50])^2+([.M28]-[.L50])^2+([.R28]-[.Q50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5</text:p>
          </table:table-cell>
          <table:table-cell table:style-name="ce58" table:formula="of:=([.G20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5</text:p>
          </table:table-cell>
          <table:table-cell table:style-name="ce58" table:formula="of:=(2*[.C50]*[.$X$34])-0.5*[.U50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0:.T52])/SUM([.U50:.U52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13]-[.H29])^2+([.N13]-[.M29])^2+([.S13]-[.R29])^2+([.J13]-[.H29])^2+([.O13]-[.M29])^2+([.T13]-[.R29])^2" office:value-type="float" office:value="0" calcext:value-type="float">
            <text:p>0</text:p>
          </table:table-cell>
          <table:table-cell table:style-name="ce59" table:formula="of:=([.G21]-[.G51])^2+([.L21]-[.L51])^2+([.Q21]-[.Q51])^2+([.H29]-[.G51])^2+([.M29]-[.L51])^2+([.R29]-[.Q51])^2" office:value-type="float" office:value="1" calcext:value-type="float">
            <text:p>1</text:p>
          </table:table-cell>
          <table:table-cell table:number-columns-repeated="3"/>
          <table:table-cell table:style-name="ce59" table:formula="of:=([.G21]+[.H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51]*[.$X$34])-0.5*[.U51]" office:value-type="float" office:value="20" calcext:value-type="float">
            <text:p>2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4]-[.H30])^2+([.N14]-[.M30])^2+([.S14]-[.R30])^2+([.J14]-[.H30])^2+([.O14]-[.M30])^2+([.T14]-[.R30])^2" office:value-type="float" office:value="1" calcext:value-type="float">
            <text:p>1</text:p>
          </table:table-cell>
          <table:table-cell table:style-name="ce61" table:formula="of:=([.G22]-[.G52])^2+([.L22]-[.L52])^2+([.Q22]-[.Q52])^2+([.H30]-[.G52])^2+([.M30]-[.L52])^2+([.R30]-[.Q52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+[.H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+[.R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52]*[.$X$34])-0.5*[.U52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ir 6</text:p>
          </table:table-cell>
          <table:table-cell table:style-name="ce58" table:formula="of:=([.I4]-[.H20])^2+([.N4]-[.M20])^2+([.S4]-[.R20])^2+([.J4]-[.H20])^2+([.O4]-[.M20])^2+([.T4]-[.R20])^2+([.G8]-[.G24])^2+([.L8]-[.L24])^2+([.Q8]-[.Q24])^2+([.H8]-[.G24])^2+([.M8]-[.L24])^2+([.R8]-[.Q24])^2" office:value-type="float" office:value="1" calcext:value-type="float">
            <text:p>1</text:p>
          </table:table-cell>
          <table:table-cell table:style-name="ce58" table:formula="of:=([.H20]-[.G54])^2+([.M20]-[.L54])^2+([.R20]-[.Q54])^2+([.G24]-[.G54])^2+([.L24]-[.L54])^2+([.Q24]-[.Q5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6</text:p>
          </table:table-cell>
          <table:table-cell table:style-name="ce58" table:formula="of:=([.H20]+[.G24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L24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6</text:p>
          </table:table-cell>
          <table:table-cell table:style-name="ce58" table:formula="of:=(2*[.C54]*[.$X$34])-0.5*[.U5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4:.T56])/SUM([.U54:.U56])"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9]-[.G25])^2+([.L9]-[.L25])^2+([.Q9]-[.Q25])^2+([.H9]-[.G25])^2+([.M9]-[.L25])^2+([.R9]-[.Q25])^2" office:value-type="float" office:value="2" calcext:value-type="float">
            <text:p>2</text:p>
          </table:table-cell>
          <table:table-cell table:style-name="ce59" table:formula="of:=([.H21]-[.G55])^2+([.M21]-[.L55])^2+([.R21]-[.Q55])^2+([.G25]-[.G55])^2+([.L25]-[.L55])^2+([.Q25]-[.Q5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G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R21]+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5]*[.$X$34])-0.5*[.U5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0]-[.G26])^2+([.L10]-[.L26])^2+([.Q10]-[.Q26])^2+([.H10]-[.G26])^2+([.M10]-[.L26])^2+([.R10]-[.Q26])^2" office:value-type="float" office:value="2" calcext:value-type="float">
            <text:p>2</text:p>
          </table:table-cell>
          <table:table-cell table:style-name="ce61" table:formula="of:=([.H22]-[.G56])^2+([.M22]-[.L56])^2+([.R22]-[.Q56])^2+([.G26]-[.G56])^2+([.L26]-[.L56])^2+([.Q26]-[.Q56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56]*[.$X$34])-0.5*[.U5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7</text:p>
          </table:table-cell>
          <table:table-cell table:style-name="ce58" table:formula="of:=([.I4]-[.H20])^2+([.N4]-[.M20])^2+([.S4]-[.R20])^2+([.J4]-[.H20])^2+([.O4]-[.M20])^2+([.T4]-[.R20])^2+([.I8]-[.H24])^2+([.N8]-[.M24])^2+([.S8]-[.R24])^2+([.J8]-[.H24])^2+([.O8]-[.M24])^2+([.T8]-[.R24])^2" office:value-type="float" office:value="1" calcext:value-type="float">
            <text:p>1</text:p>
          </table:table-cell>
          <table:table-cell table:style-name="ce58" table:formula="of:=([.H20]-[.G58])^2+([.M20]-[.L58])^2+([.R20]-[.Q58])^2+([.H24]-[.G58])^2+([.M24]-[.L58])^2+([.R24]-[.Q5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7</text:p>
          </table:table-cell>
          <table:table-cell table:style-name="ce58" table:formula="of:=([.H20]+[.H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0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7</text:p>
          </table:table-cell>
          <table:table-cell table:style-name="ce58" table:formula="of:=(2*[.C58]*[.$X$34])-0.5*[.U58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8:.T60])/SUM([.U58:.U60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H21]-[.G59])^2+([.M21]-[.L59])^2+([.R21]-[.Q59])^2+([.H25]-[.G59])^2+([.M25]-[.L59])^2+([.R25]-[.Q5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9]*[.$X$34])-0.5*[.U5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H22]-[.G60])^2+([.M22]-[.L60])^2+([.R22]-[.Q60])^2+([.H26]-[.G60])^2+([.M26]-[.L60])^2+([.R26]-[.Q6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0]*[.$X$34])-0.5*[.U6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8</text:p>
          </table:table-cell>
          <table:table-cell table:style-name="ce58" table:formula="of:=([.I4]-[.H20])^2+([.N4]-[.M20])^2+([.S4]-[.R20])^2+([.J4]-[.H20])^2+([.O4]-[.M20])^2+([.T4]-[.R20])^2+([.G12]-[.G28])^2+([.L12]-[.L28])^2+([.Q12]-[.Q28])^2+([.H12]-[.G28])^2+([.M12]-[.L28])^2+([.R12]-[.Q28])^2" office:value-type="float" office:value="0" calcext:value-type="float">
            <text:p>0</text:p>
          </table:table-cell>
          <table:table-cell table:style-name="ce58" table:formula="of:=([.H20]-[.G62])^2+([.M20]-[.L62])^2+([.R20]-[.Q62])^2+([.G28]-[.G62])^2+([.L28]-[.L62])^2+([.Q28]-[.Q62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8</text:p>
          </table:table-cell>
          <table:table-cell table:style-name="ce58" table:formula="of:=([.H20]+[.G28])/2" office:value-type="float" office:value="1" calcext:value-type="float">
            <text:p>1</text:p>
          </table:table-cell>
          <table:table-cell table:number-columns-repeated="4"/>
          <table:table-cell table:style-name="ce58" table:formula="of:=([.M20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8</text:p>
          </table:table-cell>
          <table:table-cell table:style-name="ce58" table:formula="of:=(2*[.C62]*[.$X$34])-0.5*[.U62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2:.T64])/SUM([.U62:.U64])" office:value-type="float" office:value="-0.5" calcext:value-type="float">
            <text:p>-0,5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1]-[.G63])^2+([.M21]-[.L63])^2+([.R21]-[.Q63])^2+([.G29]-[.G63])^2+([.L29]-[.L63])^2+([.Q29]-[.Q63])^2" office:value-type="float" office:value="0" calcext:value-type="float">
            <text:p>0</text:p>
          </table:table-cell>
          <table:table-cell table:number-columns-repeated="3"/>
          <table:table-cell table:style-name="ce59" table:formula="of:=([.H21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3]*[.$X$34])-0.5*[.U63]" office:value-type="float" office:value="-10" calcext:value-type="float">
            <text:p>-1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2]-[.G64])^2+([.M22]-[.L64])^2+([.R22]-[.Q64])^2+([.G30]-[.G64])^2+([.L30]-[.L64])^2+([.Q30]-[.Q64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4]*[.$X$34])-0.5*[.U64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9</text:p>
          </table:table-cell>
          <table:table-cell table:style-name="ce58" table:formula="of:=([.I4]-[.H20])^2+([.N4]-[.M20])^2+([.S4]-[.R20])^2+([.J4]-[.H20])^2+([.O4]-[.M20])^2+([.T4]-[.R20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H20]-[.G66])^2+([.M20]-[.L66])^2+([.R20]-[.Q66])^2+([.H28]-[.G66])^2+([.M28]-[.L66])^2+([.R28]-[.Q6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9</text:p>
          </table:table-cell>
          <table:table-cell table:style-name="ce58" table:formula="of:=([.H20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9</text:p>
          </table:table-cell>
          <table:table-cell table:style-name="ce58" table:formula="of:=(2*[.C66]*[.$X$34])-0.5*[.U6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6:.T68])/SUM([.U66:.U6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1]-[.G67])^2+([.M21]-[.L67])^2+([.R21]-[.Q67])^2+([.H29]-[.G67])^2+([.M29]-[.L67])^2+([.R29]-[.Q6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7]*[.$X$34])-0.5*[.U6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2]-[.G68])^2+([.M22]-[.L68])^2+([.R22]-[.Q68])^2+([.H30]-[.G68])^2+([.M30]-[.L68])^2+([.R30]-[.Q6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8]*[.$X$34])-0.5*[.U6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0</text:p>
          </table:table-cell>
          <table:table-cell table:style-name="ce58" table:formula="of:=([.G8]-[.G24])^2+([.L8]-[.L24])^2+([.Q8]-[.Q24])^2+([.H8]-[.G24])^2+([.M8]-[.L24])^2+([.R8]-[.Q24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4]-[.G70])^2+([.L24]-[.L70])^2+([.Q24]-[.Q70])^2+([.H24]-[.G70])^2+([.M24]-[.L70])^2+([.R24]-[.Q7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0</text:p>
          </table:table-cell>
          <table:table-cell table:style-name="ce58" table:formula="of:=([.G24]+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4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4])/2" office:value-type="float" office:value="0.5" calcext:value-type="float">
            <text:p>0,5</text:p>
          </table:table-cell>
          <table:table-cell/>
          <table:table-cell office:value-type="string" calcext:value-type="string">
            <text:p>Pair 10</text:p>
          </table:table-cell>
          <table:table-cell table:style-name="ce58" table:formula="of:=(2*[.C70]*[.$X$34])-0.5*[.U7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0:.T72])/SUM([.U70:.U72])" office:value-type="float" office:value="-0.153846153846154" calcext:value-type="float">
            <text:p>-0,153846153846154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G25]-[.G71])^2+([.L25]-[.L71])^2+([.Q25]-[.Q71])^2+([.H25]-[.G71])^2+([.M25]-[.L71])^2+([.R25]-[.Q7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R25])/2" office:value-type="float" office:value="0.5" calcext:value-type="float">
            <text:p>0,5</text:p>
          </table:table-cell>
          <table:table-cell table:number-columns-repeated="2"/>
          <table:table-cell table:style-name="ce59" table:formula="of:=(2*[.C71]*[.$X$34])-0.5*[.U7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G26]-[.G72])^2+([.L26]-[.L72])^2+([.Q26]-[.Q72])^2+([.H26]-[.G72])^2+([.M26]-[.L72])^2+([.R26]-[.Q7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2]*[.$X$34])-0.5*[.U7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1</text:p>
          </table:table-cell>
          <table:table-cell table:style-name="ce58" table:formula="of:=([.G8]-[.G24])^2+([.L8]-[.L24])^2+([.Q8]-[.Q24])^2+([.H8]-[.G24])^2+([.M8]-[.L24])^2+([.R8]-[.Q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4]-[.G74])^2+([.L24]-[.L74])^2+([.Q24]-[.Q74])^2+([.G28]-[.G74])^2+([.L28]-[.L74])^2+([.Q28]-[.Q7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1</text:p>
          </table:table-cell>
          <table:table-cell table:style-name="ce58" table:formula="of:=([.G24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4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Q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1</text:p>
          </table:table-cell>
          <table:table-cell table:style-name="ce58" table:formula="of:=(2*[.C74]*[.$X$34])-0.5*[.U7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4:.T76])/SUM([.U74:.U76])" office:value-type="float" office:value="-0.269230769230769" calcext:value-type="float">
            <text:p>-0,269230769230769</text:p>
          </table:table-cell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G25]-[.G75])^2+([.L25]-[.L75])^2+([.Q25]-[.Q75])^2+([.G29]-[.G75])^2+([.L29]-[.L75])^2+([.Q29]-[.Q7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5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5]*[.$X$34])-0.5*[.U7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G26]-[.G76])^2+([.L26]-[.L76])^2+([.Q26]-[.Q76])^2+([.G30]-[.G76])^2+([.L30]-[.L76])^2+([.Q30]-[.Q76])^2" office:value-type="float" office:value="0" calcext:value-type="float">
            <text:p>0</text:p>
          </table:table-cell>
          <table:table-cell table:number-columns-repeated="3"/>
          <table:table-cell table:style-name="ce61" table:formula="of:=([.G26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6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6]*[.$X$34])-0.5*[.U7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2</text:p>
          </table:table-cell>
          <table:table-cell table:style-name="ce58" table:formula="of:=([.G8]-[.G24])^2+([.L8]-[.L24])^2+([.Q8]-[.Q24])^2+([.H8]-[.G24])^2+([.M8]-[.L24])^2+([.R8]-[.Q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4]-[.G78])^2+([.L24]-[.L78])^2+([.Q24]-[.Q78])^2+([.H28]-[.G78])^2+([.M28]-[.L78])^2+([.R28]-[.Q7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2</text:p>
          </table:table-cell>
          <table:table-cell table:style-name="ce58" table:formula="of:=([.G24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4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2</text:p>
          </table:table-cell>
          <table:table-cell table:style-name="ce58" table:formula="of:=(2*[.C78]*[.$X$34])-0.5*[.U7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8:.T80])/SUM([.U78:.U80])" office:value-type="float" office:value="0.0769230769230769" calcext:value-type="float">
            <text:p>0,076923076923077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5]-[.G79])^2+([.L25]-[.L79])^2+([.Q25]-[.Q79])^2+([.H29]-[.G79])^2+([.M29]-[.L79])^2+([.R29]-[.Q79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5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9]*[.$X$34])-0.5*[.U79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26]-[.G80])^2+([.L26]-[.L80])^2+([.Q26]-[.Q80])^2+([.H30]-[.G80])^2+([.M30]-[.L80])^2+([.R30]-[.Q8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0]*[.$X$34])-0.5*[.U8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3</text:p>
          </table:table-cell>
          <table:table-cell table:style-name="ce58" table:formula="of:=([.I8]-[.H24])^2+([.N8]-[.M24])^2+([.S8]-[.R24])^2+([.J8]-[.H24])^2+([.O8]-[.M24])^2+([.T8]-[.R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H24]-[.G82])^2+([.M24]-[.L82])^2+([.R24]-[.Q82])^2+([.G28]-[.G82])^2+([.L28]-[.L82])^2+([.Q28]-[.Q82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3</text:p>
          </table:table-cell>
          <table:table-cell table:style-name="ce58" table:formula="of:=([.H24]+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4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3</text:p>
          </table:table-cell>
          <table:table-cell table:style-name="ce58" table:formula="of:=(2*[.C82]*[.$X$34])-0.5*[.U82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2:.T84])/SUM([.U82:.U84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5]-[.G83])^2+([.M25]-[.L83])^2+([.R25]-[.Q83])^2+([.G29]-[.G83])^2+([.L29]-[.L83])^2+([.Q29]-[.Q83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G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5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3]*[.$X$34])-0.5*[.U83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6]-[.G84])^2+([.M26]-[.L84])^2+([.R26]-[.Q84])^2+([.G30]-[.G84])^2+([.L30]-[.L84])^2+([.Q30]-[.Q84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6]+[.G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6]+[.L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4]*[.$X$34])-0.5*[.U84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4</text:p>
          </table:table-cell>
          <table:table-cell table:style-name="ce58" table:formula="of:=([.I8]-[.H24])^2+([.N8]-[.M24])^2+([.S8]-[.R24])^2+([.J8]-[.H24])^2+([.O8]-[.M24])^2+([.T8]-[.R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H24]-[.G86])^2+([.M24]-[.L86])^2+([.R24]-[.Q86])^2+([.H28]-[.G86])^2+([.M28]-[.L86])^2+([.R28]-[.Q8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4</text:p>
          </table:table-cell>
          <table:table-cell table:style-name="ce58" table:formula="of:=([.H24]+[.H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M24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R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4</text:p>
          </table:table-cell>
          <table:table-cell table:style-name="ce58" table:formula="of:=(2*[.C86]*[.$X$34])-0.5*[.U8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6:.T88])/SUM([.U86:.U88])" office:value-type="float" office:value="-0.269230769230769" calcext:value-type="float">
            <text:p>-0,269230769230769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5]-[.G87])^2+([.M25]-[.L87])^2+([.R25]-[.Q87])^2+([.H29]-[.G87])^2+([.M29]-[.L87])^2+([.R29]-[.Q8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H29])/2" office:value-type="float" office:value="0" calcext:value-type="float">
            <text:p>0</text:p>
          </table:table-cell>
          <table:table-cell table:number-columns-repeated="4"/>
          <table:table-cell table:style-name="ce59" table:formula="of:=([.M25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7]*[.$X$34])-0.5*[.U8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6]-[.G88])^2+([.M26]-[.L88])^2+([.R26]-[.Q88])^2+([.H30]-[.G88])^2+([.M30]-[.L88])^2+([.R30]-[.Q88])^2" office:value-type="float" office:value="0" calcext:value-type="float">
            <text:p>0</text:p>
          </table:table-cell>
          <table:table-cell table:number-columns-repeated="3"/>
          <table:table-cell table:style-name="ce61" table:formula="of:=([.H26]+[.H30])/2" office:value-type="float" office:value="0" calcext:value-type="float">
            <text:p>0</text:p>
          </table:table-cell>
          <table:table-cell table:number-columns-repeated="4"/>
          <table:table-cell table:style-name="ce61" table:formula="of:=([.M26]+[.M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R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8]*[.$X$34])-0.5*[.U88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20" calcext:value-type="float">
            <text:p>2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5</text:p>
          </table:table-cell>
          <table:table-cell table:style-name="ce58" table:formula="of:=([.G12]-[.G28])^2+([.L12]-[.L28])^2+([.Q12]-[.Q28])^2+([.H12]-[.G28])^2+([.M12]-[.L28])^2+([.R12]-[.Q28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G28]-[.G90])^2+([.L28]-[.L90])^2+([.Q28]-[.Q90])^2+([.H28]-[.G90])^2+([.M28]-[.L90])^2+([.R28]-[.Q9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5</text:p>
          </table:table-cell>
          <table:table-cell table:style-name="ce58" table:formula="of:=([.G28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8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8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15</text:p>
          </table:table-cell>
          <table:table-cell table:style-name="ce58" table:formula="of:=(2*[.C90]*[.$X$34])-0.5*[.U9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90:.T92])/SUM([.U90:.U92])"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13]-[.G29])^2+([.L13]-[.L29])^2+([.Q13]-[.Q29])^2+([.H13]-[.G29])^2+([.M13]-[.L29])^2+([.R13]-[.Q29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9]-[.G91])^2+([.L29]-[.L91])^2+([.Q29]-[.Q91])^2+([.H29]-[.G91])^2+([.M29]-[.L91])^2+([.R29]-[.Q9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9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9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Q29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91]*[.$X$34])-0.5*[.U9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10" calcext:value-type="float">
            <text:p>-1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4]-[.G30])^2+([.L14]-[.L30])^2+([.Q14]-[.Q30])^2+([.H14]-[.G30])^2+([.M14]-[.L30])^2+([.R14]-[.Q30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30]-[.G92])^2+([.L30]-[.L92])^2+([.Q30]-[.Q92])^2+([.H30]-[.G92])^2+([.M30]-[.L92])^2+([.R30]-[.Q9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30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30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30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92]*[.$X$34])-0.5*[.U9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5" calcext:value-type="float">
            <text:p>-0,5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</table:table>
      <table:table table:name="calc_ar_test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2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tate u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table:number-columns-repeated="2"/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1" calcext:value-type="float">
            <text:p>1</text:p>
          </table:table-cell>
          <table:table-cell table:style-name="ce63" table:number-columns-repeated="2"/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4]=[.$W$2]" office:value-type="float" office:value="0" calcext:value-type="float">
            <text:p>0</text:p>
          </table:table-cell>
          <table:table-cell table:style-name="ce31" table:formula="of:=[.C4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table:number-columns-repeated="2"/>
          <table:table-cell/>
          <table:table-cell table:style-name="ce63" table:formula="of:=[.B8]=[.$H$2]" office:value-type="float" office:value="0" calcext:value-type="float">
            <text:p>0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M$2]" office:value-type="float" office:value="1" calcext:value-type="float">
            <text:p>1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number-columns-repeated="2"/>
          <table:table-cell table:style-name="ce28"/>
          <table:table-cell table:style-name="ce31" table:formula="of:=[.B8]=[.$W$2]" office:value-type="float" office:value="0" calcext:value-type="float">
            <text:p>0</text:p>
          </table:table-cell>
          <table:table-cell table:style-name="ce31" table:formula="of:=[.C8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29" table:number-columns-repeated="2"/>
          <table:table-cell/>
          <table:table-cell table:style-name="ce63" table:formula="of:=[.B12]=[.$H$2]" office:value-type="float" office:value="0" calcext:value-type="float">
            <text:p>0</text:p>
          </table:table-cell>
          <table:table-cell table:style-name="ce66" table:formula="of:=[.C12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M$2]" office:value-type="float" office:value="1" calcext:value-type="float">
            <text:p>1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12]=[.$W$2]" office:value-type="float" office:value="0" calcext:value-type="float">
            <text:p>0</text:p>
          </table:table-cell>
          <table:table-cell table:style-name="ce31" table:formula="of:=[.C12]=[.$W$2]" office:value-type="float" office:value="1" calcext:value-type="float">
            <text:p>1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;[.V3:.V14])" office:value-type="float" office:value="3" calcext:value-type="float">
            <text:p>3</text:p>
          </table:table-cell>
          <table:table-cell table:formula="of:=SUM([.H4:.H14];[.M4:.M14];[.R4:.R14];[.W4:.W12])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1" calcext:value-type="float">
            <text:p>1</text:p>
          </table:table-cell>
          <table:table-cell table:style-name="ce69"/>
          <table:table-cell table:number-columns-repeated="3"/>
          <table:table-cell table:style-name="ce58" table:formula="of:=([.L4]+[.M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4]+[.W4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8]+[.M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V8]+[.W8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12]+[.M12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12]+[.W12])/2" office:value-type="float" office:value="0.5" calcext:value-type="float">
            <text:p>0,5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9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4</text:p>
          </table:table-cell>
          <table:table-cell table:number-columns-repeated="6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H4]-[.G20])^2+([.L4]-[.L20])^2+([.M4]-[.L20])^2+([.Q4]-[.Q20])^2+([.R4]-[.Q20])^2+([.V4]-[.V20])^2+([.W4]-[.V20])^2+([.G8]-[.G24])^2+([.H8]-[.G24])^2+([.L8]-[.L24])^2+([.M8]-[.L24])^2+([.Q8]-[.Q24])^2+([.R8]-[.Q24])^2+([.V8]-[.V24])^2+([.W8]-[.V24])^2" office:value-type="float" office:value="1" calcext:value-type="float">
            <text:p>1</text:p>
          </table:table-cell>
          <table:table-cell table:style-name="ce58" table:formula="of:=([.G20]-[.G34])^2+([.L20]-[.L34])^2+([.Q20]-[.Q34])^2+([.G24]-[.G34])^2+([.L24]-[.L34])^2+([.Q24]-[.Q34])^2+([.V20]-[.V34])^2+([.V24]-[.V34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0] + [.V24]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2*[.C34]*[.$AD$34])-0.5*[.AA34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4:.Z36])/SUM([.AA34:.AA36])" office:value-type="float" office:value="0.625" calcext:value-type="float">
            <text:p>0,625</text:p>
          </table:table-cell>
          <table:table-cell table:style-name="ce58" table:formula="of:=SUM([.B34];[.B38];[.B42];[.B46];[.B50];[.B54];[.B58];[.B62];[.B66];[.B70];[.B74];[.B78];[.B82];[.B86];[.B9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61"/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H4]-[.G20])^2+([.L4]-[.L20])^2+([.M4]-[.L20])^2+([.Q4]-[.Q20])^2+([.R4]-[.Q20])^2+([.V4]-[.V20])^2+([.W4]-[.V20])^2+([.G12]-[.G28])^2+([.H12]-[.G28])^2+([.L12]-[.L28])^2+([.M12]-[.L28])^2+([.Q12]-[.Q28])^2+([.R12]-[.Q28])^2+([.V12]-[.V28])^2+([.W12]-[.V28])^2" office:value-type="float" office:value="1" calcext:value-type="float">
            <text:p>1</text:p>
          </table:table-cell>
          <table:table-cell table:style-name="ce58" table:formula="of:=([.G20]-[.G38])^2+([.L20]-[.L38])^2+([.Q20]-[.Q38])^2+([.G28]-[.G38])^2+([.L28]-[.L38])^2+([.Q28]-[.Q38])^2+([.V20]-[.V38])^2+([.V28]-[.V3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8])/2" office:value-type="float" office:value="0" calcext:value-type="float">
            <text:p>0</text:p>
          </table:table-cell>
          <table:table-cell table:number-columns-repeated="4"/>
          <table:table-cell table:style-name="ce58" table:formula="of:=([.V20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2*[.C38]*[.$AD$34])-0.5*[.AA38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8:.Z40])/SUM([.AA38:.AA40])" office:value-type="float" office:value="0.625" calcext:value-type="float">
            <text:p>0,6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8]-[.G24])^2+([.H8]-[.G24])^2+([.L8]-[.L24])^2+([.M8]-[.L24])^2+([.Q8]-[.Q24])^2+([.R8]-[.Q24])^2+([.V8]-[.V24])^2+([.W8]-[.V24])^2+([.G12]-[.G28])^2+([.H12]-[.G28])^2+([.L12]-[.L28])^2+([.M12]-[.L28])^2+([.Q12]-[.Q28])^2+([.R12]-[.Q28])^2+([.V12]-[.V28])^2+([.W12]-[.V28])^2" office:value-type="float" office:value="2" calcext:value-type="float">
            <text:p>2</text:p>
          </table:table-cell>
          <table:table-cell table:style-name="ce58" table:formula="of:=([.G24]-[.G42])^2+([.L24]-[.L42])^2+([.Q24]-[.Q42])^2+([.G28]-[.G42])^2+([.L28]-[.L42])^2+([.Q28]-[.Q42])^2+([.V24]-[.V42])^2+([.V28]-[.V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4] + [.G28])/2" office:value-type="float" office:value="0" calcext:value-type="float">
            <text:p>0</text:p>
          </table:table-cell>
          <table:table-cell table:number-columns-repeated="4"/>
          <table:table-cell table:style-name="ce58" table:formula="of:=([.L24] + [.L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4] + [.Q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4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2*[.C42]*[.$AD$34])-0.5*[.AA42]" office:value-type="float" office:value="-0.5" calcext:value-type="float">
            <text:p>-0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42:.Z44])/SUM([.AA42:.AA44])" office:value-type="float" office:value="-0.125" calcext:value-type="float">
            <text:p>-0,1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28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4"/>
          <table:table-cell table:style-name="Default"/>
          <table:table-cell table:number-columns-repeated="20"/>
          <table:table-cell table:style-name="ce59"/>
          <table:table-cell table:style-name="ce30"/>
          <table:table-cell table:number-columns-repeated="3"/>
        </table:table-row>
      </table:table>
      <table:table table:name="calc_fst" table:style-name="ta1">
        <table:table-column table:style-name="co3" table:number-columns-repeated="21" table:default-cell-style-name="Default"/>
        <table:table-column table:style-name="co3" table:default-cell-style-name="ce52"/>
        <table:table-column table:style-name="co3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20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3]=[.$H$1]" office:value-type="float" office:value="1" calcext:value-type="float">
            <text:p>1</text:p>
          </table:table-cell>
          <table:table-cell table:style-name="ce66" table:formula="of:=[.C3]=[.$H$1]" office:value-type="float" office:value="1" calcext:value-type="float">
            <text:p>1</text:p>
          </table:table-cell>
          <table:table-cell table:style-name="ce63" table:formula="of:=[.D3]=[.$H$1]" office:value-type="float" office:value="1" calcext:value-type="float">
            <text:p>1</text:p>
          </table:table-cell>
          <table:table-cell table:style-name="ce63" table:formula="of:=[.E3]=[.$H$1]" office:value-type="float" office:value="1" calcext:value-type="float">
            <text:p>1</text:p>
          </table:table-cell>
          <table:table-cell/>
          <table:table-cell table:style-name="ce63" table:formula="of:=[.B3]=[.$M$1]" office:value-type="float" office:value="0" calcext:value-type="float">
            <text:p>0</text:p>
          </table:table-cell>
          <table:table-cell table:style-name="ce73" table:formula="of:=[.C3]=[.$M$1]" office:value-type="float" office:value="0" calcext:value-type="float">
            <text:p>0</text:p>
          </table:table-cell>
          <table:table-cell table:style-name="ce63" table:formula="of:=[.D3]=[.$M$1]" office:value-type="float" office:value="0" calcext:value-type="float">
            <text:p>0</text:p>
          </table:table-cell>
          <table:table-cell table:style-name="ce63" table:formula="of:=[.E3]=[.$M$1]" office:value-type="float" office:value="0" calcext:value-type="float">
            <text:p>0</text:p>
          </table:table-cell>
          <table:table-cell/>
          <table:table-cell table:style-name="ce76" table:formula="of:=[.B3]=[.$R$1]" office:value-type="boolean" office:boolean-value="false" calcext:value-type="boolean">
            <text:p>FAUX</text:p>
          </table:table-cell>
          <table:table-cell table:style-name="ce73" table:formula="of:=[.C3]=[.$R$1]" office:value-type="float" office:value="0" calcext:value-type="float">
            <text:p>0</text:p>
          </table:table-cell>
          <table:table-cell table:style-name="ce63" table:formula="of:=[.D3]=[.$R$1]" office:value-type="float" office:value="0" calcext:value-type="float">
            <text:p>0</text:p>
          </table:table-cell>
          <table:table-cell table:style-name="ce63" table:formula="of:=[.E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Fis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Fit</text:p>
          </table:table-cell>
          <table:table-cell table:number-columns-repeated="12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4]=[.$H$1]" office:value-type="float" office:value="0" calcext:value-type="float">
            <text:p>0</text:p>
          </table:table-cell>
          <table:table-cell table:style-name="ce67" table:formula="of:=[.C4]=[.$H$1]" office:value-type="float" office:value="0" calcext:value-type="float">
            <text:p>0</text:p>
          </table:table-cell>
          <table:table-cell table:style-name="ce64" table:formula="of:=[.D4]=[.$H$1]" office:value-type="float" office:value="0" calcext:value-type="float">
            <text:p>0</text:p>
          </table:table-cell>
          <table:table-cell table:style-name="ce64" table:formula="of:=[.E4]=[.$H$1]" office:value-type="float" office:value="0" calcext:value-type="float">
            <text:p>0</text:p>
          </table:table-cell>
          <table:table-cell/>
          <table:table-cell table:style-name="ce64" table:formula="of:=[.B4]=[.$M$1]" office:value-type="float" office:value="0" calcext:value-type="float">
            <text:p>0</text:p>
          </table:table-cell>
          <table:table-cell table:style-name="ce74" table:formula="of:=[.C4]=[.$M$1]" office:value-type="float" office:value="0" calcext:value-type="float">
            <text:p>0</text:p>
          </table:table-cell>
          <table:table-cell table:style-name="ce64" table:formula="of:=[.D4]=[.$M$1]" office:value-type="float" office:value="0" calcext:value-type="float">
            <text:p>0</text:p>
          </table:table-cell>
          <table:table-cell table:style-name="ce64" table:formula="of:=[.E4]=[.$M$1]" office:value-type="float" office:value="0" calcext:value-type="float">
            <text:p>0</text:p>
          </table:table-cell>
          <table:table-cell/>
          <table:table-cell table:style-name="ce64" table:formula="of:=[.B4]=[.$R$1]" office:value-type="float" office:value="0" calcext:value-type="float">
            <text:p>0</text:p>
          </table:table-cell>
          <table:table-cell table:style-name="ce74" table:formula="of:=[.C4]=[.$R$1]" office:value-type="float" office:value="0" calcext:value-type="float">
            <text:p>0</text:p>
          </table:table-cell>
          <table:table-cell table:style-name="ce64" table:formula="of:=[.D4]=[.$R$1]" office:value-type="float" office:value="0" calcext:value-type="float">
            <text:p>0</text:p>
          </table:table-cell>
          <table:table-cell table:style-name="ce64" table:formula="of:=[.E4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8" table:formula="of:=([.AK40]-[.AK22])/([.AK40]+[.AK22])" office:value-type="float" office:value="-1" calcext:value-type="float">
            <text:p>-1</text:p>
          </table:table-cell>
          <table:table-cell table:style-name="ce58" table:formula="of:=([.AK59]-[.AK40])/([.AK59]+([.$AN$21]-1)*[.AK40]+[.$AN$21]*[.AK22])" office:value-type="float" office:value="0.75" calcext:value-type="float">
            <text:p>0,75</text:p>
          </table:table-cell>
          <table:table-cell table:style-name="ce58" table:formula="of:=([.AK59]+([.$AN$21]-1)*[.AK40]-[.$AN$21]*[.AK22])/([.AK59]+([.$AN$21]-1)*[.AK40]+[.$AN$21]*[.AK22])"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5]=[.$H$1]" office:value-type="float" office:value="0" calcext:value-type="float">
            <text:p>0</text:p>
          </table:table-cell>
          <table:table-cell table:style-name="ce68" table:formula="of:=[.C5]=[.$H$1]" office:value-type="float" office:value="0" calcext:value-type="float">
            <text:p>0</text:p>
          </table:table-cell>
          <table:table-cell table:style-name="ce65" table:formula="of:=[.D5]=[.$H$1]" office:value-type="float" office:value="0" calcext:value-type="float">
            <text:p>0</text:p>
          </table:table-cell>
          <table:table-cell table:style-name="ce65" table:formula="of:=[.E5]=[.$H$1]" office:value-type="float" office:value="0" calcext:value-type="float">
            <text:p>0</text:p>
          </table:table-cell>
          <table:table-cell/>
          <table:table-cell table:style-name="ce65" table:formula="of:=[.B5]=[.$M$1]" office:value-type="float" office:value="0" calcext:value-type="float">
            <text:p>0</text:p>
          </table:table-cell>
          <table:table-cell table:style-name="ce75" table:formula="of:=[.C5]=[.$M$1]" office:value-type="float" office:value="0" calcext:value-type="float">
            <text:p>0</text:p>
          </table:table-cell>
          <table:table-cell table:style-name="ce65" table:formula="of:=[.D5]=[.$M$1]" office:value-type="float" office:value="0" calcext:value-type="float">
            <text:p>0</text:p>
          </table:table-cell>
          <table:table-cell table:style-name="ce65" table:formula="of:=[.E5]=[.$M$1]" office:value-type="float" office:value="0" calcext:value-type="float">
            <text:p>0</text:p>
          </table:table-cell>
          <table:table-cell/>
          <table:table-cell table:style-name="ce65" table:formula="of:=[.B5]=[.$R$1]" office:value-type="float" office:value="0" calcext:value-type="float">
            <text:p>0</text:p>
          </table:table-cell>
          <table:table-cell table:style-name="ce75" table:formula="of:=[.C5]=[.$R$1]" office:value-type="float" office:value="0" calcext:value-type="float">
            <text:p>0</text:p>
          </table:table-cell>
          <table:table-cell table:style-name="ce65" table:formula="of:=[.D5]=[.$R$1]" office:value-type="float" office:value="0" calcext:value-type="float">
            <text:p>0</text:p>
          </table:table-cell>
          <table:table-cell table:style-name="ce65" table:formula="of:=[.E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9" table:formula="of:=([.AK41]-[.AK23])/([.AK41]+[.AK23])" office:value-type="string" office:string-value="" calcext:value-type="error">
            <text:p>#DIV/0 !</text:p>
          </table:table-cell>
          <table:table-cell table:style-name="ce59" table:formula="of:=([.AK60]-[.AK41])/([.AK60]+([.$AN$21]-1)*[.AK41]+[.$AN$21]*[.AK23])" office:value-type="string" office:string-value="" calcext:value-type="error">
            <text:p>#DIV/0 !</text:p>
          </table:table-cell>
          <table:table-cell table:style-name="ce59" table:formula="of:=([.AK60]+([.$AN$21]-1)*[.AK41]-[.$AN$21]*[.AK23])/([.AK60]+([.$AN$21]-1)*[.AK41]+[.$AN$21]*[.AK23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3"/>
          <table:table-cell table:style-name="ce61" table:formula="of:=([.AK42]-[.AK24])/([.AK42]+[.AK24])" office:value-type="string" office:string-value="" calcext:value-type="error">
            <text:p>#DIV/0 !</text:p>
          </table:table-cell>
          <table:table-cell table:style-name="ce61" table:formula="of:=([.AK61]-[.AK42])/([.AK61]+([.$AN$21]-1)*[.AK42]+[.$AN$21]*[.AK24])" office:value-type="string" office:string-value="" calcext:value-type="error">
            <text:p>#DIV/0 !</text:p>
          </table:table-cell>
          <table:table-cell table:style-name="ce61" table:formula="of:=([.AK61]+([.$AN$21]-1)*[.AK42]-[.$AN$21]*[.AK24])/([.AK61]+([.$AN$21]-1)*[.AK42]+[.$AN$21]*[.AK24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63" table:formula="of:=[.B7]=[.$H$1]" office:value-type="float" office:value="1" calcext:value-type="float">
            <text:p>1</text:p>
          </table:table-cell>
          <table:table-cell table:style-name="ce66" table:formula="of:=[.C7]=[.$H$1]" office:value-type="float" office:value="0" calcext:value-type="float">
            <text:p>0</text:p>
          </table:table-cell>
          <table:table-cell table:style-name="ce63" table:formula="of:=[.D7]=[.$H$1]" office:value-type="float" office:value="1" calcext:value-type="float">
            <text:p>1</text:p>
          </table:table-cell>
          <table:table-cell table:style-name="ce63" table:formula="of:=[.E7]=[.$H$1]" office:value-type="float" office:value="0" calcext:value-type="float">
            <text:p>0</text:p>
          </table:table-cell>
          <table:table-cell/>
          <table:table-cell table:style-name="ce63" table:formula="of:=[.B7]=[.$M$1]" office:value-type="float" office:value="0" calcext:value-type="float">
            <text:p>0</text:p>
          </table:table-cell>
          <table:table-cell table:style-name="ce73" table:formula="of:=[.C7]=[.$M$1]" office:value-type="float" office:value="1" calcext:value-type="float">
            <text:p>1</text:p>
          </table:table-cell>
          <table:table-cell table:style-name="ce63" table:formula="of:=[.D7]=[.$M$1]" office:value-type="float" office:value="0" calcext:value-type="float">
            <text:p>0</text:p>
          </table:table-cell>
          <table:table-cell table:style-name="ce63" table:formula="of:=[.E7]=[.$M$1]" office:value-type="float" office:value="1" calcext:value-type="float">
            <text:p>1</text:p>
          </table:table-cell>
          <table:table-cell/>
          <table:table-cell table:style-name="ce63" table:formula="of:=[.B7]=[.$R$1]" office:value-type="float" office:value="0" calcext:value-type="float">
            <text:p>0</text:p>
          </table:table-cell>
          <table:table-cell table:style-name="ce73" table:formula="of:=[.C7]=[.$R$1]" office:value-type="float" office:value="0" calcext:value-type="float">
            <text:p>0</text:p>
          </table:table-cell>
          <table:table-cell table:style-name="ce63" table:formula="of:=[.D7]=[.$R$1]" office:value-type="float" office:value="0" calcext:value-type="float">
            <text:p>0</text:p>
          </table:table-cell>
          <table:table-cell table:style-name="ce63" table:formula="of:=[.E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8]=[.$H$1]" office:value-type="float" office:value="0" calcext:value-type="float">
            <text:p>0</text:p>
          </table:table-cell>
          <table:table-cell table:style-name="ce67" table:formula="of:=[.C8]=[.$H$1]" office:value-type="float" office:value="0" calcext:value-type="float">
            <text:p>0</text:p>
          </table:table-cell>
          <table:table-cell table:style-name="ce64" table:formula="of:=[.D8]=[.$H$1]" office:value-type="float" office:value="0" calcext:value-type="float">
            <text:p>0</text:p>
          </table:table-cell>
          <table:table-cell table:style-name="ce64" table:formula="of:=[.E8]=[.$H$1]" office:value-type="float" office:value="0" calcext:value-type="float">
            <text:p>0</text:p>
          </table:table-cell>
          <table:table-cell/>
          <table:table-cell table:style-name="ce64" table:formula="of:=[.B8]=[.$M$1]" office:value-type="float" office:value="0" calcext:value-type="float">
            <text:p>0</text:p>
          </table:table-cell>
          <table:table-cell table:style-name="ce74" table:formula="of:=[.C8]=[.$M$1]" office:value-type="float" office:value="0" calcext:value-type="float">
            <text:p>0</text:p>
          </table:table-cell>
          <table:table-cell table:style-name="ce64" table:formula="of:=[.D8]=[.$M$1]" office:value-type="float" office:value="0" calcext:value-type="float">
            <text:p>0</text:p>
          </table:table-cell>
          <table:table-cell table:style-name="ce64" table:formula="of:=[.E8]=[.$M$1]" office:value-type="float" office:value="0" calcext:value-type="float">
            <text:p>0</text:p>
          </table:table-cell>
          <table:table-cell/>
          <table:table-cell table:style-name="ce64" table:formula="of:=[.B8]=[.$R$1]" office:value-type="float" office:value="0" calcext:value-type="float">
            <text:p>0</text:p>
          </table:table-cell>
          <table:table-cell table:style-name="ce74" table:formula="of:=[.C8]=[.$R$1]" office:value-type="float" office:value="0" calcext:value-type="float">
            <text:p>0</text:p>
          </table:table-cell>
          <table:table-cell table:style-name="ce64" table:formula="of:=[.D8]=[.$R$1]" office:value-type="float" office:value="0" calcext:value-type="float">
            <text:p>0</text:p>
          </table:table-cell>
          <table:table-cell table:style-name="ce64" table:formula="of:=[.E8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9]=[.$H$1]" office:value-type="float" office:value="0" calcext:value-type="float">
            <text:p>0</text:p>
          </table:table-cell>
          <table:table-cell table:style-name="ce68" table:formula="of:=[.C9]=[.$H$1]" office:value-type="float" office:value="0" calcext:value-type="float">
            <text:p>0</text:p>
          </table:table-cell>
          <table:table-cell table:style-name="ce65" table:formula="of:=[.D9]=[.$H$1]" office:value-type="float" office:value="0" calcext:value-type="float">
            <text:p>0</text:p>
          </table:table-cell>
          <table:table-cell table:style-name="ce65" table:formula="of:=[.E9]=[.$H$1]" office:value-type="float" office:value="0" calcext:value-type="float">
            <text:p>0</text:p>
          </table:table-cell>
          <table:table-cell/>
          <table:table-cell table:style-name="ce65" table:formula="of:=[.B9]=[.$M$1]" office:value-type="float" office:value="0" calcext:value-type="float">
            <text:p>0</text:p>
          </table:table-cell>
          <table:table-cell table:style-name="ce75" table:formula="of:=[.C9]=[.$M$1]" office:value-type="float" office:value="0" calcext:value-type="float">
            <text:p>0</text:p>
          </table:table-cell>
          <table:table-cell table:style-name="ce65" table:formula="of:=[.D9]=[.$M$1]" office:value-type="float" office:value="0" calcext:value-type="float">
            <text:p>0</text:p>
          </table:table-cell>
          <table:table-cell table:style-name="ce65" table:formula="of:=[.E9]=[.$M$1]" office:value-type="float" office:value="0" calcext:value-type="float">
            <text:p>0</text:p>
          </table:table-cell>
          <table:table-cell/>
          <table:table-cell table:style-name="ce65" table:formula="of:=[.B9]=[.$R$1]" office:value-type="float" office:value="0" calcext:value-type="float">
            <text:p>0</text:p>
          </table:table-cell>
          <table:table-cell table:style-name="ce75" table:formula="of:=[.C9]=[.$R$1]" office:value-type="float" office:value="0" calcext:value-type="float">
            <text:p>0</text:p>
          </table:table-cell>
          <table:table-cell table:style-name="ce65" table:formula="of:=[.D9]=[.$R$1]" office:value-type="float" office:value="0" calcext:value-type="float">
            <text:p>0</text:p>
          </table:table-cell>
          <table:table-cell table:style-name="ce65" table:formula="of:=[.E9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/>
          <table:table-cell table:style-name="ce76" table:formula="of:=[.B11]=[.$H$1]" office:value-type="boolean" office:boolean-value="false" calcext:value-type="boolean">
            <text:p>FAUX</text:p>
          </table:table-cell>
          <table:table-cell table:style-name="ce66" table:formula="of:=[.C11]=[.$H$1]" office:value-type="float" office:value="0" calcext:value-type="float">
            <text:p>0</text:p>
          </table:table-cell>
          <table:table-cell table:style-name="ce63" table:formula="of:=[.D11]=[.$H$1]" office:value-type="float" office:value="0" calcext:value-type="float">
            <text:p>0</text:p>
          </table:table-cell>
          <table:table-cell table:style-name="ce63" table:formula="of:=[.E11]=[.$H$1]" office:value-type="float" office:value="0" calcext:value-type="float">
            <text:p>0</text:p>
          </table:table-cell>
          <table:table-cell/>
          <table:table-cell table:style-name="ce63" table:formula="of:=[.B11]=[.$M$1]" office:value-type="float" office:value="1" calcext:value-type="float">
            <text:p>1</text:p>
          </table:table-cell>
          <table:table-cell table:style-name="ce73" table:formula="of:=[.C11]=[.$M$1]" office:value-type="float" office:value="1" calcext:value-type="float">
            <text:p>1</text:p>
          </table:table-cell>
          <table:table-cell table:style-name="ce63" table:formula="of:=[.D11]=[.$M$1]" office:value-type="float" office:value="1" calcext:value-type="float">
            <text:p>1</text:p>
          </table:table-cell>
          <table:table-cell table:style-name="ce63" table:formula="of:=[.E11]=[.$M$1]" office:value-type="float" office:value="1" calcext:value-type="float">
            <text:p>1</text:p>
          </table:table-cell>
          <table:table-cell/>
          <table:table-cell table:style-name="ce63" table:formula="of:=[.B11]=[.$R$1]" office:value-type="float" office:value="0" calcext:value-type="float">
            <text:p>0</text:p>
          </table:table-cell>
          <table:table-cell table:style-name="ce73" table:formula="of:=[.C11]=[.$R$1]" office:value-type="float" office:value="0" calcext:value-type="float">
            <text:p>0</text:p>
          </table:table-cell>
          <table:table-cell table:style-name="ce63" table:formula="of:=[.D11]=[.$R$1]" office:value-type="float" office:value="0" calcext:value-type="float">
            <text:p>0</text:p>
          </table:table-cell>
          <table:table-cell table:style-name="ce63" table:formula="of:=[.E11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2]=[.$H$1]" office:value-type="float" office:value="0" calcext:value-type="float">
            <text:p>0</text:p>
          </table:table-cell>
          <table:table-cell table:style-name="ce67" table:formula="of:=[.C12]=[.$H$1]" office:value-type="float" office:value="0" calcext:value-type="float">
            <text:p>0</text:p>
          </table:table-cell>
          <table:table-cell table:style-name="ce64" table:formula="of:=[.D12]=[.$H$1]" office:value-type="float" office:value="0" calcext:value-type="float">
            <text:p>0</text:p>
          </table:table-cell>
          <table:table-cell table:style-name="ce64" table:formula="of:=[.E12]=[.$H$1]" office:value-type="float" office:value="0" calcext:value-type="float">
            <text:p>0</text:p>
          </table:table-cell>
          <table:table-cell/>
          <table:table-cell table:style-name="ce64" table:formula="of:=[.B12]=[.$M$1]" office:value-type="float" office:value="0" calcext:value-type="float">
            <text:p>0</text:p>
          </table:table-cell>
          <table:table-cell table:style-name="ce74" table:formula="of:=[.C12]=[.$M$1]" office:value-type="float" office:value="0" calcext:value-type="float">
            <text:p>0</text:p>
          </table:table-cell>
          <table:table-cell table:style-name="ce64" table:formula="of:=[.D12]=[.$M$1]" office:value-type="float" office:value="0" calcext:value-type="float">
            <text:p>0</text:p>
          </table:table-cell>
          <table:table-cell table:style-name="ce64" table:formula="of:=[.E12]=[.$M$1]" office:value-type="float" office:value="0" calcext:value-type="float">
            <text:p>0</text:p>
          </table:table-cell>
          <table:table-cell/>
          <table:table-cell table:style-name="ce64" table:formula="of:=[.B12]=[.$R$1]" office:value-type="float" office:value="0" calcext:value-type="float">
            <text:p>0</text:p>
          </table:table-cell>
          <table:table-cell table:style-name="ce74" table:formula="of:=[.C12]=[.$R$1]" office:value-type="float" office:value="0" calcext:value-type="float">
            <text:p>0</text:p>
          </table:table-cell>
          <table:table-cell table:style-name="ce64" table:formula="of:=[.D12]=[.$R$1]" office:value-type="float" office:value="0" calcext:value-type="float">
            <text:p>0</text:p>
          </table:table-cell>
          <table:table-cell table:style-name="ce64" table:formula="of:=[.E12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3]=[.$H$1]" office:value-type="float" office:value="0" calcext:value-type="float">
            <text:p>0</text:p>
          </table:table-cell>
          <table:table-cell table:style-name="ce68" table:formula="of:=[.C13]=[.$H$1]" office:value-type="float" office:value="0" calcext:value-type="float">
            <text:p>0</text:p>
          </table:table-cell>
          <table:table-cell table:style-name="ce65" table:formula="of:=[.D13]=[.$H$1]" office:value-type="float" office:value="0" calcext:value-type="float">
            <text:p>0</text:p>
          </table:table-cell>
          <table:table-cell table:style-name="ce65" table:formula="of:=[.E13]=[.$H$1]" office:value-type="float" office:value="0" calcext:value-type="float">
            <text:p>0</text:p>
          </table:table-cell>
          <table:table-cell/>
          <table:table-cell table:style-name="ce65" table:formula="of:=[.B13]=[.$M$1]" office:value-type="float" office:value="0" calcext:value-type="float">
            <text:p>0</text:p>
          </table:table-cell>
          <table:table-cell table:style-name="ce75" table:formula="of:=[.C13]=[.$M$1]" office:value-type="float" office:value="0" calcext:value-type="float">
            <text:p>0</text:p>
          </table:table-cell>
          <table:table-cell table:style-name="ce65" table:formula="of:=[.D13]=[.$M$1]" office:value-type="float" office:value="0" calcext:value-type="float">
            <text:p>0</text:p>
          </table:table-cell>
          <table:table-cell table:style-name="ce65" table:formula="of:=[.E13]=[.$M$1]" office:value-type="float" office:value="0" calcext:value-type="float">
            <text:p>0</text:p>
          </table:table-cell>
          <table:table-cell/>
          <table:table-cell table:style-name="ce65" table:formula="of:=[.B13]=[.$R$1]" office:value-type="float" office:value="0" calcext:value-type="float">
            <text:p>0</text:p>
          </table:table-cell>
          <table:table-cell table:style-name="ce75" table:formula="of:=[.C13]=[.$R$1]" office:value-type="float" office:value="0" calcext:value-type="float">
            <text:p>0</text:p>
          </table:table-cell>
          <table:table-cell table:style-name="ce65" table:formula="of:=[.D13]=[.$R$1]" office:value-type="float" office:value="0" calcext:value-type="float">
            <text:p>0</text:p>
          </table:table-cell>
          <table:table-cell table:style-name="ce65" table:formula="of:=[.E1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4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style-name="ce63" table:formula="of:=[.B15]=[.$H$1]" office:value-type="float" office:value="0" calcext:value-type="float">
            <text:p>0</text:p>
          </table:table-cell>
          <table:table-cell table:style-name="ce66" table:formula="of:=[.C15]=[.$H$1]" office:value-type="float" office:value="0" calcext:value-type="float">
            <text:p>0</text:p>
          </table:table-cell>
          <table:table-cell table:style-name="ce63" table:formula="of:=[.D15]=[.$H$1]" office:value-type="float" office:value="0" calcext:value-type="float">
            <text:p>0</text:p>
          </table:table-cell>
          <table:table-cell table:style-name="ce63" table:formula="of:=[.E15]=[.$H$1]" office:value-type="float" office:value="0" calcext:value-type="float">
            <text:p>0</text:p>
          </table:table-cell>
          <table:table-cell/>
          <table:table-cell table:style-name="ce63" table:formula="of:=[.B15]=[.$M$1]" office:value-type="float" office:value="0" calcext:value-type="float">
            <text:p>0</text:p>
          </table:table-cell>
          <table:table-cell table:style-name="ce73" table:formula="of:=[.C15]=[.$M$1]" office:value-type="float" office:value="0" calcext:value-type="float">
            <text:p>0</text:p>
          </table:table-cell>
          <table:table-cell table:style-name="ce63" table:formula="of:=[.D15]=[.$M$1]" office:value-type="float" office:value="0" calcext:value-type="float">
            <text:p>0</text:p>
          </table:table-cell>
          <table:table-cell table:style-name="ce63" table:formula="of:=[.E15]=[.$M$1]" office:value-type="float" office:value="0" calcext:value-type="float">
            <text:p>0</text:p>
          </table:table-cell>
          <table:table-cell/>
          <table:table-cell table:style-name="ce63" table:formula="of:=[.B15]=[.$R$1]" office:value-type="float" office:value="0" calcext:value-type="float">
            <text:p>0</text:p>
          </table:table-cell>
          <table:table-cell table:style-name="ce73" table:formula="of:=[.C15]=[.$R$1]" office:value-type="float" office:value="0" calcext:value-type="float">
            <text:p>0</text:p>
          </table:table-cell>
          <table:table-cell table:style-name="ce63" table:formula="of:=[.D15]=[.$R$1]" office:value-type="float" office:value="0" calcext:value-type="float">
            <text:p>0</text:p>
          </table:table-cell>
          <table:table-cell table:style-name="ce63" table:formula="of:=[.E1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6]=[.$H$1]" office:value-type="float" office:value="0" calcext:value-type="float">
            <text:p>0</text:p>
          </table:table-cell>
          <table:table-cell table:style-name="ce67" table:formula="of:=[.C16]=[.$H$1]" office:value-type="float" office:value="0" calcext:value-type="float">
            <text:p>0</text:p>
          </table:table-cell>
          <table:table-cell table:style-name="ce64" table:formula="of:=[.D16]=[.$H$1]" office:value-type="float" office:value="0" calcext:value-type="float">
            <text:p>0</text:p>
          </table:table-cell>
          <table:table-cell table:style-name="ce64" table:formula="of:=[.E16]=[.$H$1]" office:value-type="float" office:value="0" calcext:value-type="float">
            <text:p>0</text:p>
          </table:table-cell>
          <table:table-cell/>
          <table:table-cell table:style-name="ce64" table:formula="of:=[.B16]=[.$M$1]" office:value-type="float" office:value="0" calcext:value-type="float">
            <text:p>0</text:p>
          </table:table-cell>
          <table:table-cell table:style-name="ce74" table:formula="of:=[.C16]=[.$M$1]" office:value-type="float" office:value="0" calcext:value-type="float">
            <text:p>0</text:p>
          </table:table-cell>
          <table:table-cell table:style-name="ce64" table:formula="of:=[.D16]=[.$M$1]" office:value-type="float" office:value="0" calcext:value-type="float">
            <text:p>0</text:p>
          </table:table-cell>
          <table:table-cell table:style-name="ce64" table:formula="of:=[.E16]=[.$M$1]" office:value-type="float" office:value="0" calcext:value-type="float">
            <text:p>0</text:p>
          </table:table-cell>
          <table:table-cell/>
          <table:table-cell table:style-name="ce64" table:formula="of:=[.B16]=[.$R$1]" office:value-type="float" office:value="0" calcext:value-type="float">
            <text:p>0</text:p>
          </table:table-cell>
          <table:table-cell table:style-name="ce74" table:formula="of:=[.C16]=[.$R$1]" office:value-type="float" office:value="0" calcext:value-type="float">
            <text:p>0</text:p>
          </table:table-cell>
          <table:table-cell table:style-name="ce64" table:formula="of:=[.D16]=[.$R$1]" office:value-type="float" office:value="0" calcext:value-type="float">
            <text:p>0</text:p>
          </table:table-cell>
          <table:table-cell table:style-name="ce64" table:formula="of:=[.E16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7]=[.$H$1]" office:value-type="float" office:value="0" calcext:value-type="float">
            <text:p>0</text:p>
          </table:table-cell>
          <table:table-cell table:style-name="ce68" table:formula="of:=[.C17]=[.$H$1]" office:value-type="float" office:value="0" calcext:value-type="float">
            <text:p>0</text:p>
          </table:table-cell>
          <table:table-cell table:style-name="ce65" table:formula="of:=[.D17]=[.$H$1]" office:value-type="float" office:value="0" calcext:value-type="float">
            <text:p>0</text:p>
          </table:table-cell>
          <table:table-cell table:style-name="ce65" table:formula="of:=[.E17]=[.$H$1]" office:value-type="float" office:value="0" calcext:value-type="float">
            <text:p>0</text:p>
          </table:table-cell>
          <table:table-cell/>
          <table:table-cell table:style-name="ce65" table:formula="of:=[.B17]=[.$M$1]" office:value-type="float" office:value="0" calcext:value-type="float">
            <text:p>0</text:p>
          </table:table-cell>
          <table:table-cell table:style-name="ce75" table:formula="of:=[.C17]=[.$M$1]" office:value-type="float" office:value="0" calcext:value-type="float">
            <text:p>0</text:p>
          </table:table-cell>
          <table:table-cell table:style-name="ce65" table:formula="of:=[.D17]=[.$M$1]" office:value-type="float" office:value="0" calcext:value-type="float">
            <text:p>0</text:p>
          </table:table-cell>
          <table:table-cell table:style-name="ce65" table:formula="of:=[.E17]=[.$M$1]" office:value-type="float" office:value="0" calcext:value-type="float">
            <text:p>0</text:p>
          </table:table-cell>
          <table:table-cell/>
          <table:table-cell table:style-name="ce65" table:formula="of:=[.B17]=[.$R$1]" office:value-type="float" office:value="0" calcext:value-type="float">
            <text:p>0</text:p>
          </table:table-cell>
          <table:table-cell table:style-name="ce75" table:formula="of:=[.C17]=[.$R$1]" office:value-type="float" office:value="0" calcext:value-type="float">
            <text:p>0</text:p>
          </table:table-cell>
          <table:table-cell table:style-name="ce65" table:formula="of:=[.D17]=[.$R$1]" office:value-type="float" office:value="0" calcext:value-type="float">
            <text:p>0</text:p>
          </table:table-cell>
          <table:table-cell table:style-name="ce65" table:formula="of:=[.E1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21"/>
          <table:table-cell table:style-name="Default"/>
          <table:table-cell table:number-columns-repeated="1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ij.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g u = 1</text:p>
          </table:table-cell>
          <table:table-cell table:number-columns-repeated="4"/>
          <table:table-cell office:value-type="string" calcext:value-type="string">
            <text:p>Sg u = 2</text:p>
          </table:table-cell>
          <table:table-cell table:number-columns-repeated="4"/>
          <table:table-cell office:value-type="string" calcext:value-type="string">
            <text:p>Sg u = 3</text:p>
          </table:table-cell>
          <table:table-cell table:number-columns-repeated="2"/>
          <table:table-cell office:value-type="string" calcext:value-type="string">
            <text:p>Ssg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SumN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9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([.AL21]-12/[.AL21])/([.AM21]-1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69" table:formula="of:=([.G3]+[.H3])/2" office:value-type="float" office:value="1" calcext:value-type="float">
            <text:p>1</text:p>
          </table:table-cell>
          <table:table-cell table:style-name="ce69" table:formula="of:=([.I3]+[.J3])/2" office:value-type="float" office:value="1" calcext:value-type="float">
            <text:p>1</text:p>
          </table:table-cell>
          <table:table-cell table:number-columns-repeated="3"/>
          <table:table-cell table:style-name="ce69" table:formula="of:=([.L3]+[.M3])/2" office:value-type="float" office:value="0" calcext:value-type="float">
            <text:p>0</text:p>
          </table:table-cell>
          <table:table-cell table:style-name="ce69" table:formula="of:=([.N3]+[.O3])/2" office:value-type="float" office:value="0" calcext:value-type="float">
            <text:p>0</text:p>
          </table:table-cell>
          <table:table-cell table:number-columns-repeated="3"/>
          <table:table-cell table:style-name="ce69" table:formula="of:=([.Q3]+[.R3])/2" office:value-type="float" office:value="0" calcext:value-type="float">
            <text:p>0</text:p>
          </table:table-cell>
          <table:table-cell table:style-name="ce69" table:formula="of:=([.S3]+[.T3])/2" office:value-type="float" office:value="0" calcext:value-type="float">
            <text:p>0</text:p>
          </table:table-cell>
          <table:table-cell table:number-columns-repeated="4"/>
          <table:table-cell table:style-name="ce58" table:formula="of:=([.G3]-[.G22])^2+([.H3]-[.G22])^2" office:value-type="float" office:value="0" calcext:value-type="float">
            <text:p>0</text:p>
          </table:table-cell>
          <table:table-cell table:style-name="ce58" table:formula="of:=([.I3]-[.H22])^2+([.J3]-[.H22])^2" office:value-type="float" office:value="0" calcext:value-type="float">
            <text:p>0</text:p>
          </table:table-cell>
          <table:table-cell table:number-columns-repeated="3"/>
          <table:table-cell table:style-name="ce58" table:formula="of:=([.L3]-[.L22])^2+([.M3]-[.L22])^2" office:value-type="float" office:value="0" calcext:value-type="float">
            <text:p>0</text:p>
          </table:table-cell>
          <table:table-cell table:style-name="ce58" table:formula="of:=([.N3]-[.M22])^2+([.O3]-[.M22])^2" office:value-type="float" office:value="0" calcext:value-type="float">
            <text:p>0</text:p>
          </table:table-cell>
          <table:table-cell table:number-columns-repeated="3"/>
          <table:table-cell table:style-name="ce58" table:formula="of:=([.Q3]-[.Q22])^2+([.R3]-[.Q22])^2" office:value-type="float" office:value="0" calcext:value-type="float">
            <text:p>0</text:p>
          </table:table-cell>
          <table:table-cell table:style-name="ce58" table:formula="of:=([.S3]-[.R22])^2+([.T3]-[.R22])^2" office:value-type="float" office:value="0" calcext:value-type="float">
            <text:p>0</text:p>
          </table:table-cell>
          <table:table-cell/>
          <table:table-cell table:style-name="ce58" table:formula="of:=SUM([.W22];[.X22];[.AB22];[.AC22];[.AG22];[.AH22];[.W26];[.X26];[.AB26];[.AC26];[.AG26];[.AH26];[.W30];[.X30];[.AB30];[.AC30];[.AG30];[.AH30];[.W34];[.X34];[.AB34];[.AC34];[.AG34];[.AH34])" office:value-type="float" office:value="2" calcext:value-type="float">
            <text:p>2</text:p>
          </table:table-cell>
          <table:table-cell table:style-name="ce58" table:formula="of:=[.AJ22]/[.$AL$21]"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9" table:formula="of:=([.G4]+[.H4])/2" office:value-type="float" office:value="0" calcext:value-type="float">
            <text:p>0</text:p>
          </table:table-cell>
          <table:table-cell table:style-name="ce70" table:formula="of:=([.I4]+[.J4])/2" office:value-type="float" office:value="0" calcext:value-type="float">
            <text:p>0</text:p>
          </table:table-cell>
          <table:table-cell table:number-columns-repeated="3"/>
          <table:table-cell table:style-name="ce59" table:formula="of:=([.L4]+[.M4])/2" office:value-type="float" office:value="0" calcext:value-type="float">
            <text:p>0</text:p>
          </table:table-cell>
          <table:table-cell table:style-name="ce70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9" table:formula="of:=([.Q4]+[.R4])/2" office:value-type="float" office:value="0" calcext:value-type="float">
            <text:p>0</text:p>
          </table:table-cell>
          <table:table-cell table:style-name="ce70" table:formula="of:=([.S4]+[.T4])/2" office:value-type="float" office:value="0" calcext:value-type="float">
            <text:p>0</text:p>
          </table:table-cell>
          <table:table-cell table:number-columns-repeated="4"/>
          <table:table-cell table:style-name="ce59" table:formula="of:=([.G4]-[.G23])^2+([.H4]-[.G23])^2" office:value-type="float" office:value="0" calcext:value-type="float">
            <text:p>0</text:p>
          </table:table-cell>
          <table:table-cell table:style-name="ce59" table:formula="of:=([.I4]-[.H23])^2+([.J4]-[.H23])^2" office:value-type="float" office:value="0" calcext:value-type="float">
            <text:p>0</text:p>
          </table:table-cell>
          <table:table-cell table:number-columns-repeated="3"/>
          <table:table-cell table:style-name="ce59" table:formula="of:=([.L4]-[.L23])^2+([.M4]-[.L23])^2" office:value-type="float" office:value="0" calcext:value-type="float">
            <text:p>0</text:p>
          </table:table-cell>
          <table:table-cell table:style-name="ce59" table:formula="of:=([.N4]-[.M23])^2+([.O4]-[.M23])^2" office:value-type="float" office:value="0" calcext:value-type="float">
            <text:p>0</text:p>
          </table:table-cell>
          <table:table-cell table:number-columns-repeated="3"/>
          <table:table-cell table:style-name="ce59" table:formula="of:=([.Q4]-[.Q23])^2+([.R4]-[.Q23])^2" office:value-type="float" office:value="0" calcext:value-type="float">
            <text:p>0</text:p>
          </table:table-cell>
          <table:table-cell table:style-name="ce59" table:formula="of:=([.S4]-[.R23])^2+([.T4]-[.R23])^2" office:value-type="float" office:value="0" calcext:value-type="float">
            <text:p>0</text:p>
          </table:table-cell>
          <table:table-cell/>
          <table:table-cell table:style-name="ce59" table:formula="of:=SUM([.W23];[.X23];[.AB23];[.AC23];[.AG23];[.AH23];[.W27];[.X27];[.AB27];[.AC27];[.AG27];[.AH27];[.W31];[.X31];[.AB31];[.AC31];[.AG31];[.AH31];[.W35];[.X35];[.AB35];[.AC35];[.AG35];[.AH35])" office:value-type="float" office:value="0" calcext:value-type="float">
            <text:p>0</text:p>
          </table:table-cell>
          <table:table-cell table:style-name="ce59" table:formula="of:=[.AJ23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)/2" office:value-type="float" office:value="0" calcext:value-type="float">
            <text:p>0</text:p>
          </table:table-cell>
          <table:table-cell table:style-name="ce71" table:formula="of:=([.I5]+[.J5])/2" office:value-type="float" office:value="0" calcext:value-type="float">
            <text:p>0</text:p>
          </table:table-cell>
          <table:table-cell table:number-columns-repeated="3"/>
          <table:table-cell table:style-name="ce61" table:formula="of:=([.L5]+[.M5])/2" office:value-type="float" office:value="0" calcext:value-type="float">
            <text:p>0</text:p>
          </table:table-cell>
          <table:table-cell table:style-name="ce71" table:formula="of:=([.N5]+[.O5])/2" office:value-type="float" office:value="0" calcext:value-type="float">
            <text:p>0</text:p>
          </table:table-cell>
          <table:table-cell table:number-columns-repeated="3"/>
          <table:table-cell table:style-name="ce61" table:formula="of:=([.Q5]+[.R5])/2" office:value-type="float" office:value="0" calcext:value-type="float">
            <text:p>0</text:p>
          </table:table-cell>
          <table:table-cell table:style-name="ce71" table:formula="of:=([.S5]+[.T5])/2" office:value-type="float" office:value="0" calcext:value-type="float">
            <text:p>0</text:p>
          </table:table-cell>
          <table:table-cell table:number-columns-repeated="4"/>
          <table:table-cell table:style-name="ce61" table:formula="of:=([.G5]-[.G24])^2+([.H5]-[.G24])^2" office:value-type="float" office:value="0" calcext:value-type="float">
            <text:p>0</text:p>
          </table:table-cell>
          <table:table-cell table:style-name="ce61" table:formula="of:=([.I5]-[.H24])^2+([.J5]-[.H24])^2" office:value-type="float" office:value="0" calcext:value-type="float">
            <text:p>0</text:p>
          </table:table-cell>
          <table:table-cell table:number-columns-repeated="3"/>
          <table:table-cell table:style-name="ce61" table:formula="of:=([.L5]-[.L24])^2+([.M5]-[.L24])^2" office:value-type="float" office:value="0" calcext:value-type="float">
            <text:p>0</text:p>
          </table:table-cell>
          <table:table-cell table:style-name="ce61" table:formula="of:=([.N5]-[.M24])^2+([.O5]-[.M24])^2" office:value-type="float" office:value="0" calcext:value-type="float">
            <text:p>0</text:p>
          </table:table-cell>
          <table:table-cell table:number-columns-repeated="3"/>
          <table:table-cell table:style-name="ce61" table:formula="of:=([.Q5]-[.Q24])^2+([.R5]-[.Q24])^2" office:value-type="float" office:value="0" calcext:value-type="float">
            <text:p>0</text:p>
          </table:table-cell>
          <table:table-cell table:style-name="ce61" table:formula="of:=([.S5]-[.R24])^2+([.T5]-[.R24])^2" office:value-type="float" office:value="0" calcext:value-type="float">
            <text:p>0</text:p>
          </table:table-cell>
          <table:table-cell/>
          <table:table-cell table:style-name="ce61" table:formula="of:=SUM([.W24];[.X24];[.AB24];[.AC24];[.AG24];[.AH24];[.W28];[.X28];[.AB28];[.AC28];[.AG28];[.AH28];[.W32];[.X32];[.AB32];[.AC32];[.AG32];[.AH32];[.W36];[.X36];[.AB36];[.AC36];[.AG36];[.AH36])" office:value-type="float" office:value="0" calcext:value-type="float">
            <text:p>0</text:p>
          </table:table-cell>
          <table:table-cell table:style-name="ce61" table:formula="of:=[.AJ24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7]+[.H7])/2" office:value-type="float" office:value="0.5" calcext:value-type="float">
            <text:p>0,5</text:p>
          </table:table-cell>
          <table:table-cell table:style-name="ce69" table:formula="of:=([.I7]+[.J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L7]+[.M7])/2" office:value-type="float" office:value="0.5" calcext:value-type="float">
            <text:p>0,5</text:p>
          </table:table-cell>
          <table:table-cell table:style-name="ce69" table:formula="of:=([.N7]+[.O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Q7]+[.R7])/2" office:value-type="float" office:value="0" calcext:value-type="float">
            <text:p>0</text:p>
          </table:table-cell>
          <table:table-cell table:style-name="ce69" table:formula="of:=([.S7]+[.T7])/2" office:value-type="float" office:value="0" calcext:value-type="float">
            <text:p>0</text:p>
          </table:table-cell>
          <table:table-cell table:number-columns-repeated="4"/>
          <table:table-cell table:style-name="ce58" table:formula="of:=([.G7]-[.G26])^2+([.H7]-[.G26])^2" office:value-type="float" office:value="0.5" calcext:value-type="float">
            <text:p>0,5</text:p>
          </table:table-cell>
          <table:table-cell table:style-name="ce58" table:formula="of:=([.I7]-[.H26])^2+([.J7]-[.H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L7]-[.L26])^2+([.M7]-[.L26])^2" office:value-type="float" office:value="0.5" calcext:value-type="float">
            <text:p>0,5</text:p>
          </table:table-cell>
          <table:table-cell table:style-name="ce58" table:formula="of:=([.N7]-[.M26])^2+([.O7]-[.M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Q7]-[.Q26])^2+([.R7]-[.Q26])^2" office:value-type="float" office:value="0" calcext:value-type="float">
            <text:p>0</text:p>
          </table:table-cell>
          <table:table-cell table:style-name="ce58" table:formula="of:=([.S7]-[.R26])^2+([.T7]-[.R2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8]+[.H8])/2" office:value-type="float" office:value="0" calcext:value-type="float">
            <text:p>0</text:p>
          </table:table-cell>
          <table:table-cell table:style-name="ce70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9" table:formula="of:=([.L8]+[.M8])/2" office:value-type="float" office:value="0" calcext:value-type="float">
            <text:p>0</text:p>
          </table:table-cell>
          <table:table-cell table:style-name="ce70" table:formula="of:=([.N8]+[.O8])/2" office:value-type="float" office:value="0" calcext:value-type="float">
            <text:p>0</text:p>
          </table:table-cell>
          <table:table-cell table:number-columns-repeated="3"/>
          <table:table-cell table:style-name="ce59" table:formula="of:=([.Q8]+[.R8])/2" office:value-type="float" office:value="0" calcext:value-type="float">
            <text:p>0</text:p>
          </table:table-cell>
          <table:table-cell table:style-name="ce70" table:formula="of:=([.S8]+[.T8])/2" office:value-type="float" office:value="0" calcext:value-type="float">
            <text:p>0</text:p>
          </table:table-cell>
          <table:table-cell table:number-columns-repeated="4"/>
          <table:table-cell table:style-name="ce59" table:formula="of:=([.G8]-[.G27])^2+([.H8]-[.G27])^2" office:value-type="float" office:value="0" calcext:value-type="float">
            <text:p>0</text:p>
          </table:table-cell>
          <table:table-cell table:style-name="ce59" table:formula="of:=([.I8]-[.H27])^2+([.J8]-[.H27])^2" office:value-type="float" office:value="0" calcext:value-type="float">
            <text:p>0</text:p>
          </table:table-cell>
          <table:table-cell table:number-columns-repeated="3"/>
          <table:table-cell table:style-name="ce59" table:formula="of:=([.L8]-[.L27])^2+([.M8]-[.L27])^2" office:value-type="float" office:value="0" calcext:value-type="float">
            <text:p>0</text:p>
          </table:table-cell>
          <table:table-cell table:style-name="ce59" table:formula="of:=([.N8]-[.M27])^2+([.O8]-[.M27])^2" office:value-type="float" office:value="0" calcext:value-type="float">
            <text:p>0</text:p>
          </table:table-cell>
          <table:table-cell table:number-columns-repeated="3"/>
          <table:table-cell table:style-name="ce59" table:formula="of:=([.Q8]-[.Q27])^2+([.R8]-[.Q27])^2" office:value-type="float" office:value="0" calcext:value-type="float">
            <text:p>0</text:p>
          </table:table-cell>
          <table:table-cell table:style-name="ce59" table:formula="of:=([.S8]-[.R27])^2+([.T8]-[.R27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9]+[.H9])/2" office:value-type="float" office:value="0" calcext:value-type="float">
            <text:p>0</text:p>
          </table:table-cell>
          <table:table-cell table:style-name="ce71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61" table:formula="of:=([.L9]+[.M9])/2" office:value-type="float" office:value="0" calcext:value-type="float">
            <text:p>0</text:p>
          </table:table-cell>
          <table:table-cell table:style-name="ce71" table:formula="of:=([.N9]+[.O9])/2" office:value-type="float" office:value="0" calcext:value-type="float">
            <text:p>0</text:p>
          </table:table-cell>
          <table:table-cell table:number-columns-repeated="3"/>
          <table:table-cell table:style-name="ce61" table:formula="of:=([.Q9]+[.R9])/2" office:value-type="float" office:value="0" calcext:value-type="float">
            <text:p>0</text:p>
          </table:table-cell>
          <table:table-cell table:style-name="ce71" table:formula="of:=([.S9]+[.T9])/2" office:value-type="float" office:value="0" calcext:value-type="float">
            <text:p>0</text:p>
          </table:table-cell>
          <table:table-cell table:number-columns-repeated="4"/>
          <table:table-cell table:style-name="ce61" table:formula="of:=([.G9]-[.G28])^2+([.H9]-[.G28])^2" office:value-type="float" office:value="0" calcext:value-type="float">
            <text:p>0</text:p>
          </table:table-cell>
          <table:table-cell table:style-name="ce61" table:formula="of:=([.I9]-[.H28])^2+([.J9]-[.H28])^2" office:value-type="float" office:value="0" calcext:value-type="float">
            <text:p>0</text:p>
          </table:table-cell>
          <table:table-cell table:number-columns-repeated="3"/>
          <table:table-cell table:style-name="ce61" table:formula="of:=([.L9]-[.L28])^2+([.M9]-[.L28])^2" office:value-type="float" office:value="0" calcext:value-type="float">
            <text:p>0</text:p>
          </table:table-cell>
          <table:table-cell table:style-name="ce61" table:formula="of:=([.N9]-[.M28])^2+([.O9]-[.M28])^2" office:value-type="float" office:value="0" calcext:value-type="float">
            <text:p>0</text:p>
          </table:table-cell>
          <table:table-cell table:number-columns-repeated="3"/>
          <table:table-cell table:style-name="ce61" table:formula="of:=([.Q9]-[.Q28])^2+([.R9]-[.Q28])^2" office:value-type="float" office:value="0" calcext:value-type="float">
            <text:p>0</text:p>
          </table:table-cell>
          <table:table-cell table:style-name="ce61" table:formula="of:=([.S9]-[.R28])^2+([.T9]-[.R28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1]+[.H11])/2" office:value-type="float" office:value="0" calcext:value-type="float">
            <text:p>0</text:p>
          </table:table-cell>
          <table:table-cell table:style-name="ce69" table:formula="of:=([.I11]+[.J11])/2" office:value-type="float" office:value="0" calcext:value-type="float">
            <text:p>0</text:p>
          </table:table-cell>
          <table:table-cell table:number-columns-repeated="3"/>
          <table:table-cell table:style-name="ce69" table:formula="of:=([.L11]+[.M11])/2" office:value-type="float" office:value="1" calcext:value-type="float">
            <text:p>1</text:p>
          </table:table-cell>
          <table:table-cell table:style-name="ce69" table:formula="of:=([.N11]+[.O11])/2" office:value-type="float" office:value="1" calcext:value-type="float">
            <text:p>1</text:p>
          </table:table-cell>
          <table:table-cell table:number-columns-repeated="3"/>
          <table:table-cell table:style-name="ce69" table:formula="of:=([.Q11]+[.R11])/2" office:value-type="float" office:value="0" calcext:value-type="float">
            <text:p>0</text:p>
          </table:table-cell>
          <table:table-cell table:style-name="ce69" table:formula="of:=([.S11]+[.T11])/2" office:value-type="float" office:value="0" calcext:value-type="float">
            <text:p>0</text:p>
          </table:table-cell>
          <table:table-cell table:number-columns-repeated="4"/>
          <table:table-cell table:style-name="ce58" table:formula="of:=([.G11]-[.G30])^2+([.H11]-[.G30])^2" office:value-type="float" office:value="0" calcext:value-type="float">
            <text:p>0</text:p>
          </table:table-cell>
          <table:table-cell table:style-name="ce58" table:formula="of:=([.I11]-[.H30])^2+([.J11]-[.H30])^2" office:value-type="float" office:value="0" calcext:value-type="float">
            <text:p>0</text:p>
          </table:table-cell>
          <table:table-cell table:number-columns-repeated="3"/>
          <table:table-cell table:style-name="ce58" table:formula="of:=([.L11]-[.L30])^2+([.M11]-[.L30])^2" office:value-type="float" office:value="0" calcext:value-type="float">
            <text:p>0</text:p>
          </table:table-cell>
          <table:table-cell table:style-name="ce58" table:formula="of:=([.N11]-[.M30])^2+([.O11]-[.M30])^2" office:value-type="float" office:value="0" calcext:value-type="float">
            <text:p>0</text:p>
          </table:table-cell>
          <table:table-cell table:number-columns-repeated="3"/>
          <table:table-cell table:style-name="ce58" table:formula="of:=([.Q11]-[.Q30])^2+([.R11]-[.Q30])^2" office:value-type="float" office:value="0" calcext:value-type="float">
            <text:p>0</text:p>
          </table:table-cell>
          <table:table-cell table:style-name="ce58" table:formula="of:=([.S11]-[.R30])^2+([.T11]-[.R30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2]+[.H12])/2" office:value-type="float" office:value="0" calcext:value-type="float">
            <text:p>0</text:p>
          </table:table-cell>
          <table:table-cell table:style-name="ce70" table:formula="of:=([.I12]+[.J12])/2" office:value-type="float" office:value="0" calcext:value-type="float">
            <text:p>0</text:p>
          </table:table-cell>
          <table:table-cell table:number-columns-repeated="3"/>
          <table:table-cell table:style-name="ce59" table:formula="of:=([.L12]+[.M12])/2" office:value-type="float" office:value="0" calcext:value-type="float">
            <text:p>0</text:p>
          </table:table-cell>
          <table:table-cell table:style-name="ce70" table:formula="of:=([.N12]+[.O12])/2" office:value-type="float" office:value="0" calcext:value-type="float">
            <text:p>0</text:p>
          </table:table-cell>
          <table:table-cell table:number-columns-repeated="3"/>
          <table:table-cell table:style-name="ce59" table:formula="of:=([.Q12]+[.R12])/2" office:value-type="float" office:value="0" calcext:value-type="float">
            <text:p>0</text:p>
          </table:table-cell>
          <table:table-cell table:style-name="ce70" table:formula="of:=([.S12]+[.T12])/2" office:value-type="float" office:value="0" calcext:value-type="float">
            <text:p>0</text:p>
          </table:table-cell>
          <table:table-cell table:number-columns-repeated="4"/>
          <table:table-cell table:style-name="ce59" table:formula="of:=([.G12]-[.G31])^2+([.H12]-[.G31])^2" office:value-type="float" office:value="0" calcext:value-type="float">
            <text:p>0</text:p>
          </table:table-cell>
          <table:table-cell table:style-name="ce59" table:formula="of:=([.I12]-[.H31])^2+([.J12]-[.H31])^2" office:value-type="float" office:value="0" calcext:value-type="float">
            <text:p>0</text:p>
          </table:table-cell>
          <table:table-cell table:number-columns-repeated="3"/>
          <table:table-cell table:style-name="ce59" table:formula="of:=([.L12]-[.L31])^2+([.M12]-[.L31])^2" office:value-type="float" office:value="0" calcext:value-type="float">
            <text:p>0</text:p>
          </table:table-cell>
          <table:table-cell table:style-name="ce59" table:formula="of:=([.N12]-[.M31])^2+([.O12]-[.M31])^2" office:value-type="float" office:value="0" calcext:value-type="float">
            <text:p>0</text:p>
          </table:table-cell>
          <table:table-cell table:number-columns-repeated="3"/>
          <table:table-cell table:style-name="ce59" table:formula="of:=([.Q12]-[.Q31])^2+([.R12]-[.Q31])^2" office:value-type="float" office:value="0" calcext:value-type="float">
            <text:p>0</text:p>
          </table:table-cell>
          <table:table-cell table:style-name="ce59" table:formula="of:=([.S12]-[.R31])^2+([.T12]-[.R31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3]+[.H13])/2" office:value-type="float" office:value="0" calcext:value-type="float">
            <text:p>0</text:p>
          </table:table-cell>
          <table:table-cell table:style-name="ce71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61" table:formula="of:=([.L13]+[.M13])/2" office:value-type="float" office:value="0" calcext:value-type="float">
            <text:p>0</text:p>
          </table:table-cell>
          <table:table-cell table:style-name="ce71" table:formula="of:=([.N13]+[.O13])/2" office:value-type="float" office:value="0" calcext:value-type="float">
            <text:p>0</text:p>
          </table:table-cell>
          <table:table-cell table:number-columns-repeated="3"/>
          <table:table-cell table:style-name="ce61" table:formula="of:=([.Q13]+[.R13])/2" office:value-type="float" office:value="0" calcext:value-type="float">
            <text:p>0</text:p>
          </table:table-cell>
          <table:table-cell table:style-name="ce71" table:formula="of:=([.S13]+[.T13])/2" office:value-type="float" office:value="0" calcext:value-type="float">
            <text:p>0</text:p>
          </table:table-cell>
          <table:table-cell table:number-columns-repeated="4"/>
          <table:table-cell table:style-name="ce61" table:formula="of:=([.G13]-[.G32])^2+([.H13]-[.G32])^2" office:value-type="float" office:value="0" calcext:value-type="float">
            <text:p>0</text:p>
          </table:table-cell>
          <table:table-cell table:style-name="ce61" table:formula="of:=([.I13]-[.H32])^2+([.J13]-[.H32])^2" office:value-type="float" office:value="0" calcext:value-type="float">
            <text:p>0</text:p>
          </table:table-cell>
          <table:table-cell table:number-columns-repeated="3"/>
          <table:table-cell table:style-name="ce61" table:formula="of:=([.L13]-[.L32])^2+([.M13]-[.L32])^2" office:value-type="float" office:value="0" calcext:value-type="float">
            <text:p>0</text:p>
          </table:table-cell>
          <table:table-cell table:style-name="ce61" table:formula="of:=([.N13]-[.M32])^2+([.O13]-[.M32])^2" office:value-type="float" office:value="0" calcext:value-type="float">
            <text:p>0</text:p>
          </table:table-cell>
          <table:table-cell table:number-columns-repeated="3"/>
          <table:table-cell table:style-name="ce61" table:formula="of:=([.Q13]-[.Q32])^2+([.R13]-[.Q32])^2" office:value-type="float" office:value="0" calcext:value-type="float">
            <text:p>0</text:p>
          </table:table-cell>
          <table:table-cell table:style-name="ce61" table:formula="of:=([.S13]-[.R32])^2+([.T13]-[.R32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5]+[.H15])/2" office:value-type="float" office:value="0" calcext:value-type="float">
            <text:p>0</text:p>
          </table:table-cell>
          <table:table-cell table:style-name="ce69" table:formula="of:=([.I15]+[.J15])/2" office:value-type="float" office:value="0" calcext:value-type="float">
            <text:p>0</text:p>
          </table:table-cell>
          <table:table-cell table:number-columns-repeated="3"/>
          <table:table-cell table:style-name="ce69" table:formula="of:=([.L15]+[.M15])/2" office:value-type="float" office:value="0" calcext:value-type="float">
            <text:p>0</text:p>
          </table:table-cell>
          <table:table-cell table:style-name="ce69" table:formula="of:=([.N15]+[.O15])/2" office:value-type="float" office:value="0" calcext:value-type="float">
            <text:p>0</text:p>
          </table:table-cell>
          <table:table-cell table:number-columns-repeated="3"/>
          <table:table-cell table:style-name="ce69" table:formula="of:=([.Q15]+[.R15])/2" office:value-type="float" office:value="0" calcext:value-type="float">
            <text:p>0</text:p>
          </table:table-cell>
          <table:table-cell table:style-name="ce69" table:formula="of:=([.S15]+[.T15])/2" office:value-type="float" office:value="0" calcext:value-type="float">
            <text:p>0</text:p>
          </table:table-cell>
          <table:table-cell table:number-columns-repeated="4"/>
          <table:table-cell table:style-name="ce58" table:formula="of:=([.G15]-[.G34])^2+([.H15]-[.G34])^2" office:value-type="float" office:value="0" calcext:value-type="float">
            <text:p>0</text:p>
          </table:table-cell>
          <table:table-cell table:style-name="ce58" table:formula="of:=([.I15]-[.H34])^2+([.J15]-[.H34])^2" office:value-type="float" office:value="0" calcext:value-type="float">
            <text:p>0</text:p>
          </table:table-cell>
          <table:table-cell table:number-columns-repeated="3"/>
          <table:table-cell table:style-name="ce58" table:formula="of:=([.L15]-[.L34])^2+([.M15]-[.L34])^2" office:value-type="float" office:value="0" calcext:value-type="float">
            <text:p>0</text:p>
          </table:table-cell>
          <table:table-cell table:style-name="ce58" table:formula="of:=([.N15]-[.M34])^2+([.O15]-[.M34])^2" office:value-type="float" office:value="0" calcext:value-type="float">
            <text:p>0</text:p>
          </table:table-cell>
          <table:table-cell table:number-columns-repeated="3"/>
          <table:table-cell table:style-name="ce58" table:formula="of:=([.Q15]-[.Q34])^2+([.R15]-[.Q34])^2" office:value-type="float" office:value="0" calcext:value-type="float">
            <text:p>0</text:p>
          </table:table-cell>
          <table:table-cell table:style-name="ce58" table:formula="of:=([.S15]-[.R34])^2+([.T15]-[.R34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6]+[.H16])/2" office:value-type="float" office:value="0" calcext:value-type="float">
            <text:p>0</text:p>
          </table:table-cell>
          <table:table-cell table:style-name="ce70" table:formula="of:=([.I16]+[.J16])/2" office:value-type="float" office:value="0" calcext:value-type="float">
            <text:p>0</text:p>
          </table:table-cell>
          <table:table-cell table:number-columns-repeated="3"/>
          <table:table-cell table:style-name="ce59" table:formula="of:=([.L16]+[.M16])/2" office:value-type="float" office:value="0" calcext:value-type="float">
            <text:p>0</text:p>
          </table:table-cell>
          <table:table-cell table:style-name="ce70" table:formula="of:=([.N16]+[.O16])/2" office:value-type="float" office:value="0" calcext:value-type="float">
            <text:p>0</text:p>
          </table:table-cell>
          <table:table-cell table:number-columns-repeated="3"/>
          <table:table-cell table:style-name="ce59" table:formula="of:=([.Q16]+[.R16])/2" office:value-type="float" office:value="0" calcext:value-type="float">
            <text:p>0</text:p>
          </table:table-cell>
          <table:table-cell table:style-name="ce70" table:formula="of:=([.S16]+[.T16])/2" office:value-type="float" office:value="0" calcext:value-type="float">
            <text:p>0</text:p>
          </table:table-cell>
          <table:table-cell table:number-columns-repeated="4"/>
          <table:table-cell table:style-name="ce59" table:formula="of:=([.G16]-[.G35])^2+([.H16]-[.G35])^2" office:value-type="float" office:value="0" calcext:value-type="float">
            <text:p>0</text:p>
          </table:table-cell>
          <table:table-cell table:style-name="ce59" table:formula="of:=([.I16]-[.H35])^2+([.J16]-[.H35])^2" office:value-type="float" office:value="0" calcext:value-type="float">
            <text:p>0</text:p>
          </table:table-cell>
          <table:table-cell table:number-columns-repeated="3"/>
          <table:table-cell table:style-name="ce59" table:formula="of:=([.L16]-[.L35])^2+([.M16]-[.L35])^2" office:value-type="float" office:value="0" calcext:value-type="float">
            <text:p>0</text:p>
          </table:table-cell>
          <table:table-cell table:style-name="ce59" table:formula="of:=([.N16]-[.M35])^2+([.O16]-[.M35])^2" office:value-type="float" office:value="0" calcext:value-type="float">
            <text:p>0</text:p>
          </table:table-cell>
          <table:table-cell table:number-columns-repeated="3"/>
          <table:table-cell table:style-name="ce59" table:formula="of:=([.Q16]-[.Q35])^2+([.R16]-[.Q35])^2" office:value-type="float" office:value="0" calcext:value-type="float">
            <text:p>0</text:p>
          </table:table-cell>
          <table:table-cell table:style-name="ce59" table:formula="of:=([.S16]-[.R35])^2+([.T16]-[.R35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7]+[.H17])/2" office:value-type="float" office:value="0" calcext:value-type="float">
            <text:p>0</text:p>
          </table:table-cell>
          <table:table-cell table:style-name="ce71" table:formula="of:=([.I17]+[.J17])/2" office:value-type="float" office:value="0" calcext:value-type="float">
            <text:p>0</text:p>
          </table:table-cell>
          <table:table-cell table:number-columns-repeated="3"/>
          <table:table-cell table:style-name="ce61" table:formula="of:=([.L17]+[.M17])/2" office:value-type="float" office:value="0" calcext:value-type="float">
            <text:p>0</text:p>
          </table:table-cell>
          <table:table-cell table:style-name="ce71" table:formula="of:=([.N17]+[.O17])/2" office:value-type="float" office:value="0" calcext:value-type="float">
            <text:p>0</text:p>
          </table:table-cell>
          <table:table-cell table:number-columns-repeated="3"/>
          <table:table-cell table:style-name="ce61" table:formula="of:=([.Q17]+[.R17])/2" office:value-type="float" office:value="0" calcext:value-type="float">
            <text:p>0</text:p>
          </table:table-cell>
          <table:table-cell table:style-name="ce71" table:formula="of:=([.S17]+[.T17])/2" office:value-type="float" office:value="0" calcext:value-type="float">
            <text:p>0</text:p>
          </table:table-cell>
          <table:table-cell table:number-columns-repeated="4"/>
          <table:table-cell table:style-name="ce61" table:formula="of:=([.G17]-[.G36])^2+([.H17]-[.G36])^2" office:value-type="float" office:value="0" calcext:value-type="float">
            <text:p>0</text:p>
          </table:table-cell>
          <table:table-cell table:style-name="ce61" table:formula="of:=([.I17]-[.H36])^2+([.J17]-[.H36])^2" office:value-type="float" office:value="0" calcext:value-type="float">
            <text:p>0</text:p>
          </table:table-cell>
          <table:table-cell table:number-columns-repeated="3"/>
          <table:table-cell table:style-name="ce61" table:formula="of:=([.L17]-[.L36])^2+([.M17]-[.L36])^2" office:value-type="float" office:value="0" calcext:value-type="float">
            <text:p>0</text:p>
          </table:table-cell>
          <table:table-cell table:style-name="ce61" table:formula="of:=([.N17]-[.M36])^2+([.O17]-[.M36])^2" office:value-type="float" office:value="0" calcext:value-type="float">
            <text:p>0</text:p>
          </table:table-cell>
          <table:table-cell table:number-columns-repeated="3"/>
          <table:table-cell table:style-name="ce61" table:formula="of:=([.Q17]-[.Q36])^2+([.R17]-[.Q36])^2" office:value-type="float" office:value="0" calcext:value-type="float">
            <text:p>0</text:p>
          </table:table-cell>
          <table:table-cell table:style-name="ce61" table:formula="of:=([.S17]-[.R36])^2+([.T17]-[.R3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table:style-name="ce52"/>
          <table:table-cell office:value-type="string" calcext:value-type="string">
            <text:p>Xi..</text:p>
          </table:table-cell>
          <table:table-cell table:number-columns-repeated="16"/>
          <table:table-cell office:value-type="string" calcext:value-type="string">
            <text:p>Si u = 1</text:p>
          </table:table-cell>
          <table:table-cell table:number-columns-repeated="4"/>
          <table:table-cell office:value-type="string" calcext:value-type="string">
            <text:p>Si u = 2</text:p>
          </table:table-cell>
          <table:table-cell table:number-columns-repeated="4"/>
          <table:table-cell office:value-type="string" calcext:value-type="string">
            <text:p>Si u = 3</text:p>
          </table:table-cell>
          <table:table-cell table:number-columns-repeated="2"/>
          <table:table-cell office:value-type="string" calcext:value-type="string">
            <text:p>Ssi</text:p>
          </table:table-cell>
          <table:table-cell office:value-type="string" calcext:value-type="string">
            <text:p>MSI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52"/>
          <table:table-cell/>
          <table:table-cell table:style-name="ce58" table:formula="of:=([.G3] + [.H3]+[.I3]+[.J3])/4" office:value-type="float" office:value="1" calcext:value-type="float">
            <text:p>1</text:p>
          </table:table-cell>
          <table:table-cell table:number-columns-repeated="4"/>
          <table:table-cell table:style-name="ce58" table:formula="of:=([.L3] + [.M3]+[.N3]+[.O3])/4" office:value-type="float" office:value="0" calcext:value-type="float">
            <text:p>0</text:p>
          </table:table-cell>
          <table:table-cell table:number-columns-repeated="4"/>
          <table:table-cell table:style-name="ce58" table:formula="of:=([.Q3] + [.R3]+[.S3]+[.T3])/4" office:value-type="float" office:value="0" calcext:value-type="float">
            <text:p>0</text:p>
          </table:table-cell>
          <table:table-cell table:number-columns-repeated="5"/>
          <table:table-cell table:style-name="ce58" table:formula="of:=(([.G22]-[.G40])^2+([.H22]-[.G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2]-[.L40])^2+([.M22]-[.L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2]-[.Q40])^2+([.R22]-[.Q40])^2)*2" office:value-type="float" office:value="0" calcext:value-type="float">
            <text:p>0</text:p>
          </table:table-cell>
          <table:table-cell table:number-columns-repeated="2"/>
          <table:table-cell table:style-name="ce58" table:formula="of:=SUM([.W40];[.X40];[.AB40];[.AC40];[.AG40];[.AH40];[.W44];[.X44];[.AB44];[.AC44];[.AG44];[.AH44];[.W48];[.X48];[.AB48];[.AC48];[.AG48];[.AH48];[.W52];[.X52];[.AB52];[.AC52];[.AG52];[.AH52])" office:value-type="float" office:value="0" calcext:value-type="float">
            <text:p>0</text:p>
          </table:table-cell>
          <table:table-cell table:style-name="ce58" table:formula="of:=[.AJ40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59" table:formula="of:=([.G4] + [.H4]+[.I4]+[.J4])/4" office:value-type="float" office:value="0" calcext:value-type="float">
            <text:p>0</text:p>
          </table:table-cell>
          <table:table-cell table:number-columns-repeated="4"/>
          <table:table-cell table:style-name="ce59" table:formula="of:=([.L4] + [.M4]+[.N4]+[.O4])/4" office:value-type="float" office:value="0" calcext:value-type="float">
            <text:p>0</text:p>
          </table:table-cell>
          <table:table-cell table:number-columns-repeated="4"/>
          <table:table-cell table:style-name="ce59" table:formula="of:=([.Q4] + [.R4]+[.S4]+[.T4])/4" office:value-type="float" office:value="0" calcext:value-type="float">
            <text:p>0</text:p>
          </table:table-cell>
          <table:table-cell table:number-columns-repeated="5"/>
          <table:table-cell table:style-name="ce59" table:formula="of:=(([.G23]-[.G41])^2+([.H23]-[.G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3]-[.L41])^2+([.M23]-[.L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3]-[.Q41])^2+([.R23]-[.Q41])^2)*2" office:value-type="float" office:value="0" calcext:value-type="float">
            <text:p>0</text:p>
          </table:table-cell>
          <table:table-cell table:number-columns-repeated="2"/>
          <table:table-cell table:style-name="ce59" table:formula="of:=SUM([.W41];[.X41];[.AB41];[.AC41];[.AG41];[.AH41];[.W45];[.X45];[.AB45];[.AC45];[.AG45];[.AH45];[.W49];[.X49];[.AB49];[.AC49];[.AG49];[.AH49];[.W53];[.X53];[.AB53];[.AC53];[.AG53];[.AH53])" office:value-type="float" office:value="0" calcext:value-type="float">
            <text:p>0</text:p>
          </table:table-cell>
          <table:table-cell table:style-name="ce59" table:formula="of:=[.AJ41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61" table:formula="of:=([.G5] + [.H5]+[.I5]+[.J5])/4" office:value-type="float" office:value="0" calcext:value-type="float">
            <text:p>0</text:p>
          </table:table-cell>
          <table:table-cell table:number-columns-repeated="4"/>
          <table:table-cell table:style-name="ce61" table:formula="of:=([.L5] + [.M5]+[.N5]+[.O5])/4" office:value-type="float" office:value="0" calcext:value-type="float">
            <text:p>0</text:p>
          </table:table-cell>
          <table:table-cell table:number-columns-repeated="4"/>
          <table:table-cell table:style-name="ce61" table:formula="of:=([.Q5] + [.R5]+[.S5]+[.T5])/4" office:value-type="float" office:value="0" calcext:value-type="float">
            <text:p>0</text:p>
          </table:table-cell>
          <table:table-cell table:number-columns-repeated="5"/>
          <table:table-cell table:style-name="ce61" table:formula="of:=(([.G24]-[.G42])^2+([.H24]-[.G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4]-[.L42])^2+([.M24]-[.L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4]-[.Q42])^2+([.R24]-[.Q42])^2)*2" office:value-type="float" office:value="0" calcext:value-type="float">
            <text:p>0</text:p>
          </table:table-cell>
          <table:table-cell table:number-columns-repeated="2"/>
          <table:table-cell table:style-name="ce61" table:formula="of:=SUM([.W42];[.X42];[.AB42];[.AC42];[.AG42];[.AH42];[.W46];[.X46];[.AB46];[.AC46];[.AG46];[.AH46];[.W50];[.X50];[.AB50];[.AC50];[.AG50];[.AH50];[.W54];[.X54];[.AB54];[.AC54];[.AG54];[.AH54])" office:value-type="float" office:value="0" calcext:value-type="float">
            <text:p>0</text:p>
          </table:table-cell>
          <table:table-cell table:style-name="ce61" table:formula="of:=[.AJ42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7] + [.H7]+[.I7]+[.J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L7] + [.M7]+[.N7]+[.O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Q7] + [.R7]+[.S7]+[.T7])/4" office:value-type="float" office:value="0" calcext:value-type="float">
            <text:p>0</text:p>
          </table:table-cell>
          <table:table-cell table:number-columns-repeated="5"/>
          <table:table-cell table:style-name="ce58" table:formula="of:=(([.G26]-[.G44])^2+([.H26]-[.G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6]-[.L44])^2+([.M26]-[.L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6]-[.Q44])^2+([.R26]-[.Q4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8] + [.H8]+[.I8]+[.J8])/4" office:value-type="float" office:value="0" calcext:value-type="float">
            <text:p>0</text:p>
          </table:table-cell>
          <table:table-cell table:number-columns-repeated="4"/>
          <table:table-cell table:style-name="ce59" table:formula="of:=([.L8] + [.M8]+[.N8]+[.O8])/4" office:value-type="float" office:value="0" calcext:value-type="float">
            <text:p>0</text:p>
          </table:table-cell>
          <table:table-cell table:number-columns-repeated="4"/>
          <table:table-cell table:style-name="ce59" table:formula="of:=([.Q8] + [.R8]+[.S8]+[.T8])/4" office:value-type="float" office:value="0" calcext:value-type="float">
            <text:p>0</text:p>
          </table:table-cell>
          <table:table-cell table:number-columns-repeated="5"/>
          <table:table-cell table:style-name="ce59" table:formula="of:=(([.G27]-[.G45])^2+([.H27]-[.G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7]-[.L45])^2+([.M27]-[.L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7]-[.Q45])^2+([.R27]-[.Q45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9] + [.H9]+[.I9]+[.J9])/4" office:value-type="float" office:value="0" calcext:value-type="float">
            <text:p>0</text:p>
          </table:table-cell>
          <table:table-cell table:number-columns-repeated="4"/>
          <table:table-cell table:style-name="ce61" table:formula="of:=([.L9] + [.M9]+[.N9]+[.O9])/4" office:value-type="float" office:value="0" calcext:value-type="float">
            <text:p>0</text:p>
          </table:table-cell>
          <table:table-cell table:number-columns-repeated="4"/>
          <table:table-cell table:style-name="ce61" table:formula="of:=([.Q9] + [.R9]+[.S9]+[.T9])/4" office:value-type="float" office:value="0" calcext:value-type="float">
            <text:p>0</text:p>
          </table:table-cell>
          <table:table-cell table:number-columns-repeated="5"/>
          <table:table-cell table:style-name="ce61" table:formula="of:=(([.G28]-[.G46])^2+([.H28]-[.G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8]-[.L46])^2+([.M28]-[.L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8]-[.Q46])^2+([.R28]-[.Q46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1] + [.H11]+[.I11]+[.J11])/4" office:value-type="float" office:value="0" calcext:value-type="float">
            <text:p>0</text:p>
          </table:table-cell>
          <table:table-cell table:number-columns-repeated="4"/>
          <table:table-cell table:style-name="ce58" table:formula="of:=([.L11] + [.M11]+[.N11]+[.O11])/4" office:value-type="float" office:value="1" calcext:value-type="float">
            <text:p>1</text:p>
          </table:table-cell>
          <table:table-cell table:number-columns-repeated="4"/>
          <table:table-cell table:style-name="ce58" table:formula="of:=([.Q11] + [.R11]+[.S11]+[.T11])/4" office:value-type="float" office:value="0" calcext:value-type="float">
            <text:p>0</text:p>
          </table:table-cell>
          <table:table-cell table:number-columns-repeated="5"/>
          <table:table-cell table:style-name="ce58" table:formula="of:=(([.G30]-[.G48])^2+([.H30]-[.G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0]-[.L48])^2+([.M30]-[.L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0]-[.Q48])^2+([.R30]-[.Q48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2] + [.H12]+[.I12]+[.J12])/4" office:value-type="float" office:value="0" calcext:value-type="float">
            <text:p>0</text:p>
          </table:table-cell>
          <table:table-cell table:number-columns-repeated="4"/>
          <table:table-cell table:style-name="ce59" table:formula="of:=([.L12] + [.M12]+[.N12]+[.O12])/4" office:value-type="float" office:value="0" calcext:value-type="float">
            <text:p>0</text:p>
          </table:table-cell>
          <table:table-cell table:number-columns-repeated="4"/>
          <table:table-cell table:style-name="ce59" table:formula="of:=([.Q12] + [.R12]+[.S12]+[.T12])/4" office:value-type="float" office:value="0" calcext:value-type="float">
            <text:p>0</text:p>
          </table:table-cell>
          <table:table-cell table:number-columns-repeated="5"/>
          <table:table-cell table:style-name="ce59" table:formula="of:=(([.G31]-[.G49])^2+([.H31]-[.G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1]-[.L49])^2+([.M31]-[.L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1]-[.Q49])^2+([.R31]-[.Q49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3] + [.H13]+[.I13]+[.J13])/4" office:value-type="float" office:value="0" calcext:value-type="float">
            <text:p>0</text:p>
          </table:table-cell>
          <table:table-cell table:number-columns-repeated="4"/>
          <table:table-cell table:style-name="ce61" table:formula="of:=([.L13] + [.M13]+[.N13]+[.O13])/4" office:value-type="float" office:value="0" calcext:value-type="float">
            <text:p>0</text:p>
          </table:table-cell>
          <table:table-cell table:number-columns-repeated="4"/>
          <table:table-cell table:style-name="ce61" table:formula="of:=([.Q13] + [.R13]+[.S13]+[.T13])/4" office:value-type="float" office:value="0" calcext:value-type="float">
            <text:p>0</text:p>
          </table:table-cell>
          <table:table-cell table:number-columns-repeated="5"/>
          <table:table-cell table:style-name="ce61" table:formula="of:=(([.G32]-[.G50])^2+([.H32]-[.G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2]-[.L50])^2+([.M32]-[.L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2]-[.Q50])^2+([.R32]-[.Q50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5] + [.H15]+[.I15]+[.J15])/4" office:value-type="float" office:value="0" calcext:value-type="float">
            <text:p>0</text:p>
          </table:table-cell>
          <table:table-cell table:number-columns-repeated="4"/>
          <table:table-cell table:style-name="ce58" table:formula="of:=([.L15] + [.M15]+[.N15]+[.O15])/4" office:value-type="float" office:value="0" calcext:value-type="float">
            <text:p>0</text:p>
          </table:table-cell>
          <table:table-cell table:number-columns-repeated="4"/>
          <table:table-cell table:style-name="ce58" table:formula="of:=([.Q15] + [.R15]+[.S15]+[.T15])/4" office:value-type="float" office:value="0" calcext:value-type="float">
            <text:p>0</text:p>
          </table:table-cell>
          <table:table-cell table:number-columns-repeated="5"/>
          <table:table-cell table:style-name="ce58" table:formula="of:=(([.G34]-[.G52])^2+([.H34]-[.G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4]-[.L52])^2+([.M34]-[.L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4]-[.Q52])^2+([.R34]-[.Q52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6] + [.H16]+[.I16]+[.J16])/4" office:value-type="float" office:value="0" calcext:value-type="float">
            <text:p>0</text:p>
          </table:table-cell>
          <table:table-cell table:number-columns-repeated="4"/>
          <table:table-cell table:style-name="ce59" table:formula="of:=([.L16] + [.M16]+[.N16]+[.O16])/4" office:value-type="float" office:value="0" calcext:value-type="float">
            <text:p>0</text:p>
          </table:table-cell>
          <table:table-cell table:number-columns-repeated="4"/>
          <table:table-cell table:style-name="ce59" table:formula="of:=([.Q16] + [.R16]+[.S16]+[.T16])/4" office:value-type="float" office:value="0" calcext:value-type="float">
            <text:p>0</text:p>
          </table:table-cell>
          <table:table-cell table:number-columns-repeated="5"/>
          <table:table-cell table:style-name="ce59" table:formula="of:=(([.G35]-[.G53])^2+([.H35]-[.G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5]-[.L53])^2+([.M35]-[.L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5]-[.Q53])^2+([.R35]-[.Q53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7] + [.H17]+[.I17]+[.J17])/4" office:value-type="float" office:value="0" calcext:value-type="float">
            <text:p>0</text:p>
          </table:table-cell>
          <table:table-cell table:number-columns-repeated="4"/>
          <table:table-cell table:style-name="ce61" table:formula="of:=([.L17] + [.M17]+[.N17]+[.O17])/4" office:value-type="float" office:value="0" calcext:value-type="float">
            <text:p>0</text:p>
          </table:table-cell>
          <table:table-cell table:number-columns-repeated="4"/>
          <table:table-cell table:style-name="ce61" table:formula="of:=([.Q17] + [.R17]+[.S17]+[.T17])/4" office:value-type="float" office:value="0" calcext:value-type="float">
            <text:p>0</text:p>
          </table:table-cell>
          <table:table-cell table:number-columns-repeated="5"/>
          <table:table-cell table:style-name="ce61" table:formula="of:=(([.G36]-[.G54])^2+([.H36]-[.G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6]-[.L54])^2+([.M36]-[.L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6]-[.Q54])^2+([.R36]-[.Q5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…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p u = 1</text:p>
          </table:table-cell>
          <table:table-cell table:number-columns-repeated="4"/>
          <table:table-cell office:value-type="string" calcext:value-type="string">
            <text:p>Sp u = 2</text:p>
          </table:table-cell>
          <table:table-cell table:number-columns-repeated="4"/>
          <table:table-cell office:value-type="string" calcext:value-type="string">
            <text:p>Sp u = 3</text:p>
          </table:table-cell>
          <table:table-cell table:number-columns-repeated="2"/>
          <table:table-cell office:value-type="string" calcext:value-type="string">
            <text:p>Ssp</text:p>
          </table:table-cell>
          <table:table-cell office:value-type="string" calcext:value-type="string">
            <text:p>MSP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8" table:formula="of:=([.G3]+[.H3]+[.I3]+[.J3]+[.G7]+[.H7]+[.I7]+[.J7]+[.G11]+[.H11]+[.I11]+[.J11]+[.G15]+[.H15]+[.I15]+[.J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L3]+[.M3]+[.N3]+[.O3]+[.L7]+[.M7]+[.N7]+[.O7]+[.L11]+[.M11]+[.N11]+[.O11]+[.L15]+[.M15]+[.N15]+[.O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Q3]+[.R3]+[.S3]+[.T3]+[.Q7]+[.R7]+[.S7]+[.T7]+[.Q11]+[.R11]+[.S11]+[.T11]+[.Q15]+[.R15]+[.S15]+[.T15])/([.$AL$21]*2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9" table:formula="of:=([.G4]+[.H4]+[.I4]+[.J4]+[.G8]+[.H8]+[.I8]+[.J8]+[.G12]+[.H12]+[.I12]+[.J12]+[.G16]+[.H16]+[.I16]+[.J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L4]+[.M4]+[.N4]+[.O4]+[.L8]+[.M8]+[.N8]+[.O8]+[.L12]+[.M12]+[.N12]+[.O12]+[.L16]+[.M16]+[.N16]+[.O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Q4]+[.R4]+[.S4]+[.T4]+[.Q8]+[.R8]+[.S8]+[.T8]+[.Q12]+[.R12]+[.S12]+[.T12]+[.Q16]+[.R16]+[.S16]+[.T16])/([.$AL$21]*2)" office:value-type="float" office:value="0" calcext:value-type="float">
            <text:p>0</text:p>
          </table:table-cell>
          <table:table-cell table:number-columns-repeated="5"/>
          <table:table-cell table:style-name="ce58" table:formula="of:=(([.G40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0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0]-[.Q$58])^2)*4" office:value-type="float" office:value="0" calcext:value-type="float">
            <text:p>0</text:p>
          </table:table-cell>
          <table:table-cell table:number-columns-repeated="2"/>
          <table:table-cell table:style-name="ce58" table:formula="of:=SUM([.W59];[.X59];[.AB59];[.AC59];[.AG59];[.AH59];[.W63];[.X63];[.AB63];[.AC63];[.AG63];[.AH63];[.W67];[.X67];[.AB67];[.AC67];[.AG67];[.AH67];[.W71];[.X71];[.AB71];[.AC71];[.AG71];[.AH71])" office:value-type="float" office:value="4" calcext:value-type="float">
            <text:p>4</text:p>
          </table:table-cell>
          <table:table-cell table:style-name="ce58" table:formula="of:=[.AJ59]/([.$AM$21]-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+[.I5]+[.J5]+[.G9]+[.H9]+[.I9]+[.J9]+[.G13]+[.H13]+[.I13]+[.J13]+[.G17]+[.H17]+[.I17]+[.J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L5]+[.M5]+[.N5]+[.O5]+[.L9]+[.M9]+[.N9]+[.O9]+[.L13]+[.M13]+[.N13]+[.O13]+[.L17]+[.M17]+[.N17]+[.O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Q5]+[.R5]+[.S5]+[.T5]+[.Q9]+[.R9]+[.S9]+[.T9]+[.Q13]+[.R13]+[.S13]+[.T13]+[.Q17]+[.R17]+[.S17]+[.T17])/([.$AL$21]*2)" office:value-type="float" office:value="0" calcext:value-type="float">
            <text:p>0</text:p>
          </table:table-cell>
          <table:table-cell table:number-columns-repeated="5"/>
          <table:table-cell table:style-name="ce59" table:formula="of:=(([.G41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1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1]-[.Q$59])^2)*4" office:value-type="float" office:value="0" calcext:value-type="float">
            <text:p>0</text:p>
          </table:table-cell>
          <table:table-cell table:number-columns-repeated="2"/>
          <table:table-cell table:style-name="ce59" table:formula="of:=SUM([.W60];[.X60];[.AB60];[.AC60];[.AG60];[.AH60];[.W64];[.X64];[.AB64];[.AC64];[.AG64];[.AH64];[.W68];[.X68];[.AB68];[.AC68];[.AG68];[.AH68];[.W72];[.X72];[.AB72];[.AC72];[.AG72];[.AH72])" office:value-type="float" office:value="0" calcext:value-type="float">
            <text:p>0</text:p>
          </table:table-cell>
          <table:table-cell table:style-name="ce59" table:formula="of:=[.AJ60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1" table:formula="of:=(([.G42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2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2]-[.Q$60])^2)*4" office:value-type="float" office:value="0" calcext:value-type="float">
            <text:p>0</text:p>
          </table:table-cell>
          <table:table-cell table:number-columns-repeated="2"/>
          <table:table-cell table:style-name="ce61" table:formula="of:=SUM([.W61];[.X61];[.AB61];[.AC61];[.AG61];[.AH61];[.W65];[.X65];[.AB65];[.AC65];[.AG65];[.AH65];[.W69];[.X69];[.AB69];[.AC69];[.AG69];[.AH69];[.W73];[.X73];[.AB73];[.AC73];[.AG73];[.AH73])" office:value-type="float" office:value="0" calcext:value-type="float">
            <text:p>0</text:p>
          </table:table-cell>
          <table:table-cell table:style-name="ce61" table:formula="of:=[.AJ61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22"/>
          <table:table-cell table:style-name="ce58" table:formula="of:=(([.G44]-[.G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L44]-[.L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Q44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5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5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5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46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6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6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 table:formula="of:=(([.G48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8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8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9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9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9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50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50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50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7"/>
        </table:table-row>
        <table:table-row table:style-name="ro1">
          <table:table-cell table:number-columns-repeated="22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7"/>
        </table:table-row>
        <table:table-row table:style-name="ro1">
          <table:table-cell table:number-columns-repeated="22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7"/>
        </table:table-row>
      </table:table>
      <table:table table:name="a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r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number-columns-repeated="2"/>
          <table:table-cell table:style-name="ce63" table:formula="of:=[.B4]=[.D4]" office:value-type="float" office:value="0" calcext:value-type="float">
            <text:p>0</text:p>
          </table:table-cell>
          <table:table-cell table:style-name="ce63" table:formula="of:=[.C4]=[.E4]" office:value-type="float" office:value="1" calcext:value-type="float">
            <text:p>1</text:p>
          </table:table-cell>
          <table:table-cell table:style-name="ce63" table:formula="of:=[.B4]=[.E4]" office:value-type="float" office:value="0" calcext:value-type="float">
            <text:p>0</text:p>
          </table:table-cell>
          <table:table-cell table:style-name="ce63" table:formula="of:=[.C4]=[.D4]" office:value-type="float" office:value="0" calcext:value-type="float">
            <text:p>0</text:p>
          </table:table-cell>
          <table:table-cell table:style-name="ce63" table:formula="of:=[.B4]=[.F4]" office:value-type="float" office:value="0" calcext:value-type="float">
            <text:p>0</text:p>
          </table:table-cell>
          <table:table-cell table:style-name="ce63" table:formula="of:=[.C4]=[.G4]" office:value-type="float" office:value="0" calcext:value-type="float">
            <text:p>0</text:p>
          </table:table-cell>
          <table:table-cell table:style-name="ce63" table:formula="of:=[.B4]=[.G4]" office:value-type="float" office:value="0" calcext:value-type="float">
            <text:p>0</text:p>
          </table:table-cell>
          <table:table-cell table:style-name="ce63" table:formula="of:=[.C4]=[.F4]" office:value-type="float" office:value="0" calcext:value-type="float">
            <text:p>0</text:p>
          </table:table-cell>
          <table:table-cell table:style-name="ce63" table:formula="of:=[.B4]=[.H4]" office:value-type="float" office:value="0" calcext:value-type="float">
            <text:p>0</text:p>
          </table:table-cell>
          <table:table-cell table:style-name="ce63" table:formula="of:=[.C4]=[.I4]" office:value-type="float" office:value="1" calcext:value-type="float">
            <text:p>1</text:p>
          </table:table-cell>
          <table:table-cell table:style-name="ce63" table:formula="of:=[.B4]=[.I4]" office:value-type="float" office:value="0" calcext:value-type="float">
            <text:p>0</text:p>
          </table:table-cell>
          <table:table-cell table:style-name="ce63" table:formula="of:=[.C4]=[.H4]" office:value-type="float" office:value="1" calcext:value-type="float">
            <text:p>1</text:p>
          </table:table-cell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number-columns-repeated="2"/>
          <table:table-cell table:style-name="ce64" table:formula="of:=[.B5]=[.D5]" office:value-type="float" office:value="1" calcext:value-type="float">
            <text:p>1</text:p>
          </table:table-cell>
          <table:table-cell table:style-name="ce64" table:formula="of:=[.C5]=[.E5]" office:value-type="float" office:value="0" calcext:value-type="float">
            <text:p>0</text:p>
          </table:table-cell>
          <table:table-cell table:style-name="ce64" table:formula="of:=[.B5]=[.E5]" office:value-type="float" office:value="0" calcext:value-type="float">
            <text:p>0</text:p>
          </table:table-cell>
          <table:table-cell table:style-name="ce64" table:formula="of:=[.C5]=[.D5]" office:value-type="float" office:value="1" calcext:value-type="float">
            <text:p>1</text:p>
          </table:table-cell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formula="of:=[.D5]=[.F5]" office:value-type="float" office:value="0" calcext:value-type="float">
            <text:p>0</text:p>
          </table:table-cell>
          <table:table-cell table:style-name="ce64" table:formula="of:=[.E5]=[.G5]" office:value-type="float" office:value="0" calcext:value-type="float">
            <text:p>0</text:p>
          </table:table-cell>
          <table:table-cell table:style-name="ce64" table:formula="of:=[.D5]=[.G5]" office:value-type="float" office:value="0" calcext:value-type="float">
            <text:p>0</text:p>
          </table:table-cell>
          <table:table-cell table:style-name="ce64" table:formula="of:=[.E5]=[.F5]" office:value-type="float" office:value="0" calcext:value-type="float">
            <text:p>0</text:p>
          </table:table-cell>
          <table:table-cell table:style-name="ce64" table:formula="of:=[.D5]=[.H5]" office:value-type="float" office:value="0" calcext:value-type="float">
            <text:p>0</text:p>
          </table:table-cell>
          <table:table-cell table:style-name="ce64" table:formula="of:=[.E5]=[.I5]" office:value-type="float" office:value="0" calcext:value-type="float">
            <text:p>0</text:p>
          </table:table-cell>
          <table:table-cell table:style-name="ce64" table:formula="of:=[.D5]=[.I5]" office:value-type="float" office:value="0" calcext:value-type="float">
            <text:p>0</text:p>
          </table:table-cell>
          <table:table-cell table:style-name="ce64" table:formula="of:=[.E5]=[.H5]" office:value-type="float" office:value="0" calcext:value-type="float">
            <text:p>0</text:p>
          </table:table-cell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formula="of:=[.B6]=[.F6]" office:value-type="float" office:value="0" calcext:value-type="float">
            <text:p>0</text:p>
          </table:table-cell>
          <table:table-cell table:style-name="ce65" table:formula="of:=[.C6]=[.G6]" office:value-type="float" office:value="0" calcext:value-type="float">
            <text:p>0</text:p>
          </table:table-cell>
          <table:table-cell table:style-name="ce65" table:formula="of:=[.B6]=[.G6]" office:value-type="float" office:value="0" calcext:value-type="float">
            <text:p>0</text:p>
          </table:table-cell>
          <table:table-cell table:style-name="ce65" table:formula="of:=[.C6]=[.F6]" office:value-type="float" office:value="0" calcext:value-type="float">
            <text:p>0</text:p>
          </table:table-cell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formula="of:=[.D6]=[.F6]" office:value-type="float" office:value="0" calcext:value-type="float">
            <text:p>0</text:p>
          </table:table-cell>
          <table:table-cell table:style-name="ce65" table:formula="of:=[.E6]=[.G6]" office:value-type="float" office:value="1" calcext:value-type="float">
            <text:p>1</text:p>
          </table:table-cell>
          <table:table-cell table:style-name="ce65" table:formula="of:=[.D6]=[.G6]" office:value-type="float" office:value="0" calcext:value-type="float">
            <text:p>0</text:p>
          </table:table-cell>
          <table:table-cell table:style-name="ce65" table:formula="of:=[.E6]=[.F6]" office:value-type="float" office:value="0" calcext:value-type="float">
            <text:p>0</text:p>
          </table:table-cell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formula="of:=[.F6]=[.H6]" office:value-type="float" office:value="0" calcext:value-type="float">
            <text:p>0</text:p>
          </table:table-cell>
          <table:table-cell table:style-name="ce65" table:formula="of:=[.G6]=[.I6]" office:value-type="float" office:value="1" calcext:value-type="float">
            <text:p>1</text:p>
          </table:table-cell>
          <table:table-cell table:style-name="ce65" table:formula="of:=[.F6]=[.I6]" office:value-type="float" office:value="0" calcext:value-type="float">
            <text:p>0</text:p>
          </table:table-cell>
          <table:table-cell table:style-name="ce65" table:formula="of:=[.G6]=[.H6]" office:value-type="float" office:value="1" calcext:value-type="float">
            <text:p>1</text:p>
          </table:table-cell>
        </table:table-row>
        <table:table-row table:style-name="ro1" table:number-rows-repeated="9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r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Qw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float" office:value="0.25" calcext:value-type="float">
            <text:p>0,25</text:p>
          </table:table-cell>
          <table:table-cell table:style-name="ce29" table:formula="of:=AVERAGE([.L12:.O12])" office:value-type="float" office:value="0" calcext:value-type="float">
            <text:p>0</text:p>
          </table:table-cell>
          <table:table-cell table:style-name="ce29" table:formula="of:=AVERAGE([.P12:.S12])" office:value-type="float" office:value="0.5" calcext:value-type="float">
            <text:p>0,5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AVERAGE([.B12];[.C12])" office:value-type="float" office:value="0" calcext:value-type="float">
            <text:p>0</text:p>
          </table:table-cell>
          <table:table-cell table:style-name="ce29" table:formula="of:=AVERAGE([.B12];[.D12])" office:value-type="float" office:value="0.5" calcext:value-type="float">
            <text:p>0,5</text:p>
          </table:table-cell>
          <table:table-cell table:style-name="ce29" table:formula="of:=AVERAGE([.B12];[.E12])" office:value-type="float" office:value="0.5" calcext:value-type="float">
            <text:p>0,5</text:p>
          </table:table-cell>
          <table:table-cell table:style-name="ce29" table:formula="of:=AVERAGE([.C12];[.D12])" office:value-type="float" office:value="0.5" calcext:value-type="float">
            <text:p>0,5</text:p>
          </table:table-cell>
          <table:table-cell table:style-name="ce29" table:formula="of:=AVERAGE([.C12];[.E12])" office:value-type="float" office:value="0.5" calcext:value-type="float">
            <text:p>0,5</text:p>
          </table:table-cell>
          <table:table-cell table:style-name="ce29" table:formula="of:=AVERAGE([.D12];[.E12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float" office:value="0.5" calcext:value-type="float">
            <text:p>0,5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float" office:value="0" calcext:value-type="float">
            <text:p>0</text:p>
          </table:table-cell>
          <table:table-cell table:style-name="ce30" table:formula="of:=AVERAGE([.X13:.AA13])" office:value-type="float" office:value="0" calcext:value-type="float">
            <text:p>0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AVERAGE([.B13];[.C13])" office:value-type="float" office:value="0.5" calcext:value-type="float">
            <text:p>0,5</text:p>
          </table:table-cell>
          <table:table-cell table:style-name="ce30" table:formula="of:=AVERAGE([.B13];[.D13])" office:value-type="float" office:value="0.5" calcext:value-type="float">
            <text:p>0,5</text:p>
          </table:table-cell>
          <table:table-cell table:style-name="ce30" table:formula="of:=AVERAGE([.B13];[.E13])" office:value-type="float" office:value="1" calcext:value-type="float">
            <text:p>1</text:p>
          </table:table-cell>
          <table:table-cell table:style-name="ce30" table:formula="of:=AVERAGE([.C13];[.D13])" office:value-type="float" office:value="0" calcext:value-type="float">
            <text:p>0</text:p>
          </table:table-cell>
          <table:table-cell table:style-name="ce30" table:formula="of:=AVERAGE([.C13];[.E13])" office:value-type="float" office:value="0.5" calcext:value-type="float">
            <text:p>0,5</text:p>
          </table:table-cell>
          <table:table-cell table:style-name="ce30" table:formula="of:=AVERAGE([.D13];[.E13])"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float" office:value="0" calcext:value-type="float">
            <text:p>0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float" office:value="0.25" calcext:value-type="float">
            <text:p>0,25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float" office:value="0.5" calcext:value-type="float">
            <text:p>0,5</text:p>
          </table:table-cell>
          <table:table-cell table:number-columns-repeated="2"/>
          <table:table-cell table:style-name="ce39" table:formula="of:=AVERAGE([.B14];[.C14])" office:value-type="float" office:value="0" calcext:value-type="float">
            <text:p>0</text:p>
          </table:table-cell>
          <table:table-cell table:style-name="ce39" table:formula="of:=AVERAGE([.B14];[.D14])" office:value-type="float" office:value="0" calcext:value-type="float">
            <text:p>0</text:p>
          </table:table-cell>
          <table:table-cell table:style-name="ce39" table:formula="of:=AVERAGE([.B14];[.E14])" office:value-type="float" office:value="0.5" calcext:value-type="float">
            <text:p>0,5</text:p>
          </table:table-cell>
          <table:table-cell table:style-name="ce39" table:formula="of:=AVERAGE([.C14];[.D14])" office:value-type="float" office:value="0" calcext:value-type="float">
            <text:p>0</text:p>
          </table:table-cell>
          <table:table-cell table:style-name="ce39" table:formula="of:=AVERAGE([.C14];[.E14])" office:value-type="float" office:value="0.5" calcext:value-type="float">
            <text:p>0,5</text:p>
          </table:table-cell>
          <table:table-cell table:style-name="ce39" table:formula="of:=AVERAGE([.D14];[.E14])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office:value-type="string" calcext:value-type="string">
            <text:p>Nbr Locus</text:p>
          </table:table-cell>
          <table:table-cell table:number-columns-repeated="5"/>
          <table:table-cell office:value-type="string" calcext:value-type="string">
            <text:p>Num 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ce29" table:formula="of:=[.P25]-2*[.H25]+1" office:value-type="float" office:value="0.5" calcext:value-type="float">
            <text:p>0,5</text:p>
          </table:table-cell>
          <table:table-cell table:style-name="ce29" table:formula="of:=[.Q25]-2*[.I25]+1" office:value-type="float" office:value="1.5" calcext:value-type="float">
            <text:p>1,5</text:p>
          </table:table-cell>
          <table:table-cell table:style-name="ce29" table:formula="of:=[.R25]-2*[.J25]+1" office:value-type="float" office:value="0.5" calcext:value-type="float">
            <text:p>0,5</text:p>
          </table:table-cell>
          <table:table-cell table:style-name="ce29" table:formula="of:=[.S25]-2*[.K25]+1" office:value-type="float" office:value="0.5" calcext:value-type="float">
            <text:p>0,5</text:p>
          </table:table-cell>
          <table:table-cell table:style-name="ce29" table:formula="of:=[.T25]-2*[.L25]+1" office:value-type="float" office:value="0.5" calcext:value-type="float">
            <text:p>0,5</text:p>
          </table:table-cell>
          <table:table-cell table:style-name="ce29" table:formula="of:=[.U25]-2*[.M25]+1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0" table:formula="of:=[.P26]-2*[.H26]+1" office:value-type="float" office:value="0.5" calcext:value-type="float">
            <text:p>0,5</text:p>
          </table:table-cell>
          <table:table-cell table:style-name="ce30" table:formula="of:=[.Q26]-2*[.I26]+1" office:value-type="float" office:value="1.5" calcext:value-type="float">
            <text:p>1,5</text:p>
          </table:table-cell>
          <table:table-cell table:style-name="ce30" table:formula="of:=[.R26]-2*[.J26]+1" office:value-type="float" office:value="2" calcext:value-type="float">
            <text:p>2</text:p>
          </table:table-cell>
          <table:table-cell table:style-name="ce30" table:formula="of:=[.S26]-2*[.K26]+1" office:value-type="float" office:value="1" calcext:value-type="float">
            <text:p>1</text:p>
          </table:table-cell>
          <table:table-cell table:style-name="ce30" table:formula="of:=[.T26]-2*[.L26]+1" office:value-type="float" office:value="1.5" calcext:value-type="float">
            <text:p>1,5</text:p>
          </table:table-cell>
          <table:table-cell table:style-name="ce30" table:formula="of:=[.U26]-2*[.M26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9" table:formula="of:=[.P27]-2*[.H27]+1" office:value-type="float" office:value="0.5" calcext:value-type="float">
            <text:p>0,5</text:p>
          </table:table-cell>
          <table:table-cell table:style-name="ce39" table:formula="of:=[.Q27]-2*[.I27]+1" office:value-type="float" office:value="1" calcext:value-type="float">
            <text:p>1</text:p>
          </table:table-cell>
          <table:table-cell table:style-name="ce39" table:formula="of:=[.R27]-2*[.J27]+1" office:value-type="float" office:value="1.5" calcext:value-type="float">
            <text:p>1,5</text:p>
          </table:table-cell>
          <table:table-cell table:style-name="ce39" table:formula="of:=[.S27]-2*[.K27]+1" office:value-type="float" office:value="0.5" calcext:value-type="float">
            <text:p>0,5</text:p>
          </table:table-cell>
          <table:table-cell table:style-name="ce39" table:formula="of:=[.T27]-2*[.L27]+1" office:value-type="float" office:value="0.5" calcext:value-type="float">
            <text:p>0,5</text:p>
          </table:table-cell>
          <table:table-cell table:style-name="ce39" table:formula="of:=[.U27]-2*[.M27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.6" calcext:value-type="float">
            <text:p>1,6</text:p>
          </table:table-cell>
          <table:table-cell table:formula="of:=[.R45]/[.R46]" office:value-type="float" office:value="0.3125" calcext:value-type="float">
            <text:p>0,312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8"/>
          <table:table-cell table:formula="of:=[.R45]-[.S46]" office:value-type="float" office:value="0.1875" calcext:value-type="float">
            <text:p>0,187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([.H41])/(2*(1-[.B27]))- 0.5)" office:value-type="float" office:value="-0.125" calcext:value-type="float">
            <text:p>-0,125</text:p>
          </table:table-cell>
          <table:table-cell table:formula="of:=(([.I40])/(2*(1-[.B26]))- 0.5)" office:value-type="float" office:value="1.75" calcext:value-type="float">
            <text:p>1,75</text:p>
          </table:table-cell>
          <table:table-cell table:formula="of:=(([.J40]+[.J41])/(2*(2-([.B26]+[.B27])))- 0.5)" office:value-type="float" office:value="1.25" calcext:value-type="float">
            <text:p>1,25</text:p>
          </table:table-cell>
          <table:table-cell table:formula="of:=(([.K39])/(2*(1-[.B25]))- 0.5)" office:value-type="float" office:value="0.250000000000001" calcext:value-type="float">
            <text:p>0,250000000000001</text:p>
          </table:table-cell>
          <table:table-cell table:formula="of:=(([.L39]+[.L41])/(2*(2-([.B25]+[.B27])))- 0.5)" office:value-type="float" office:value="0" calcext:value-type="float">
            <text:p>0</text:p>
          </table:table-cell>
          <table:table-cell table:formula="of:=(([.M39]+[.M40])/(2*(2-([.B25]+[.B26])))- 0.5)" office:value-type="float" office:value="1.375" calcext:value-type="float">
            <text:p>1,375</text:p>
          </table:table-cell>
          <table:table-cell table:number-columns-repeated="1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*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[.P27]-[.H27])/(1 - [.B27])" office:value-type="float" office:value="-0.375" calcext:value-type="float">
            <text:p>-0,375</text:p>
          </table:table-cell>
          <table:table-cell table:number-columns-repeated="23"/>
        </table:table-row>
      </table:table>
      <table:table table:name="e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number-columns-repeated="12"/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number-columns-repeated="4"/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number-columns-repeated="8"/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SUM([.H12:.S12];[.N17:.Q17])/12" office:value-type="float" office:value="0" calcext:value-type="float">
            <text:p>0</text:p>
          </table:table-cell>
          <table:table-cell table:style-name="ce63" table:formula="of:=SUM([.H12:.K12];[.T12:.W12];[.X12:.AA12];[.R17:.U17])/12" office:value-type="float" office:value="0.5" calcext:value-type="float">
            <text:p>0,5</text:p>
          </table:table-cell>
          <table:table-cell table:style-name="ce63" table:formula="of:=SUM([.L12:.O12];[.T12:.W12];[.AB12:.AE12];[.V17:.Y17])/12" office:value-type="float" office:value="0.5" calcext:value-type="float">
            <text:p>0,5</text:p>
          </table:table-cell>
          <table:table-cell table:style-name="ce63" table:formula="of:=SUM([.P12:.S12];[.X12:.AE12];[.Z17:.AC17])/12" office:value-type="float" office:value="0.5" calcext:value-type="float">
            <text:p>0,5</text:p>
          </table:table-cell>
          <table:table-cell table:number-columns-repeated="2"/>
          <table:table-cell table:style-name="ce63" table:number-columns-repeated="4"/>
          <table:table-cell table:style-name="ce63" table:formula="of:=[.D4]=[.D4]" office:value-type="float" office:value="1" calcext:value-type="float">
            <text:p>1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E4]=[.E4]" office:value-type="float" office:value="1" calcext:value-type="float">
            <text:p>1</text:p>
          </table:table-cell>
          <table:table-cell table:style-name="ce63" table:formula="of:=[.F4]=[.F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G4]=[.G4]" office:value-type="float" office:value="1" calcext:value-type="float">
            <text:p>1</text:p>
          </table:table-cell>
          <table:table-cell table:style-name="ce63" table:formula="of:=[.H4]=[.H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I4]=[.I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SUM([.H13:.S13];[.N18:.Q18])/12" office:value-type="float" office:value="0.333333333333333" calcext:value-type="float">
            <text:p>0,333333333333333</text:p>
          </table:table-cell>
          <table:table-cell table:style-name="ce64" table:formula="of:=SUM([.H13:.K13];[.T13:.W13];[.X13:.AA13];[.R18:.U18])/12" office:value-type="float" office:value="0" calcext:value-type="float">
            <text:p>0</text:p>
          </table:table-cell>
          <table:table-cell table:style-name="ce64" table:formula="of:=SUM([.L13:.O13];[.T13:.W13];[.AB13:.AE13];[.V18:.Y18])/12" office:value-type="float" office:value="0.333333333333333" calcext:value-type="float">
            <text:p>0,333333333333333</text:p>
          </table:table-cell>
          <table:table-cell table:style-name="ce64" table:formula="of:=SUM([.P13:.S13];[.X13:.AE13];[.Z18:.AC18])/12" office:value-type="float" office:value="0.5" calcext:value-type="float">
            <text:p>0,5</text:p>
          </table:table-cell>
          <table:table-cell table:number-columns-repeated="2"/>
          <table:table-cell table:style-name="ce64" table:formula="of:=[.B5]=[.B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C5]=[.C5]" office:value-type="float" office:value="1" calcext:value-type="float">
            <text:p>1</text:p>
          </table:table-cell>
          <table:table-cell table:style-name="ce64" table:number-columns-repeated="4"/>
          <table:table-cell table:style-name="ce64" table:formula="of:=[.F5]=[.F5]" office:value-type="float" office:value="1" calcext:value-type="float">
            <text:p>1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G5]=[.G5]" office:value-type="float" office:value="1" calcext:value-type="float">
            <text:p>1</text:p>
          </table:table-cell>
          <table:table-cell table:style-name="ce64" table:formula="of:=[.H5]=[.H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I5]=[.I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SUM([.H14:.S14];[.N19:.Q19])/12" office:value-type="float" office:value="0.25" calcext:value-type="float">
            <text:p>0,25</text:p>
          </table:table-cell>
          <table:table-cell table:style-name="ce65" table:formula="of:=SUM([.H14:.K14];[.T14:.W14];[.X14:.AA14];[.R19:.U19])/12" office:value-type="float" office:value="0.416666666666667" calcext:value-type="float">
            <text:p>0,416666666666667</text:p>
          </table:table-cell>
          <table:table-cell table:style-name="ce65" table:formula="of:=SUM([.L14:.O14];[.T14:.W14];[.AB14:.AE14];[.V19:.Y19])/12" office:value-type="float" office:value="0" calcext:value-type="float">
            <text:p>0</text:p>
          </table:table-cell>
          <table:table-cell table:style-name="ce65" table:formula="of:=SUM([.P14:.S14];[.X14:.AE14];[.Z19:.AC19])/12" office:value-type="float" office:value="0.5" calcext:value-type="float">
            <text:p>0,5</text:p>
          </table:table-cell>
          <table:table-cell table:number-columns-repeated="2"/>
          <table:table-cell table:style-name="ce65" table:formula="of:=[.B6]=[.B6]" office:value-type="float" office:value="1" calcext:value-type="float">
            <text:p>1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C6]=[.C6]" office:value-type="float" office:value="1" calcext:value-type="float">
            <text:p>1</text:p>
          </table:table-cell>
          <table:table-cell table:style-name="ce65" table:formula="of:=[.D6]=[.D6]" office:value-type="float" office:value="1" calcext:value-type="float">
            <text:p>1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E6]=[.E6]" office:value-type="float" office:value="1" calcext:value-type="float">
            <text:p>1</text:p>
          </table:table-cell>
          <table:table-cell table:style-name="ce65" table:number-columns-repeated="4"/>
          <table:table-cell table:style-name="ce65" table:formula="of:=[.H6]=[.H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I6]=[.I6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string" office:string-value="" calcext:value-type="error">
            <text:p>#DIV/0 !</text:p>
          </table:table-cell>
          <table:table-cell table:style-name="ce29" table:formula="of:=AVERAGE([.L12:.O12])" office:value-type="string" office:string-value="" calcext:value-type="error">
            <text:p>#DIV/0 !</text:p>
          </table:table-cell>
          <table:table-cell table:style-name="ce29" table:formula="of:=AVERAGE([.P12:.S12])" office:value-type="string" office:string-value="" calcext:value-type="error">
            <text:p>#DIV/0 !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-[.H25]+[.H17]+[.I17]" office:value-type="string" office:string-value="" calcext:value-type="error">
            <text:p>#DIV/0 !</text:p>
          </table:table-cell>
          <table:table-cell table:style-name="ce29" table:formula="of:=-[.I25]+[.H17]+[.J17]" office:value-type="string" office:string-value="" calcext:value-type="error">
            <text:p>#DIV/0 !</text:p>
          </table:table-cell>
          <table:table-cell table:style-name="ce29" table:formula="of:=-[.J25]+[.H17]+[.K17]" office:value-type="string" office:string-value="" calcext:value-type="error">
            <text:p>#DIV/0 !</text:p>
          </table:table-cell>
          <table:table-cell table:style-name="ce29" table:formula="of:=-[.K25]+[.I17]+[.J17]" office:value-type="float" office:value="0.5" calcext:value-type="float">
            <text:p>0,5</text:p>
          </table:table-cell>
          <table:table-cell table:style-name="ce29" table:formula="of:=-[.L25]+[.I17]+[.K17]" office:value-type="float" office:value="0.5" calcext:value-type="float">
            <text:p>0,5</text:p>
          </table:table-cell>
          <table:table-cell table:style-name="ce29" table:formula="of:=-[.M25]+[.J17]+[.K17]" office:value-type="float" office:value="1" calcext:value-type="float">
            <text:p>1</text:p>
          </table:table-cell>
          <table:table-cell/>
          <table:table-cell table:formula="of:=([.Z25]*AVERAGE([.K25:.M25])+[.Y25]*((1+[.B25])/2))/(([.Z25]+[.Y25]))" office:value-type="float" office:value="0.583333333333333" calcext:value-type="float">
            <text:p>0,58333333333333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string" office:string-value="" calcext:value-type="error">
            <text:p>#DIV/0 !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string" office:string-value="" calcext:value-type="error">
            <text:p>#DIV/0 !</text:p>
          </table:table-cell>
          <table:table-cell table:style-name="ce30" table:formula="of:=AVERAGE([.X13:.AA13])" office:value-type="string" office:string-value="" calcext:value-type="error">
            <text:p>#DIV/0 !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-[.H26]+[.H18]+[.I18]" office:value-type="string" office:string-value="" calcext:value-type="error">
            <text:p>#DIV/0 !</text:p>
          </table:table-cell>
          <table:table-cell table:style-name="ce30" table:formula="of:=-[.I26]+[.H18]+[.J18]" office:value-type="float" office:value="0.666666666666667" calcext:value-type="float">
            <text:p>0,666666666666667</text:p>
          </table:table-cell>
          <table:table-cell table:style-name="ce30" table:formula="of:=-[.J26]+[.H18]+[.K18]" office:value-type="float" office:value="0.833333333333333" calcext:value-type="float">
            <text:p>0,833333333333333</text:p>
          </table:table-cell>
          <table:table-cell table:style-name="ce30" table:formula="of:=-[.K26]+[.I18]+[.J18]" office:value-type="string" office:string-value="" calcext:value-type="error">
            <text:p>#DIV/0 !</text:p>
          </table:table-cell>
          <table:table-cell table:style-name="ce30" table:formula="of:=-[.L26]+[.I18]+[.K18]" office:value-type="string" office:string-value="" calcext:value-type="error">
            <text:p>#DIV/0 !</text:p>
          </table:table-cell>
          <table:table-cell table:style-name="ce30" table:formula="of:=-[.M26]+[.J18]+[.K18]" office:value-type="float" office:value="0.333333333333333" calcext:value-type="float">
            <text:p>0,333333333333333</text:p>
          </table:table-cell>
          <table:table-cell/>
          <table:table-cell table:formula="of:=([.Z25]*AVERAGE([.I26:.J26];[.M26])+[.Y25]*((1+[.B26])/2))/(([.Z25]+[.Y25]))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string" office:string-value="" calcext:value-type="error">
            <text:p>#DIV/0 !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string" office:string-value="" calcext:value-type="error">
            <text:p>#DIV/0 !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string" office:string-value="" calcext:value-type="error">
            <text:p>#DIV/0 !</text:p>
          </table:table-cell>
          <table:table-cell table:number-columns-repeated="2"/>
          <table:table-cell table:style-name="ce39" table:formula="of:=-[.H27]+[.H19]+[.I19]" office:value-type="float" office:value="0.416666666666667" calcext:value-type="float">
            <text:p>0,416666666666667</text:p>
          </table:table-cell>
          <table:table-cell table:style-name="ce39" table:formula="of:=-[.I27]+[.H19]+[.J19]" office:value-type="string" office:string-value="" calcext:value-type="error">
            <text:p>#DIV/0 !</text:p>
          </table:table-cell>
          <table:table-cell table:style-name="ce39" table:formula="of:=-[.J27]+[.H19]+[.K19]" office:value-type="float" office:value="0.75" calcext:value-type="float">
            <text:p>0,75</text:p>
          </table:table-cell>
          <table:table-cell table:style-name="ce39" table:formula="of:=-[.K27]+[.I19]+[.J19]" office:value-type="string" office:string-value="" calcext:value-type="error">
            <text:p>#DIV/0 !</text:p>
          </table:table-cell>
          <table:table-cell table:style-name="ce39" table:formula="of:=-[.L27]+[.I19]+[.K19]" office:value-type="float" office:value="0.416666666666667" calcext:value-type="float">
            <text:p>0,416666666666667</text:p>
          </table:table-cell>
          <table:table-cell table:style-name="ce39" table:formula="of:=-[.M27]+[.J19]+[.K19]" office:value-type="string" office:string-value="" calcext:value-type="error">
            <text:p>#DIV/0 !</text:p>
          </table:table-cell>
          <table:table-cell/>
          <table:table-cell table:formula="of:=([.Z25]*AVERAGE([.H27];[.J27];[.L27])+[.Y25]*((1+[.B27])/2))/(([.Z25]+[.Y25]))" office:value-type="float" office:value="0.458333333333333" calcext:value-type="float">
            <text:p>0,458333333333333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7]-[.$W$27])/(1-[.$B$27])" office:value-type="float" office:value="-0.0624999999999999" calcext:value-type="float">
            <text:p>-0,0625</text:p>
          </table:table-cell>
          <table:table-cell table:style-name="ce29" table:formula="of:=([.Q26]-[.$W$26])/(1-[.$B$26])" office:value-type="float" office:value="0.5" calcext:value-type="float">
            <text:p>0,5</text:p>
          </table:table-cell>
          <table:table-cell table:style-name="ce29" table:formula="of:=([.R26]+[.R27]-[.$W$26]-[.$W$27])/(2-[.$B$26]-[.$B$27])" office:value-type="float" office:value="0.625" calcext:value-type="float">
            <text:p>0,625</text:p>
          </table:table-cell>
          <table:table-cell table:style-name="ce29" table:formula="of:=([.S25]-[.$W$25])/(1-[.$B$25])" office:value-type="float" office:value="-0.25" calcext:value-type="float">
            <text:p>-0,25</text:p>
          </table:table-cell>
          <table:table-cell table:style-name="ce29" table:formula="of:=([.T25]+[.T27]-[.$W$25]-[.$W$27])/(2-[.$B$25]-[.$B$27])" office:value-type="float" office:value="-0.125" calcext:value-type="float">
            <text:p>-0,125</text:p>
          </table:table-cell>
          <table:table-cell table:style-name="ce29" table:formula="of:=([.U25]+[.U26]-[.$W$26]-[.$W$25])/(2-[.$B$26]-[.$B$25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5]+[.P26]-[.$W$25]-[.$W$26])/(2-[.$B$25]-[.$B$26])" office:value-type="string" office:string-value="" calcext:value-type="error">
            <text:p>#DIV/0 !</text:p>
          </table:table-cell>
          <table:table-cell table:style-name="ce29" table:formula="of:=([.Q25]+[.Q26]-[.$W$25]-[.$W$26])/(2-[.$B$25]-[.$B$26])" office:value-type="string" office:string-value="" calcext:value-type="error">
            <text:p>#DIV/0 !</text:p>
          </table:table-cell>
          <table:table-cell table:style-name="ce29" table:formula="of:=([.R25]+[.R26]-[.$W$25]-[.$W$26])/(2-[.$B$25]-[.$B$26])" office:value-type="string" office:string-value="" calcext:value-type="error">
            <text:p>#DIV/0 !</text:p>
          </table:table-cell>
          <table:table-cell table:style-name="ce29" table:formula="of:=([.S25]+[.S26]-[.$W$25]-[.$W$26])/(2-[.$B$25]-[.$B$26])" office:value-type="string" office:string-value="" calcext:value-type="error">
            <text:p>#DIV/0 !</text:p>
          </table:table-cell>
          <table:table-cell table:style-name="ce29" table:formula="of:=([.T25]+[.T26]-[.$W$25]-[.$W$26])/(2-[.$B$25]-[.$B$26])" office:value-type="string" office:string-value="" calcext:value-type="error">
            <text:p>#DIV/0 !</text:p>
          </table:table-cell>
          <table:table-cell table:style-name="ce29" table:formula="of:=([.U25]+[.U26]-[.$W$25]-[.$W$26])/(2-[.$B$25]-[.$B$26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formula="of:=[.B43]=[.D43]" office:value-type="float" office:value="1" calcext:value-type="float">
            <text:p>1</text:p>
          </table:table-cell>
          <table:table-cell table:style-name="ce63" table:formula="of:=[.C43]=[.E43]" office:value-type="float" office:value="1" calcext:value-type="float">
            <text:p>1</text:p>
          </table:table-cell>
          <table:table-cell table:style-name="ce63" table:formula="of:=[.B43]=[.E43]" office:value-type="float" office:value="0" calcext:value-type="float">
            <text:p>0</text:p>
          </table:table-cell>
          <table:table-cell table:style-name="ce63" table:formula="of:=[.C43]=[.D43]" office:value-type="float" office:value="0" calcext:value-type="float">
            <text:p>0</text:p>
          </table:table-cell>
          <table:table-cell table:style-name="ce63" table:formula="of:=[.B43]=[.F43]" office:value-type="float" office:value="1" calcext:value-type="float">
            <text:p>1</text:p>
          </table:table-cell>
          <table:table-cell table:style-name="ce63" table:formula="of:=[.C43]=[.G43]" office:value-type="float" office:value="0" calcext:value-type="float">
            <text:p>0</text:p>
          </table:table-cell>
          <table:table-cell table:style-name="ce63" table:formula="of:=[.B43]=[.G43]" office:value-type="float" office:value="1" calcext:value-type="float">
            <text:p>1</text:p>
          </table:table-cell>
          <table:table-cell table:style-name="ce63" table:formula="of:=[.C43]=[.F43]" office:value-type="float" office:value="0" calcext:value-type="float">
            <text:p>0</text:p>
          </table:table-cell>
          <table:table-cell table:style-name="ce63" table:formula="of:=[.B43]=[.H43]" office:value-type="float" office:value="0" calcext:value-type="float">
            <text:p>0</text:p>
          </table:table-cell>
          <table:table-cell table:style-name="ce63" table:formula="of:=[.C43]=[.I43]" office:value-type="float" office:value="1" calcext:value-type="float">
            <text:p>1</text:p>
          </table:table-cell>
          <table:table-cell table:style-name="ce63" table:formula="of:=[.B43]=[.I43]" office:value-type="float" office:value="0" calcext:value-type="float">
            <text:p>0</text:p>
          </table:table-cell>
          <table:table-cell table:style-name="ce63" table:formula="of:=[.C43]=[.H43]" office:value-type="float" office:value="1" calcext:value-type="float">
            <text:p>1</text:p>
          </table:table-cell>
          <table:table-cell table:style-name="ce63" table:formula="of:=[.D43]=[.F43]" office:value-type="float" office:value="1" calcext:value-type="float">
            <text:p>1</text:p>
          </table:table-cell>
          <table:table-cell table:style-name="ce63" table:formula="of:=[.E43]=[.G43]" office:value-type="float" office:value="0" calcext:value-type="float">
            <text:p>0</text:p>
          </table:table-cell>
          <table:table-cell table:style-name="ce63" table:formula="of:=[.D43]=[.G43]" office:value-type="float" office:value="1" calcext:value-type="float">
            <text:p>1</text:p>
          </table:table-cell>
          <table:table-cell table:style-name="ce63" table:formula="of:=[.E43]=[.F43]" office:value-type="float" office:value="0" calcext:value-type="float">
            <text:p>0</text:p>
          </table:table-cell>
          <table:table-cell table:style-name="ce63" table:formula="of:=[.D43]=[.H43]" office:value-type="float" office:value="0" calcext:value-type="float">
            <text:p>0</text:p>
          </table:table-cell>
          <table:table-cell table:style-name="ce63" table:formula="of:=[.E43]=[.I43]" office:value-type="float" office:value="1" calcext:value-type="float">
            <text:p>1</text:p>
          </table:table-cell>
          <table:table-cell table:style-name="ce63" table:formula="of:=[.D43]=[.I43]" office:value-type="float" office:value="0" calcext:value-type="float">
            <text:p>0</text:p>
          </table:table-cell>
          <table:table-cell table:style-name="ce63" table:formula="of:=[.E43]=[.H43]" office:value-type="float" office:value="1" calcext:value-type="float">
            <text:p>1</text:p>
          </table:table-cell>
          <table:table-cell table:style-name="ce63" table:formula="of:=[.F43]=[.H43]" office:value-type="float" office:value="0" calcext:value-type="float">
            <text:p>0</text:p>
          </table:table-cell>
          <table:table-cell table:style-name="ce63" table:formula="of:=[.G43]=[.I43]" office:value-type="float" office:value="0" calcext:value-type="float">
            <text:p>0</text:p>
          </table:table-cell>
          <table:table-cell table:style-name="ce63" table:formula="of:=[.F43]=[.I43]" office:value-type="float" office:value="0" calcext:value-type="float">
            <text:p>0</text:p>
          </table:table-cell>
          <table:table-cell table:style-name="ce63" table:formula="of:=[.G43]=[.H4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formula="of:=[.B44]=[.D44]" office:value-type="float" office:value="1" calcext:value-type="float">
            <text:p>1</text:p>
          </table:table-cell>
          <table:table-cell table:style-name="ce64" table:formula="of:=[.C44]=[.E44]" office:value-type="float" office:value="0" calcext:value-type="float">
            <text:p>0</text:p>
          </table:table-cell>
          <table:table-cell table:style-name="ce64" table:formula="of:=[.B44]=[.E44]" office:value-type="float" office:value="0" calcext:value-type="float">
            <text:p>0</text:p>
          </table:table-cell>
          <table:table-cell table:style-name="ce64" table:formula="of:=[.C44]=[.D44]" office:value-type="float" office:value="1" calcext:value-type="float">
            <text:p>1</text:p>
          </table:table-cell>
          <table:table-cell table:style-name="ce64" table:formula="of:=[.B44]=[.F44]" office:value-type="float" office:value="0" calcext:value-type="float">
            <text:p>0</text:p>
          </table:table-cell>
          <table:table-cell table:style-name="ce64" table:formula="of:=[.C44]=[.G44]" office:value-type="float" office:value="0" calcext:value-type="float">
            <text:p>0</text:p>
          </table:table-cell>
          <table:table-cell table:style-name="ce64" table:formula="of:=[.B44]=[.G44]" office:value-type="float" office:value="0" calcext:value-type="float">
            <text:p>0</text:p>
          </table:table-cell>
          <table:table-cell table:style-name="ce64" table:formula="of:=[.C44]=[.F44]" office:value-type="float" office:value="0" calcext:value-type="float">
            <text:p>0</text:p>
          </table:table-cell>
          <table:table-cell table:style-name="ce64" table:formula="of:=[.B44]=[.H44]" office:value-type="float" office:value="0" calcext:value-type="float">
            <text:p>0</text:p>
          </table:table-cell>
          <table:table-cell table:style-name="ce64" table:formula="of:=[.C44]=[.I44]" office:value-type="float" office:value="0" calcext:value-type="float">
            <text:p>0</text:p>
          </table:table-cell>
          <table:table-cell table:style-name="ce64" table:formula="of:=[.B44]=[.I44]" office:value-type="float" office:value="0" calcext:value-type="float">
            <text:p>0</text:p>
          </table:table-cell>
          <table:table-cell table:style-name="ce64" table:formula="of:=[.C44]=[.H44]" office:value-type="float" office:value="0" calcext:value-type="float">
            <text:p>0</text:p>
          </table:table-cell>
          <table:table-cell table:style-name="ce64" table:formula="of:=[.D44]=[.F44]" office:value-type="float" office:value="0" calcext:value-type="float">
            <text:p>0</text:p>
          </table:table-cell>
          <table:table-cell table:style-name="ce64" table:formula="of:=[.E44]=[.G44]" office:value-type="float" office:value="0" calcext:value-type="float">
            <text:p>0</text:p>
          </table:table-cell>
          <table:table-cell table:style-name="ce64" table:formula="of:=[.D44]=[.G44]" office:value-type="float" office:value="0" calcext:value-type="float">
            <text:p>0</text:p>
          </table:table-cell>
          <table:table-cell table:style-name="ce64" table:formula="of:=[.E44]=[.F44]" office:value-type="float" office:value="1" calcext:value-type="float">
            <text:p>1</text:p>
          </table:table-cell>
          <table:table-cell table:style-name="ce64" table:formula="of:=[.D44]=[.H44]" office:value-type="float" office:value="0" calcext:value-type="float">
            <text:p>0</text:p>
          </table:table-cell>
          <table:table-cell table:style-name="ce64" table:formula="of:=[.E44]=[.I44]" office:value-type="float" office:value="0" calcext:value-type="float">
            <text:p>0</text:p>
          </table:table-cell>
          <table:table-cell table:style-name="ce64" table:formula="of:=[.D44]=[.I44]" office:value-type="float" office:value="0" calcext:value-type="float">
            <text:p>0</text:p>
          </table:table-cell>
          <table:table-cell table:style-name="ce64" table:formula="of:=[.E44]=[.H44]" office:value-type="float" office:value="0" calcext:value-type="float">
            <text:p>0</text:p>
          </table:table-cell>
          <table:table-cell table:style-name="ce64" table:formula="of:=[.F44]=[.H44]" office:value-type="float" office:value="0" calcext:value-type="float">
            <text:p>0</text:p>
          </table:table-cell>
          <table:table-cell table:style-name="ce64" table:formula="of:=[.G44]=[.I44]" office:value-type="float" office:value="1" calcext:value-type="float">
            <text:p>1</text:p>
          </table:table-cell>
          <table:table-cell table:style-name="ce64" table:formula="of:=[.F44]=[.I44]" office:value-type="float" office:value="0" calcext:value-type="float">
            <text:p>0</text:p>
          </table:table-cell>
          <table:table-cell table:style-name="ce64" table:formula="of:=[.G44]=[.H4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45]=[.D45]" office:value-type="float" office:value="1" calcext:value-type="float">
            <text:p>1</text:p>
          </table:table-cell>
          <table:table-cell table:style-name="ce65" table:formula="of:=[.C45]=[.E45]" office:value-type="float" office:value="0" calcext:value-type="float">
            <text:p>0</text:p>
          </table:table-cell>
          <table:table-cell table:style-name="ce65" table:formula="of:=[.B45]=[.E45]" office:value-type="float" office:value="0" calcext:value-type="float">
            <text:p>0</text:p>
          </table:table-cell>
          <table:table-cell table:style-name="ce65" table:formula="of:=[.C45]=[.D45]" office:value-type="float" office:value="0" calcext:value-type="float">
            <text:p>0</text:p>
          </table:table-cell>
          <table:table-cell table:style-name="ce65" table:formula="of:=[.B45]=[.F45]" office:value-type="float" office:value="0" calcext:value-type="float">
            <text:p>0</text:p>
          </table:table-cell>
          <table:table-cell table:style-name="ce65" table:formula="of:=[.C45]=[.G45]" office:value-type="float" office:value="0" calcext:value-type="float">
            <text:p>0</text:p>
          </table:table-cell>
          <table:table-cell table:style-name="ce65" table:formula="of:=[.B45]=[.G45]" office:value-type="float" office:value="0" calcext:value-type="float">
            <text:p>0</text:p>
          </table:table-cell>
          <table:table-cell table:style-name="ce65" table:formula="of:=[.C45]=[.F45]" office:value-type="float" office:value="0" calcext:value-type="float">
            <text:p>0</text:p>
          </table:table-cell>
          <table:table-cell table:style-name="ce65" table:formula="of:=[.B45]=[.H45]" office:value-type="float" office:value="0" calcext:value-type="float">
            <text:p>0</text:p>
          </table:table-cell>
          <table:table-cell table:style-name="ce65" table:formula="of:=[.C45]=[.I45]" office:value-type="float" office:value="0" calcext:value-type="float">
            <text:p>0</text:p>
          </table:table-cell>
          <table:table-cell table:style-name="ce65" table:formula="of:=[.B45]=[.I45]" office:value-type="float" office:value="0" calcext:value-type="float">
            <text:p>0</text:p>
          </table:table-cell>
          <table:table-cell table:style-name="ce65" table:formula="of:=[.C45]=[.H45]" office:value-type="float" office:value="0" calcext:value-type="float">
            <text:p>0</text:p>
          </table:table-cell>
          <table:table-cell table:style-name="ce65" table:formula="of:=[.D45]=[.F45]" office:value-type="float" office:value="0" calcext:value-type="float">
            <text:p>0</text:p>
          </table:table-cell>
          <table:table-cell table:style-name="ce65" table:formula="of:=[.E45]=[.G45]" office:value-type="float" office:value="1" calcext:value-type="float">
            <text:p>1</text:p>
          </table:table-cell>
          <table:table-cell table:style-name="ce65" table:formula="of:=[.D45]=[.G45]" office:value-type="float" office:value="0" calcext:value-type="float">
            <text:p>0</text:p>
          </table:table-cell>
          <table:table-cell table:style-name="ce65" table:formula="of:=[.E45]=[.F45]" office:value-type="float" office:value="1" calcext:value-type="float">
            <text:p>1</text:p>
          </table:table-cell>
          <table:table-cell table:style-name="ce65" table:formula="of:=[.D45]=[.H45]" office:value-type="float" office:value="0" calcext:value-type="float">
            <text:p>0</text:p>
          </table:table-cell>
          <table:table-cell table:style-name="ce65" table:formula="of:=[.E45]=[.I45]" office:value-type="float" office:value="1" calcext:value-type="float">
            <text:p>1</text:p>
          </table:table-cell>
          <table:table-cell table:style-name="ce65" table:formula="of:=[.D45]=[.I45]" office:value-type="float" office:value="0" calcext:value-type="float">
            <text:p>0</text:p>
          </table:table-cell>
          <table:table-cell table:style-name="ce65" table:formula="of:=[.E45]=[.H45]" office:value-type="float" office:value="1" calcext:value-type="float">
            <text:p>1</text:p>
          </table:table-cell>
          <table:table-cell table:style-name="ce65" table:formula="of:=[.F45]=[.H45]" office:value-type="float" office:value="1" calcext:value-type="float">
            <text:p>1</text:p>
          </table:table-cell>
          <table:table-cell table:style-name="ce65" table:formula="of:=[.G45]=[.I45]" office:value-type="float" office:value="1" calcext:value-type="float">
            <text:p>1</text:p>
          </table:table-cell>
          <table:table-cell table:style-name="ce65" table:formula="of:=[.F45]=[.I45]" office:value-type="float" office:value="1" calcext:value-type="float">
            <text:p>1</text:p>
          </table:table-cell>
          <table:table-cell table:style-name="ce65" table:formula="of:=[.G45]=[.H45]" office:value-type="float" office:value="1" calcext:value-type="float">
            <text:p>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AVERAGE([.H51:.S51];[.N56:.Q56])" office:value-type="float" office:value="0.5" calcext:value-type="float">
            <text:p>0,5</text:p>
          </table:table-cell>
          <table:table-cell table:style-name="ce63" table:formula="of:=AVERAGE([.H51:.K51];[.T51:.W51];[.X51:.AA51];[.R56:.U56])" office:value-type="float" office:value="0.5" calcext:value-type="float">
            <text:p>0,5</text:p>
          </table:table-cell>
          <table:table-cell table:style-name="ce63" table:formula="of:=AVERAGE([.L51:.O51];[.T51:.W51];[.AB51:.AE51];[.V56:.Y56])" office:value-type="float" office:value="0.5" calcext:value-type="float">
            <text:p>0,5</text:p>
          </table:table-cell>
          <table:table-cell table:style-name="ce63" table:formula="of:=AVERAGE([.P51:.S51];[.X51:.AE51];[.Z56:.AC56])" office:value-type="float" office:value="0.5" calcext:value-type="float">
            <text:p>0,5</text:p>
          </table:table-cell>
          <table:table-cell table:number-columns-repeated="2"/>
          <table:table-cell table:style-name="ce63" table:formula="of:=[.B43]=[.B43]" office:value-type="float" office:value="1" calcext:value-type="float">
            <text:p>1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C43]=[.C43]" office:value-type="float" office:value="1" calcext:value-type="float">
            <text:p>1</text:p>
          </table:table-cell>
          <table:table-cell table:style-name="ce63" table:formula="of:=[.D43]=[.D43]" office:value-type="float" office:value="1" calcext:value-type="float">
            <text:p>1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E43]=[.E43]" office:value-type="float" office:value="1" calcext:value-type="float">
            <text:p>1</text:p>
          </table:table-cell>
          <table:table-cell table:style-name="ce63" table:formula="of:=[.F43]=[.F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G43]=[.G43]" office:value-type="float" office:value="1" calcext:value-type="float">
            <text:p>1</text:p>
          </table:table-cell>
          <table:table-cell table:style-name="ce63" table:formula="of:=[.H43]=[.H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I43]=[.I4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AVERAGE([.H52:.S52];[.N57:.Q57])" office:value-type="float" office:value="0.375" calcext:value-type="float">
            <text:p>0,375</text:p>
          </table:table-cell>
          <table:table-cell table:style-name="ce64" table:formula="of:=AVERAGE([.H52:.K52];[.T52:.W52];[.X52:.AA52];[.R57:.U57])" office:value-type="float" office:value="0.3125" calcext:value-type="float">
            <text:p>0,3125</text:p>
          </table:table-cell>
          <table:table-cell table:style-name="ce64" table:formula="of:=AVERAGE([.L52:.O52];[.T52:.W52];[.AB52:.AE52];[.V57:.Y57])" office:value-type="float" office:value="0.3125" calcext:value-type="float">
            <text:p>0,3125</text:p>
          </table:table-cell>
          <table:table-cell table:style-name="ce64" table:formula="of:=AVERAGE([.P52:.S52];[.X52:.AE52];[.Z57:.AC57])" office:value-type="float" office:value="0.375" calcext:value-type="float">
            <text:p>0,375</text:p>
          </table:table-cell>
          <table:table-cell table:number-columns-repeated="2"/>
          <table:table-cell table:style-name="ce64" table:formula="of:=[.B44]=[.B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C44]=[.C44]" office:value-type="float" office:value="1" calcext:value-type="float">
            <text:p>1</text:p>
          </table:table-cell>
          <table:table-cell table:style-name="ce64" table:formula="of:=[.D44]=[.D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E44]=[.E44]" office:value-type="float" office:value="1" calcext:value-type="float">
            <text:p>1</text:p>
          </table:table-cell>
          <table:table-cell table:style-name="ce64" table:formula="of:=[.F44]=[.F44]" office:value-type="float" office:value="1" calcext:value-type="float">
            <text:p>1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G44]=[.G44]" office:value-type="float" office:value="1" calcext:value-type="float">
            <text:p>1</text:p>
          </table:table-cell>
          <table:table-cell table:style-name="ce64" table:formula="of:=[.H44]=[.H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I44]=[.I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AVERAGE([.H53:.S53];[.N58:.Q58])" office:value-type="float" office:value="0.1875" calcext:value-type="float">
            <text:p>0,1875</text:p>
          </table:table-cell>
          <table:table-cell table:style-name="ce65" table:formula="of:=AVERAGE([.H53:.K53];[.T53:.W53];[.X53:.AA53];[.R58:.U58])" office:value-type="float" office:value="0.4375" calcext:value-type="float">
            <text:p>0,4375</text:p>
          </table:table-cell>
          <table:table-cell table:style-name="ce65" table:formula="of:=AVERAGE([.L53:.O53];[.T53:.W53];[.AB53:.AE53];[.V58:.Y58])" office:value-type="float" office:value="0.625" calcext:value-type="float">
            <text:p>0,625</text:p>
          </table:table-cell>
          <table:table-cell table:style-name="ce65" table:formula="of:=AVERAGE([.P53:.S53];[.X53:.AE53];[.Z58:.AC58])" office:value-type="float" office:value="0.625" calcext:value-type="float">
            <text:p>0,625</text:p>
          </table:table-cell>
          <table:table-cell table:number-columns-repeated="2"/>
          <table:table-cell table:style-name="ce65" table:formula="of:=[.B45]=[.B45]" office:value-type="float" office:value="1" calcext:value-type="float">
            <text:p>1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C45]=[.C45]" office:value-type="float" office:value="1" calcext:value-type="float">
            <text:p>1</text:p>
          </table:table-cell>
          <table:table-cell table:style-name="ce65" table:formula="of:=[.D45]=[.D45]" office:value-type="float" office:value="1" calcext:value-type="float">
            <text:p>1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E45]=[.E45]" office:value-type="float" office:value="1" calcext:value-type="float">
            <text:p>1</text:p>
          </table:table-cell>
          <table:table-cell table:style-name="ce65" table:formula="of:=[.F45]=[.F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G45]=[.G45]" office:value-type="float" office:value="1" calcext:value-type="float">
            <text:p>1</text:p>
          </table:table-cell>
          <table:table-cell table:style-name="ce65" table:formula="of:=[.H45]=[.H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I45]=[.I45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51]+[.C51]+[.D51]+[.E51])/4" office:value-type="float" office:value="0.5" calcext:value-type="float">
            <text:p>0,5</text:p>
          </table:table-cell>
          <table:table-cell table:number-columns-repeated="5"/>
          <table:table-cell table:style-name="ce29" table:formula="of:=AVERAGE([.H51:.K51])" office:value-type="float" office:value="0.5" calcext:value-type="float">
            <text:p>0,5</text:p>
          </table:table-cell>
          <table:table-cell table:style-name="ce29" table:formula="of:=AVERAGE([.L51:.O51])" office:value-type="float" office:value="0.5" calcext:value-type="float">
            <text:p>0,5</text:p>
          </table:table-cell>
          <table:table-cell table:style-name="ce29" table:formula="of:=AVERAGE([.P51:.S51])" office:value-type="float" office:value="0.5" calcext:value-type="float">
            <text:p>0,5</text:p>
          </table:table-cell>
          <table:table-cell table:style-name="ce29" table:formula="of:=AVERAGE([.T51:.W51])" office:value-type="float" office:value="0.5" calcext:value-type="float">
            <text:p>0,5</text:p>
          </table:table-cell>
          <table:table-cell table:style-name="ce29" table:formula="of:=AVERAGE([.X51:.AA51])" office:value-type="float" office:value="0.5" calcext:value-type="float">
            <text:p>0,5</text:p>
          </table:table-cell>
          <table:table-cell table:style-name="ce29" table:formula="of:=AVERAGE([.AB51:.AE51])" office:value-type="float" office:value="0" calcext:value-type="float">
            <text:p>0</text:p>
          </table:table-cell>
          <table:table-cell table:number-columns-repeated="2"/>
          <table:table-cell table:style-name="ce29" table:formula="of:=-[.H64]+[.H56]+[.I56]" office:value-type="float" office:value="0.5" calcext:value-type="float">
            <text:p>0,5</text:p>
          </table:table-cell>
          <table:table-cell table:style-name="ce29" table:formula="of:=-[.I64]+[.H56]+[.J56]" office:value-type="float" office:value="0.5" calcext:value-type="float">
            <text:p>0,5</text:p>
          </table:table-cell>
          <table:table-cell table:style-name="ce29" table:formula="of:=-[.J64]+[.H56]+[.K56]" office:value-type="float" office:value="0.5" calcext:value-type="float">
            <text:p>0,5</text:p>
          </table:table-cell>
          <table:table-cell table:style-name="ce29" table:formula="of:=-[.K64]+[.I56]+[.J56]" office:value-type="float" office:value="0.5" calcext:value-type="float">
            <text:p>0,5</text:p>
          </table:table-cell>
          <table:table-cell table:style-name="ce29" table:formula="of:=-[.L64]+[.I56]+[.K56]" office:value-type="float" office:value="0.5" calcext:value-type="float">
            <text:p>0,5</text:p>
          </table:table-cell>
          <table:table-cell table:style-name="ce29" table:formula="of:=-[.M64]+[.J56]+[.K56]" office:value-type="float" office:value="1" calcext:value-type="float">
            <text:p>1</text:p>
          </table:table-cell>
          <table:table-cell/>
          <table:table-cell table:formula="of:=(SUM([.H64:.M64])+[.Y64]*((1+[.B64])/2))/(([.Z64]+[.Y64]))" office:value-type="float" office:value="0.55" calcext:value-type="float">
            <text:p>0,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52]+[.C52]+[.D52]+[.E52])/4" office:value-type="float" office:value="0.5" calcext:value-type="float">
            <text:p>0,5</text:p>
          </table:table-cell>
          <table:table-cell table:number-columns-repeated="5"/>
          <table:table-cell table:style-name="ce30" table:formula="of:=AVERAGE([.H52:.K52])" office:value-type="float" office:value="0.5" calcext:value-type="float">
            <text:p>0,5</text:p>
          </table:table-cell>
          <table:table-cell table:style-name="ce30" table:formula="of:=AVERAGE([.L52:.O52])" office:value-type="float" office:value="0" calcext:value-type="float">
            <text:p>0</text:p>
          </table:table-cell>
          <table:table-cell table:style-name="ce30" table:formula="of:=AVERAGE([.P52:.S52])" office:value-type="float" office:value="0" calcext:value-type="float">
            <text:p>0</text:p>
          </table:table-cell>
          <table:table-cell table:style-name="ce30" table:formula="of:=AVERAGE([.T52:.W52])" office:value-type="float" office:value="0.25" calcext:value-type="float">
            <text:p>0,25</text:p>
          </table:table-cell>
          <table:table-cell table:style-name="ce30" table:formula="of:=AVERAGE([.X52:.AA52])" office:value-type="float" office:value="0" calcext:value-type="float">
            <text:p>0</text:p>
          </table:table-cell>
          <table:table-cell table:style-name="ce30" table:formula="of:=AVERAGE([.AB52:.AE52])" office:value-type="float" office:value="0.5" calcext:value-type="float">
            <text:p>0,5</text:p>
          </table:table-cell>
          <table:table-cell table:number-columns-repeated="2"/>
          <table:table-cell table:style-name="ce30" table:formula="of:=-[.H65]+[.H57]+[.I57]" office:value-type="float" office:value="0.1875" calcext:value-type="float">
            <text:p>0,1875</text:p>
          </table:table-cell>
          <table:table-cell table:style-name="ce30" table:formula="of:=-[.I65]+[.H57]+[.J57]" office:value-type="float" office:value="0.6875" calcext:value-type="float">
            <text:p>0,6875</text:p>
          </table:table-cell>
          <table:table-cell table:style-name="ce30" table:formula="of:=-[.J65]+[.H57]+[.K57]" office:value-type="float" office:value="0.75" calcext:value-type="float">
            <text:p>0,75</text:p>
          </table:table-cell>
          <table:table-cell table:style-name="ce30" table:formula="of:=-[.K65]+[.I57]+[.J57]" office:value-type="float" office:value="0.375" calcext:value-type="float">
            <text:p>0,375</text:p>
          </table:table-cell>
          <table:table-cell table:style-name="ce30" table:formula="of:=-[.L65]+[.I57]+[.K57]" office:value-type="float" office:value="0.6875" calcext:value-type="float">
            <text:p>0,6875</text:p>
          </table:table-cell>
          <table:table-cell table:style-name="ce30" table:formula="of:=-[.M65]+[.J57]+[.K57]" office:value-type="float" office:value="0.1875" calcext:value-type="float">
            <text:p>0,1875</text:p>
          </table:table-cell>
          <table:table-cell/>
          <table:table-cell table:formula="of:=(SUM([.H65:.M65])+[.Y64]*((1+[.B65])/2))/(([.Z64]+[.Y64]))" office:value-type="float" office:value="0.425" calcext:value-type="float">
            <text:p>0,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53]+[.C53]+[.D53]+[.E53])/4" office:value-type="float" office:value="0.5" calcext:value-type="float">
            <text:p>0,5</text:p>
          </table:table-cell>
          <table:table-cell table:number-columns-repeated="5"/>
          <table:table-cell table:style-name="ce39" table:formula="of:=AVERAGE([.H53:.K53])" office:value-type="float" office:value="0.25" calcext:value-type="float">
            <text:p>0,25</text:p>
          </table:table-cell>
          <table:table-cell table:style-name="ce39" table:formula="of:=AVERAGE([.L53:.O53])" office:value-type="float" office:value="0" calcext:value-type="float">
            <text:p>0</text:p>
          </table:table-cell>
          <table:table-cell table:style-name="ce39" table:formula="of:=AVERAGE([.P53:.S53])" office:value-type="float" office:value="0" calcext:value-type="float">
            <text:p>0</text:p>
          </table:table-cell>
          <table:table-cell table:style-name="ce39" table:formula="of:=AVERAGE([.T53:.W53])" office:value-type="float" office:value="0.5" calcext:value-type="float">
            <text:p>0,5</text:p>
          </table:table-cell>
          <table:table-cell table:style-name="ce39" table:formula="of:=AVERAGE([.X53:.AA53])" office:value-type="float" office:value="0.5" calcext:value-type="float">
            <text:p>0,5</text:p>
          </table:table-cell>
          <table:table-cell table:style-name="ce39" table:formula="of:=AVERAGE([.AB53:.AE53])" office:value-type="float" office:value="1" calcext:value-type="float">
            <text:p>1</text:p>
          </table:table-cell>
          <table:table-cell table:number-columns-repeated="2"/>
          <table:table-cell table:style-name="ce39" table:formula="of:=-[.H66]+[.H58]+[.I58]" office:value-type="float" office:value="0.375" calcext:value-type="float">
            <text:p>0,375</text:p>
          </table:table-cell>
          <table:table-cell table:style-name="ce39" table:formula="of:=-[.I66]+[.H58]+[.J58]" office:value-type="float" office:value="0.8125" calcext:value-type="float">
            <text:p>0,8125</text:p>
          </table:table-cell>
          <table:table-cell table:style-name="ce39" table:formula="of:=-[.J66]+[.H58]+[.K58]" office:value-type="float" office:value="0.8125" calcext:value-type="float">
            <text:p>0,8125</text:p>
          </table:table-cell>
          <table:table-cell table:style-name="ce39" table:formula="of:=-[.K66]+[.I58]+[.J58]" office:value-type="float" office:value="0.5625" calcext:value-type="float">
            <text:p>0,5625</text:p>
          </table:table-cell>
          <table:table-cell table:style-name="ce39" table:formula="of:=-[.L66]+[.I58]+[.K58]" office:value-type="float" office:value="0.5625" calcext:value-type="float">
            <text:p>0,5625</text:p>
          </table:table-cell>
          <table:table-cell table:style-name="ce39" table:formula="of:=-[.M66]+[.J58]+[.K58]" office:value-type="float" office:value="0.25" calcext:value-type="float">
            <text:p>0,25</text:p>
          </table:table-cell>
          <table:table-cell/>
          <table:table-cell table:formula="of:=(SUM([.H66:.M66])+[.Y64]*((1+[.B66])/2))/(([.Z64]+[.Y64]))" office:value-type="float" office:value="0.525" calcext:value-type="float">
            <text:p>0,525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+[.P66]-[.$W$65]-[.$W$64]-[.$W$66])/(3-[.$B$65]-[.$B$65]-[.$B$66])" office:value-type="float" office:value="-0.291666666666667" calcext:value-type="float">
            <text:p>-0,291666666666667</text:p>
          </table:table-cell>
          <table:table-cell table:style-name="ce29" table:formula="of:=([.Q64]+[.Q65]+[.Q66]-[.$W$65]-[.$W$64]-[.$W$66])/(3-[.$B$65]-[.$B$65]-[.$B$66])" office:value-type="float" office:value="0.333333333333333" calcext:value-type="float">
            <text:p>0,333333333333333</text:p>
          </table:table-cell>
          <table:table-cell table:style-name="ce29" table:formula="of:=([.R64]+[.R65]+[.R66]-[.$W$65]-[.$W$64]-[.$W$66])/(3-[.$B$65]-[.$B$65]-[.$B$66])" office:value-type="float" office:value="0.375" calcext:value-type="float">
            <text:p>0,375</text:p>
          </table:table-cell>
          <table:table-cell table:style-name="ce29" table:formula="of:=([.S64]+[.S65]+[.S66]-[.$W$65]-[.$W$64]-[.$W$66])/(3-[.$B$65]-[.$B$65]-[.$B$66])" office:value-type="float" office:value="-0.0416666666666667" calcext:value-type="float">
            <text:p>-0,041666666666667</text:p>
          </table:table-cell>
          <table:table-cell table:style-name="ce29" table:formula="of:=([.T64]+[.T65]+[.T66]-[.$W$65]-[.$W$64]-[.$W$66])/(3-[.$B$65]-[.$B$65]-[.$B$66])" office:value-type="float" office:value="0.166666666666667" calcext:value-type="float">
            <text:p>0,166666666666667</text:p>
          </table:table-cell>
          <table:table-cell table:style-name="ce29" table:formula="of:=([.U64]+[.U65]+[.U66]-[.$W$65]-[.$W$64]-[.$W$66])/(3-[.$B$65]-[.$B$65]-[.$B$66])" office:value-type="float" office:value="-0.0416666666666667" calcext:value-type="float">
            <text:p>-0,041666666666667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-[.$W$25]-[.$W$26])/(2-[.$B$25]-[.$B$26])" office:value-type="float" office:value="-0.59375" calcext:value-type="float">
            <text:p>-0,59375</text:p>
          </table:table-cell>
          <table:table-cell table:style-name="ce29" table:formula="of:=([.Q64]+[.Q65]-[.$W$25]-[.$W$26])/(2-[.$B$25]-[.$B$26])" office:value-type="float" office:value="0.15625" calcext:value-type="float">
            <text:p>0,15625</text:p>
          </table:table-cell>
          <table:table-cell table:style-name="ce29" table:formula="of:=([.R64]+[.R65]-[.$W$25]-[.$W$26])/(2-[.$B$25]-[.$B$26])" office:value-type="float" office:value="0.25" calcext:value-type="float">
            <text:p>0,25</text:p>
          </table:table-cell>
          <table:table-cell table:style-name="ce29" table:formula="of:=([.S64]+[.S65]-[.$W$25]-[.$W$26])/(2-[.$B$25]-[.$B$26])" office:value-type="float" office:value="-0.3125" calcext:value-type="float">
            <text:p>-0,3125</text:p>
          </table:table-cell>
          <table:table-cell table:style-name="ce29" table:formula="of:=([.T64]+[.T65]-[.$W$25]-[.$W$26])/(2-[.$B$25]-[.$B$26])" office:value-type="float" office:value="0.15625" calcext:value-type="float">
            <text:p>0,15625</text:p>
          </table:table-cell>
          <table:table-cell table:style-name="ce29" table:formula="of:=([.U64]+[.U65]-[.$W$25]-[.$W$26])/(2-[.$B$25]-[.$B$26])" office:value-type="float" office:value="0.15625" calcext:value-type="float">
            <text:p>0,15625</text:p>
          </table:table-cell>
          <table:table-cell table:number-columns-repeated="10"/>
        </table:table-row>
      </table:table>
      <table:table table:name="SfS_données_maquantes" table:style-name="ta1"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p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binat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4]-[.K4]" office:value-type="float" office:value="2" calcext:value-type="float">
            <text:p>2</text:p>
          </table:table-cell>
          <table:table-cell office:value-type="string" calcext:value-type="string">
            <text:p><text:s/>Locus 1</text:p>
          </table:table-cell>
          <table:table-cell table:formula="of:=COMBIN([.J4];[.I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5]-[.K5]" office:value-type="float" office:value="2" calcext:value-type="float">
            <text:p>2</text:p>
          </table:table-cell>
          <table:table-cell office:value-type="string" calcext:value-type="string">
            <text:p><text:s/>Locus 2</text:p>
          </table:table-cell>
          <table:table-cell table:formula="of:=COMBIN([.J5];[.I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J6]-[.K6]" office:value-type="float" office:value="4" calcext:value-type="float">
            <text:p>4</text:p>
          </table:table-cell>
          <table:table-cell office:value-type="string" calcext:value-type="string">
            <text:p><text:s/>Locus 3</text:p>
          </table:table-cell>
          <table:table-cell table:formula="of:=COMBIN([.J6];[.I6]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mbin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Locus 1</text:p>
          </table:table-cell>
          <table:table-cell table:number-columns-repeated="3"/>
          <table:table-cell office:value-type="string" calcext:value-type="string">
            <text:p>n1</text:p>
          </table:table-cell>
          <table:table-cell office:value-type="string" calcext:value-type="string">
            <text:p>Locus 2</text:p>
          </table:table-cell>
          <table:table-cell table:number-columns-repeated="3"/>
          <table:table-cell office:value-type="string" calcext:value-type="string">
            <text:p>n1</text:p>
          </table:table-cell>
          <table:table-cell office:value-type="string" calcext:value-type="string">
            <text:p>Locus3</text:p>
          </table:table-cell>
          <table:table-cell table:number-columns-repeated="3"/>
          <table:table-cell office:value-type="string" calcext:value-type="string">
            <text:p>n1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number-columns-repeated="4" table:style-name="ce3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tate = 1</text:p>
          </table:table-cell>
          <table:table-cell office:value-type="string" calcext:value-type="string">
            <text:p>Count 0</text:p>
          </table:table-cell>
          <table:table-cell office:value-type="string" calcext:value-type="string">
            <text:p>Count 1</text:p>
          </table:table-cell>
          <table:table-cell office:value-type="string" calcext:value-type="string">
            <text:p>Count 2</text:p>
          </table:table-cell>
          <table:table-cell office:value-type="string" calcext:value-type="string">
            <text:p>Count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te = 1</text:p>
          </table:table-cell>
          <table:table-cell office:value-type="string" calcext:value-type="string">
            <text:p>Count 0</text:p>
          </table:table-cell>
          <table:table-cell office:value-type="string" calcext:value-type="string">
            <text:p>Count 1</text:p>
          </table:table-cell>
          <table:table-cell office:value-type="string" calcext:value-type="string">
            <text:p>Count 2</text:p>
          </table:table-cell>
          <table:table-cell office:value-type="string" calcext:value-type="string">
            <text:p>Count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e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1</text:p>
          </table:table-cell>
          <table:table-cell table:formula="of:=COMBIN([.$L4];[.$I4]-[.B$47])*COMBIN([.$K4];[.B$47])" office:value-type="string" office:string-value="" calcext:value-type="error">
            <text:p>Err :502</text:p>
          </table:table-cell>
          <table:table-cell table:formula="of:=COMBIN([.$L4];[.$I4]-[.C$47])*COMBIN([.$K4];[.C$47])" office:value-type="string" office:string-value="" calcext:value-type="error">
            <text:p>Err :502</text:p>
          </table:table-cell>
          <table:table-cell table:formula="of:=COMBIN([.$L4];[.$I4]-[.D$47])*COMBIN([.$K4];[.D$47])" office:value-type="float" office:value="1" calcext:value-type="float">
            <text:p>1</text:p>
          </table:table-cell>
          <table:table-cell table:formula="of:=COMBIN([.$L4];[.$I4]-[.E$47])*COMBIN([.$K4];[.E$47])" office:value-type="string" office:string-value="" calcext:value-type="error">
            <text:p>Err :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2</text:p>
          </table:table-cell>
          <table:table-cell table:formula="of:=COMBIN([.$L5];[.$I5]-[.B$47])*COMBIN([.$K5];[.B$47])/[.$N5]" office:value-type="string" office:string-value="" calcext:value-type="error">
            <text:p>Err :502</text:p>
          </table:table-cell>
          <table:table-cell table:formula="of:=COMBIN([.$L5];[.$I5]-[.C$47])*COMBIN([.$K5];[.C$47])/[.$N5]" office:value-type="string" office:string-value="" calcext:value-type="error">
            <text:p>Err :502</text:p>
          </table:table-cell>
          <table:table-cell table:formula="of:=COMBIN([.$L5];[.$I5]-[.D$47])*COMBIN([.$K5];[.D$47])/[.$N5]" office:value-type="float" office:value="0.6" calcext:value-type="float">
            <text:p>0,6</text:p>
          </table:table-cell>
          <table:table-cell table:formula="of:=COMBIN([.$L5];[.$I5]-[.E$47])*COMBIN([.$K5];[.E$47])/[.$N5]" office:value-type="float" office:value="0.4" calcext:value-type="float">
            <text:p>0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3</text:p>
          </table:table-cell>
          <table:table-cell table:formula="of:=COMBIN([.$L6];[.$I6]-[.B$47])*COMBIN([.$K6];[.B$47])/[.$N6]" office:value-type="float" office:value="0.0666666666666667" calcext:value-type="float">
            <text:p>0,066666666666667</text:p>
          </table:table-cell>
          <table:table-cell table:formula="of:=COMBIN([.$L6];[.$I6]-[.C$47])*COMBIN([.$K6];[.C$47])/[.$N6]" office:value-type="float" office:value="0.533333333333333" calcext:value-type="float">
            <text:p>0,533333333333333</text:p>
          </table:table-cell>
          <table:table-cell table:formula="of:=COMBIN([.$L6];[.$I6]-[.D$47])*COMBIN([.$K6];[.D$47])/[.$N6]" office:value-type="float" office:value="0.4" calcext:value-type="float">
            <text:p>0,4</text:p>
          </table:table-cell>
          <table:table-cell table:formula="of:=COMBIN([.$L6];[.$I6]-[.E$47])*COMBIN([.$K6];[.E$47])/[.$N6]" office:value-type="string" office:string-value="" calcext:value-type="error">
            <text:p>Err :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FS</text:p>
          </table:table-cell>
          <table:table-cell table:formula="of:=[.B50]" office:value-type="float" office:value="0.0666666666666667" calcext:value-type="float">
            <text:p>0,066666666666667</text:p>
          </table:table-cell>
          <table:table-cell table:formula="of:=[.C50]" office:value-type="float" office:value="0.533333333333333" calcext:value-type="float">
            <text:p>0,533333333333333</text:p>
          </table:table-cell>
          <table:table-cell table:formula="of:=SUM([.D48:.D50])" office:value-type="float" office:value="2" calcext:value-type="float">
            <text:p>2</text:p>
          </table:table-cell>
          <table:table-cell table:formula="of:=[.E49]" office:value-type="float" office:value="0.4" calcext:value-type="float">
            <text:p>0,4</text:p>
          </table:table-cell>
          <table:table-cell table:number-columns-repeated="10"/>
        </table:table-row>
      </table:table>
      <table:table table:name="Pop for eta" table:style-name="ta1">
        <table:table-column table:style-name="co3" table:number-columns-repeated="33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Pop 1</text:p>
          </table:table-cell>
          <table:table-cell office:value-type="string" calcext:value-type="string">
            <text:p>Indiv 1</text:p>
          </table:table-cell>
          <table:table-cell/>
          <table:table-cell office:value-type="string" calcext:value-type="string">
            <text:p>Indiv 2</text:p>
          </table:table-cell>
          <table:table-cell/>
          <table:table-cell office:value-type="string" calcext:value-type="string">
            <text:p>Indiv 3</text:p>
          </table:table-cell>
          <table:table-cell/>
          <table:table-cell office:value-type="string" calcext:value-type="string">
            <text:p>Indiv 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p 2</text:p>
          </table:table-cell>
          <table:table-cell office:value-type="string" calcext:value-type="string">
            <text:p>Indiv 5</text:p>
          </table:table-cell>
          <table:table-cell table:style-name="ce62"/>
          <table:table-cell office:value-type="string" calcext:value-type="string">
            <text:p>Indiv 6</text:p>
          </table:table-cell>
          <table:table-cell table:style-name="ce62"/>
          <table:table-cell office:value-type="string" calcext:value-type="string">
            <text:p>Indiv 7</text:p>
          </table:table-cell>
          <table:table-cell table:style-name="ce62"/>
          <table:table-cell office:value-type="string" calcext:value-type="string">
            <text:p>Indiv 8</text:p>
          </table:table-cell>
          <table:table-cell table:style-name="ce62"/>
          <table:table-cell table:number-columns-repeated="2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p 3</text:p>
          </table:table-cell>
          <table:table-cell office:value-type="string" calcext:value-type="string">
            <text:p>Indiv 9</text:p>
          </table:table-cell>
          <table:table-cell table:style-name="ce62"/>
          <table:table-cell office:value-type="string" calcext:value-type="string">
            <text:p>Indiv 10</text:p>
          </table:table-cell>
          <table:table-cell table:style-name="ce62"/>
          <table:table-cell office:value-type="string" calcext:value-type="string">
            <text:p>Indiv 11</text:p>
          </table:table-cell>
          <table:table-cell table:style-name="ce62"/>
          <table:table-cell office:value-type="string" calcext:value-type="string">
            <text:p>Indiv 12</text:p>
          </table:table-cell>
          <table:table-cell table:style-name="ce62"/>
          <table:table-cell table:number-columns-repeated="24"/>
        </table:table-row>
        <table:table-row table:style-name="ro1">
          <table:table-cell/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9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10">
          <table:table-cell table:number-columns-repeated="3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float" office:value="0.5" calcext:value-type="float">
            <text:p>0,5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,125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25" calcext:value-type="float">
            <text:p>0,0625</text:p>
          </table:table-cell>
          <table:table-cell table:number-columns-repeated="31"/>
        </table:table-row>
        <table:table-row table:style-name="ro1" table:number-rows-repeated="17">
          <table:table-cell table:number-columns-repeated="33"/>
        </table:table-row>
        <table:table-row table:style-name="ro1">
          <table:table-cell office:value-type="string" calcext:value-type="string">
            <text:p>Locus1-2</text:p>
          </table:table-cell>
          <table:table-cell table:number-columns-repeated="32"/>
        </table:table-row>
        <table:table-row table:style-name="ro4">
          <table:table-cell table:number-columns-repeated="33"/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ir loc 1-2</text:p>
          </table:table-cell>
          <table:table-cell office:value-type="string" calcext:value-type="string">
            <text:p>Pair ind 1-5</text:p>
          </table:table-cell>
          <table:table-cell table:style-name="ce55" table:formula="of:=([.$B$4]&lt;0)+([.$C$4]&lt;0)+([.B8]&lt;0)+([.C8]&lt;0) + ([.$B$5]&lt;0)+([.$C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1-6</text:p>
          </table:table-cell>
          <table:table-cell table:style-name="ce55" table:formula="of:=([.$B$4]&lt;0)+([.$C$4]&lt;0)+([.D8]&lt;0)+([.E8]&lt;0) + ([.$B$5]&lt;0)+([.$C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1-7</text:p>
          </table:table-cell>
          <table:table-cell table:style-name="ce55" table:formula="of:=([.$B$4]&lt;0)+([.$C$4]&lt;0)+([.F8]&lt;0)+([.G8]&lt;0) + ([.$B$5]&lt;0)+([.$C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1-8</text:p>
          </table:table-cell>
          <table:table-cell table:style-name="ce55" table:formula="of:=([.$B$4]&lt;0)+([.$C$4]&lt;0)+([.H8]&lt;0)+([.I8]&lt;0) + ([.$B$5]&lt;0)+([.$C$5]&lt;0)+([.H9]&lt;0)+([.I9]&lt;0)" office:value-type="float" office:value="0" calcext:value-type="float">
            <text:p>0</text:p>
          </table:table-cell>
          <table:table-cell office:value-type="string" calcext:value-type="string">
            <text:p>Pair ind 2-5</text:p>
          </table:table-cell>
          <table:table-cell table:style-name="ce55" table:formula="of:=([.$D$4]&lt;0)+([.$E$4]&lt;0)+([.B8]&lt;0)+([.C8]&lt;0) + ([.$D$5]&lt;0)+([.$E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2-6</text:p>
          </table:table-cell>
          <table:table-cell table:style-name="ce55" table:formula="of:=([.$D$4]&lt;0)+([.$E$4]&lt;0)+([.D8]&lt;0)+([.E8]&lt;0) + ([.$D$5]&lt;0)+([.$E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2-7</text:p>
          </table:table-cell>
          <table:table-cell table:style-name="ce55" table:formula="of:=([.$D$4]&lt;0)+([.$E$4]&lt;0)+([.F8]&lt;0)+([.G8]&lt;0) + ([.$D$5]&lt;0)+([.$E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2-8</text:p>
          </table:table-cell>
          <table:table-cell table:style-name="ce55" table:formula="of:=([.$D$4]&lt;0)+([.$E$4]&lt;0)+([.H8]&lt;0)+([.I8]&lt;0) + ([.$D$5]&lt;0)+([.$E$5]&lt;0)+([.H9]&lt;0)+([.I9]&lt;0)" office:value-type="float" office:value="0" calcext:value-type="float">
            <text:p>0</text:p>
          </table:table-cell>
          <table:table-cell office:value-type="string" calcext:value-type="string">
            <text:p>Pair ind 3-5</text:p>
          </table:table-cell>
          <table:table-cell table:style-name="ce55" table:formula="of:=([.$F$4]&lt;0)+([.$G$4]&lt;0)+([.B8]&lt;0)+([.C8]&lt;0) + ([.$F$5]&lt;0)+([.$G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3-6</text:p>
          </table:table-cell>
          <table:table-cell table:style-name="ce55" table:formula="of:=([.$F$4]&lt;0)+([.$G$4]&lt;0)+([.D8]&lt;0)+([.E8]&lt;0) + ([.$F$5]&lt;0)+([.$G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3-7</text:p>
          </table:table-cell>
          <table:table-cell table:style-name="ce55" table:formula="of:=([.$F$4]&lt;0)+([.$G$4]&lt;0)+([.F8]&lt;0)+([.G8]&lt;0) + ([.$F$5]&lt;0)+([.$G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3-8</text:p>
          </table:table-cell>
          <table:table-cell table:style-name="ce55" table:formula="of:=([.$F$4]&lt;0)+([.$G$4]&lt;0)+([.H8]&lt;0)+([.I8]&lt;0) + ([.$F$5]&lt;0)+([.$G$5]&lt;0)+([.H9]&lt;0)+([.I9]&lt;0)" office:value-type="float" office:value="0" calcext:value-type="float">
            <text:p>0</text:p>
          </table:table-cell>
          <table:table-cell office:value-type="string" calcext:value-type="string">
            <text:p>Pair ind 4-5</text:p>
          </table:table-cell>
          <table:table-cell table:style-name="ce55" table:formula="of:=([.$H$4]&lt;0)+([.$I$4]&lt;0)+([.B8]&lt;0)+([.C8]&lt;0) + ([.$H$5]&lt;0)+([.$I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4-6</text:p>
          </table:table-cell>
          <table:table-cell table:style-name="ce55" table:formula="of:=([.$H$4]&lt;0)+([.$I$4]&lt;0)+([.D8]&lt;0)+([.E8]&lt;0) + ([.$H$5]&lt;0)+([.$I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4-7</text:p>
          </table:table-cell>
          <table:table-cell table:style-name="ce55" table:formula="of:=([.$H$4]&lt;0)+([.$I$4]&lt;0)+([.F8]&lt;0)+([.G8]&lt;0) + ([.$H$5]&lt;0)+([.$I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4-8</text:p>
          </table:table-cell>
          <table:table-cell table:style-name="ce55" table:formula="of:=([.$H$4]&lt;0)+([.$I$4]&lt;0)+([.H8]&lt;0)+([.I8]&lt;0) + ([.$H$5]&lt;0)+([.$I$5]&lt;0)+([.H9]&lt;0)+([.I9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r loc 2-3</text:p>
          </table:table-cell>
          <table:table-cell/>
          <table:table-cell table:style-name="ce55" table:formula="of:=([.$B$5]&lt;0)+([.$C$5]&lt;0)+([.B9]&lt;0)+([.C9]&lt;0) + ([.$B$6]&lt;0)+([.$C$6]&lt;0)+([.B10]&lt;0)+([.C10]&lt;0)" office:value-type="float" office:value="0" calcext:value-type="float">
            <text:p>0</text:p>
          </table:table-cell>
          <table:table-cell/>
          <table:table-cell table:style-name="ce55" table:formula="of:=([.$B$5]&lt;0)+([.$C$5]&lt;0)+([.D9]&lt;0)+([.E9]&lt;0) + ([.$B$6]&lt;0)+([.$C$6]&lt;0)+([.D10]&lt;0)+([.E10]&lt;0)" office:value-type="float" office:value="0" calcext:value-type="float">
            <text:p>0</text:p>
          </table:table-cell>
          <table:table-cell/>
          <table:table-cell table:style-name="ce55" table:formula="of:=([.$B$5]&lt;0)+([.$C$5]&lt;0)+([.F9]&lt;0)+([.G9]&lt;0) + ([.$B$6]&lt;0)+([.$C$6]&lt;0)+([.F10]&lt;0)+([.G10]&lt;0)" office:value-type="float" office:value="0" calcext:value-type="float">
            <text:p>0</text:p>
          </table:table-cell>
          <table:table-cell/>
          <table:table-cell table:style-name="ce55" table:formula="of:=([.$B$5]&lt;0)+([.$C$5]&lt;0)+([.H9]&lt;0)+([.I9]&lt;0) + ([.$B$6]&lt;0)+([.$C$6]&lt;0)+([.H10]&lt;0)+([.I10]&lt;0)" office:value-type="float" office:value="0" calcext:value-type="float">
            <text:p>0</text:p>
          </table:table-cell>
          <table:table-cell/>
          <table:table-cell table:style-name="ce55" table:formula="of:=([.$D$5]&lt;0)+([.$E$5]&lt;0)+([.B9]&lt;0)+([.C9]&lt;0) + ([.$D$6]&lt;0)+([.$E$6]&lt;0)+([.B10]&lt;0)+([.C10]&lt;0)" office:value-type="float" office:value="0" calcext:value-type="float">
            <text:p>0</text:p>
          </table:table-cell>
          <table:table-cell/>
          <table:table-cell table:style-name="ce55" table:formula="of:=([.$D$5]&lt;0)+([.$E$5]&lt;0)+([.D9]&lt;0)+([.E9]&lt;0) + ([.$D$6]&lt;0)+([.$E$6]&lt;0)+([.D10]&lt;0)+([.E10]&lt;0)" office:value-type="float" office:value="0" calcext:value-type="float">
            <text:p>0</text:p>
          </table:table-cell>
          <table:table-cell/>
          <table:table-cell table:style-name="ce55" table:formula="of:=([.$D$5]&lt;0)+([.$E$5]&lt;0)+([.F9]&lt;0)+([.G9]&lt;0) + ([.$D$6]&lt;0)+([.$E$6]&lt;0)+([.F10]&lt;0)+([.G10]&lt;0)" office:value-type="float" office:value="0" calcext:value-type="float">
            <text:p>0</text:p>
          </table:table-cell>
          <table:table-cell/>
          <table:table-cell table:style-name="ce55" table:formula="of:=([.$D$5]&lt;0)+([.$E$5]&lt;0)+([.H9]&lt;0)+([.I9]&lt;0) + ([.$D$6]&lt;0)+([.$E$6]&lt;0)+([.H10]&lt;0)+([.I10]&lt;0)" office:value-type="float" office:value="0" calcext:value-type="float">
            <text:p>0</text:p>
          </table:table-cell>
          <table:table-cell/>
          <table:table-cell table:style-name="ce55" table:formula="of:=([.$F$5]&lt;0)+([.$G$5]&lt;0)+([.B9]&lt;0)+([.C9]&lt;0) + ([.$F$6]&lt;0)+([.$G$6]&lt;0)+([.B10]&lt;0)+([.C10]&lt;0)" office:value-type="float" office:value="0" calcext:value-type="float">
            <text:p>0</text:p>
          </table:table-cell>
          <table:table-cell/>
          <table:table-cell table:style-name="ce55" table:formula="of:=([.$F$5]&lt;0)+([.$G$5]&lt;0)+([.D9]&lt;0)+([.E9]&lt;0) + ([.$F$6]&lt;0)+([.$G$6]&lt;0)+([.D10]&lt;0)+([.E10]&lt;0)" office:value-type="float" office:value="0" calcext:value-type="float">
            <text:p>0</text:p>
          </table:table-cell>
          <table:table-cell/>
          <table:table-cell table:style-name="ce55" table:formula="of:=([.$F$5]&lt;0)+([.$G$5]&lt;0)+([.F9]&lt;0)+([.G9]&lt;0) + ([.$F$6]&lt;0)+([.$G$6]&lt;0)+([.F10]&lt;0)+([.G10]&lt;0)" office:value-type="float" office:value="0" calcext:value-type="float">
            <text:p>0</text:p>
          </table:table-cell>
          <table:table-cell/>
          <table:table-cell table:style-name="ce55" table:formula="of:=([.$F$5]&lt;0)+([.$G$5]&lt;0)+([.H9]&lt;0)+([.I9]&lt;0) + ([.$F$6]&lt;0)+([.$G$6]&lt;0)+([.H10]&lt;0)+([.I10]&lt;0)" office:value-type="float" office:value="0" calcext:value-type="float">
            <text:p>0</text:p>
          </table:table-cell>
          <table:table-cell/>
          <table:table-cell table:style-name="ce55" table:formula="of:=([.$H$5]&lt;0)+([.$I$5]&lt;0)+([.B9]&lt;0)+([.C9]&lt;0) + ([.$H$6]&lt;0)+([.$I$6]&lt;0)+([.B10]&lt;0)+([.C10]&lt;0)" office:value-type="float" office:value="0" calcext:value-type="float">
            <text:p>0</text:p>
          </table:table-cell>
          <table:table-cell/>
          <table:table-cell table:style-name="ce55" table:formula="of:=([.$H$5]&lt;0)+([.$I$5]&lt;0)+([.D9]&lt;0)+([.E9]&lt;0) + ([.$H$6]&lt;0)+([.$I$6]&lt;0)+([.D10]&lt;0)+([.E10]&lt;0)" office:value-type="float" office:value="0" calcext:value-type="float">
            <text:p>0</text:p>
          </table:table-cell>
          <table:table-cell/>
          <table:table-cell table:style-name="ce55" table:formula="of:=([.$H$5]&lt;0)+([.$I$5]&lt;0)+([.F9]&lt;0)+([.G9]&lt;0) + ([.$H$6]&lt;0)+([.$I$6]&lt;0)+([.F10]&lt;0)+([.G10]&lt;0)" office:value-type="float" office:value="0" calcext:value-type="float">
            <text:p>0</text:p>
          </table:table-cell>
          <table:table-cell/>
          <table:table-cell table:style-name="ce55" table:formula="of:=([.$H$5]&lt;0)+([.$I$5]&lt;0)+([.H9]&lt;0)+([.I9]&lt;0) + ([.$H$6]&lt;0)+([.$I$6]&lt;0)+([.H10]&lt;0)+([.I10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r loc 1-3</text:p>
          </table:table-cell>
          <table:table-cell/>
          <table:table-cell table:style-name="ce55" table:formula="of:=([.$B$4]&lt;0)+([.$C$4]&lt;0)+([.B8]&lt;0)+([.C8]&lt;0) + ([.$B$6]&lt;0)+([.$C$6]&lt;0)+([.B10]&lt;0)+([.C10]&lt;0)" office:value-type="float" office:value="0" calcext:value-type="float">
            <text:p>0</text:p>
          </table:table-cell>
          <table:table-cell/>
          <table:table-cell table:style-name="ce55" table:formula="of:=([.$B$4]&lt;0)+([.$C$4]&lt;0)+([.D8]&lt;0)+([.E8]&lt;0) + ([.$B$6]&lt;0)+([.$C$6]&lt;0)+([.D10]&lt;0)+([.E10]&lt;0)" office:value-type="float" office:value="0" calcext:value-type="float">
            <text:p>0</text:p>
          </table:table-cell>
          <table:table-cell/>
          <table:table-cell table:style-name="ce55" table:formula="of:=([.$B$4]&lt;0)+([.$C$4]&lt;0)+([.F8]&lt;0)+([.G8]&lt;0) + ([.$B$6]&lt;0)+([.$C$6]&lt;0)+([.F10]&lt;0)+([.G10]&lt;0)" office:value-type="float" office:value="0" calcext:value-type="float">
            <text:p>0</text:p>
          </table:table-cell>
          <table:table-cell/>
          <table:table-cell table:style-name="ce55" table:formula="of:=([.$B$4]&lt;0)+([.$C$4]&lt;0)+([.H8]&lt;0)+([.I8]&lt;0) + ([.$B$6]&lt;0)+([.$C$6]&lt;0)+([.H10]&lt;0)+([.I10]&lt;0)" office:value-type="float" office:value="0" calcext:value-type="float">
            <text:p>0</text:p>
          </table:table-cell>
          <table:table-cell/>
          <table:table-cell table:style-name="ce55" table:formula="of:=([.$D$4]&lt;0)+([.$E$4]&lt;0)+([.B8]&lt;0)+([.C8]&lt;0) + ([.$D$6]&lt;0)+([.$E$6]&lt;0)+([.B10]&lt;0)+([.C10]&lt;0)" office:value-type="float" office:value="0" calcext:value-type="float">
            <text:p>0</text:p>
          </table:table-cell>
          <table:table-cell/>
          <table:table-cell table:style-name="ce55" table:formula="of:=([.$D$4]&lt;0)+([.$E$4]&lt;0)+([.D8]&lt;0)+([.E8]&lt;0) + ([.$D$6]&lt;0)+([.$E$6]&lt;0)+([.D10]&lt;0)+([.E10]&lt;0)" office:value-type="float" office:value="0" calcext:value-type="float">
            <text:p>0</text:p>
          </table:table-cell>
          <table:table-cell/>
          <table:table-cell table:style-name="ce55" table:formula="of:=([.$D$4]&lt;0)+([.$E$4]&lt;0)+([.F8]&lt;0)+([.G8]&lt;0) + ([.$D$6]&lt;0)+([.$E$6]&lt;0)+([.F10]&lt;0)+([.G10]&lt;0)" office:value-type="float" office:value="0" calcext:value-type="float">
            <text:p>0</text:p>
          </table:table-cell>
          <table:table-cell/>
          <table:table-cell table:style-name="ce55" table:formula="of:=([.$D$4]&lt;0)+([.$E$4]&lt;0)+([.H8]&lt;0)+([.I8]&lt;0) + ([.$D$6]&lt;0)+([.$E$6]&lt;0)+([.H10]&lt;0)+([.I10]&lt;0)" office:value-type="float" office:value="0" calcext:value-type="float">
            <text:p>0</text:p>
          </table:table-cell>
          <table:table-cell/>
          <table:table-cell table:style-name="ce55" table:formula="of:=([.$F$4]&lt;0)+([.$G$4]&lt;0)+([.B8]&lt;0)+([.C8]&lt;0) + ([.$F$6]&lt;0)+([.$G$6]&lt;0)+([.B10]&lt;0)+([.C10]&lt;0)" office:value-type="float" office:value="0" calcext:value-type="float">
            <text:p>0</text:p>
          </table:table-cell>
          <table:table-cell/>
          <table:table-cell table:style-name="ce55" table:formula="of:=([.$F$4]&lt;0)+([.$G$4]&lt;0)+([.D8]&lt;0)+([.E8]&lt;0) + ([.$F$6]&lt;0)+([.$G$6]&lt;0)+([.D10]&lt;0)+([.E10]&lt;0)" office:value-type="float" office:value="0" calcext:value-type="float">
            <text:p>0</text:p>
          </table:table-cell>
          <table:table-cell/>
          <table:table-cell table:style-name="ce55" table:formula="of:=([.$F$4]&lt;0)+([.$G$4]&lt;0)+([.F8]&lt;0)+([.G8]&lt;0) + ([.$F$6]&lt;0)+([.$G$6]&lt;0)+([.F10]&lt;0)+([.G10]&lt;0)" office:value-type="float" office:value="0" calcext:value-type="float">
            <text:p>0</text:p>
          </table:table-cell>
          <table:table-cell/>
          <table:table-cell table:style-name="ce55" table:formula="of:=([.$F$4]&lt;0)+([.$G$4]&lt;0)+([.H8]&lt;0)+([.I8]&lt;0) + ([.$F$6]&lt;0)+([.$G$6]&lt;0)+([.H10]&lt;0)+([.I10]&lt;0)" office:value-type="float" office:value="0" calcext:value-type="float">
            <text:p>0</text:p>
          </table:table-cell>
          <table:table-cell/>
          <table:table-cell table:style-name="ce55" table:formula="of:=([.$H$4]&lt;0)+([.$I$4]&lt;0)+([.B8]&lt;0)+([.C8]&lt;0) + ([.$H$6]&lt;0)+([.$I$6]&lt;0)+([.B10]&lt;0)+([.C10]&lt;0)" office:value-type="float" office:value="0" calcext:value-type="float">
            <text:p>0</text:p>
          </table:table-cell>
          <table:table-cell/>
          <table:table-cell table:style-name="ce55" table:formula="of:=([.$H$4]&lt;0)+([.$I$4]&lt;0)+([.D8]&lt;0)+([.E8]&lt;0) + ([.$H$6]&lt;0)+([.$I$6]&lt;0)+([.D10]&lt;0)+([.E10]&lt;0)" office:value-type="float" office:value="0" calcext:value-type="float">
            <text:p>0</text:p>
          </table:table-cell>
          <table:table-cell/>
          <table:table-cell table:style-name="ce55" table:formula="of:=([.$H$4]&lt;0)+([.$I$4]&lt;0)+([.F8]&lt;0)+([.G8]&lt;0) + ([.$H$6]&lt;0)+([.$I$6]&lt;0)+([.F10]&lt;0)+([.G10]&lt;0)" office:value-type="float" office:value="0" calcext:value-type="float">
            <text:p>0</text:p>
          </table:table-cell>
          <table:table-cell/>
          <table:table-cell table:style-name="ce55" table:formula="of:=([.$H$4]&lt;0)+([.$I$4]&lt;0)+([.H8]&lt;0)+([.I8]&lt;0) + ([.$H$6]&lt;0)+([.$I$6]&lt;0)+([.H10]&lt;0)+([.I10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air ind 5-9</text:p>
          </table:table-cell>
          <table:table-cell table:style-name="ce55" table:formula="of:=([.$B$8]&lt;0)+([.$C$8]&lt;0)+([.B12]&lt;0)+([.C12]&lt;0) + ([.$B$9]&lt;0)+([.$C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5-10</text:p>
          </table:table-cell>
          <table:table-cell table:style-name="ce55" table:formula="of:=([.$B$8]&lt;0)+([.$C$8]&lt;0)+([.D12]&lt;0)+([.E12]&lt;0) + ([.$B$9]&lt;0)+([.$C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5-11</text:p>
          </table:table-cell>
          <table:table-cell table:style-name="ce55" table:formula="of:=([.$B$8]&lt;0)+([.$C$8]&lt;0)+([.F12]&lt;0)+([.G12]&lt;0) + ([.$B$9]&lt;0)+([.$C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5-12</text:p>
          </table:table-cell>
          <table:table-cell table:style-name="ce55" table:formula="of:=([.$B$8]&lt;0)+([.$C$8]&lt;0)+([.H12]&lt;0)+([.I12]&lt;0) + ([.$B$9]&lt;0)+([.$C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6-9</text:p>
          </table:table-cell>
          <table:table-cell table:style-name="ce55" table:formula="of:=([.$D$8]&lt;0)+([.$E$8]&lt;0)+([.B12]&lt;0)+([.C12]&lt;0) + ([.$D$9]&lt;0)+([.$E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6-10</text:p>
          </table:table-cell>
          <table:table-cell table:style-name="ce55" table:formula="of:=([.$D$8]&lt;0)+([.$E$8]&lt;0)+([.D12]&lt;0)+([.E12]&lt;0) + ([.$D$9]&lt;0)+([.$E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6-11</text:p>
          </table:table-cell>
          <table:table-cell table:style-name="ce55" table:formula="of:=([.$D$8]&lt;0)+([.$E$8]&lt;0)+([.F12]&lt;0)+([.G12]&lt;0) + ([.$D$9]&lt;0)+([.$E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6-12</text:p>
          </table:table-cell>
          <table:table-cell table:style-name="ce55" table:formula="of:=([.$D$8]&lt;0)+([.$E$8]&lt;0)+([.H12]&lt;0)+([.I12]&lt;0) + ([.$D$9]&lt;0)+([.$E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7-9</text:p>
          </table:table-cell>
          <table:table-cell table:style-name="ce55" table:formula="of:=([.$F$8]&lt;0)+([.$G$8]&lt;0)+([.B12]&lt;0)+([.C12]&lt;0) + ([.$F$9]&lt;0)+([.$G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7-10</text:p>
          </table:table-cell>
          <table:table-cell table:style-name="ce55" table:formula="of:=([.$F$8]&lt;0)+([.$G$8]&lt;0)+([.D12]&lt;0)+([.E12]&lt;0) + ([.$F$9]&lt;0)+([.$G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7-11</text:p>
          </table:table-cell>
          <table:table-cell table:style-name="ce55" table:formula="of:=([.$F$8]&lt;0)+([.$G$8]&lt;0)+([.F12]&lt;0)+([.G12]&lt;0) + ([.$F$9]&lt;0)+([.$G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7-12</text:p>
          </table:table-cell>
          <table:table-cell table:style-name="ce55" table:formula="of:=([.$F$8]&lt;0)+([.$G$8]&lt;0)+([.H12]&lt;0)+([.I12]&lt;0) + ([.$F$9]&lt;0)+([.$G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8-9</text:p>
          </table:table-cell>
          <table:table-cell table:style-name="ce55" table:formula="of:=([.$H$8]&lt;0)+([.$I$8]&lt;0)+([.B12]&lt;0)+([.C12]&lt;0) + ([.$H$9]&lt;0)+([.$I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8-10</text:p>
          </table:table-cell>
          <table:table-cell/>
          <table:table-cell office:value-type="string" calcext:value-type="string">
            <text:p>Pair ind 8-11</text:p>
          </table:table-cell>
          <table:table-cell/>
          <table:table-cell office:value-type="string" calcext:value-type="string">
            <text:p>Pair ind 8-12</text:p>
          </table:table-cell>
          <table:table-cell/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air ind 1-9</text:p>
          </table:table-cell>
          <table:table-cell table:style-name="ce55" table:formula="of:=([.$B$4]&lt;0)+([.$C$4]&lt;0)+([.B12]&lt;0)+([.C12]&lt;0) + ([.$B$5]&lt;0)+([.$C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1-10</text:p>
          </table:table-cell>
          <table:table-cell table:style-name="ce55" table:formula="of:=([.$B$4]&lt;0)+([.$C$4]&lt;0)+([.D12]&lt;0)+([.E12]&lt;0) + ([.$B$5]&lt;0)+([.$C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1-11</text:p>
          </table:table-cell>
          <table:table-cell table:style-name="ce55" table:formula="of:=([.$B$4]&lt;0)+([.$C$4]&lt;0)+([.F12]&lt;0)+([.G12]&lt;0) + ([.$B$5]&lt;0)+([.$C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1-12</text:p>
          </table:table-cell>
          <table:table-cell table:style-name="ce55" table:formula="of:=([.$B$4]&lt;0)+([.$C$4]&lt;0)+([.H12]&lt;0)+([.I12]&lt;0) + ([.$B$5]&lt;0)+([.$C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2-9</text:p>
          </table:table-cell>
          <table:table-cell table:style-name="ce55" table:formula="of:=([.$D$4]&lt;0)+([.$E$4]&lt;0)+([.B12]&lt;0)+([.C12]&lt;0) + ([.$D$5]&lt;0)+([.$E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2-10</text:p>
          </table:table-cell>
          <table:table-cell table:style-name="ce55" table:formula="of:=([.$D$4]&lt;0)+([.$E$4]&lt;0)+([.D12]&lt;0)+([.E12]&lt;0) + ([.$D$5]&lt;0)+([.$E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2-11</text:p>
          </table:table-cell>
          <table:table-cell table:style-name="ce55" table:formula="of:=([.$D$4]&lt;0)+([.$E$4]&lt;0)+([.F12]&lt;0)+([.G12]&lt;0) + ([.$D$5]&lt;0)+([.$E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2-12</text:p>
          </table:table-cell>
          <table:table-cell table:style-name="ce55" table:formula="of:=([.$D$4]&lt;0)+([.$E$4]&lt;0)+([.H12]&lt;0)+([.I12]&lt;0) + ([.$D$5]&lt;0)+([.$E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3-9</text:p>
          </table:table-cell>
          <table:table-cell table:style-name="ce55" table:formula="of:=([.$F$4]&lt;0)+([.$G$4]&lt;0)+([.B12]&lt;0)+([.C12]&lt;0) + ([.$F$5]&lt;0)+([.$G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3-10</text:p>
          </table:table-cell>
          <table:table-cell table:style-name="ce55" table:formula="of:=([.$F$4]&lt;0)+([.$G$4]&lt;0)+([.D12]&lt;0)+([.E12]&lt;0) + ([.$F$5]&lt;0)+([.$G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3-11</text:p>
          </table:table-cell>
          <table:table-cell table:style-name="ce55" table:formula="of:=([.$F$4]&lt;0)+([.$G$4]&lt;0)+([.F12]&lt;0)+([.G12]&lt;0) + ([.$F$5]&lt;0)+([.$G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3-12</text:p>
          </table:table-cell>
          <table:table-cell table:style-name="ce55" table:formula="of:=([.$F$4]&lt;0)+([.$G$4]&lt;0)+([.H12]&lt;0)+([.I12]&lt;0) + ([.$F$5]&lt;0)+([.$G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4-9</text:p>
          </table:table-cell>
          <table:table-cell table:style-name="ce55" table:formula="of:=([.$H$4]&lt;0)+([.$I$4]&lt;0)+([.B12]&lt;0)+([.C12]&lt;0) + ([.$H$5]&lt;0)+([.$I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4-10</text:p>
          </table:table-cell>
          <table:table-cell table:style-name="ce55" table:formula="of:=([.$H$4]&lt;0)+([.$I$4]&lt;0)+([.D12]&lt;0)+([.E12]&lt;0) + ([.$H$5]&lt;0)+([.$I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4-11</text:p>
          </table:table-cell>
          <table:table-cell table:style-name="ce55" table:formula="of:=([.$H$4]&lt;0)+([.$I$4]&lt;0)+([.F12]&lt;0)+([.G12]&lt;0) + ([.$H$5]&lt;0)+([.$I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4-12</text:p>
          </table:table-cell>
          <table:table-cell table:style-name="ce55" table:formula="of:=([.$H$4]&lt;0)+([.$I$4]&lt;0)+([.H12]&lt;0)+([.I12]&lt;0) + ([.$H$5]&lt;0)+([.$I$5]&lt;0)+([.H13]&lt;0)+([.I13]&lt;0)" office:value-type="float" office:value="0" calcext:value-type="float">
            <text:p>0</text:p>
          </table:table-cell>
        </table:table-row>
      </table:table>
      <table:table table:name="eta gen pop 1-2" table:style-name="ta1">
        <table:table-column table:style-name="co3" table:number-columns-repeated="49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number-columns-repeated="42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number-columns-repeated="42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number-columns-repeated="42"/>
        </table:table-row>
        <table:table-row table:style-name="ro1" table:number-rows-repeated="12">
          <table:table-cell table:number-columns-repeated="49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48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D4])AND([.$B5]=[.D5]))+(([.$B4]=[.E4])AND([.$B5]=[.E5]))+(([.$C4]=[.D4])AND([.$C5]=[.D5]))+(([.$C4]=[.E4])AND([.$C5]=[.E5])))/4" office:value-type="float" office:value="0.25" calcext:value-type="float">
            <text:p>0,25</text:p>
          </table:table-cell>
          <table:table-cell/>
          <table:table-cell table:formula="of:=((([.$B4]=[.F4])AND([.$B5]=[.F5]))+(([.$B4]=[.G4])AND([.$B5]=[.G5]))+(([.$C4]=[.F4])AND([.$C5]=[.F5]))+(([.$C4]=[.G4])AND([.$C5]=[.G5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F4])AND([.$D5]=[.F5]))+(([.$D4]=[.G4])AND([.$D5]=[.G5]))+(([.$E4]=[.F4])AND([.$E5]=[.F5]))+(([.$E4]=[.G4])AND([.$E5]=[.G5])))/4" office:value-type="float" office:value="0.5" calcext:value-type="float">
            <text:p>0,5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 table:style-name="ce52"/>
          <table:table-cell table:formula="of:=((([.$B8]=[.D8])AND([.$B9]=[.D9]))+(([.$B8]=[.E8])AND([.$B9]=[.E9]))+(([.$C8]=[.D8])AND([.$C9]=[.D9]))+(([.$C8]=[.E8])AND([.$C9]=[.E9])))/4" office:value-type="float" office:value="0" calcext:value-type="float">
            <text:p>0</text:p>
          </table:table-cell>
          <table:table-cell/>
          <table:table-cell table:formula="of:=((([.$B8]=[.F8])AND([.$B9]=[.F9]))+(([.$B8]=[.G8])AND([.$B9]=[.G9]))+(([.$C8]=[.F8])AND([.$C9]=[.F9]))+(([.$C8]=[.G8])AND([.$C9]=[.G9])))/4" office:value-type="float" office:value="0" calcext:value-type="float">
            <text:p>0</text:p>
          </table:table-cell>
          <table:table-cell table:style-name="ce52"/>
          <table:table-cell table:formula="of:=((([.$D8]=[.F8])AND([.$D9]=[.F9]))+(([.$D8]=[.G8])AND([.$D9]=[.G9]))+(([.$E8]=[.F8])AND([.$E9]=[.F9]))+(([.$E8]=[.G8])AND([.$E9]=[.G9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5" calcext:value-type="float">
            <text:p>0,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D5])AND([.$B6]=[.D6]))+(([.$B5]=[.E5])AND([.$B6]=[.E6]))+(([.$C5]=[.D5])AND([.$C6]=[.D6]))+(([.$C5]=[.E5])AND([.$C6]=[.E6])))/4" office:value-type="float" office:value="0" calcext:value-type="float">
            <text:p>0</text:p>
          </table:table-cell>
          <table:table-cell/>
          <table:table-cell table:formula="of:=((([.$B5]=[.F5])AND([.$B6]=[.F6]))+(([.$B5]=[.G5])AND([.$B6]=[.G6]))+(([.$C5]=[.F5])AND([.$C6]=[.F6]))+(([.$C5]=[.G5])AND([.$C6]=[.G6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F5])AND([.$D6]=[.F6]))+(([.$D5]=[.G5])AND([.$D6]=[.G6]))+(([.$E5]=[.F5])AND([.$E6]=[.F6]))+(([.$E5]=[.G5])AND([.$E6]=[.G6])))/4" office:value-type="float" office:value="0.5" calcext:value-type="float">
            <text:p>0,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 table:style-name="ce52"/>
          <table:table-cell table:formula="of:=((([.$B9]=[.D9])AND([.$B10]=[.D10]))+(([.$B9]=[.E9])AND([.$B10]=[.E10]))+(([.$C9]=[.D9])AND([.$C10]=[.D10]))+(([.$C9]=[.E9])AND([.$C10]=[.E10])))/4" office:value-type="float" office:value="0" calcext:value-type="float">
            <text:p>0</text:p>
          </table:table-cell>
          <table:table-cell/>
          <table:table-cell table:formula="of:=((([.$B9]=[.F9])AND([.$B10]=[.F10]))+(([.$B9]=[.G9])AND([.$B10]=[.G10]))+(([.$C9]=[.F9])AND([.$C10]=[.F10]))+(([.$C9]=[.G9])AND([.$C10]=[.G10])))/4" office:value-type="float" office:value="0" calcext:value-type="float">
            <text:p>0</text:p>
          </table:table-cell>
          <table:table-cell table:style-name="ce52"/>
          <table:table-cell table:formula="of:=((([.$D9]=[.F9])AND([.$D10]=[.F10]))+(([.$D9]=[.G9])AND([.$D10]=[.G10]))+(([.$E9]=[.F9])AND([.$E10]=[.F10]))+(([.$E9]=[.G9])AND([.$E10]=[.G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D4])AND([.$B6]=[.D6]))+(([.$B4]=[.E4])AND([.$B6]=[.E6]))+(([.$C4]=[.D4])AND([.$C6]=[.D6]))+(([.$C4]=[.E4])AND([.$C6]=[.E6])))/4" office:value-type="float" office:value="0.25" calcext:value-type="float">
            <text:p>0,25</text:p>
          </table:table-cell>
          <table:table-cell/>
          <table:table-cell table:formula="of:=((([.$B4]=[.F4])AND([.$B6]=[.F6]))+(([.$B4]=[.G4])AND([.$B6]=[.G6]))+(([.$C4]=[.F4])AND([.$C6]=[.F6]))+(([.$C4]=[.G4])AND([.$C6]=[.G6])))/4" office:value-type="float" office:value="0.5" calcext:value-type="float">
            <text:p>0,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.25" calcext:value-type="float">
            <text:p>0,25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.25" calcext:value-type="float">
            <text:p>0,25</text:p>
          </table:table-cell>
          <table:table-cell/>
          <table:table-cell table:formula="of:=((([.$D4]=[.F4])AND([.$D6]=[.F6]))+(([.$D4]=[.G4])AND([.$D6]=[.G6]))+(([.$E4]=[.F4])AND([.$E6]=[.F6]))+(([.$E4]=[.G4])AND([.$E6]=[.G6])))/4" office:value-type="float" office:value="0.5" calcext:value-type="float">
            <text:p>0,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.5" calcext:value-type="float">
            <text:p>0,5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.5" calcext:value-type="float">
            <text:p>0,5</text:p>
          </table:table-cell>
          <table:table-cell table:style-name="ce52"/>
          <table:table-cell table:formula="of:=((([.$B8]=[.D8])AND([.$B10]=[.D10]))+(([.$B8]=[.E8])AND([.$B10]=[.E10]))+(([.$C8]=[.D8])AND([.$C10]=[.D10]))+(([.$C8]=[.E8])AND([.$C10]=[.E10])))/4" office:value-type="float" office:value="0.25" calcext:value-type="float">
            <text:p>0,25</text:p>
          </table:table-cell>
          <table:table-cell/>
          <table:table-cell table:formula="of:=((([.$B8]=[.F8])AND([.$B10]=[.F10]))+(([.$B8]=[.G8])AND([.$B10]=[.G10]))+(([.$C8]=[.F8])AND([.$C10]=[.F10]))+(([.$C8]=[.G8])AND([.$C10]=[.G10])))/4" office:value-type="float" office:value="0.5" calcext:value-type="float">
            <text:p>0,5</text:p>
          </table:table-cell>
          <table:table-cell table:style-name="ce52"/>
          <table:table-cell table:formula="of:=((([.$D8]=[.F8])AND([.$D10]=[.F10]))+(([.$D8]=[.G8])AND([.$D10]=[.G10]))+(([.$E8]=[.F8])AND([.$E10]=[.F10]))+(([.$E8]=[.G8])AND([.$E10]=[.G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D4])AND([.$B5]=[.E5]))+(([.$B4]=[.E4])AND([.$B5]=[.D5]))+(([.$C4]=[.D4])AND([.$C5]=[.E5]))+(([.$C4]=[.E4])AND([.$C5]=[.D5])))/4" office:value-type="float" office:value="0.25" calcext:value-type="float">
            <text:p>0,25</text:p>
          </table:table-cell>
          <table:table-cell/>
          <table:table-cell table:formula="of:=((([.$B4]=[.F4])AND([.$B5]=[.G5]))+(([.$B4]=[.G4])AND([.$B5]=[.F5]))+(([.$C4]=[.F4])AND([.$C5]=[.G5]))+(([.$C4]=[.G4])AND([.$C5]=[.F5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F4])AND([.$D5]=[.G5]))+(([.$D4]=[.G4])AND([.$D5]=[.F5]))+(([.$E4]=[.F4])AND([.$E5]=[.G5]))+(([.$E4]=[.G4])AND([.$E5]=[.F5])))/4" office:value-type="float" office:value="0.5" calcext:value-type="float">
            <text:p>0,5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 table:style-name="ce52"/>
          <table:table-cell table:formula="of:=((([.$B8]=[.D8])AND([.$B9]=[.E9]))+(([.$B8]=[.E8])AND([.$B9]=[.D9]))+(([.$C8]=[.D8])AND([.$C9]=[.E9]))+(([.$C8]=[.E8])AND([.$C9]=[.D9])))/4" office:value-type="float" office:value="0" calcext:value-type="float">
            <text:p>0</text:p>
          </table:table-cell>
          <table:table-cell/>
          <table:table-cell table:formula="of:=((([.$B8]=[.F8])AND([.$B9]=[.G9]))+(([.$B8]=[.G8])AND([.$B9]=[.F9]))+(([.$C8]=[.F8])AND([.$C9]=[.G9]))+(([.$C8]=[.G8])AND([.$C9]=[.F9])))/4" office:value-type="float" office:value="0" calcext:value-type="float">
            <text:p>0</text:p>
          </table:table-cell>
          <table:table-cell table:style-name="ce52"/>
          <table:table-cell table:formula="of:=((([.$D8]=[.F8])AND([.$D9]=[.G9]))+(([.$D8]=[.G8])AND([.$D9]=[.F9]))+(([.$E8]=[.F8])AND([.$E9]=[.G9]))+(([.$E8]=[.G8])AND([.$E9]=[.F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5" calcext:value-type="float">
            <text:p>0,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D5])AND([.$B6]=[.E6]))+(([.$B5]=[.E5])AND([.$B6]=[.D6]))+(([.$C5]=[.D5])AND([.$C6]=[.E6]))+(([.$C5]=[.E5])AND([.$C6]=[.D6])))/4" office:value-type="float" office:value="0.5" calcext:value-type="float">
            <text:p>0,5</text:p>
          </table:table-cell>
          <table:table-cell/>
          <table:table-cell table:formula="of:=((([.$B5]=[.F5])AND([.$B6]=[.G6]))+(([.$B5]=[.G5])AND([.$B6]=[.F6]))+(([.$C5]=[.F5])AND([.$C6]=[.G6]))+(([.$C5]=[.G5])AND([.$C6]=[.F6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.25" calcext:value-type="float">
            <text:p>0,25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F5])AND([.$D6]=[.G6]))+(([.$D5]=[.G5])AND([.$D6]=[.F6]))+(([.$E5]=[.F5])AND([.$E6]=[.G6]))+(([.$E5]=[.G5])AND([.$E6]=[.F6])))/4" office:value-type="float" office:value="0.5" calcext:value-type="float">
            <text:p>0,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 table:style-name="ce52"/>
          <table:table-cell table:formula="of:=((([.$B9]=[.D9])AND([.$B10]=[.E10]))+(([.$B9]=[.E9])AND([.$B10]=[.D10]))+(([.$C9]=[.D9])AND([.$C10]=[.E10]))+(([.$C9]=[.E9])AND([.$C10]=[.D10])))/4" office:value-type="float" office:value="0" calcext:value-type="float">
            <text:p>0</text:p>
          </table:table-cell>
          <table:table-cell/>
          <table:table-cell table:formula="of:=((([.$B9]=[.F9])AND([.$B10]=[.G10]))+(([.$B9]=[.G9])AND([.$B10]=[.F10]))+(([.$C9]=[.F9])AND([.$C10]=[.G10]))+(([.$C9]=[.G9])AND([.$C10]=[.F10])))/4" office:value-type="float" office:value="0" calcext:value-type="float">
            <text:p>0</text:p>
          </table:table-cell>
          <table:table-cell table:style-name="ce52"/>
          <table:table-cell table:formula="of:=((([.$D9]=[.F9])AND([.$D10]=[.G10]))+(([.$D9]=[.G9])AND([.$D10]=[.F10]))+(([.$E9]=[.F9])AND([.$E10]=[.G10]))+(([.$E9]=[.G9])AND([.$E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D4])AND([.$B6]=[.E6]))+(([.$B4]=[.E4])AND([.$B6]=[.D6]))+(([.$C4]=[.D4])AND([.$C6]=[.E6]))+(([.$C4]=[.E4])AND([.$C6]=[.D6])))/4" office:value-type="float" office:value="0.25" calcext:value-type="float">
            <text:p>0,25</text:p>
          </table:table-cell>
          <table:table-cell/>
          <table:table-cell table:formula="of:=((([.$B4]=[.F4])AND([.$B6]=[.G6]))+(([.$B4]=[.G4])AND([.$B6]=[.F6]))+(([.$C4]=[.F4])AND([.$C6]=[.G6]))+(([.$C4]=[.G4])AND([.$C6]=[.F6])))/4" office:value-type="float" office:value="0.5" calcext:value-type="float">
            <text:p>0,5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.25" calcext:value-type="float">
            <text:p>0,25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F4])AND([.$D6]=[.G6]))+(([.$D4]=[.G4])AND([.$D6]=[.F6]))+(([.$E4]=[.F4])AND([.$E6]=[.G6]))+(([.$E4]=[.G4])AND([.$E6]=[.F6])))/4" office:value-type="float" office:value="0.5" calcext:value-type="float">
            <text:p>0,5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 table:style-name="ce52"/>
          <table:table-cell table:formula="of:=((([.$B8]=[.D8])AND([.$B10]=[.E10]))+(([.$B8]=[.E8])AND([.$B10]=[.D10]))+(([.$C8]=[.D8])AND([.$C10]=[.E10]))+(([.$C8]=[.E8])AND([.$C10]=[.D10])))/4" office:value-type="float" office:value="0" calcext:value-type="float">
            <text:p>0</text:p>
          </table:table-cell>
          <table:table-cell/>
          <table:table-cell table:formula="of:=((([.$B8]=[.F8])AND([.$B10]=[.G10]))+(([.$B8]=[.G8])AND([.$B10]=[.F10]))+(([.$C8]=[.F8])AND([.$C10]=[.G10]))+(([.$C8]=[.G8])AND([.$C10]=[.F10])))/4" office:value-type="float" office:value="0" calcext:value-type="float">
            <text:p>0</text:p>
          </table:table-cell>
          <table:table-cell table:style-name="ce52"/>
          <table:table-cell table:formula="of:=((([.$D8]=[.F8])AND([.$D10]=[.G10]))+(([.$D8]=[.G8])AND([.$D10]=[.F10]))+(([.$E8]=[.F8])AND([.$E10]=[.G10]))+(([.$E8]=[.G8])AND([.$E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.25" calcext:value-type="float">
            <text:p>0,25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D4])AND([.$C5]=[.D5]))+(([.$C4]=[.D4])AND([.$B5]=[.D5]))+(([.$B4]=[.E4])AND([.$C5]=[.E5]))+(([.$C4]=[.E4])AND([.$B5]=[.E5])))/4" office:value-type="float" office:value="0.25" calcext:value-type="float">
            <text:p>0,25</text:p>
          </table:table-cell>
          <table:table-cell/>
          <table:table-cell table:formula="of:=((([.$B4]=[.F4])AND([.$C5]=[.F5]))+(([.$C4]=[.F4])AND([.$B5]=[.F5]))+(([.$B4]=[.G4])AND([.$C5]=[.G5]))+(([.$C4]=[.G4])AND([.$B5]=[.G5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F4])AND([.$E5]=[.F5]))+(([.$E4]=[.F4])AND([.$D5]=[.F5]))+(([.$D4]=[.G4])AND([.$E5]=[.G5]))+(([.$E4]=[.G4])AND([.$D5]=[.G5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 table:style-name="ce52"/>
          <table:table-cell table:formula="of:=((([.$B8]=[.D8])AND([.$C9]=[.D9]))+(([.$C8]=[.D8])AND([.$B9]=[.D9]))+(([.$B8]=[.E8])AND([.$C9]=[.E9]))+(([.$C8]=[.E8])AND([.$B9]=[.E9])))/4" office:value-type="float" office:value="0" calcext:value-type="float">
            <text:p>0</text:p>
          </table:table-cell>
          <table:table-cell/>
          <table:table-cell table:formula="of:=((([.$B8]=[.F8])AND([.$C9]=[.F9]))+(([.$C8]=[.F8])AND([.$B9]=[.F9]))+(([.$B8]=[.G8])AND([.$C9]=[.G9]))+(([.$C8]=[.G8])AND([.$B9]=[.G9])))/4" office:value-type="float" office:value="0" calcext:value-type="float">
            <text:p>0</text:p>
          </table:table-cell>
          <table:table-cell table:style-name="ce52"/>
          <table:table-cell table:formula="of:=((([.$D8]=[.F8])AND([.$E9]=[.F9]))+(([.$E8]=[.F8])AND([.$D9]=[.F9]))+(([.$D8]=[.G8])AND([.$E9]=[.G9]))+(([.$E8]=[.G8])AND([.$D9]=[.G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.5" calcext:value-type="float">
            <text:p>0,5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D5])AND([.$C6]=[.D6]))+(([.$C5]=[.D5])AND([.$B6]=[.D6]))+(([.$B5]=[.E5])AND([.$C6]=[.E6]))+(([.$C5]=[.E5])AND([.$B6]=[.E6])))/4" office:value-type="float" office:value="0" calcext:value-type="float">
            <text:p>0</text:p>
          </table:table-cell>
          <table:table-cell/>
          <table:table-cell table:formula="of:=((([.$B5]=[.F5])AND([.$C6]=[.F6]))+(([.$C5]=[.F5])AND([.$B6]=[.F6]))+(([.$B5]=[.G5])AND([.$C6]=[.G6]))+(([.$C5]=[.G5])AND([.$B6]=[.G6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.25" calcext:value-type="float">
            <text:p>0,25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" calcext:value-type="float">
            <text:p>0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F5])AND([.$E6]=[.F6]))+(([.$E5]=[.F5])AND([.$D6]=[.F6]))+(([.$D5]=[.G5])AND([.$E6]=[.G6]))+(([.$E5]=[.G5])AND([.$D6]=[.G6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 table:style-name="ce52"/>
          <table:table-cell table:formula="of:=((([.$B9]=[.D9])AND([.$C10]=[.D10]))+(([.$C9]=[.D9])AND([.$B10]=[.D10]))+(([.$B9]=[.E9])AND([.$C10]=[.E10]))+(([.$C9]=[.E9])AND([.$B10]=[.E10])))/4" office:value-type="float" office:value="0" calcext:value-type="float">
            <text:p>0</text:p>
          </table:table-cell>
          <table:table-cell/>
          <table:table-cell table:formula="of:=((([.$B9]=[.F9])AND([.$C10]=[.F10]))+(([.$C9]=[.F9])AND([.$B10]=[.F10]))+(([.$B9]=[.G9])AND([.$C10]=[.G10]))+(([.$C9]=[.G9])AND([.$B10]=[.G10])))/4" office:value-type="float" office:value="0" calcext:value-type="float">
            <text:p>0</text:p>
          </table:table-cell>
          <table:table-cell table:style-name="ce52"/>
          <table:table-cell table:formula="of:=((([.$D9]=[.F9])AND([.$E10]=[.F10]))+(([.$E9]=[.F9])AND([.$D10]=[.F10]))+(([.$D9]=[.G9])AND([.$E10]=[.G10]))+(([.$E9]=[.G9])AND([.$D10]=[.G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.25" calcext:value-type="float">
            <text:p>0,25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.25" calcext:value-type="float">
            <text:p>0,25</text:p>
          </table:table-cell>
          <table:table-cell/>
          <table:table-cell table:formula="of:=((([.$B4]=[.D4])AND([.$C6]=[.D6]))+(([.$C4]=[.D4])AND([.$B6]=[.D6]))+(([.$B4]=[.E4])AND([.$C6]=[.E6]))+(([.$C4]=[.E4])AND([.$B6]=[.E6])))/4" office:value-type="float" office:value="0.25" calcext:value-type="float">
            <text:p>0,25</text:p>
          </table:table-cell>
          <table:table-cell/>
          <table:table-cell table:formula="of:=((([.$B4]=[.F4])AND([.$C6]=[.F6]))+(([.$C4]=[.F4])AND([.$B6]=[.F6]))+(([.$B4]=[.G4])AND([.$C6]=[.G6]))+(([.$C4]=[.G4])AND([.$B6]=[.G6])))/4" office:value-type="float" office:value="0.5" calcext:value-type="float">
            <text:p>0,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F4])AND([.$E6]=[.F6]))+(([.$E4]=[.F4])AND([.$D6]=[.F6]))+(([.$D4]=[.G4])AND([.$E6]=[.G6]))+(([.$E4]=[.G4])AND([.$D6]=[.G6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.5" calcext:value-type="float">
            <text:p>0,5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.5" calcext:value-type="float">
            <text:p>0,5</text:p>
          </table:table-cell>
          <table:table-cell table:style-name="ce52"/>
          <table:table-cell table:formula="of:=((([.$B8]=[.D8])AND([.$C10]=[.D10]))+(([.$C8]=[.D8])AND([.$B10]=[.D10]))+(([.$B8]=[.E8])AND([.$C10]=[.E10]))+(([.$C8]=[.E8])AND([.$B10]=[.E10])))/4" office:value-type="float" office:value="0" calcext:value-type="float">
            <text:p>0</text:p>
          </table:table-cell>
          <table:table-cell/>
          <table:table-cell table:formula="of:=((([.$B8]=[.F8])AND([.$C10]=[.F10]))+(([.$C8]=[.F8])AND([.$B10]=[.F10]))+(([.$B8]=[.G8])AND([.$C10]=[.G10]))+(([.$C8]=[.G8])AND([.$B10]=[.G10])))/4" office:value-type="float" office:value="0" calcext:value-type="float">
            <text:p>0</text:p>
          </table:table-cell>
          <table:table-cell table:style-name="ce52"/>
          <table:table-cell table:formula="of:=((([.$D8]=[.F8])AND([.$E10]=[.F10]))+(([.$E8]=[.F8])AND([.$D10]=[.F10]))+(([.$D8]=[.G8])AND([.$E10]=[.G10]))+(([.$E8]=[.G8])AND([.$D10]=[.G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D4])AND([.$C5]=[.E5]))+(([.$B4]=[.E4])AND([.$C5]=[.D5]))+(([.$C4]=[.D4])AND([.$B5]=[.E5]))+(([.$C4]=[.E4])AND([.$B5]=[.D5])))/4" office:value-type="float" office:value="0.25" calcext:value-type="float">
            <text:p>0,25</text:p>
          </table:table-cell>
          <table:table-cell/>
          <table:table-cell table:formula="of:=((([.$B4]=[.F4])AND([.$C5]=[.G5]))+(([.$B4]=[.G4])AND([.$C5]=[.F5]))+(([.$C4]=[.F4])AND([.$B5]=[.G5]))+(([.$C4]=[.G4])AND([.$B5]=[.F5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.25" calcext:value-type="float">
            <text:p>0,25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F4])AND([.$E5]=[.G5]))+(([.$D4]=[.G4])AND([.$E5]=[.F5]))+(([.$E4]=[.F4])AND([.$D5]=[.G4]))+(([.$E4]=[.G5])AND([.$D5]=[.F5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 table:style-name="ce52"/>
          <table:table-cell table:formula="of:=((([.$B8]=[.D8])AND([.$C9]=[.E9]))+(([.$B8]=[.E8])AND([.$C9]=[.D9]))+(([.$C8]=[.D8])AND([.$B9]=[.E9]))+(([.$C8]=[.E8])AND([.$B9]=[.D9])))/4" office:value-type="float" office:value="0" calcext:value-type="float">
            <text:p>0</text:p>
          </table:table-cell>
          <table:table-cell/>
          <table:table-cell table:formula="of:=((([.$B8]=[.F8])AND([.$C9]=[.G9]))+(([.$B8]=[.G8])AND([.$C9]=[.F9]))+(([.$C8]=[.F8])AND([.$B9]=[.G9]))+(([.$C8]=[.G8])AND([.$B9]=[.F9])))/4" office:value-type="float" office:value="0" calcext:value-type="float">
            <text:p>0</text:p>
          </table:table-cell>
          <table:table-cell table:style-name="ce52"/>
          <table:table-cell table:formula="of:=((([.$D8]=[.F8])AND([.$E9]=[.G9]))+(([.$D8]=[.G8])AND([.$E9]=[.F9]))+(([.$E8]=[.F8])AND([.$D9]=[.G9]))+(([.$E8]=[.G8])AND([.$D9]=[.F9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.5" calcext:value-type="float">
            <text:p>0,5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D5])AND([.$C6]=[.E6]))+(([.$B5]=[.E5])AND([.$C6]=[.D6]))+(([.$C5]=[.D5])AND([.$B6]=[.E6]))+(([.$C5]=[.E5])AND([.$B6]=[.D6])))/4" office:value-type="float" office:value="0.5" calcext:value-type="float">
            <text:p>0,5</text:p>
          </table:table-cell>
          <table:table-cell/>
          <table:table-cell table:formula="of:=((([.$B5]=[.F5])AND([.$C6]=[.G6]))+(([.$B5]=[.G5])AND([.$C6]=[.F6]))+(([.$C5]=[.F5])AND([.$B6]=[.G6]))+(([.$C5]=[.G5])AND([.$B6]=[.F6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F5])AND([.$E6]=[.G6]))+(([.$D5]=[.G5])AND([.$E6]=[.F6]))+(([.$E5]=[.F5])AND([.$D6]=[.G5]))+(([.$E5]=[.G6])AND([.$D6]=[.F6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 table:style-name="ce52"/>
          <table:table-cell table:formula="of:=((([.$B9]=[.D9])AND([.$C10]=[.E10]))+(([.$B9]=[.E9])AND([.$C10]=[.D10]))+(([.$C9]=[.D9])AND([.$B10]=[.E10]))+(([.$C9]=[.E9])AND([.$B10]=[.D10])))/4" office:value-type="float" office:value="0" calcext:value-type="float">
            <text:p>0</text:p>
          </table:table-cell>
          <table:table-cell/>
          <table:table-cell table:formula="of:=((([.$B9]=[.F9])AND([.$C10]=[.G10]))+(([.$B9]=[.G9])AND([.$C10]=[.F10]))+(([.$C9]=[.F9])AND([.$B10]=[.G10]))+(([.$C9]=[.G9])AND([.$B10]=[.F10])))/4" office:value-type="float" office:value="0" calcext:value-type="float">
            <text:p>0</text:p>
          </table:table-cell>
          <table:table-cell table:style-name="ce52"/>
          <table:table-cell table:formula="of:=((([.$D9]=[.F9])AND([.$E10]=[.G10]))+(([.$D9]=[.G9])AND([.$E10]=[.F10]))+(([.$E9]=[.F9])AND([.$D10]=[.G10]))+(([.$E9]=[.G9])AND([.$D10]=[.F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D4])AND([.$C6]=[.E6]))+(([.$B4]=[.E4])AND([.$C6]=[.D6]))+(([.$C4]=[.D4])AND([.$B6]=[.E6]))+(([.$C4]=[.E4])AND([.$B6]=[.D6])))/4" office:value-type="float" office:value="0.25" calcext:value-type="float">
            <text:p>0,25</text:p>
          </table:table-cell>
          <table:table-cell/>
          <table:table-cell table:formula="of:=((([.$B4]=[.F4])AND([.$C6]=[.G6]))+(([.$B4]=[.G4])AND([.$C6]=[.F6]))+(([.$C4]=[.F4])AND([.$B6]=[.G6]))+(([.$C4]=[.G4])AND([.$B6]=[.F6])))/4" office:value-type="float" office:value="0.5" calcext:value-type="float">
            <text:p>0,5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.25" calcext:value-type="float">
            <text:p>0,25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.25" calcext:value-type="float">
            <text:p>0,25</text:p>
          </table:table-cell>
          <table:table-cell/>
          <table:table-cell table:formula="of:=((([.$D4]=[.F4])AND([.$E6]=[.G6]))+(([.$D4]=[.G4])AND([.$E6]=[.F6]))+(([.$E4]=[.F4])AND([.$D6]=[.G4]))+(([.$E4]=[.G6])AND([.$D6]=[.F6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 table:style-name="ce52"/>
          <table:table-cell table:formula="of:=((([.$B8]=[.D8])AND([.$C10]=[.E10]))+(([.$B8]=[.E8])AND([.$C10]=[.D10]))+(([.$C8]=[.D8])AND([.$B10]=[.E10]))+(([.$C8]=[.E8])AND([.$B10]=[.D10])))/4" office:value-type="float" office:value="0" calcext:value-type="float">
            <text:p>0</text:p>
          </table:table-cell>
          <table:table-cell/>
          <table:table-cell table:formula="of:=((([.$B8]=[.F8])AND([.$C10]=[.G10]))+(([.$B8]=[.G8])AND([.$C10]=[.F10]))+(([.$C8]=[.F8])AND([.$B10]=[.G10]))+(([.$C8]=[.G8])AND([.$B10]=[.F10])))/4" office:value-type="float" office:value="0.5" calcext:value-type="float">
            <text:p>0,5</text:p>
          </table:table-cell>
          <table:table-cell table:style-name="ce52"/>
          <table:table-cell table:formula="of:=((([.$D8]=[.F8])AND([.$E10]=[.G10]))+(([.$D8]=[.G8])AND([.$E10]=[.F10]))+(([.$E8]=[.F8])AND([.$D10]=[.G10]))+(([.$E8]=[.G8])AND([.$D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 table:formula="of:=1/1/2^[$'Pop for eta'.E50]" office:value-type="float" office:value="1" calcext:value-type="float">
            <text:p>1</text:p>
          </table:table-cell>
          <table:table-cell office:value-type="string" calcext:value-type="string">
            <text:p>Pair ind 1-7</text:p>
          </table:table-cell>
          <table:table-cell table:formula="of:=1/1/2^[$'Pop for eta'.G50]" office:value-type="float" office:value="1" calcext:value-type="float">
            <text:p>1</text:p>
          </table:table-cell>
          <table:table-cell office:value-type="string" calcext:value-type="string">
            <text:p>Pair ind 1-2</text:p>
          </table:table-cell>
          <table:table-cell table:formula="of:=1/1/2^[$'Pop for eta'.I50]" office:value-type="float" office:value="1" calcext:value-type="float">
            <text:p>1</text:p>
          </table:table-cell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2-5</text:p>
          </table:table-cell>
          <table:table-cell table:formula="of:=1/1/2^[$'Pop for eta'.M50]" office:value-type="float" office:value="1" calcext:value-type="float">
            <text:p>1</text:p>
          </table:table-cell>
          <table:table-cell office:value-type="string" calcext:value-type="string">
            <text:p>Pair ind 2-6</text:p>
          </table:table-cell>
          <table:table-cell table:formula="of:=1/1/2^[$'Pop for eta'.O50]" office:value-type="float" office:value="1" calcext:value-type="float">
            <text:p>1</text:p>
          </table:table-cell>
          <table:table-cell office:value-type="string" calcext:value-type="string">
            <text:p>Pair ind 2-7</text:p>
          </table:table-cell>
          <table:table-cell table:formula="of:=1/1/2^[$'Pop for eta'.Q50]" office:value-type="float" office:value="1" calcext:value-type="float">
            <text:p>1</text:p>
          </table:table-cell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25" calcext:value-type="float">
            <text:p>0,25</text:p>
          </table:table-cell>
          <table:table-cell table:style-name="ce55"/>
          <table:table-cell table:formula="of:=SUM([.D27];[.D33];[.D39];[.D45])/4" office:value-type="float" office:value="0" calcext:value-type="float">
            <text:p>0</text:p>
          </table:table-cell>
          <table:table-cell table:style-name="ce55"/>
          <table:table-cell table:formula="of:=SUM([.F27];[.F33];[.F39];[.F45])/4" office:value-type="float" office:value="0" calcext:value-type="float">
            <text:p>0</text:p>
          </table:table-cell>
          <table:table-cell table:style-name="ce55"/>
          <table:table-cell table:formula="of:=SUM([.H27];[.H33];[.H39];[.H45])/4" office:value-type="float" office:value="0.25" calcext:value-type="float">
            <text:p>0,25</text:p>
          </table:table-cell>
          <table:table-cell table:style-name="ce110"/>
          <table:table-cell table:formula="of:=SUM([.J27];[.J33];[.J39];[.J45])/4" office:value-type="float" office:value="0" calcext:value-type="float">
            <text:p>0</text:p>
          </table:table-cell>
          <table:table-cell/>
          <table:table-cell table:formula="of:=SUM([.L27];[.L33];[.L39];[.L45])/4" office:value-type="float" office:value="0.125" calcext:value-type="float">
            <text:p>0,125</text:p>
          </table:table-cell>
          <table:table-cell/>
          <table:table-cell table:formula="of:=SUM([.N27];[.N33];[.N39];[.N45])/4" office:value-type="float" office:value="0" calcext:value-type="float">
            <text:p>0</text:p>
          </table:table-cell>
          <table:table-cell/>
          <table:table-cell table:formula="of:=SUM([.P27];[.P33];[.P39];[.P45])/4" office:value-type="float" office:value="0" calcext:value-type="float">
            <text:p>0</text:p>
          </table:table-cell>
          <table:table-cell/>
          <table:table-cell table:formula="of:=SUM([.R27];[.R33];[.R39];[.R45])/4" office:value-type="float" office:value="0.25" calcext:value-type="float">
            <text:p>0,25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125" calcext:value-type="float">
            <text:p>0,1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5" calcext:value-type="float">
            <text:p>0,5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.25" calcext:value-type="float">
            <text:p>0,25</text:p>
          </table:table-cell>
          <table:table-cell/>
          <table:table-cell table:formula="of:=SUM([.J28];[.J34];[.J40];[.J46])/4" office:value-type="float" office:value="0" calcext:value-type="float">
            <text:p>0</text:p>
          </table:table-cell>
          <table:table-cell/>
          <table:table-cell table:formula="of:=SUM([.L28];[.L34];[.L40];[.L46])/4" office:value-type="float" office:value="0.25" calcext:value-type="float">
            <text:p>0,25</text:p>
          </table:table-cell>
          <table:table-cell/>
          <table:table-cell table:formula="of:=SUM([.N28];[.N34];[.N40];[.N46])/4" office:value-type="float" office:value="0" calcext:value-type="float">
            <text:p>0</text:p>
          </table:table-cell>
          <table:table-cell/>
          <table:table-cell table:formula="of:=SUM([.P28];[.P34];[.P40];[.P46])/4" office:value-type="float" office:value="0" calcext:value-type="float">
            <text:p>0</text:p>
          </table:table-cell>
          <table:table-cell/>
          <table:table-cell table:formula="of:=SUM([.R28];[.R34];[.R40];[.R46])/4" office:value-type="float" office:value="0.25" calcext:value-type="float">
            <text:p>0,25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/>
          <table:table-cell table:formula="of:=SUM([.Z28];[.Z34];[.Z40];[.Z46])/4" office:value-type="float" office:value="0" calcext:value-type="float">
            <text:p>0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.125" calcext:value-type="float">
            <text:p>0,1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125" calcext:value-type="float">
            <text:p>0,125</text:p>
          </table:table-cell>
          <table:table-cell/>
          <table:table-cell table:formula="of:=SUM([.D29];[.D35];[.D41];[.D47])/4" office:value-type="float" office:value="0" calcext:value-type="float">
            <text:p>0</text:p>
          </table:table-cell>
          <table:table-cell/>
          <table:table-cell table:formula="of:=SUM([.F29];[.F35];[.F41];[.F47])/4" office:value-type="float" office:value="0.125" calcext:value-type="float">
            <text:p>0,125</text:p>
          </table:table-cell>
          <table:table-cell/>
          <table:table-cell table:formula="of:=SUM([.H29];[.H35];[.H41];[.H47])/4" office:value-type="float" office:value="0.25" calcext:value-type="float">
            <text:p>0,25</text:p>
          </table:table-cell>
          <table:table-cell/>
          <table:table-cell table:formula="of:=SUM([.J29];[.J35];[.J41];[.J47])/4" office:value-type="float" office:value="0.5" calcext:value-type="float">
            <text:p>0,5</text:p>
          </table:table-cell>
          <table:table-cell/>
          <table:table-cell table:formula="of:=SUM([.L29];[.L35];[.L41];[.L47])/4" office:value-type="float" office:value="0.125" calcext:value-type="float">
            <text:p>0,125</text:p>
          </table:table-cell>
          <table:table-cell/>
          <table:table-cell table:formula="of:=SUM([.N29];[.N35];[.N41];[.N47])/4" office:value-type="float" office:value="0.0625" calcext:value-type="float">
            <text:p>0,0625</text:p>
          </table:table-cell>
          <table:table-cell/>
          <table:table-cell table:formula="of:=SUM([.P29];[.P35];[.P41];[.P47])/4" office:value-type="float" office:value="0.125" calcext:value-type="float">
            <text:p>0,125</text:p>
          </table:table-cell>
          <table:table-cell/>
          <table:table-cell table:formula="of:=SUM([.R29];[.R35];[.R41];[.R47])/4" office:value-type="float" office:value="0.25" calcext:value-type="float">
            <text:p>0,25</text:p>
          </table:table-cell>
          <table:table-cell/>
          <table:table-cell table:formula="of:=SUM([.T29];[.T35];[.T41];[.T47])/4" office:value-type="float" office:value="0.25" calcext:value-type="float">
            <text:p>0,25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.25" calcext:value-type="float">
            <text:p>0,25</text:p>
          </table:table-cell>
          <table:table-cell/>
          <table:table-cell table:formula="of:=SUM([.Z29];[.Z35];[.Z41];[.Z47])/4" office:value-type="float" office:value="0.0625" calcext:value-type="float">
            <text:p>0,0625</text:p>
          </table:table-cell>
          <table:table-cell/>
          <table:table-cell table:formula="of:=SUM([.AB29];[.AB35];[.AB41];[.AB47])/4" office:value-type="float" office:value="0.25" calcext:value-type="float">
            <text:p>0,25</text:p>
          </table:table-cell>
          <table:table-cell/>
          <table:table-cell table:formula="of:=SUM([.AD29];[.AD35];[.AD41];[.AD47])/4" office:value-type="float" office:value="0.0625" calcext:value-type="float">
            <text:p>0,0625</text:p>
          </table:table-cell>
          <table:table-cell table:number-columns-repeated="19"/>
        </table:table-row>
        <table:table-row table:style-name="ro1">
          <table:table-cell table:number-columns-repeated="49"/>
        </table:table-row>
        <table:table-row table:style-name="ro7">
          <table:table-cell table:style-name="ce107"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)/15" office:value-type="float" office:value="0.0666666666666667" calcext:value-type="float">
            <text:p>0,06666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)/15" office:value-type="float" office:value="0.0916666666666667" calcext:value-type="float">
            <text:p>0,09166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)/15" office:value-type="float" office:value="0.1625" calcext:value-type="float">
            <text:p>0,1625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6">
          <table:table-cell table:style-name="ce47"/>
          <table:table-cell table:number-columns-repeated="48"/>
        </table:table-row>
        <table:table-row table:style-name="ro1" table:number-rows-repeated="4">
          <table:table-cell table:number-columns-repeated="49"/>
        </table:table-row>
        <table:table-row table:style-name="ro1">
          <table:table-cell table:style-name="ce52" table:number-columns-repeated="49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 table:number-columns-repeated="3"/>
          <table:table-cell office:value-type="string" calcext:value-type="string">
            <text:p>Q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3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number-columns-repeated="2"/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 table:number-columns-repeated="3"/>
          <table:table-cell table:number-columns-repeated="38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31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true" calcext:value-type="boolean">
            <text:p>VRAI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31"/>
        </table:table-row>
        <table:table-row table:style-name="ro1">
          <table:table-cell table:number-columns-repeated="49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44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Q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6"/>
          <table:table-cell table:formula="of:=SUM([.M80:.Z80])" office:value-type="float" office:value="11" calcext:value-type="float">
            <text:p>11</text:p>
          </table:table-cell>
          <table:table-cell table:style-name="ce76" table:formula="of:=[.B70]=[.B74]" office:value-type="boolean" office:boolean-value="true" calcext:value-type="boolean">
            <text:p>VRAI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true" calcext:value-type="boolean">
            <text:p>VRAI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23"/>
        </table:table-row>
        <table:table-row table:style-name="ro1">
          <table:table-cell/>
          <table:table-cell table:style-name="ce29" table:formula="of:=(SUM([.M70:.AH70])+SUM([.M74:.AH74]))/[.$C$79]" office:value-type="float" office:value="0.75" calcext:value-type="float">
            <text:p>0,75</text:p>
          </table:table-cell>
          <table:table-cell table:number-columns-repeated="3"/>
          <table:table-cell table:style-name="ce29" table:formula="of:=SUM([.M80:.BW80])/[.$G$79]" office:value-type="float" office:value="0.6875" calcext:value-type="float">
            <text:p>0,6875</text:p>
          </table:table-cell>
          <table:table-cell table:number-columns-repeated="5"/>
          <table:table-cell table:formula="of:=SUM([.M81:.Z81])" office:value-type="float" office:value="3" calcext:value-type="float">
            <text:p>3</text:p>
          </table:table-cell>
          <table:table-cell table:style-name="ce60" table:formula="of:=[.B71]=[.B75]" office:value-type="boolean" office:boolean-value="true" calcext:value-type="boolean">
            <text:p>VRAI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true" calcext:value-type="boolean">
            <text:p>VRAI</text:p>
          </table:table-cell>
          <table:table-cell table:style-name="ce60" table:formula="of:=[.F71]=[.B75]" office:value-type="boolean" office:boolean-value="false" calcext:value-type="boolean">
            <text:p>FAUX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true" calcext:value-type="boolean">
            <text:p>VRAI</text:p>
          </table:table-cell>
          <table:table-cell table:style-name="ce60" table:formula="of:=[.H71]=[.F75]" office:value-type="boolean" office:boolean-value="false" calcext:value-type="boolean">
            <text:p>FAUX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23"/>
        </table:table-row>
        <table:table-row table:style-name="ro1">
          <table:table-cell/>
          <table:table-cell table:style-name="ce30" table:formula="of:=(SUM([.M71:.AH71])+SUM([.M75:.AH75]))/[.$C$79]" office:value-type="float" office:value="0.25" calcext:value-type="float">
            <text:p>0,25</text:p>
          </table:table-cell>
          <table:table-cell table:number-columns-repeated="3"/>
          <table:table-cell table:style-name="ce30" table:formula="of:=SUM([.M81:.BW81])/[.$G$79]" office:value-type="float" office:value="0.1875" calcext:value-type="float">
            <text:p>0,1875</text:p>
          </table:table-cell>
          <table:table-cell table:number-columns-repeated="5"/>
          <table:table-cell table:formula="of:=SUM([.M82:.Z82])" office:value-type="float" office:value="9" calcext:value-type="float">
            <text:p>9</text:p>
          </table:table-cell>
          <table:table-cell table:style-name="ce78" table:formula="of:=[.B72]=[.B76]" office:value-type="boolean" office:boolean-value="true" calcext:value-type="boolean">
            <text:p>VRAI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true" calcext:value-type="boolean">
            <text:p>VRAI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true" calcext:value-type="boolean">
            <text:p>VRAI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true" calcext:value-type="boolean">
            <text:p>VRAI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true" calcext:value-type="boolean">
            <text:p>VRAI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true" calcext:value-type="boolean">
            <text:p>VRAI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23"/>
        </table:table-row>
        <table:table-row table:style-name="ro1">
          <table:table-cell/>
          <table:table-cell table:style-name="ce39" table:formula="of:=(SUM([.M72:.AH72])+SUM([.M76:.AH76]))/[.$C$79]" office:value-type="float" office:value="0.5" calcext:value-type="float">
            <text:p>0,5</text:p>
          </table:table-cell>
          <table:table-cell table:number-columns-repeated="3"/>
          <table:table-cell table:style-name="ce39" table:formula="of:=SUM([.M82:.BW82])/[.$G$79]" office:value-type="float" office:value="0.5625" calcext:value-type="float">
            <text:p>0,5625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2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M85]=[.O85])AND([.M86]=[.O86]))+(([.M85]=[.P85])AND([.M86]=[.P86]))+(([.N85]=[.O85])AND([.N86]=[.O86]))+(([.N85]=[.P85])AND([.N86]=[.P86])))/4" office:value-type="float" office:value="0.5" calcext:value-type="float">
            <text:p><text:s/>1/2</text:p>
          </table:table-cell>
          <table:table-cell table:style-name="ce86" table:formula="of:=((([.M85]=[.O85])AND([.M86]=[.P86]))+(([.M85]=[.P85])AND([.M86]=[.O86]))+(([.N85]=[.O85])AND([.N86]=[.P86]))+(([.N85]=[.P85])AND([.N86]=[.O86])))/4" office:value-type="float" office:value="0.5" calcext:value-type="float">
            <text:p><text:s/>1/2</text:p>
          </table:table-cell>
          <table:table-cell table:style-name="ce86" table:formula="of:=((([.M85]=[.O85])AND([.N86]=[.P86]))+(([.M85]=[.P85])AND([.N86]=[.O86]))+(([.N85]=[.O85])AND([.M86]=[.P86]))+(([.N85]=[.P85])AND([.M86]=[.O86])))/4" office:value-type="float" office:value="0.5" calcext:value-type="float">
            <text:p><text:s/>1/2</text:p>
          </table:table-cell>
          <table:table-cell table:style-name="ce94" table:formula="of:=([.Q85]+[.R85]+[.R86]+[.S85])/4" office:value-type="float" office:value="0.5" calcext:value-type="float">
            <text:p><text:s/>1/2 <text:s/>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O85]=[.M85])AND([.O86]=[.N86]))+(([.O85]=[.N85])AND([.O86]=[.M86]))+(([.P85]=[.M85])AND([.P86]=[.N86]))+(([.P85]=[.N85])AND([.P86]=[.M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29"/>
        </table:table-row>
        <table:table-row table:style-name="ro1" table:number-rows-repeated="2">
          <table:table-cell table:number-columns-repeated="49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48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number-columns-repeated="2"/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4" table:number-columns-repeated="2"/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4" table:number-columns-repeated="2"/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4" table:number-columns-repeated="2"/>
          <table:table-cell table:style-name="ce52"/>
          <table:table-cell table:style-name="ce54" table:formula="of:=([.$D70]=[.B74])AND([.$D72]=[.B76])" office:value-type="boolean" office:boolean-value="true" calcext:value-type="boolean">
            <text:p>VRAI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true" calcext:value-type="boolean">
            <text:p>VRAI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SUM([.B93];[.D93];[.F93];[.H93];[.L93];[.N93];[.P93];[.R93];[.T93];[.V93];[.X93];#REF!;#REF!;[.Z93];[.AB93];[.AD93];[.AF93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SUM([.B94];[.D94];[.F94];[.H94];[.L94];[.N94];[.P94];[.R94];[.T94];[.V94];[.X94];#REF!;#REF!;[.Z94];[.AB94];[.AD94];[.AF94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SUM([.B95];[.D95];[.F95];[.H95];[.L95];[.N95];[.P95];[.R95];[.T95];[.V95];[.X95];#REF!;#REF!;[.Z95];[.AB95];[.AD95];[.AF95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string" office:string-value="" calcext:value-type="error">
            <text:p>#RÉF !</text:p>
          </table:table-cell>
          <table:table-cell table:number-columns-repeated="47"/>
        </table:table-row>
      </table:table>
      <table:table table:name="eta Pop1-2" table:style-name="ta1">
        <table:table-column table:style-name="co3" table:number-columns-repeated="75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true" calcext:value-type="boolean">
            <text:p>VRAI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true" calcext:value-type="boolean">
            <text:p>VRAI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true" calcext:value-type="boolean">
            <text:p>VRAI</text:p>
          </table:table-cell>
          <table:table-cell table:style-name="ce81" table:formula="of:=[.$G4]=[.I4]" office:value-type="boolean" office:boolean-value="true" calcext:value-type="boolean">
            <text:p>VRAI</text:p>
          </table:table-cell>
          <table:table-cell/>
          <table:table-cell table:formula="of:=(COUNTIF([.B4:.C4];&quot;&gt;0&quot;))*(COUNTIF([.D4:.I4];&quot;&gt;0&quot;))+(COUNTIF([.D4:.E4];&quot;&gt;0&quot;))*(COUNTIF([.F4:.I4];&quot;&gt;0&quot;))+(COUNTIF([.F4:.G4];&quot;&gt;0&quot;))*(COUNTIF([.H4:.I4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true" calcext:value-type="boolean">
            <text:p>VRAI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/>
          <table:table-cell table:formula="of:=(COUNTIF([.B5:.C5];&quot;&gt;0&quot;))*(COUNTIF([.D5:.I5];&quot;&gt;0&quot;))+(COUNTIF([.D5:.E5];&quot;&gt;0&quot;))*(COUNTIF([.F5:.I5];&quot;&gt;0&quot;))+(COUNTIF([.F5:.G5];&quot;&gt;0&quot;))*(COUNTIF([.H5:.I5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(COUNTIF([.B6:.C6];&quot;&gt;0&quot;))*(COUNTIF([.D6:.I6];&quot;&gt;0&quot;))+(COUNTIF([.D6:.E6];&quot;&gt;0&quot;))*(COUNTIF([.F6:.I6];&quot;&gt;0&quot;))+(COUNTIF([.F6:.G6];&quot;&gt;0&quot;))*(COUNTIF([.H6:.I6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/>
          <table:table-cell table:formula="of:=(COUNTIF([.B8:.C8];&quot;&gt;0&quot;))*(COUNTIF([.D8:.I8];&quot;&gt;0&quot;))+(COUNTIF([.D8:.E8];&quot;&gt;0&quot;))*(COUNTIF([.F8:.I8];&quot;&gt;0&quot;))+(COUNTIF([.F8:.G8];&quot;&gt;0&quot;))*(COUNTIF([.H8:.I8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true" calcext:value-type="boolean">
            <text:p>VRAI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/>
          <table:table-cell table:formula="of:=(COUNTIF([.B9:.C9];&quot;&gt;0&quot;))*(COUNTIF([.D9:.I9];&quot;&gt;0&quot;))+(COUNTIF([.D9:.E9];&quot;&gt;0&quot;))*(COUNTIF([.F9:.I9];&quot;&gt;0&quot;))+(COUNTIF([.F9:.G9];&quot;&gt;0&quot;))*(COUNTIF([.H9:.I9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/>
          <table:table-cell table:formula="of:=(COUNTIF([.B10:.C10];&quot;&gt;0&quot;))*(COUNTIF([.D10:.I10];&quot;&gt;0&quot;))+(COUNTIF([.D10:.E10];&quot;&gt;0&quot;))*(COUNTIF([.F10:.I10];&quot;&gt;0&quot;))+(COUNTIF([.F10:.G10];&quot;&gt;0&quot;))*(COUNTIF([.H10:.I10];&quot;&gt;0&quot;))" office:value-type="float" office:value="24" calcext:value-type="float">
            <text:p>24</text:p>
          </table:table-cell>
          <table:table-cell table:number-columns-repeated="3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number-columns-repeated="3"/>
          <table:table-cell table:style-name="ce48" office:value-type="string" calcext:value-type="string">
            <text:p>nbr_pair</text:p>
          </table:table-cell>
          <table:table-cell table:number-columns-repeated="3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14:.BW14])" office:value-type="float" office:value="20" calcext:value-type="float">
            <text:p>20</text:p>
          </table:table-cell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91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true" calcext:value-type="boolean">
            <text:p>VRAI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false" calcext:value-type="boolean">
            <text:p>FAUX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true" calcext:value-type="boolean">
            <text:p>VRAI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91" table:formula="of:=[.$D4]=[.I8]" office:value-type="boolean" office:boolean-value="false" calcext:value-type="boolean">
            <text:p>FAUX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true" calcext:value-type="boolean">
            <text:p>VRAI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true" calcext:value-type="boolean">
            <text:p>VRAI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true" calcext:value-type="boolean">
            <text:p>VRAI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true" calcext:value-type="boolean">
            <text:p>VRAI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SUM([.K4:.AH4])+SUM([.K8:.AH8]))/[.C15]" office:value-type="float" office:value="0.479166666666667" calcext:value-type="float">
            <text:p>0,479166666666667</text:p>
          </table:table-cell>
          <table:table-cell table:formula="of:=[.AJ4]+[.AJ8]" office:value-type="float" office:value="48" calcext:value-type="float">
            <text:p>48</text:p>
          </table:table-cell>
          <table:table-cell table:number-columns-repeated="2"/>
          <table:table-cell table:style-name="ce29" table:formula="of:=SUM([.K14:.BW14])/[.G15]" office:value-type="float" office:value="0.3125" calcext:value-type="float">
            <text:p>0,3125</text:p>
          </table:table-cell>
          <table:table-cell table:formula="of:=(COUNTIF([.B4:.I4];&quot;&gt;0&quot;))*(COUNTIF([.B8:.I8];&quot;&gt;0&quot;))" office:value-type="float" office:value="64" calcext:value-type="float">
            <text:p>64</text:p>
          </table:table-cell>
          <table:table-cell table:number-columns-repeated="2"/>
          <table:table-cell table:formula="of:=SUM([.K15:.BW15])" office:value-type="float" office:value="16" calcext:value-type="float">
            <text:p>16</text:p>
          </table:table-cell>
          <table:table-cell table:style-name="ce60" table:formula="of:=[.$B5]=[.B9]" office:value-type="boolean" office:boolean-value="true" calcext:value-type="boolean">
            <text:p>VRAI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false" calcext:value-type="boolean">
            <text:p>FAUX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false" calcext:value-type="boolean">
            <text:p>FAUX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false" calcext:value-type="boolean">
            <text:p>FAUX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false" calcext:value-type="boolean">
            <text:p>FAUX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false" calcext:value-type="boolean">
            <text:p>FAUX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false" calcext:value-type="boolean">
            <text:p>FAUX</text:p>
          </table:table-cell>
          <table:table-cell table:style-name="ce60" table:formula="of:=[.$D5]=[.H9]" office:value-type="boolean" office:boolean-value="true" calcext:value-type="boolean">
            <text:p>VRAI</text:p>
          </table:table-cell>
          <table:table-cell table:style-name="ce92" table:formula="of:=[.$D5]=[.I9]" office:value-type="boolean" office:boolean-value="true" calcext:value-type="boolean">
            <text:p>VRAI</text:p>
          </table:table-cell>
          <table:table-cell table:style-name="ce60" table:formula="of:=[.$E5]=[.B9]" office:value-type="boolean" office:boolean-value="true" calcext:value-type="boolean">
            <text:p>VRAI</text:p>
          </table:table-cell>
          <table:table-cell table:style-name="ce60" table:formula="of:=[.$E5]=[.C9]" office:value-type="boolean" office:boolean-value="true" calcext:value-type="boolean">
            <text:p>VRAI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false" calcext:value-type="boolean">
            <text:p>FAUX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false" calcext:value-type="boolean">
            <text:p>FAUX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false" calcext:value-type="boolean">
            <text:p>FAUX</text:p>
          </table:table-cell>
          <table:table-cell table:style-name="ce60" table:formula="of:=[.$F5]=[.C9]" office:value-type="boolean" office:boolean-value="false" calcext:value-type="boolean">
            <text:p>FAUX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false" calcext:value-type="boolean">
            <text:p>FAUX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true" calcext:value-type="boolean">
            <text:p>VRAI</text:p>
          </table:table-cell>
          <table:table-cell table:style-name="ce92" table:formula="of:=[.$F5]=[.I9]" office:value-type="boolean" office:boolean-value="true" calcext:value-type="boolean">
            <text:p>VRAI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true" calcext:value-type="boolean">
            <text:p>VRAI</text:p>
          </table:table-cell>
          <table:table-cell table:style-name="ce92" table:formula="of:=[.$G5]=[.I9]" office:value-type="boolean" office:boolean-value="true" calcext:value-type="boolean">
            <text:p>VRAI</text:p>
          </table:table-cell>
          <table:table-cell table:style-name="ce60" table:formula="of:=[.$H5]=[.B9]" office:value-type="boolean" office:boolean-value="true" calcext:value-type="boolean">
            <text:p>VRAI</text:p>
          </table:table-cell>
          <table:table-cell table:style-name="ce60" table:formula="of:=[.$H5]=[.C9]" office:value-type="boolean" office:boolean-value="true" calcext:value-type="boolean">
            <text:p>VRAI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false" calcext:value-type="boolean">
            <text:p>FAUX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true" calcext:value-type="boolean">
            <text:p>VRAI</text:p>
          </table:table-cell>
          <table:table-cell table:style-name="ce60" table:formula="of:=[.$I5]=[.C9]" office:value-type="boolean" office:boolean-value="true" calcext:value-type="boolean">
            <text:p>VRAI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false" calcext:value-type="boolean">
            <text:p>FAUX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0" table:formula="of:=(SUM([.K5:.AH5])+SUM([.K9:.AH9]))/[.C16]" office:value-type="float" office:value="0.25" calcext:value-type="float">
            <text:p>0,25</text:p>
          </table:table-cell>
          <table:table-cell table:formula="of:=[.AJ5]+[.AJ9]" office:value-type="float" office:value="48" calcext:value-type="float">
            <text:p>48</text:p>
          </table:table-cell>
          <table:table-cell table:number-columns-repeated="2"/>
          <table:table-cell table:style-name="ce30" table:formula="of:=SUM([.K15:.BW15])/[.G16]" office:value-type="float" office:value="0.25" calcext:value-type="float">
            <text:p>0,25</text:p>
          </table:table-cell>
          <table:table-cell table:formula="of:=(COUNTIF([.B5:.I5];&quot;&gt;0&quot;))*(COUNTIF([.B9:.I9];&quot;&gt;0&quot;))" office:value-type="float" office:value="64" calcext:value-type="float">
            <text:p>64</text:p>
          </table:table-cell>
          <table:table-cell table:number-columns-repeated="2"/>
          <table:table-cell table:formula="of:=SUM([.K16:.BW16])" office:value-type="float" office:value="27" calcext:value-type="float">
            <text:p>27</text:p>
          </table:table-cell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true" calcext:value-type="boolean">
            <text:p>VRAI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93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true" calcext:value-type="boolean">
            <text:p>VRAI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93" table:formula="of:=[.$C6]=[.I10]" office:value-type="boolean" office:boolean-value="false" calcext:value-type="boolean">
            <text:p>FAUX</text:p>
          </table:table-cell>
          <table:table-cell table:style-name="ce78" table:formula="of:=[.$D6]=[.B10]" office:value-type="boolean" office:boolean-value="true" calcext:value-type="boolean">
            <text:p>VRAI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true" calcext:value-type="boolean">
            <text:p>VRAI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93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true" calcext:value-type="boolean">
            <text:p>VRAI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true" calcext:value-type="boolean">
            <text:p>VRAI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93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true" calcext:value-type="boolean">
            <text:p>VRAI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true" calcext:value-type="boolean">
            <text:p>VRAI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93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true" calcext:value-type="boolean">
            <text:p>VRAI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93" table:formula="of:=[.$H6]=[.I10]" office:value-type="boolean" office:boolean-value="true" calcext:value-type="boolean">
            <text:p>VRAI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true" calcext:value-type="boolean">
            <text:p>VRAI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true" calcext:value-type="boolean">
            <text:p>VRAI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SUM([.K6:.AH6])+SUM([.K10:.AH10]))/[.C17]" office:value-type="float" office:value="0.395833333333333" calcext:value-type="float">
            <text:p>0,395833333333333</text:p>
          </table:table-cell>
          <table:table-cell table:formula="of:=[.AJ6]+[.AJ10]" office:value-type="float" office:value="48" calcext:value-type="float">
            <text:p>48</text:p>
          </table:table-cell>
          <table:table-cell table:number-columns-repeated="2"/>
          <table:table-cell table:style-name="ce39" table:formula="of:=SUM([.K16:.BW16])/[.G17]" office:value-type="float" office:value="0.421875" calcext:value-type="float">
            <text:p>0,421875</text:p>
          </table:table-cell>
          <table:table-cell table:formula="of:=(COUNTIF([.B6:.I6];&quot;&gt;0&quot;))*(COUNTIF([.B10:.I10];&quot;&gt;0&quot;))" office:value-type="float" office:value="64" calcext:value-type="float">
            <text:p>64</text:p>
          </table:table-cell>
          <table:table-cell table:number-columns-repeated="68"/>
        </table:table-row>
        <table:table-row table:style-name="ro1">
          <table:table-cell table:number-columns-repeated="75"/>
        </table:table-row>
        <table:table-row table:style-name="ro1">
          <table:table-cell/>
          <table:table-cell table:formula="of:=[.B15]*[.B16]" office:value-type="float" office:value="0.119791666666667" calcext:value-type="float">
            <text:p>0,119791666666667</text:p>
          </table:table-cell>
          <table:table-cell table:number-columns-repeated="3"/>
          <table:table-cell table:formula="of:=(1-[.F15])*(1-[.F16])" office:value-type="float" office:value="0.515625" calcext:value-type="float">
            <text:p>0,515625</text:p>
          </table:table-cell>
          <table:table-cell table:number-columns-repeated="4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.25" calcext:value-type="float">
            <text:p>0,25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.5" calcext:value-type="float">
            <text:p>0,5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.5" calcext:value-type="float">
            <text:p>0,5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" calcext:value-type="float">
            <text:p>0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5" calcext:value-type="float">
            <text:p>0,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.25" calcext:value-type="float">
            <text:p>0,2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.5" calcext:value-type="float">
            <text:p>0,5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.5" calcext:value-type="float">
            <text:p>0,5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" calcext:value-type="float">
            <text:p>0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.25" calcext:value-type="float">
            <text:p>0,25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.25" calcext:value-type="float">
            <text:p>0,25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.25" calcext:value-type="float">
            <text:p>0,2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.5" calcext:value-type="float">
            <text:p>0,5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.5" calcext:value-type="float">
            <text:p>0,5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.5" calcext:value-type="float">
            <text:p>0,5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" calcext:value-type="float">
            <text:p>0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" calcext:value-type="float">
            <text:p>0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.25" calcext:value-type="float">
            <text:p>0,25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.5" calcext:value-type="float">
            <text:p>0,5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.5" calcext:value-type="float">
            <text:p>0,5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5" calcext:value-type="float">
            <text:p>0,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.25" calcext:value-type="float">
            <text:p>0,25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.25" calcext:value-type="float">
            <text:p>0,2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.5" calcext:value-type="float">
            <text:p>0,5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.5" calcext:value-type="float">
            <text:p>0,5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" calcext:value-type="float">
            <text:p>0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.25" calcext:value-type="float">
            <text:p>0,25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" calcext:value-type="float">
            <text:p>0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" calcext:value-type="float">
            <text:p>0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.5" calcext:value-type="float">
            <text:p>0,5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.5" calcext:value-type="float">
            <text:p>0,5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.25" calcext:value-type="float">
            <text:p>0,25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.5" calcext:value-type="float">
            <text:p>0,5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.5" calcext:value-type="float">
            <text:p>0,5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" calcext:value-type="float">
            <text:p>0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.5" calcext:value-type="float">
            <text:p>0,5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.25" calcext:value-type="float">
            <text:p>0,25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" calcext:value-type="float">
            <text:p>0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.25" calcext:value-type="float">
            <text:p>0,25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.5" calcext:value-type="float">
            <text:p>0,5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.5" calcext:value-type="float">
            <text:p>0,5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" calcext:value-type="float">
            <text:p>0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.25" calcext:value-type="float">
            <text:p>0,25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.25" calcext:value-type="float">
            <text:p>0,25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.25" calcext:value-type="float">
            <text:p>0,2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.5" calcext:value-type="float">
            <text:p>0,5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.5" calcext:value-type="float">
            <text:p>0,5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.5" calcext:value-type="float">
            <text:p>0,5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" calcext:value-type="float">
            <text:p>0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" calcext:value-type="float">
            <text:p>0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.25" calcext:value-type="float">
            <text:p>0,25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.5" calcext:value-type="float">
            <text:p>0,5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.5" calcext:value-type="float">
            <text:p>0,5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.5" calcext:value-type="float">
            <text:p>0,5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.25" calcext:value-type="float">
            <text:p>0,25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.5" calcext:value-type="float">
            <text:p>0,5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.5" calcext:value-type="float">
            <text:p>0,5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" calcext:value-type="float">
            <text:p>0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.25" calcext:value-type="float">
            <text:p>0,25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.25" calcext:value-type="float">
            <text:p>0,25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.25" calcext:value-type="float">
            <text:p>0,25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" calcext:value-type="float">
            <text:p>0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.5" calcext:value-type="float">
            <text:p>0,5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.5" calcext:value-type="float">
            <text:p>0,5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25" calcext:value-type="float">
            <text:p>0,25</text:p>
          </table:table-cell>
          <table:table-cell table:formula="of:=IF(((([.$B$4] = [.$B$5])AND([.$B$4]&lt;0))OR(([.$C$4] = [.$C$5])AND([.$C$4]&lt;0))OR(([.B8] = [.B9])AND([.B8]&lt;0))OR(([.C8] = [.C9])AND([.C8]&lt;0)));0;1/1/2^[$'Pop for eta'.C50])" office:value-type="float" office:value="1" calcext:value-type="float">
            <text:p>1</text:p>
          </table:table-cell>
          <table:table-cell table:formula="of:=SUM([.D27];[.D33];[.D39];[.D45])/4" office:value-type="float" office:value="0" calcext:value-type="float">
            <text:p>0</text:p>
          </table:table-cell>
          <table:table-cell table:formula="of:=IF(((([.$B$4] = [.$B$5])AND([.$B$4]&lt;0))OR(([.$C$4] = [.$C$5])AND([.$C$4]&lt;0))OR(([.D8] = [.D9])AND([.D8]&lt;0))OR(([.E8] = [.E9])AND([.E8]&lt;0)));0;1/1/2^[$'Pop for eta'.E50])" office:value-type="float" office:value="1" calcext:value-type="float">
            <text:p>1</text:p>
          </table:table-cell>
          <table:table-cell table:formula="of:=SUM([.F27];[.F33];[.F39];[.F45])/4" office:value-type="float" office:value="0" calcext:value-type="float">
            <text:p>0</text:p>
          </table:table-cell>
          <table:table-cell table:formula="of:=IF(((([.$B$4] = [.$B$5])AND([.$B$4]&lt;0))OR(([.$C$4] = [.$C$5])AND([.$C$4]&lt;0))OR(([.F8] = [.F9])AND([.F8]&lt;0))OR(([.G8] = [.G9])AND([.G8]&lt;0)));0;1/1/2^[$'Pop for eta'.G50])" office:value-type="float" office:value="1" calcext:value-type="float">
            <text:p>1</text:p>
          </table:table-cell>
          <table:table-cell table:formula="of:=SUM([.H27];[.H33];[.H39];[.H45])/4" office:value-type="float" office:value="0" calcext:value-type="float">
            <text:p>0</text:p>
          </table:table-cell>
          <table:table-cell table:formula="of:=IF(((([.$B$4] = [.$B$5])AND([.$B$4]&lt;0))OR(([.$C$4] = [.$C$5])AND([.$C$4]&lt;0))OR(([.H8] = [.H9])AND([.H8]&lt;0))OR(([.I8] = [.I9])AND([.I8]&lt;0)));0;1/1/2^[$'Pop for eta'.I50])" office:value-type="float" office:value="1" calcext:value-type="float">
            <text:p>1</text:p>
          </table:table-cell>
          <table:table-cell table:formula="of:=SUM([.J27];[.J33];[.J39];[.J45])/4" office:value-type="float" office:value="0.125" calcext:value-type="float">
            <text:p>0,125</text:p>
          </table:table-cell>
          <table:table-cell table:formula="of:=IF(((([.$D$4] = [.$D$5])AND([.$D$4]&lt;0))OR(([.$E$4] = [.$E$5])AND([.$E$4]&lt;0))OR(([.B8] = [.B9])AND([.B8]&lt;0))OR(([.C8] = [.C9])AND([.C8]&lt;0)));0;1/1/2^[$'Pop for eta'.K50])" office:value-type="float" office:value="1" calcext:value-type="float">
            <text:p>1</text:p>
          </table:table-cell>
          <table:table-cell table:formula="of:=SUM([.L27];[.L33];[.L39];[.L45])/4" office:value-type="float" office:value="0" calcext:value-type="float">
            <text:p>0</text:p>
          </table:table-cell>
          <table:table-cell table:formula="of:=IF(((([.$D$4] = [.$D$5])AND([.$D$4]&lt;0))OR(([.$E$4] = [.$E$5])AND([.$E$4]&lt;0))OR(([.D8] = [.D9])AND([.D8]&lt;0))OR(([.E8] = [.E9])AND([.E8]&lt;0)));0;1/1/2^[$'Pop for eta'.M50])" office:value-type="float" office:value="1" calcext:value-type="float">
            <text:p>1</text:p>
          </table:table-cell>
          <table:table-cell table:formula="of:=SUM([.N27];[.N33];[.N39];[.N45])/4" office:value-type="float" office:value="0" calcext:value-type="float">
            <text:p>0</text:p>
          </table:table-cell>
          <table:table-cell table:formula="of:=IF(((([.$D$4] = [.$D$5])AND([.$D$4]&lt;0))OR(([.$E$4] = [.$E$5])AND([.$E$4]&lt;0))OR(([.F8] = [.F9])AND([.F8]&lt;0))OR(([.G8] = [.G9])AND([.G8]&lt;0)));0;1/1/2^[$'Pop for eta'.O50])" office:value-type="float" office:value="1" calcext:value-type="float">
            <text:p>1</text:p>
          </table:table-cell>
          <table:table-cell table:formula="of:=SUM([.P27];[.P33];[.P39];[.P45])/4" office:value-type="float" office:value="0.125" calcext:value-type="float">
            <text:p>0,125</text:p>
          </table:table-cell>
          <table:table-cell table:formula="of:=IF(((([.$D$4] = [.$D$5])AND([.$D$4]&lt;0))OR(([.$E$4] = [.$E$5])AND([.$E$4]&lt;0))OR(([.H8] = [.H9])AND([.H8]&lt;0))OR(([.I8] = [.I9])AND([.I8]&lt;0)));0;1/1/2^[$'Pop for eta'.Q50])" office:value-type="float" office:value="1" calcext:value-type="float">
            <text:p>1</text:p>
          </table:table-cell>
          <table:table-cell table:formula="of:=SUM([.R27];[.R33];[.R39];[.R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B8] = [.B9])AND([.B8]&lt;0))OR(([.C8] = [.C9])AND([.C8]&lt;0)));0;1/1/2^[$'Pop for eta'.S50])" office:value-type="float" office:value="1" calcext:value-type="float">
            <text:p>1</text:p>
          </table:table-cell>
          <table:table-cell table:formula="of:=SUM([.T27];[.T33];[.T39];[.T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D8] = [.D9])AND([.D8]&lt;0))OR(([.E8] = [.E9])AND([.E8]&lt;0)));0;1/1/2^[$'Pop for eta'.U50])" office:value-type="float" office:value="1" calcext:value-type="float">
            <text:p>1</text:p>
          </table:table-cell>
          <table:table-cell table:formula="of:=SUM([.V27];[.V33];[.V39];[.V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F8] = [.F9])AND([.F8]&lt;0))OR(([.G8] = [.G9])AND([.G8]&lt;0)));0;1/1/2^[$'Pop for eta'.W50])" office:value-type="float" office:value="1" calcext:value-type="float">
            <text:p>1</text:p>
          </table:table-cell>
          <table:table-cell table:formula="of:=SUM([.X27];[.X33];[.X39];[.X45])/4" office:value-type="float" office:value="0.5" calcext:value-type="float">
            <text:p>0,5</text:p>
          </table:table-cell>
          <table:table-cell table:style-name="ce48" table:formula="of:=IF(((([.$F$4] = [.$F$5])AND([.$F$4]&lt;0))OR(([.$G$4] = [.$G$5])AND([.$G$4]&lt;0))OR(([.H8] = [.H9])AND([.H8]&lt;0))OR(([.I8] = [.I9])AND([.I8]&lt;0)));0;1/1/2^[$'Pop for eta'.Y50])" office:value-type="float" office:value="1" calcext:value-type="float">
            <text:p>1</text:p>
          </table:table-cell>
          <table:table-cell table:formula="of:=SUM([.Z27];[.Z33];[.Z39];[.Z45])/4" office:value-type="float" office:value="0.5" calcext:value-type="float">
            <text:p>0,5</text:p>
          </table:table-cell>
          <table:table-cell table:style-name="ce48" table:formula="of:=IF(((([.$H$4] = [.$H$5])AND([.$H$4]&lt;0))OR(([.$I$4] = [.$I$5])AND([.$I$4]&lt;0))OR(([.B8] = [.B9])AND([.B8]&lt;0))OR(([.C8] = [.C9])AND([.C8]&lt;0)));0;1/1/2^[$'Pop for eta'.AA50])" office:value-type="float" office:value="1" calcext:value-type="float">
            <text:p>1</text:p>
          </table:table-cell>
          <table:table-cell table:formula="of:=SUM([.AB27];[.AB33];[.AB39];[.AB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D8] = [.D9])AND([.D8]&lt;0))OR(([.E8] = [.E9])AND([.E8]&lt;0)));0;1/1/2^[$'Pop for eta'.AC50])" office:value-type="float" office:value="1" calcext:value-type="float">
            <text:p>1</text:p>
          </table:table-cell>
          <table:table-cell table:formula="of:=SUM([.AD27];[.AD33];[.AD39];[.AD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F8] = [.F9])AND([.F8]&lt;0))OR(([.G8] = [.G9])AND([.G8]&lt;0)));0;1/1/2^[$'Pop for eta'.AE50])" office:value-type="float" office:value="1" calcext:value-type="float">
            <text:p>1</text:p>
          </table:table-cell>
          <table:table-cell table:formula="of:=SUM([.AF27];[.AF33];[.AF39];[.AF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H8] = [.H9])AND([.H8]&lt;0))OR(([.I8] = [.I9])AND([.I8]&lt;0)));0;1/1/2^[$'Pop for eta'.AG50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5" calcext:value-type="float">
            <text:p>0,5</text:p>
          </table:table-cell>
          <table:table-cell table:formula="of:=IF(((([.$B$5] = [.$B$6])AND([.$B$5]&lt;0))OR(([.$C$5] = [.$C$6])AND([.$C$5]&lt;0))OR(([.B9] = [.B10])AND([.B9]&lt;0))OR(([.C9] = [.C10])AND([.C9]&lt;0)));0;1/1/2^[$'Pop for eta'.C51])" office:value-type="float" office:value="1" calcext:value-type="float">
            <text:p>1</text:p>
          </table:table-cell>
          <table:table-cell table:formula="of:=SUM([.D28];[.D34];[.D40];[.D46])/4" office:value-type="float" office:value="0" calcext:value-type="float">
            <text:p>0</text:p>
          </table:table-cell>
          <table:table-cell table:formula="of:=IF(((([.$B$5] = [.$B$6])AND([.$B$5]&lt;0))OR(([.$C$5] = [.$C$6])AND([.$C$5]&lt;0))OR(([.D9] = [.D10])AND([.D9]&lt;0))OR(([.E9] = [.E10])AND([.E9]&lt;0)));0;1/1/2^[$'Pop for eta'.E51])" office:value-type="float" office:value="1" calcext:value-type="float">
            <text:p>1</text:p>
          </table:table-cell>
          <table:table-cell table:formula="of:=SUM([.F28];[.F34];[.F40];[.F46])/4" office:value-type="float" office:value="0" calcext:value-type="float">
            <text:p>0</text:p>
          </table:table-cell>
          <table:table-cell table:formula="of:=IF(((([.$B$5] = [.$B$6])AND([.$B$5]&lt;0))OR(([.$C$5] = [.$C$6])AND([.$C$5]&lt;0))OR(([.F9] = [.F10])AND([.F9]&lt;0))OR(([.G9] = [.G10])AND([.G9]&lt;0)));0;1/1/2^[$'Pop for eta'.G51])" office:value-type="float" office:value="1" calcext:value-type="float">
            <text:p>1</text:p>
          </table:table-cell>
          <table:table-cell table:formula="of:=SUM([.H28];[.H34];[.H40];[.H46])/4" office:value-type="float" office:value="0" calcext:value-type="float">
            <text:p>0</text:p>
          </table:table-cell>
          <table:table-cell table:formula="of:=IF(((([.$B$5] = [.$B$6])AND([.$B$5]&lt;0))OR(([.$C$5] = [.$C$6])AND([.$C$5]&lt;0))OR(([.H9] = [.H10])AND([.H9]&lt;0))OR(([.I9] = [.I10])AND([.I9]&lt;0)));0;1/1/2^[$'Pop for eta'.I51])" office:value-type="float" office:value="1" calcext:value-type="float">
            <text:p>1</text:p>
          </table:table-cell>
          <table:table-cell table:formula="of:=SUM([.J28];[.J34];[.J40];[.J46])/4" office:value-type="float" office:value="0.25" calcext:value-type="float">
            <text:p>0,25</text:p>
          </table:table-cell>
          <table:table-cell table:formula="of:=IF(((([.$D$5] = [.$D$6])AND([.$D$5]&lt;0))OR(([.$E$5] = [.$E$6])AND([.$E$5]&lt;0))OR(([.B9] = [.B10])AND([.B9]&lt;0))OR(([.C9] = [.C10])AND([.C9]&lt;0)));0;1/1/2^[$'Pop for eta'.K51])" office:value-type="float" office:value="1" calcext:value-type="float">
            <text:p>1</text:p>
          </table:table-cell>
          <table:table-cell table:formula="of:=SUM([.L28];[.L34];[.L40];[.L46])/4" office:value-type="float" office:value="0" calcext:value-type="float">
            <text:p>0</text:p>
          </table:table-cell>
          <table:table-cell table:formula="of:=IF(((([.$D$5] = [.$D$6])AND([.$D$5]&lt;0))OR(([.$E$5] = [.$E$6])AND([.$E$5]&lt;0))OR(([.D9] = [.D10])AND([.D9]&lt;0))OR(([.E9] = [.E10])AND([.E9]&lt;0)));0;1/1/2^[$'Pop for eta'.M51])" office:value-type="float" office:value="1" calcext:value-type="float">
            <text:p>1</text:p>
          </table:table-cell>
          <table:table-cell table:formula="of:=SUM([.N28];[.N34];[.N40];[.N46])/4" office:value-type="float" office:value="0" calcext:value-type="float">
            <text:p>0</text:p>
          </table:table-cell>
          <table:table-cell table:formula="of:=IF(((([.$D$5] = [.$D$6])AND([.$D$5]&lt;0))OR(([.$E$5] = [.$E$6])AND([.$E$5]&lt;0))OR(([.F9] = [.F10])AND([.F9]&lt;0))OR(([.G9] = [.G10])AND([.G9]&lt;0)));0;1/1/2^[$'Pop for eta'.O51])" office:value-type="float" office:value="1" calcext:value-type="float">
            <text:p>1</text:p>
          </table:table-cell>
          <table:table-cell table:formula="of:=SUM([.P28];[.P34];[.P40];[.P46])/4" office:value-type="float" office:value="0.25" calcext:value-type="float">
            <text:p>0,25</text:p>
          </table:table-cell>
          <table:table-cell table:formula="of:=IF(((([.$D$5] = [.$D$6])AND([.$D$5]&lt;0))OR(([.$E$5] = [.$E$6])AND([.$E$5]&lt;0))OR(([.H9] = [.H10])AND([.H9]&lt;0))OR(([.I9] = [.I10])AND([.I9]&lt;0)));0;1/1/2^[$'Pop for eta'.Q51])" office:value-type="float" office:value="1" calcext:value-type="float">
            <text:p>1</text:p>
          </table:table-cell>
          <table:table-cell table:formula="of:=SUM([.R28];[.R34];[.R40];[.R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B9] = [.B10])AND([.B9]&lt;0))OR(([.C9] = [.C10])AND([.C9]&lt;0)));0;1/1/2^[$'Pop for eta'.S51])" office:value-type="float" office:value="1" calcext:value-type="float">
            <text:p>1</text:p>
          </table:table-cell>
          <table:table-cell table:formula="of:=SUM([.T28];[.T34];[.T40];[.T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D9] = [.D10])AND([.D9]&lt;0))OR(([.E9] = [.E10])AND([.E9]&lt;0)));0;1/1/2^[$'Pop for eta'.U51])" office:value-type="float" office:value="1" calcext:value-type="float">
            <text:p>1</text:p>
          </table:table-cell>
          <table:table-cell table:formula="of:=SUM([.V28];[.V34];[.V40];[.V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F9] = [.F10])AND([.F9]&lt;0))OR(([.G9] = [.G10])AND([.G9]&lt;0)));0;1/1/2^[$'Pop for eta'.W51])" office:value-type="float" office:value="1" calcext:value-type="float">
            <text:p>1</text:p>
          </table:table-cell>
          <table:table-cell table:formula="of:=SUM([.X28];[.X34];[.X40];[.X46])/4" office:value-type="float" office:value="0.5" calcext:value-type="float">
            <text:p>0,5</text:p>
          </table:table-cell>
          <table:table-cell table:style-name="ce48" table:formula="of:=IF(((([.$F$5] = [.$F$6])AND([.$F$5]&lt;0))OR(([.$G$5] = [.$G$6])AND([.$G$5]&lt;0))OR(([.H9] = [.H10])AND([.H9]&lt;0))OR(([.I9] = [.I10])AND([.I9]&lt;0)));0;1/1/2^[$'Pop for eta'.Y51])" office:value-type="float" office:value="1" calcext:value-type="float">
            <text:p>1</text:p>
          </table:table-cell>
          <table:table-cell table:formula="of:=SUM([.Z28];[.Z34];[.Z40];[.Z46])/4" office:value-type="float" office:value="0.5" calcext:value-type="float">
            <text:p>0,5</text:p>
          </table:table-cell>
          <table:table-cell table:style-name="ce48" table:formula="of:=IF(((([.$H$5] = [.$H$6])AND([.$H$5]&lt;0))OR(([.$I$5] = [.$I$6])AND([.$I$5]&lt;0))OR(([.B9] = [.B10])AND([.B9]&lt;0))OR(([.C9] = [.C10])AND([.C9]&lt;0)));0;1/1/2^[$'Pop for eta'.AA51])" office:value-type="float" office:value="1" calcext:value-type="float">
            <text:p>1</text:p>
          </table:table-cell>
          <table:table-cell table:formula="of:=SUM([.AB28];[.AB34];[.AB40];[.AB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D9] = [.D10])AND([.D9]&lt;0))OR(([.E9] = [.E10])AND([.E9]&lt;0)));0;1/1/2^[$'Pop for eta'.AC51])" office:value-type="float" office:value="1" calcext:value-type="float">
            <text:p>1</text:p>
          </table:table-cell>
          <table:table-cell table:formula="of:=SUM([.AD28];[.AD34];[.AD40];[.AD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F9] = [.F10])AND([.F9]&lt;0))OR(([.G9] = [.G10])AND([.G9]&lt;0)));0;1/1/2^[$'Pop for eta'.AE51])" office:value-type="float" office:value="1" calcext:value-type="float">
            <text:p>1</text:p>
          </table:table-cell>
          <table:table-cell table:formula="of:=SUM([.AF28];[.AF34];[.AF40];[.AF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H9] = [.H10])AND([.H9]&lt;0))OR(([.I9] = [.I10])AND([.I9]&lt;0)));0;1/1/2^[$'Pop for eta'.AG51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B8] = [.B10])AND([.B8]&lt;0))OR(([.C8] = [.C10])AND([.C8]&lt;0)));0;1/1/2^[$'Pop for eta'.C52])" office:value-type="float" office:value="1" calcext:value-type="float">
            <text:p>1</text:p>
          </table:table-cell>
          <table:table-cell table:formula="of:=SUM([.D29];[.D35];[.D41];[.D47])/4" office:value-type="float" office:value="0" calcext:value-type="float">
            <text:p>0</text:p>
          </table:table-cell>
          <table:table-cell table:formula="of:=IF(((([.$B$4] = [.$B$6])AND([.$B$4]&lt;0))OR(([.$C$4] = [.$C$6])AND([.$C$4]&lt;0))OR(([.D8] = [.D10])AND([.D8]&lt;0))OR(([.E8] = [.E10])AND([.E8]&lt;0)));0;1/1/2^[$'Pop for eta'.E52])" office:value-type="float" office:value="1" calcext:value-type="float">
            <text:p>1</text:p>
          </table:table-cell>
          <table:table-cell table:formula="of:=SUM([.F29];[.F35];[.F41];[.F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F8] = [.F10])AND([.F8]&lt;0))OR(([.G8] = [.G10])AND([.G8]&lt;0)));0;1/1/2^[$'Pop for eta'.G52])" office:value-type="float" office:value="1" calcext:value-type="float">
            <text:p>1</text:p>
          </table:table-cell>
          <table:table-cell table:formula="of:=SUM([.H29];[.H35];[.H41];[.H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H8] = [.H10])AND([.H8]&lt;0))OR(([.I8] = [.I10])AND([.I8]&lt;0)));0;1/1/2^[$'Pop for eta'.I52])" office:value-type="float" office:value="1" calcext:value-type="float">
            <text:p>1</text:p>
          </table:table-cell>
          <table:table-cell table:formula="of:=SUM([.J29];[.J35];[.J41];[.J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B8] = [.B10])AND([.B8]&lt;0))OR(([.C8] = [.C10])AND([.C8]&lt;0)));0;1/1/2^[$'Pop for eta'.K52])" office:value-type="float" office:value="1" calcext:value-type="float">
            <text:p>1</text:p>
          </table:table-cell>
          <table:table-cell table:formula="of:=SUM([.L29];[.L35];[.L41];[.L47])/4" office:value-type="float" office:value="0.0625" calcext:value-type="float">
            <text:p>0,0625</text:p>
          </table:table-cell>
          <table:table-cell table:formula="of:=IF(((([.$D$4] = [.$D$6])AND([.$D$4]&lt;0))OR(([.$E$4] = [.$E$6])AND([.$E$4]&lt;0))OR(([.D8] = [.D10])AND([.D8]&lt;0))OR(([.E8] = [.E10])AND([.E8]&lt;0)));0;1/1/2^[$'Pop for eta'.M52])" office:value-type="float" office:value="1" calcext:value-type="float">
            <text:p>1</text:p>
          </table:table-cell>
          <table:table-cell table:formula="of:=SUM([.N29];[.N35];[.N41];[.N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F8] = [.F10])AND([.F8]&lt;0))OR(([.G8] = [.G10])AND([.G8]&lt;0)));0;1/1/2^[$'Pop for eta'.O52])" office:value-type="float" office:value="1" calcext:value-type="float">
            <text:p>1</text:p>
          </table:table-cell>
          <table:table-cell table:formula="of:=SUM([.P29];[.P35];[.P41];[.P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H8] = [.H10])AND([.H8]&lt;0))OR(([.I8] = [.I10])AND([.I8]&lt;0)));0;1/1/2^[$'Pop for eta'.Q52])" office:value-type="float" office:value="1" calcext:value-type="float">
            <text:p>1</text:p>
          </table:table-cell>
          <table:table-cell table:formula="of:=SUM([.R29];[.R35];[.R41];[.R47])/4" office:value-type="float" office:value="0.25" calcext:value-type="float">
            <text:p>0,25</text:p>
          </table:table-cell>
          <table:table-cell table:style-name="ce48" table:formula="of:=IF(((([.$F$4] = [.$F$6])AND([.$F$4]&lt;0))OR(([.$G$4] = [.$G$6])AND([.$G$4]&lt;0))OR(([.B8] = [.B10])AND([.B8]&lt;0))OR(([.C8] = [.C10])AND([.C8]&lt;0)));0;1/1/2^[$'Pop for eta'.S52])" office:value-type="float" office:value="1" calcext:value-type="float">
            <text:p>1</text:p>
          </table:table-cell>
          <table:table-cell table:formula="of:=SUM([.T29];[.T35];[.T41];[.T47])/4" office:value-type="float" office:value="0" calcext:value-type="float">
            <text:p>0</text:p>
          </table:table-cell>
          <table:table-cell table:style-name="ce48" table:formula="of:=IF(((([.$F$4] = [.$F$6])AND([.$F$4]&lt;0))OR(([.$G$4] = [.$G$6])AND([.$G$4]&lt;0))OR(([.D8] = [.D10])AND([.D8]&lt;0))OR(([.E8] = [.E10])AND([.E8]&lt;0)));0;1/1/2^[$'Pop for eta'.U52])" office:value-type="float" office:value="1" calcext:value-type="float">
            <text:p>1</text:p>
          </table:table-cell>
          <table:table-cell table:formula="of:=SUM([.V29];[.V35];[.V41];[.V47])/4" office:value-type="float" office:value="0.25" calcext:value-type="float">
            <text:p>0,25</text:p>
          </table:table-cell>
          <table:table-cell table:style-name="ce48" table:formula="of:=IF(((([.$F$4] = [.$F$6])AND([.$F$4]&lt;0))OR(([.$G$4] = [.$G$6])AND([.$G$4]&lt;0))OR(([.F8] = [.F10])AND([.F8]&lt;0))OR(([.G8] = [.G10])AND([.G8]&lt;0)));0;1/1/2^[$'Pop for eta'.W52])" office:value-type="float" office:value="1" calcext:value-type="float">
            <text:p>1</text:p>
          </table:table-cell>
          <table:table-cell table:formula="of:=SUM([.X29];[.X35];[.X41];[.X47])/4" office:value-type="float" office:value="0.25" calcext:value-type="float">
            <text:p>0,25</text:p>
          </table:table-cell>
          <table:table-cell table:style-name="ce48" table:formula="of:=IF(((([.$F$4] = [.$F$6])AND([.$F$4]&lt;0))OR(([.$G$4] = [.$G$6])AND([.$G$4]&lt;0))OR(([.H8] = [.H10])AND([.H8]&lt;0))OR(([.I8] = [.I10])AND([.I8]&lt;0)));0;1/1/2^[$'Pop for eta'.Y52])" office:value-type="float" office:value="1" calcext:value-type="float">
            <text:p>1</text:p>
          </table:table-cell>
          <table:table-cell table:formula="of:=SUM([.Z29];[.Z35];[.Z41];[.Z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B8] = [.B10])AND([.B8]&lt;0))OR(([.C8] = [.C10])AND([.C8]&lt;0)));0;1/1/2^[$'Pop for eta'.AA52])" office:value-type="float" office:value="1" calcext:value-type="float">
            <text:p>1</text:p>
          </table:table-cell>
          <table:table-cell table:formula="of:=SUM([.AB29];[.AB35];[.AB41];[.AB47])/4" office:value-type="float" office:value="0" calcext:value-type="float">
            <text:p>0</text:p>
          </table:table-cell>
          <table:table-cell table:style-name="ce48" table:formula="of:=IF(((([.$H$4] = [.$H$6])AND([.$H$4]&lt;0))OR(([.$I$4] = [.$I$6])AND([.$I$4]&lt;0))OR(([.D8] = [.D10])AND([.D8]&lt;0))OR(([.E8] = [.E10])AND([.E8]&lt;0)));0;1/1/2^[$'Pop for eta'.AC52])" office:value-type="float" office:value="1" calcext:value-type="float">
            <text:p>1</text:p>
          </table:table-cell>
          <table:table-cell table:formula="of:=SUM([.AD29];[.AD35];[.AD41];[.AD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F8] = [.F10])AND([.F8]&lt;0))OR(([.G8] = [.G10])AND([.G8]&lt;0)));0;1/1/2^[$'Pop for eta'.AE52])" office:value-type="float" office:value="1" calcext:value-type="float">
            <text:p>1</text:p>
          </table:table-cell>
          <table:table-cell table:formula="of:=SUM([.AF29];[.AF35];[.AF41];[.AF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H8] = [.H10])AND([.H8]&lt;0))OR(([.I8] = [.I10])AND([.I8]&lt;0)));0;1/1/2^[$'Pop for eta'.AG52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.C57]/[.D57]" office:value-type="float" office:value="0.09375" calcext:value-type="float">
            <text:p>0,09375</text:p>
          </table:table-cell>
          <table:table-cell table:formula="of:=SUM([.B51]*[.C51];[.D51]*[.E51];[.F51]*[.G51];[.H51]*[.I51];[.J51]*[.K51];[.L51]*[.M51];[.N51]*[.O51];[.P51]*[.Q51];[.R51]*[.S51];[.T51]*[.U51];[.V51]*[.W51];[.X51]*[.Y51];[.Z51]*[.AA51];[.AB51]*[.AC51];[.AD51]*[.AE51];[.AF51]*[.AG51])" office:value-type="float" office:value="1.5" calcext:value-type="float">
            <text:p>1,5</text:p>
          </table:table-cell>
          <table:table-cell table:formula="of:=SUM([.C51];[.E51];[.G51];[.I51];[.K51];[.M51];[.O51];[.Q51];[.S51];[.U51];[.W51];[.Y51];[.AA51];[.AC51];[.AE51];[.AG51])" office:value-type="float" office:value="16" calcext:value-type="float">
            <text:p>16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.C58]/[.D58]" office:value-type="float" office:value="0.125" calcext:value-type="float">
            <text:p>0,125</text:p>
          </table:table-cell>
          <table:table-cell table:formula="of:=SUM([.B52]*[.C52];[.D52]*[.E52];[.F52]*[.G52];[.H52]*[.I52];[.J52]*[.K52];[.L52]*[.M52];[.N52]*[.O52];[.P52]*[.Q52];[.R52]*[.S52];[.T52]*[.U52];[.V52]*[.W52];[.X52]*[.Y52];[.Z52]*[.AA52];[.AB52]*[.AC52];[.AD52]*[.AE52];[.AF52]*[.AG52])" office:value-type="float" office:value="2" calcext:value-type="float">
            <text:p>2</text:p>
          </table:table-cell>
          <table:table-cell table:formula="of:=SUM([.C52];[.E52];[.G52];[.I52];[.K52];[.M52];[.O52];[.Q52];[.S52];[.U52];[.W52];[.Y52];[.AA52];[.AC52];[.AE52];[.AG52])" office:value-type="float" office:value="16" calcext:value-type="float">
            <text:p>16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.C59]/[.D59]" office:value-type="float" office:value="0.14453125" calcext:value-type="float">
            <text:p>0,14453125</text:p>
          </table:table-cell>
          <table:table-cell table:formula="of:=SUM([.B53]*[.C53];[.D53]*[.E53];[.F53]*[.G53];[.H53]*[.I53];[.J53]*[.K53];[.L53]*[.M53];[.N53]*[.O53];[.P53]*[.Q53];[.R53]*[.S53];[.T53]*[.U53];[.V53]*[.W53];[.X53]*[.Y53];[.Z53]*[.AA53];[.AB53]*[.AC53];[.AD53]*[.AE53];[.AF53]*[.AG53])" office:value-type="float" office:value="2.3125" calcext:value-type="float">
            <text:p>2,3125</text:p>
          </table:table-cell>
          <table:table-cell table:formula="of:=SUM([.C53];[.E53];[.G53];[.I53];[.K53];[.M53];[.O53];[.Q53];[.S53];[.U53];[.W53];[.Y53];[.AA53];[.AC53];[.AE53];[.AG53])" office:value-type="float" office:value="16" calcext:value-type="float">
            <text:p>16</text:p>
          </table:table-cell>
          <table:table-cell table:number-columns-repeated="71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-0.0505050505050505" calcext:value-type="float">
            <text:p>-0,05050505050505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0.0600600600600602" calcext:value-type="float">
            <text:p>0,06006006006006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-0.113568113568113" calcext:value-type="float">
            <text:p>-0,113568113568113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49"/>
          <table:table-cell table:number-columns-repeated="26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 table:number-columns-repeated="66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true" calcext:value-type="boolean">
            <text:p>VRAI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Z80])" office:value-type="float" office:value="12" calcext:value-type="float">
            <text:p>12</text:p>
          </table:table-cell>
          <table:table-cell table:style-name="ce76" table:formula="of:=[.B70]=[.B74]" office:value-type="boolean" office:boolean-value="true" calcext:value-type="boolean">
            <text:p>VRAI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true" calcext:value-type="boolean">
            <text:p>VRAI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true" calcext:value-type="boolean">
            <text:p>VRAI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75" calcext:value-type="float">
            <text:p>0,75</text:p>
          </table:table-cell>
          <table:table-cell table:number-columns-repeated="3"/>
          <table:table-cell table:style-name="ce29" table:formula="of:=SUM([.K80:.BW80])/[.$G$79]" office:value-type="float" office:value="0.75" calcext:value-type="float">
            <text:p>0,75</text:p>
          </table:table-cell>
          <table:table-cell table:number-columns-repeated="3"/>
          <table:table-cell table:formula="of:=SUM([.K81:.Z81])" office:value-type="float" office:value="4" calcext:value-type="float">
            <text:p>4</text:p>
          </table:table-cell>
          <table:table-cell table:style-name="ce60" table:formula="of:=[.B71]=[.B75]" office:value-type="boolean" office:boolean-value="true" calcext:value-type="boolean">
            <text:p>VRAI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true" calcext:value-type="boolean">
            <text:p>VRAI</text:p>
          </table:table-cell>
          <table:table-cell table:style-name="ce60" table:formula="of:=[.F71]=[.B75]" office:value-type="boolean" office:boolean-value="false" calcext:value-type="boolean">
            <text:p>FAUX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true" calcext:value-type="boolean">
            <text:p>VRAI</text:p>
          </table:table-cell>
          <table:table-cell table:style-name="ce60" table:formula="of:=[.H71]=[.B75]" office:value-type="boolean" office:boolean-value="true" calcext:value-type="boolean">
            <text:p>VRAI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false" calcext:value-type="boolean">
            <text:p>FAUX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25" calcext:value-type="float">
            <text:p>0,25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Z82])" office:value-type="float" office:value="9" calcext:value-type="float">
            <text:p>9</text:p>
          </table:table-cell>
          <table:table-cell table:style-name="ce78" table:formula="of:=[.B72]=[.B76]" office:value-type="boolean" office:boolean-value="true" calcext:value-type="boolean">
            <text:p>VRAI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true" calcext:value-type="boolean">
            <text:p>VRAI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true" calcext:value-type="boolean">
            <text:p>VRAI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true" calcext:value-type="boolean">
            <text:p>VRAI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true" calcext:value-type="boolean">
            <text:p>VRAI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true" calcext:value-type="boolean">
            <text:p>VRAI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B76]" office:value-type="boolean" office:boolean-value="false" calcext:value-type="boolean">
            <text:p>FAUX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5" calcext:value-type="float">
            <text:p>0,5</text:p>
          </table:table-cell>
          <table:table-cell table:number-columns-repeated="3"/>
          <table:table-cell table:style-name="ce39" table:formula="of:=SUM([.K82:.BW82])/[.$G$79]" office:value-type="float" office:value="0.5625" calcext:value-type="float">
            <text:p>0,56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1]=[.B75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D70]=[.B74])AND([.$D72]=[.B76])" office:value-type="boolean" office:boolean-value="true" calcext:value-type="boolean">
            <text:p>VRAI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true" calcext:value-type="boolean">
            <text:p>VRAI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true" calcext:value-type="boolean">
            <text:p>VRAI</text:p>
          </table:table-cell>
          <table:table-cell/>
          <table:table-cell table:style-name="ce54" table:formula="of:=([.$F70]=[.H74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25" calcext:value-type="float">
            <text:p>0,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.1875" calcext:value-type="float">
            <text:p>0,1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5625" calcext:value-type="float">
            <text:p>0,56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333333333333333" calcext:value-type="float">
            <text:p>0,33333333333333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0.19047619047619" calcext:value-type="float">
            <text:p>0,1904761904761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1.71428571428571" calcext:value-type="float">
            <text:p>1,71428571428571</text:p>
          </table:table-cell>
          <table:table-cell table:number-columns-repeated="73"/>
        </table:table-row>
      </table:table>
      <table:table table:name="eta pop1-3" table:style-name="ta1">
        <table:table-column table:style-name="co3" table:number-columns-repeated="75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"/>
          <table:table-cell office:value-type="string" calcext:value-type="string">
            <text:p>Q1 num</text:p>
          </table:table-cell>
          <table:table-cell office:value-type="string" calcext:value-type="string">
            <text:p>Q1 denum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true" calcext:value-type="boolean">
            <text:p>VRAI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true" calcext:value-type="boolean">
            <text:p>VRAI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true" calcext:value-type="boolean">
            <text:p>VRAI</text:p>
          </table:table-cell>
          <table:table-cell table:style-name="ce81" table:formula="of:=[.$G4]=[.I4]" office:value-type="boolean" office:boolean-value="true" calcext:value-type="boolean">
            <text:p>VRAI</text:p>
          </table:table-cell>
          <table:table-cell/>
          <table:table-cell table:formula="of:=SUM([.K4:.AH4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true" calcext:value-type="boolean">
            <text:p>VRAI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/>
          <table:table-cell table:formula="of:=SUM([.K5:.AH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SUM([.K6:.AH6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2"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false" calcext:value-type="boolean">
            <text:p>FAUX</text:p>
          </table:table-cell>
          <table:table-cell table:style-name="ce76" table:formula="of:=[.$B8]=[.G8]" office:value-type="boolean" office:boolean-value="true" calcext:value-type="boolean">
            <text:p>VRAI</text:p>
          </table:table-cell>
          <table:table-cell table:style-name="ce81" table:formula="of:=[.$B8]=[.H8]" office:value-type="boolean" office:boolean-value="false" calcext:value-type="boolean">
            <text:p>FAUX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true" calcext:value-type="boolean">
            <text:p>VRAI</text:p>
          </table:table-cell>
          <table:table-cell table:style-name="ce76" table:formula="of:=[.$C8]=[.E8]" office:value-type="boolean" office:boolean-value="false" calcext:value-type="boolean">
            <text:p>FAUX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false" calcext:value-type="boolean">
            <text:p>FAUX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false" calcext:value-type="boolean">
            <text:p>FAUX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false" calcext:value-type="boolean">
            <text:p>FAUX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false" calcext:value-type="boolean">
            <text:p>FAUX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true" calcext:value-type="boolean">
            <text:p>VRAI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false" calcext:value-type="boolean">
            <text:p>FAUX</text:p>
          </table:table-cell>
          <table:table-cell/>
          <table:table-cell table:formula="of:=SUM([.K8:.AH8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true" calcext:value-type="boolean">
            <text:p>VRAI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true" calcext:value-type="boolean">
            <text:p>VRAI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false" calcext:value-type="boolean">
            <text:p>FAUX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false" calcext:value-type="boolean">
            <text:p>FAUX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true" calcext:value-type="boolean">
            <text:p>VRAI</text:p>
          </table:table-cell>
          <table:table-cell/>
          <table:table-cell table:formula="of:=SUM([.K9:.AH9]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false" calcext:value-type="boolean">
            <text:p>FAUX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false" calcext:value-type="boolean">
            <text:p>FAUX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false" calcext:value-type="boolean">
            <text:p>FAUX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false" calcext:value-type="boolean">
            <text:p>FAUX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true" calcext:value-type="boolean">
            <text:p>VRAI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false" calcext:value-type="boolean">
            <text:p>FAUX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false" calcext:value-type="boolean">
            <text:p>FAUX</text:p>
          </table:table-cell>
          <table:table-cell table:style-name="ce90" table:formula="of:=[.$F10]=[.H10]" office:value-type="boolean" office:boolean-value="false" calcext:value-type="boolean">
            <text:p>FAUX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false" calcext:value-type="boolean">
            <text:p>FAUX</text:p>
          </table:table-cell>
          <table:table-cell/>
          <table:table-cell table:formula="of:=SUM([.K10:.AH10]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64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1-3</text:p>
          </table:table-cell>
          <table:table-cell table:number-columns-repeated="3"/>
          <table:table-cell office:value-type="string" calcext:value-type="string">
            <text:p>Pop 1-3</text:p>
          </table:table-cell>
          <table:table-cell table:number-columns-repeated="4"/>
          <table:table-cell table:formula="of:=SUM([.K14:.BW14])" office:value-type="float" office:value="22" calcext:value-type="float">
            <text:p>22</text:p>
          </table:table-cell>
          <table:table-cell table:style-name="ce76" table:formula="of:=[.$B4]=[.B8]" office:value-type="boolean" office:boolean-value="false" calcext:value-type="boolean">
            <text:p>FAUX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91" table:formula="of:=[.$B4]=[.I8]" office:value-type="boolean" office:boolean-value="true" calcext:value-type="boolean">
            <text:p>VRAI</text:p>
          </table:table-cell>
          <table:table-cell table:style-name="ce76" table:formula="of:=[.$C4]=[.B8]" office:value-type="boolean" office:boolean-value="true" calcext:value-type="boolean">
            <text:p>VRAI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true" calcext:value-type="boolean">
            <text:p>VRAI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false" calcext:value-type="boolean">
            <text:p>FAUX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91" table:formula="of:=[.$D4]=[.I8]" office:value-type="boolean" office:boolean-value="true" calcext:value-type="boolean">
            <text:p>VRAI</text:p>
          </table:table-cell>
          <table:table-cell table:style-name="ce76" table:formula="of:=[.$E4]=[.B8]" office:value-type="boolean" office:boolean-value="true" calcext:value-type="boolean">
            <text:p>VRAI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false" calcext:value-type="boolean">
            <text:p>FAUX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true" calcext:value-type="boolean">
            <text:p>VRAI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false" calcext:value-type="boolean">
            <text:p>FAUX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true" calcext:value-type="boolean">
            <text:p>VRAI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true" calcext:value-type="boolean">
            <text:p>VRAI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true" calcext:value-type="boolean">
            <text:p>VRAI</text:p>
          </table:table-cell>
          <table:table-cell table:style-name="ce91" table:formula="of:=[.$G4]=[.I8]" office:value-type="boolean" office:boolean-value="true" calcext:value-type="boolean">
            <text:p>VRAI</text:p>
          </table:table-cell>
          <table:table-cell table:style-name="ce76" table:formula="of:=[.$H4]=[.B8]" office:value-type="boolean" office:boolean-value="false" calcext:value-type="boolean">
            <text:p>FAUX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true" calcext:value-type="boolean">
            <text:p>VRAI</text:p>
          </table:table-cell>
          <table:table-cell table:style-name="ce76" table:formula="of:=[.$I4]=[.B8]" office:value-type="boolean" office:boolean-value="false" calcext:value-type="boolean">
            <text:p>FAUX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true" calcext:value-type="boolean">
            <text:p>VRAI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SUM([.K4:.AH4])+SUM([.K8:.AH8]))/[.$C$13]" office:value-type="float" office:value="0.375" calcext:value-type="float">
            <text:p>0,375</text:p>
          </table:table-cell>
          <table:table-cell table:number-columns-repeated="3"/>
          <table:table-cell table:style-name="ce29" table:formula="of:=SUM([.K14:.BW14])/[.$G$13]" office:value-type="float" office:value="0.34375" calcext:value-type="float">
            <text:p>0,34375</text:p>
          </table:table-cell>
          <table:table-cell table:number-columns-repeated="3"/>
          <table:table-cell table:formula="of:=SUM([.K15:.BW15])" office:value-type="float" office:value="16" calcext:value-type="float">
            <text:p>16</text:p>
          </table:table-cell>
          <table:table-cell table:style-name="ce60" table:formula="of:=[.$B5]=[.B9]" office:value-type="boolean" office:boolean-value="false" calcext:value-type="boolean">
            <text:p>FAUX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true" calcext:value-type="boolean">
            <text:p>VRAI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false" calcext:value-type="boolean">
            <text:p>FAUX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false" calcext:value-type="boolean">
            <text:p>FAUX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true" calcext:value-type="boolean">
            <text:p>VRAI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true" calcext:value-type="boolean">
            <text:p>VRAI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true" calcext:value-type="boolean">
            <text:p>VRAI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false" calcext:value-type="boolean">
            <text:p>FAUX</text:p>
          </table:table-cell>
          <table:table-cell table:style-name="ce60" table:formula="of:=[.$D5]=[.H9]" office:value-type="boolean" office:boolean-value="false" calcext:value-type="boolean">
            <text:p>FAUX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false" calcext:value-type="boolean">
            <text:p>FAUX</text:p>
          </table:table-cell>
          <table:table-cell table:style-name="ce60" table:formula="of:=[.$E5]=[.C9]" office:value-type="boolean" office:boolean-value="true" calcext:value-type="boolean">
            <text:p>VRAI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true" calcext:value-type="boolean">
            <text:p>VRAI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false" calcext:value-type="boolean">
            <text:p>FAUX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true" calcext:value-type="boolean">
            <text:p>VRAI</text:p>
          </table:table-cell>
          <table:table-cell table:style-name="ce60" table:formula="of:=[.$F5]=[.C9]" office:value-type="boolean" office:boolean-value="false" calcext:value-type="boolean">
            <text:p>FAUX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true" calcext:value-type="boolean">
            <text:p>VRAI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false" calcext:value-type="boolean">
            <text:p>FAUX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true" calcext:value-type="boolean">
            <text:p>VRAI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true" calcext:value-type="boolean">
            <text:p>VRAI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false" calcext:value-type="boolean">
            <text:p>FAUX</text:p>
          </table:table-cell>
          <table:table-cell table:style-name="ce60" table:formula="of:=[.$H5]=[.C9]" office:value-type="boolean" office:boolean-value="true" calcext:value-type="boolean">
            <text:p>VRAI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true" calcext:value-type="boolean">
            <text:p>VRAI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false" calcext:value-type="boolean">
            <text:p>FAUX</text:p>
          </table:table-cell>
          <table:table-cell table:style-name="ce60" table:formula="of:=[.$I5]=[.C9]" office:value-type="boolean" office:boolean-value="true" calcext:value-type="boolean">
            <text:p>VRAI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true" calcext:value-type="boolean">
            <text:p>VRAI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0" table:formula="of:=(SUM([.K5:.AH5])+SUM([.K9:.AH9]))/[.$C$13]" office:value-type="float" office:value="0.270833333333333" calcext:value-type="float">
            <text:p>0,270833333333333</text:p>
          </table:table-cell>
          <table:table-cell table:number-columns-repeated="3"/>
          <table:table-cell table:style-name="ce30" table:formula="of:=SUM([.K15:.BW15])/[.$G$13]" office:value-type="float" office:value="0.25" calcext:value-type="float">
            <text:p>0,25</text:p>
          </table:table-cell>
          <table:table-cell table:number-columns-repeated="3"/>
          <table:table-cell table:formula="of:=SUM([.K16:.BW16])" office:value-type="float" office:value="16" calcext:value-type="float">
            <text:p>16</text:p>
          </table:table-cell>
          <table:table-cell table:style-name="ce78" table:formula="of:=[.$B6]=[.B10]" office:value-type="boolean" office:boolean-value="false" calcext:value-type="boolean">
            <text:p>FAUX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false" calcext:value-type="boolean">
            <text:p>FAUX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93" table:formula="of:=[.$B6]=[.I10]" office:value-type="boolean" office:boolean-value="true" calcext:value-type="boolean">
            <text:p>VRAI</text:p>
          </table:table-cell>
          <table:table-cell table:style-name="ce78" table:formula="of:=[.$C6]=[.B10]" office:value-type="boolean" office:boolean-value="false" calcext:value-type="boolean">
            <text:p>FAUX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false" calcext:value-type="boolean">
            <text:p>FAUX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93" table:formula="of:=[.$C6]=[.I10]" office:value-type="boolean" office:boolean-value="true" calcext:value-type="boolean">
            <text:p>VRAI</text:p>
          </table:table-cell>
          <table:table-cell table:style-name="ce78" table:formula="of:=[.$D6]=[.B10]" office:value-type="boolean" office:boolean-value="false" calcext:value-type="boolean">
            <text:p>FAUX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false" calcext:value-type="boolean">
            <text:p>FAUX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93" table:formula="of:=[.$D6]=[.I10]" office:value-type="boolean" office:boolean-value="true" calcext:value-type="boolean">
            <text:p>VRAI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false" calcext:value-type="boolean">
            <text:p>FAUX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false" calcext:value-type="boolean">
            <text:p>FAUX</text:p>
          </table:table-cell>
          <table:table-cell table:style-name="ce78" table:formula="of:=[.$F6]=[.B10]" office:value-type="boolean" office:boolean-value="false" calcext:value-type="boolean">
            <text:p>FAUX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false" calcext:value-type="boolean">
            <text:p>FAUX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93" table:formula="of:=[.$F6]=[.I10]" office:value-type="boolean" office:boolean-value="true" calcext:value-type="boolean">
            <text:p>VRAI</text:p>
          </table:table-cell>
          <table:table-cell table:style-name="ce78" table:formula="of:=[.$G6]=[.B10]" office:value-type="boolean" office:boolean-value="false" calcext:value-type="boolean">
            <text:p>FAUX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false" calcext:value-type="boolean">
            <text:p>FAUX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93" table:formula="of:=[.$G6]=[.I10]" office:value-type="boolean" office:boolean-value="true" calcext:value-type="boolean">
            <text:p>VRAI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false" calcext:value-type="boolean">
            <text:p>FAUX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93" table:formula="of:=[.$H6]=[.I10]" office:value-type="boolean" office:boolean-value="false" calcext:value-type="boolean">
            <text:p>FAUX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false" calcext:value-type="boolean">
            <text:p>FAUX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false" calcext:value-type="boolean">
            <text:p>FAUX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SUM([.K6:.AH6])+SUM([.K10:.AH10]))/[.$C$13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16:.BW16])/[.$G$13]" office:value-type="float" office:value="0.25" calcext:value-type="float">
            <text:p>0,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1">
          <table:table-cell table:style-name="ce128" office:value-type="string" calcext:value-type="string">
            <text:p>Pop 1-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" calcext:value-type="float">
            <text:p>0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.25" calcext:value-type="float">
            <text:p>0,25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" calcext:value-type="float">
            <text:p>0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" calcext:value-type="float">
            <text:p>0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" calcext:value-type="float">
            <text:p>0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.5" calcext:value-type="float">
            <text:p>0,5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" calcext:value-type="float">
            <text:p>0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" calcext:value-type="float">
            <text:p>0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" calcext:value-type="float">
            <text:p>0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.5" calcext:value-type="float">
            <text:p>0,5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" calcext:value-type="float">
            <text:p>0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" calcext:value-type="float">
            <text:p>0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" calcext:value-type="float">
            <text:p>0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5" calcext:value-type="float">
            <text:p>0,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" calcext:value-type="float">
            <text:p>0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" calcext:value-type="float">
            <text:p>0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.5" calcext:value-type="float">
            <text:p>0,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" calcext:value-type="float">
            <text:p>0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" calcext:value-type="float">
            <text:p>0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1" calcext:value-type="float">
            <text:p>1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" calcext:value-type="float">
            <text:p>0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" calcext:value-type="float">
            <text:p>0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.25" calcext:value-type="float">
            <text:p>0,25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.25" calcext:value-type="float">
            <text:p>0,25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.25" calcext:value-type="float">
            <text:p>0,25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" calcext:value-type="float">
            <text:p>0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" calcext:value-type="float">
            <text:p>0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" calcext:value-type="float">
            <text:p>0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" calcext:value-type="float">
            <text:p>0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" calcext:value-type="float">
            <text:p>0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.5" calcext:value-type="float">
            <text:p>0,5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.25" calcext:value-type="float">
            <text:p>0,25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" calcext:value-type="float">
            <text:p>0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.5" calcext:value-type="float">
            <text:p>0,5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1" calcext:value-type="float">
            <text:p>1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" calcext:value-type="float">
            <text:p>0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" calcext:value-type="float">
            <text:p>0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" calcext:value-type="float">
            <text:p>0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.25" calcext:value-type="float">
            <text:p>0,25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.25" calcext:value-type="float">
            <text:p>0,25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" calcext:value-type="float">
            <text:p>0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.5" calcext:value-type="float">
            <text:p>0,5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" calcext:value-type="float">
            <text:p>0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" calcext:value-type="float">
            <text:p>0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.25" calcext:value-type="float">
            <text:p>0,25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" calcext:value-type="float">
            <text:p>0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.5" calcext:value-type="float">
            <text:p>0,5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" calcext:value-type="float">
            <text:p>0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" calcext:value-type="float">
            <text:p>0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" calcext:value-type="float">
            <text:p>0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.5" calcext:value-type="float">
            <text:p>0,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" calcext:value-type="float">
            <text:p>0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" calcext:value-type="float">
            <text:p>0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1" calcext:value-type="float">
            <text:p>1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" calcext:value-type="float">
            <text:p>0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" calcext:value-type="float">
            <text:p>0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.25" calcext:value-type="float">
            <text:p>0,25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" calcext:value-type="float">
            <text:p>0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" calcext:value-type="float">
            <text:p>0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" calcext:value-type="float">
            <text:p>0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" calcext:value-type="float">
            <text:p>0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.5" calcext:value-type="float">
            <text:p>0,5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" calcext:value-type="float">
            <text:p>0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" calcext:value-type="float">
            <text:p>0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1" calcext:value-type="float">
            <text:p>1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" calcext:value-type="float">
            <text:p>0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" calcext:value-type="float">
            <text:p>0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125" calcext:value-type="float">
            <text:p>0,125</text:p>
          </table:table-cell>
          <table:table-cell/>
          <table:table-cell table:formula="of:=SUM([.D27];[.D33];[.D39];[.D45])/4" office:value-type="float" office:value="0" calcext:value-type="float">
            <text:p>0</text:p>
          </table:table-cell>
          <table:table-cell/>
          <table:table-cell table:formula="of:=SUM([.F27];[.F33];[.F39];[.F45])/4" office:value-type="float" office:value="0.25" calcext:value-type="float">
            <text:p>0,25</text:p>
          </table:table-cell>
          <table:table-cell/>
          <table:table-cell table:formula="of:=SUM([.H27];[.H33];[.H39];[.H45])/4" office:value-type="float" office:value="0" calcext:value-type="float">
            <text:p>0</text:p>
          </table:table-cell>
          <table:table-cell table:style-name="ce52"/>
          <table:table-cell table:formula="of:=SUM([.J27];[.J33];[.J39];[.J45])/4" office:value-type="float" office:value="0.125" calcext:value-type="float">
            <text:p>0,125</text:p>
          </table:table-cell>
          <table:table-cell/>
          <table:table-cell table:formula="of:=SUM([.L27];[.L33];[.L39];[.L45])/4" office:value-type="float" office:value="0" calcext:value-type="float">
            <text:p>0</text:p>
          </table:table-cell>
          <table:table-cell/>
          <table:table-cell table:formula="of:=SUM([.N27];[.N33];[.N39];[.N45])/4" office:value-type="float" office:value="0.125" calcext:value-type="float">
            <text:p>0,125</text:p>
          </table:table-cell>
          <table:table-cell/>
          <table:table-cell table:formula="of:=SUM([.P27];[.P33];[.P39];[.P45])/4" office:value-type="float" office:value="0" calcext:value-type="float">
            <text:p>0</text:p>
          </table:table-cell>
          <table:table-cell table:style-name="ce52"/>
          <table:table-cell table:formula="of:=SUM([.R27];[.R33];[.R39];[.R45])/4" office:value-type="float" office:value="0" calcext:value-type="float">
            <text:p>0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 table:style-name="ce52"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25" calcext:value-type="float">
            <text:p>0,25</text:p>
          </table:table-cell>
          <table:table-cell/>
          <table:table-cell table:formula="of:=SUM([.AF27];[.AF33];[.AF39];[.AF45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" calcext:value-type="float">
            <text:p>0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" calcext:value-type="float">
            <text:p>0</text:p>
          </table:table-cell>
          <table:table-cell table:style-name="ce52"/>
          <table:table-cell table:formula="of:=SUM([.J28];[.J34];[.J40];[.J46])/4" office:value-type="float" office:value="0.125" calcext:value-type="float">
            <text:p>0,125</text:p>
          </table:table-cell>
          <table:table-cell/>
          <table:table-cell table:formula="of:=SUM([.L28];[.L34];[.L40];[.L46])/4" office:value-type="float" office:value="0.0625" calcext:value-type="float">
            <text:p>0,0625</text:p>
          </table:table-cell>
          <table:table-cell/>
          <table:table-cell table:formula="of:=SUM([.N28];[.N34];[.N40];[.N46])/4" office:value-type="float" office:value="0" calcext:value-type="float">
            <text:p>0</text:p>
          </table:table-cell>
          <table:table-cell/>
          <table:table-cell table:formula="of:=SUM([.P28];[.P34];[.P40];[.P46])/4" office:value-type="float" office:value="0" calcext:value-type="float">
            <text:p>0</text:p>
          </table:table-cell>
          <table:table-cell table:style-name="ce52"/>
          <table:table-cell table:formula="of:=SUM([.R28];[.R34];[.R40];[.R46])/4" office:value-type="float" office:value="0" calcext:value-type="float">
            <text:p>0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 table:style-name="ce52"/>
          <table:table-cell table:formula="of:=SUM([.Z28];[.Z34];[.Z40];[.Z46])/4" office:value-type="float" office:value="0.25" calcext:value-type="float">
            <text:p>0,25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" calcext:value-type="float">
            <text:p>0</text:p>
          </table:table-cell>
          <table:table-cell/>
          <table:table-cell table:formula="of:=SUM([.AF28];[.AF34];[.AF40];[.AF46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" calcext:value-type="float">
            <text:p>0</text:p>
          </table:table-cell>
          <table:table-cell/>
          <table:table-cell table:formula="of:=SUM([.D29];[.D35];[.D41];[.D47])/4" office:value-type="float" office:value="0" calcext:value-type="float">
            <text:p>0</text:p>
          </table:table-cell>
          <table:table-cell/>
          <table:table-cell table:formula="of:=SUM([.F29];[.F35];[.F41];[.F47])/4" office:value-type="float" office:value="0" calcext:value-type="float">
            <text:p>0</text:p>
          </table:table-cell>
          <table:table-cell/>
          <table:table-cell table:formula="of:=SUM([.H29];[.H35];[.H41];[.H47])/4" office:value-type="float" office:value="0.5" calcext:value-type="float">
            <text:p>0,5</text:p>
          </table:table-cell>
          <table:table-cell table:style-name="ce52"/>
          <table:table-cell table:formula="of:=SUM([.J29];[.J35];[.J41];[.J47])/4" office:value-type="float" office:value="0.0625" calcext:value-type="float">
            <text:p>0,0625</text:p>
          </table:table-cell>
          <table:table-cell/>
          <table:table-cell table:formula="of:=SUM([.L29];[.L35];[.L41];[.L47])/4" office:value-type="float" office:value="0" calcext:value-type="float">
            <text:p>0</text:p>
          </table:table-cell>
          <table:table-cell/>
          <table:table-cell table:formula="of:=SUM([.N29];[.N35];[.N41];[.N47])/4" office:value-type="float" office:value="0" calcext:value-type="float">
            <text:p>0</text:p>
          </table:table-cell>
          <table:table-cell/>
          <table:table-cell table:formula="of:=SUM([.P29];[.P35];[.P41];[.P47])/4" office:value-type="float" office:value="0.25" calcext:value-type="float">
            <text:p>0,25</text:p>
          </table:table-cell>
          <table:table-cell table:style-name="ce52"/>
          <table:table-cell table:formula="of:=SUM([.R29];[.R35];[.R41];[.R47])/4" office:value-type="float" office:value="0" calcext:value-type="float">
            <text:p>0</text:p>
          </table:table-cell>
          <table:table-cell/>
          <table:table-cell table:formula="of:=SUM([.T29];[.T35];[.T41];[.T47])/4" office:value-type="float" office:value="0" calcext:value-type="float">
            <text:p>0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1" calcext:value-type="float">
            <text:p>1</text:p>
          </table:table-cell>
          <table:table-cell table:style-name="ce52"/>
          <table:table-cell table:formula="of:=SUM([.Z29];[.Z35];[.Z41];[.Z47])/4" office:value-type="float" office:value="0" calcext:value-type="float">
            <text:p>0</text:p>
          </table:table-cell>
          <table:table-cell/>
          <table:table-cell table:formula="of:=SUM([.AB29];[.AB35];[.AB41];[.AB47])/4" office:value-type="float" office:value="0" calcext:value-type="float">
            <text:p>0</text:p>
          </table:table-cell>
          <table:table-cell/>
          <table:table-cell table:formula="of:=SUM([.AD29];[.AD35];[.AD41];[.AD47])/4" office:value-type="float" office:value="0" calcext:value-type="float">
            <text:p>0</text:p>
          </table:table-cell>
          <table:table-cell/>
          <table:table-cell table:formula="of:=SUM([.AF29];[.AF35];[.AF41];[.AF47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;[.AF51])/16" office:value-type="float" office:value="0.0546875" calcext:value-type="float">
            <text:p>0,0546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;[.AF52])/16" office:value-type="float" office:value="0.02734375" calcext:value-type="float">
            <text:p>0,027343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;[.AF53])/16" office:value-type="float" office:value="0.11328125" calcext:value-type="float">
            <text:p>0,113281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-0.0952380952380952" calcext:value-type="float">
            <text:p>-0,09523809523809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-0.0717592592592593" calcext:value-type="float">
            <text:p>-0,07175925925925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0.0396825396825397" calcext:value-type="float">
            <text:p>0,03968253968254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35"/>
          <table:table-cell table:number-columns-repeated="40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67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false" calcext:value-type="boolean">
            <text:p>FAUX</text:p>
          </table:table-cell>
          <table:table-cell table:style-name="ce76" table:formula="of:=[.$B74]=[.H74]" office:value-type="boolean" office:boolean-value="false" calcext:value-type="boolean">
            <text:p>FAUX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false" calcext:value-type="boolean">
            <text:p>FAUX</text:p>
          </table:table-cell>
          <table:table-cell table:style-name="ce78" table:formula="of:=[.$B76]=[.H76]" office:value-type="boolean" office:boolean-value="false" calcext:value-type="boolean">
            <text:p>FAUX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Z80])" office:value-type="float" office:value="8" calcext:value-type="float">
            <text:p>8</text:p>
          </table:table-cell>
          <table:table-cell table:style-name="ce76" table:formula="of:=[.B70]=[.B74]" office:value-type="boolean" office:boolean-value="false" calcext:value-type="boolean">
            <text:p>FAUX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false" calcext:value-type="boolean">
            <text:p>FAUX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false" calcext:value-type="boolean">
            <text:p>FAUX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false" calcext:value-type="boolean">
            <text:p>FAUX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583333333333333" calcext:value-type="float">
            <text:p>0,583333333333333</text:p>
          </table:table-cell>
          <table:table-cell table:number-columns-repeated="3"/>
          <table:table-cell table:style-name="ce29" table:formula="of:=SUM([.K80:.BW80])/[.$G$79]" office:value-type="float" office:value="0.5" calcext:value-type="float">
            <text:p>0,5</text:p>
          </table:table-cell>
          <table:table-cell table:number-columns-repeated="3"/>
          <table:table-cell table:formula="of:=SUM([.K81:.Z81])" office:value-type="float" office:value="4" calcext:value-type="float">
            <text:p>4</text:p>
          </table:table-cell>
          <table:table-cell table:style-name="ce60" table:formula="of:=[.B71]=[.B75]" office:value-type="boolean" office:boolean-value="false" calcext:value-type="boolean">
            <text:p>FAUX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true" calcext:value-type="boolean">
            <text:p>VRAI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true" calcext:value-type="boolean">
            <text:p>VRAI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false" calcext:value-type="boolean">
            <text:p>FAUX</text:p>
          </table:table-cell>
          <table:table-cell table:style-name="ce60" table:formula="of:=[.F71]=[.B75]" office:value-type="boolean" office:boolean-value="true" calcext:value-type="boolean">
            <text:p>VRAI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false" calcext:value-type="boolean">
            <text:p>FAUX</text:p>
          </table:table-cell>
          <table:table-cell table:style-name="ce60" table:formula="of:=[.H71]=[.B75]" office:value-type="boolean" office:boolean-value="false" calcext:value-type="boolean">
            <text:p>FAUX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true" calcext:value-type="boolean">
            <text:p>VRAI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166666666666667" calcext:value-type="float">
            <text:p>0,166666666666667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Z82])" office:value-type="float" office:value="3" calcext:value-type="float">
            <text:p>3</text:p>
          </table:table-cell>
          <table:table-cell table:style-name="ce78" table:formula="of:=[.B72]=[.B76]" office:value-type="boolean" office:boolean-value="false" calcext:value-type="boolean">
            <text:p>FAUX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false" calcext:value-type="boolean">
            <text:p>FAUX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false" calcext:value-type="boolean">
            <text:p>FAUX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false" calcext:value-type="boolean">
            <text:p>FAUX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false" calcext:value-type="boolean">
            <text:p>FAUX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false" calcext:value-type="boolean">
            <text:p>FAUX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B76]" office:value-type="boolean" office:boolean-value="false" calcext:value-type="boolean">
            <text:p>FAUX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82:.BW82])/[.$G$79]" office:value-type="float" office:value="0.1875" calcext:value-type="float">
            <text:p>0,187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D70]=[.B74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125" calcext:value-type="float">
            <text:p>0,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" calcext:value-type="float">
            <text:p>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1875" calcext:value-type="float">
            <text:p>0,187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0740740740740737" calcext:value-type="float">
            <text:p>0,07407407407407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-0.0683760683760685" calcext:value-type="float">
            <text:p>-0,06837606837606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0.102564102564103" calcext:value-type="float">
            <text:p>0,102564102564103</text:p>
          </table:table-cell>
          <table:table-cell table:number-columns-repeated="73"/>
        </table:table-row>
      </table:table>
      <table:table table:name="eta pop 3-2" table:style-name="ta1">
        <table:table-column table:style-name="co3" table:number-columns-repeated="7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Indiv1 vs pop2</text:p>
          </table:table-cell>
          <table:table-cell table:number-columns-repeated="11"/>
          <table:table-cell office:value-type="string" calcext:value-type="string">
            <text:p>Indiv2 vs pop2</text:p>
          </table:table-cell>
          <table:table-cell table:number-columns-repeated="7"/>
          <table:table-cell office:value-type="string" calcext:value-type="string">
            <text:p>Indiv3 vs pop2</text:p>
          </table:table-cell>
          <table:table-cell table:number-columns-repeated="4"/>
          <table:table-cell office:value-type="string" calcext:value-type="string">
            <text:p>Q1 num</text:p>
          </table:table-cell>
          <table:table-cell office:value-type="string" calcext:value-type="string">
            <text:p>Q1 denum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false" calcext:value-type="boolean">
            <text:p>FAUX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false" calcext:value-type="boolean">
            <text:p>FAUX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false" calcext:value-type="boolean">
            <text:p>FAUX</text:p>
          </table:table-cell>
          <table:table-cell table:style-name="ce76" table:formula="of:=[.$B4]=[.I4]" office:value-type="boolean" office:boolean-value="false" calcext:value-type="boolean">
            <text:p>FAUX</text:p>
          </table:table-cell>
          <table:table-cell table:style-name="ce88" table:formula="of:=[.$C4]=[.D4]" office:value-type="boolean" office:boolean-value="true" calcext:value-type="boolean">
            <text:p>VRAI</text:p>
          </table:table-cell>
          <table:table-cell table:style-name="ce76" table:formula="of:=[.$C4]=[.E4]" office:value-type="boolean" office:boolean-value="false" calcext:value-type="boolean">
            <text:p>FAUX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false" calcext:value-type="boolean">
            <text:p>FAUX</text:p>
          </table:table-cell>
          <table:table-cell table:style-name="ce76" table:formula="of:=[.$D4]=[.G4]" office:value-type="boolean" office:boolean-value="false" calcext:value-type="boolean">
            <text:p>FAUX</text:p>
          </table:table-cell>
          <table:table-cell table:style-name="ce76" table:formula="of:=[.$D4]=[.H4]" office:value-type="boolean" office:boolean-value="false" calcext:value-type="boolean">
            <text:p>FAUX</text:p>
          </table:table-cell>
          <table:table-cell table:style-name="ce76" table:formula="of:=[.$D4]=[.I4]" office:value-type="boolean" office:boolean-value="false" calcext:value-type="boolean">
            <text:p>FAUX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false" calcext:value-type="boolean">
            <text:p>FAUX</text:p>
          </table:table-cell>
          <table:table-cell table:style-name="ce81" table:formula="of:=[.$G4]=[.I4]" office:value-type="boolean" office:boolean-value="false" calcext:value-type="boolean">
            <text:p>FAUX</text:p>
          </table:table-cell>
          <table:table-cell/>
          <table:table-cell table:formula="of:=SUM([.K4:.AH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false" calcext:value-type="boolean">
            <text:p>FAUX</text:p>
          </table:table-cell>
          <table:table-cell table:style-name="ce60" table:formula="of:=[.$B5]=[.I5]" office:value-type="boolean" office:boolean-value="false" calcext:value-type="boolean">
            <text:p>FAUX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false" calcext:value-type="boolean">
            <text:p>FAUX</text:p>
          </table:table-cell>
          <table:table-cell table:style-name="ce82" table:formula="of:=[.$C5]=[.F5]" office:value-type="boolean" office:boolean-value="true" calcext:value-type="boolean">
            <text:p>VRAI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false" calcext:value-type="boolean">
            <text:p>FAUX</text:p>
          </table:table-cell>
          <table:table-cell table:style-name="ce60" table:formula="of:=[.$C5]=[.I5]" office:value-type="boolean" office:boolean-value="false" calcext:value-type="boolean">
            <text:p>FAUX</text:p>
          </table:table-cell>
          <table:table-cell table:style-name="ce97" table:formula="of:=[.$D5]=[.F5]" office:value-type="boolean" office:boolean-value="false" calcext:value-type="boolean">
            <text:p>FAUX</text:p>
          </table:table-cell>
          <table:table-cell table:style-name="ce60" table:formula="of:=[.$D5]=[.G5]" office:value-type="boolean" office:boolean-value="false" calcext:value-type="boolean">
            <text:p>FAUX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false" calcext:value-type="boolean">
            <text:p>FAUX</text:p>
          </table:table-cell>
          <table:table-cell table:style-name="ce89" table:formula="of:=[.$E5]=[.I5]" office:value-type="boolean" office:boolean-value="false" calcext:value-type="boolean">
            <text:p>FAUX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true" calcext:value-type="boolean">
            <text:p>VRAI</text:p>
          </table:table-cell>
          <table:table-cell/>
          <table:table-cell table:formula="of:=SUM([.K5:.AH5]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6]=[.D6]" office:value-type="boolean" office:boolean-value="false" calcext:value-type="boolean">
            <text:p>FAUX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false" calcext:value-type="boolean">
            <text:p>FAUX</text:p>
          </table:table-cell>
          <table:table-cell table:style-name="ce78" table:formula="of:=[.$B6]=[.G6]" office:value-type="boolean" office:boolean-value="false" calcext:value-type="boolean">
            <text:p>FAUX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false" calcext:value-type="boolean">
            <text:p>FAUX</text:p>
          </table:table-cell>
          <table:table-cell table:style-name="ce78" table:formula="of:=[.$C6]=[.E6]" office:value-type="boolean" office:boolean-value="true" calcext:value-type="boolean">
            <text:p>VRAI</text:p>
          </table:table-cell>
          <table:table-cell table:style-name="ce83" table:formula="of:=[.$C6]=[.F6]" office:value-type="boolean" office:boolean-value="false" calcext:value-type="boolean">
            <text:p>FAUX</text:p>
          </table:table-cell>
          <table:table-cell table:style-name="ce78" table:formula="of:=[.$C6]=[.G6]" office:value-type="boolean" office:boolean-value="false" calcext:value-type="boolean">
            <text:p>FAUX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false" calcext:value-type="boolean">
            <text:p>FAUX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false" calcext:value-type="boolean">
            <text:p>FAUX</text:p>
          </table:table-cell>
          <table:table-cell table:style-name="ce90" table:formula="of:=[.$E6]=[.I6]" office:value-type="boolean" office:boolean-value="false" calcext:value-type="boolean">
            <text:p>FAUX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SUM([.K6:.AH6]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3</text:p>
          </table:table-cell>
          <table:table-cell table:number-columns-repeated="11"/>
          <table:table-cell office:value-type="string" calcext:value-type="string">
            <text:p>Indiv2 vs pop3</text:p>
          </table:table-cell>
          <table:table-cell table:number-columns-repeated="7"/>
          <table:table-cell office:value-type="string" calcext:value-type="string">
            <text:p>Indiv3 vs pop3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/>
          <table:table-cell table:formula="of:=SUM([.K8:.AH8])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true" calcext:value-type="boolean">
            <text:p>VRAI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/>
          <table:table-cell table:formula="of:=SUM([.K9:.AH9]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/>
          <table:table-cell table:formula="of:=SUM([.K10:.AH10])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64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3-2</text:p>
          </table:table-cell>
          <table:table-cell table:number-columns-repeated="3"/>
          <table:table-cell office:value-type="string" calcext:value-type="string">
            <text:p>Pop 3-2</text:p>
          </table:table-cell>
          <table:table-cell table:number-columns-repeated="4"/>
          <table:table-cell table:formula="of:=SUM([.K14:.BW14])" office:value-type="float" office:value="19" calcext:value-type="float">
            <text:p>19</text:p>
          </table:table-cell>
          <table:table-cell table:style-name="ce76" table:formula="of:=[.$B4]=[.B8]" office:value-type="boolean" office:boolean-value="false" calcext:value-type="boolean">
            <text:p>FAUX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true" calcext:value-type="boolean">
            <text:p>VRAI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false" calcext:value-type="boolean">
            <text:p>FAUX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false" calcext:value-type="boolean">
            <text:p>FAUX</text:p>
          </table:table-cell>
          <table:table-cell table:style-name="ce91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true" calcext:value-type="boolean">
            <text:p>VRAI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true" calcext:value-type="boolean">
            <text:p>VRAI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true" calcext:value-type="boolean">
            <text:p>VRAI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true" calcext:value-type="boolean">
            <text:p>VRAI</text:p>
          </table:table-cell>
          <table:table-cell table:style-name="ce76" table:formula="of:=[.$D4]=[.B8]" office:value-type="boolean" office:boolean-value="false" calcext:value-type="boolean">
            <text:p>FAUX</text:p>
          </table:table-cell>
          <table:table-cell table:style-name="ce76" table:formula="of:=[.$D4]=[.C8]" office:value-type="boolean" office:boolean-value="true" calcext:value-type="boolean">
            <text:p>VRAI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true" calcext:value-type="boolean">
            <text:p>VRAI</text:p>
          </table:table-cell>
          <table:table-cell table:style-name="ce76" table:formula="of:=[.$D4]=[.F8]" office:value-type="boolean" office:boolean-value="false" calcext:value-type="boolean">
            <text:p>FAUX</text:p>
          </table:table-cell>
          <table:table-cell table:style-name="ce76" table:formula="of:=[.$D4]=[.G8]" office:value-type="boolean" office:boolean-value="true" calcext:value-type="boolean">
            <text:p>VRAI</text:p>
          </table:table-cell>
          <table:table-cell table:style-name="ce76" table:formula="of:=[.$D4]=[.H8]" office:value-type="boolean" office:boolean-value="false" calcext:value-type="boolean">
            <text:p>FAUX</text:p>
          </table:table-cell>
          <table:table-cell table:style-name="ce91" table:formula="of:=[.$D4]=[.I8]" office:value-type="boolean" office:boolean-value="true" calcext:value-type="boolean">
            <text:p>VRAI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false" calcext:value-type="boolean">
            <text:p>FAUX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true" calcext:value-type="boolean">
            <text:p>VRAI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false" calcext:value-type="boolean">
            <text:p>FAUX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false" calcext:value-type="boolean">
            <text:p>FAUX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SUM([.K4:.AH4])+SUM([.K8:.AH8]))/[.$C$13]" office:value-type="float" office:value="0.270833333333333" calcext:value-type="float">
            <text:p>0,270833333333333</text:p>
          </table:table-cell>
          <table:table-cell table:number-columns-repeated="3"/>
          <table:table-cell table:style-name="ce29" table:formula="of:=SUM([.K14:.BW14])/[.$G$13]" office:value-type="float" office:value="0.296875" calcext:value-type="float">
            <text:p>0,296875</text:p>
          </table:table-cell>
          <table:table-cell table:number-columns-repeated="3"/>
          <table:table-cell table:formula="of:=SUM([.K15:.BW15])" office:value-type="float" office:value="12" calcext:value-type="float">
            <text:p>12</text:p>
          </table:table-cell>
          <table:table-cell table:style-name="ce60" table:formula="of:=[.$B5]=[.B9]" office:value-type="boolean" office:boolean-value="false" calcext:value-type="boolean">
            <text:p>FAUX</text:p>
          </table:table-cell>
          <table:table-cell table:style-name="ce60" table:formula="of:=[.$B5]=[.C9]" office:value-type="boolean" office:boolean-value="false" calcext:value-type="boolean">
            <text:p>FAUX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false" calcext:value-type="boolean">
            <text:p>FAUX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true" calcext:value-type="boolean">
            <text:p>VRAI</text:p>
          </table:table-cell>
          <table:table-cell table:style-name="ce92" table:formula="of:=[.$B5]=[.I9]" office:value-type="boolean" office:boolean-value="true" calcext:value-type="boolean">
            <text:p>VRAI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false" calcext:value-type="boolean">
            <text:p>FAUX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false" calcext:value-type="boolean">
            <text:p>FAUX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true" calcext:value-type="boolean">
            <text:p>VRAI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true" calcext:value-type="boolean">
            <text:p>VRAI</text:p>
          </table:table-cell>
          <table:table-cell table:style-name="ce60" table:formula="of:=[.$D5]=[.H9]" office:value-type="boolean" office:boolean-value="false" calcext:value-type="boolean">
            <text:p>FAUX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false" calcext:value-type="boolean">
            <text:p>FAUX</text:p>
          </table:table-cell>
          <table:table-cell table:style-name="ce60" table:formula="of:=[.$E5]=[.C9]" office:value-type="boolean" office:boolean-value="false" calcext:value-type="boolean">
            <text:p>FAUX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false" calcext:value-type="boolean">
            <text:p>FAUX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true" calcext:value-type="boolean">
            <text:p>VRAI</text:p>
          </table:table-cell>
          <table:table-cell table:style-name="ce92" table:formula="of:=[.$E5]=[.I9]" office:value-type="boolean" office:boolean-value="true" calcext:value-type="boolean">
            <text:p>VRAI</text:p>
          </table:table-cell>
          <table:table-cell table:style-name="ce60" table:formula="of:=[.$F5]=[.B9]" office:value-type="boolean" office:boolean-value="true" calcext:value-type="boolean">
            <text:p>VRAI</text:p>
          </table:table-cell>
          <table:table-cell table:style-name="ce60" table:formula="of:=[.$F5]=[.C9]" office:value-type="boolean" office:boolean-value="true" calcext:value-type="boolean">
            <text:p>VRAI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false" calcext:value-type="boolean">
            <text:p>FAUX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false" calcext:value-type="boolean">
            <text:p>FAUX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false" calcext:value-type="boolean">
            <text:p>FAUX</text:p>
          </table:table-cell>
          <table:table-cell table:style-name="ce60" table:formula="of:=[.$H5]=[.C9]" office:value-type="boolean" office:boolean-value="false" calcext:value-type="boolean">
            <text:p>FAUX</text:p>
          </table:table-cell>
          <table:table-cell table:style-name="ce60" table:formula="of:=[.$H5]=[.D9]" office:value-type="boolean" office:boolean-value="true" calcext:value-type="boolean">
            <text:p>VRAI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true" calcext:value-type="boolean">
            <text:p>VRAI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false" calcext:value-type="boolean">
            <text:p>FAUX</text:p>
          </table:table-cell>
          <table:table-cell table:style-name="ce60" table:formula="of:=[.$I5]=[.C9]" office:value-type="boolean" office:boolean-value="false" calcext:value-type="boolean">
            <text:p>FAUX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false" calcext:value-type="boolean">
            <text:p>FAUX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0" table:formula="of:=(SUM([.K5:.AH5])+SUM([.K9:.AH9]))/[.$C$13]" office:value-type="float" office:value="0.104166666666667" calcext:value-type="float">
            <text:p>0,104166666666667</text:p>
          </table:table-cell>
          <table:table-cell table:number-columns-repeated="3"/>
          <table:table-cell table:style-name="ce30" table:formula="of:=SUM([.K15:.BW15])/[.$G$13]" office:value-type="float" office:value="0.1875" calcext:value-type="float">
            <text:p>0,1875</text:p>
          </table:table-cell>
          <table:table-cell table:number-columns-repeated="3"/>
          <table:table-cell table:formula="of:=SUM([.K16:.BW16])" office:value-type="float" office:value="15" calcext:value-type="float">
            <text:p>15</text:p>
          </table:table-cell>
          <table:table-cell table:style-name="ce78" table:formula="of:=[.$B6]=[.B10]" office:value-type="boolean" office:boolean-value="false" calcext:value-type="boolean">
            <text:p>FAUX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true" calcext:value-type="boolean">
            <text:p>VRAI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false" calcext:value-type="boolean">
            <text:p>FAUX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false" calcext:value-type="boolean">
            <text:p>FAUX</text:p>
          </table:table-cell>
          <table:table-cell table:style-name="ce93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false" calcext:value-type="boolean">
            <text:p>FAUX</text:p>
          </table:table-cell>
          <table:table-cell table:style-name="ce78" table:formula="of:=[.$C6]=[.C10]" office:value-type="boolean" office:boolean-value="true" calcext:value-type="boolean">
            <text:p>VRAI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true" calcext:value-type="boolean">
            <text:p>VRAI</text:p>
          </table:table-cell>
          <table:table-cell table:style-name="ce78" table:formula="of:=[.$C6]=[.F10]" office:value-type="boolean" office:boolean-value="false" calcext:value-type="boolean">
            <text:p>FAUX</text:p>
          </table:table-cell>
          <table:table-cell table:style-name="ce78" table:formula="of:=[.$C6]=[.G10]" office:value-type="boolean" office:boolean-value="true" calcext:value-type="boolean">
            <text:p>VRAI</text:p>
          </table:table-cell>
          <table:table-cell table:style-name="ce78" table:formula="of:=[.$C6]=[.H10]" office:value-type="boolean" office:boolean-value="false" calcext:value-type="boolean">
            <text:p>FAUX</text:p>
          </table:table-cell>
          <table:table-cell table:style-name="ce93" table:formula="of:=[.$C6]=[.I10]" office:value-type="boolean" office:boolean-value="true" calcext:value-type="boolean">
            <text:p>VRAI</text:p>
          </table:table-cell>
          <table:table-cell table:style-name="ce78" table:formula="of:=[.$D6]=[.B10]" office:value-type="boolean" office:boolean-value="false" calcext:value-type="boolean">
            <text:p>FAUX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false" calcext:value-type="boolean">
            <text:p>FAUX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false" calcext:value-type="boolean">
            <text:p>FAUX</text:p>
          </table:table-cell>
          <table:table-cell table:style-name="ce93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false" calcext:value-type="boolean">
            <text:p>FAUX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false" calcext:value-type="boolean">
            <text:p>FAUX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false" calcext:value-type="boolean">
            <text:p>FAUX</text:p>
          </table:table-cell>
          <table:table-cell table:style-name="ce93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false" calcext:value-type="boolean">
            <text:p>FAUX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false" calcext:value-type="boolean">
            <text:p>FAUX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false" calcext:value-type="boolean">
            <text:p>FAUX</text:p>
          </table:table-cell>
          <table:table-cell table:style-name="ce93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true" calcext:value-type="boolean">
            <text:p>VRAI</text:p>
          </table:table-cell>
          <table:table-cell table:style-name="ce78" table:formula="of:=[.$H6]=[.C10]" office:value-type="boolean" office:boolean-value="false" calcext:value-type="boolean">
            <text:p>FAUX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false" calcext:value-type="boolean">
            <text:p>FAUX</text:p>
          </table:table-cell>
          <table:table-cell table:style-name="ce78" table:formula="of:=[.$H6]=[.F10]" office:value-type="boolean" office:boolean-value="true" calcext:value-type="boolean">
            <text:p>VRAI</text:p>
          </table:table-cell>
          <table:table-cell table:style-name="ce78" table:formula="of:=[.$H6]=[.G10]" office:value-type="boolean" office:boolean-value="false" calcext:value-type="boolean">
            <text:p>FAUX</text:p>
          </table:table-cell>
          <table:table-cell table:style-name="ce78" table:formula="of:=[.$H6]=[.H10]" office:value-type="boolean" office:boolean-value="true" calcext:value-type="boolean">
            <text:p>VRAI</text:p>
          </table:table-cell>
          <table:table-cell table:style-name="ce93" table:formula="of:=[.$H6]=[.I10]" office:value-type="boolean" office:boolean-value="false" calcext:value-type="boolean">
            <text:p>FAUX</text:p>
          </table:table-cell>
          <table:table-cell table:style-name="ce78" table:formula="of:=[.$I6]=[.B10]" office:value-type="boolean" office:boolean-value="true" calcext:value-type="boolean">
            <text:p>VRAI</text:p>
          </table:table-cell>
          <table:table-cell table:style-name="ce78" table:formula="of:=[.$I6]=[.C10]" office:value-type="boolean" office:boolean-value="false" calcext:value-type="boolean">
            <text:p>FAUX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false" calcext:value-type="boolean">
            <text:p>FAUX</text:p>
          </table:table-cell>
          <table:table-cell table:style-name="ce78" table:formula="of:=[.$I6]=[.F10]" office:value-type="boolean" office:boolean-value="true" calcext:value-type="boolean">
            <text:p>VRAI</text:p>
          </table:table-cell>
          <table:table-cell table:style-name="ce78" table:formula="of:=[.$I6]=[.G10]" office:value-type="boolean" office:boolean-value="false" calcext:value-type="boolean">
            <text:p>FAUX</text:p>
          </table:table-cell>
          <table:table-cell table:style-name="ce78" table:formula="of:=[.$I6]=[.H10]" office:value-type="boolean" office:boolean-value="true" calcext:value-type="boolean">
            <text:p>VRAI</text:p>
          </table:table-cell>
          <table:table-cell table:style-name="ce78" table:formula="of:=[.$I6]=[.I10]" office:value-type="boolean" office:boolean-value="false" calcext:value-type="boolean">
            <text:p>FAUX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SUM([.K6:.AH6])+SUM([.K10:.AH10]))/[.$C$13]" office:value-type="float" office:value="0.229166666666667" calcext:value-type="float">
            <text:p>0,229166666666667</text:p>
          </table:table-cell>
          <table:table-cell table:number-columns-repeated="3"/>
          <table:table-cell table:style-name="ce39" table:formula="of:=SUM([.K16:.BW16])/[.$G$13]" office:value-type="float" office:value="0.234375" calcext:value-type="float">
            <text:p>0,23437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8">
          <table:table-cell table:style-name="ce47" office:value-type="string" calcext:value-type="string">
            <text:p><text:span text:style-name="T1">Pop </text:span><text:span text:style-name="T2">3-2</text:span>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.25" calcext:value-type="float">
            <text:p>0,25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.25" calcext:value-type="float">
            <text:p>0,25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" calcext:value-type="float">
            <text:p>0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.25" calcext:value-type="float">
            <text:p>0,25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" calcext:value-type="float">
            <text:p>0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" calcext:value-type="float">
            <text:p>0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.25" calcext:value-type="float">
            <text:p>0,25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25" calcext:value-type="float">
            <text:p>0,2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" calcext:value-type="float">
            <text:p>0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.25" calcext:value-type="float">
            <text:p>0,2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" calcext:value-type="float">
            <text:p>0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" calcext:value-type="float">
            <text:p>0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.25" calcext:value-type="float">
            <text:p>0,25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.5" calcext:value-type="float">
            <text:p>0,5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" calcext:value-type="float">
            <text:p>0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" calcext:value-type="float">
            <text:p>0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" calcext:value-type="float">
            <text:p>0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" calcext:value-type="float">
            <text:p>0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" calcext:value-type="float">
            <text:p>0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" calcext:value-type="float">
            <text:p>0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.5" calcext:value-type="float">
            <text:p>0,5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.5" calcext:value-type="float">
            <text:p>0,5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.25" calcext:value-type="float">
            <text:p>0,25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" calcext:value-type="float">
            <text:p>0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25" calcext:value-type="float">
            <text:p>0,2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" calcext:value-type="float">
            <text:p>0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.25" calcext:value-type="float">
            <text:p>0,2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" calcext:value-type="float">
            <text:p>0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" calcext:value-type="float">
            <text:p>0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" calcext:value-type="float">
            <text:p>0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" calcext:value-type="float">
            <text:p>0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" calcext:value-type="float">
            <text:p>0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" calcext:value-type="float">
            <text:p>0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" calcext:value-type="float">
            <text:p>0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" calcext:value-type="float">
            <text:p>0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.25" calcext:value-type="float">
            <text:p>0,25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" calcext:value-type="float">
            <text:p>0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.25" calcext:value-type="float">
            <text:p>0,25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" calcext:value-type="float">
            <text:p>0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.25" calcext:value-type="float">
            <text:p>0,25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" calcext:value-type="float">
            <text:p>0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.25" calcext:value-type="float">
            <text:p>0,25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" calcext:value-type="float">
            <text:p>0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.25" calcext:value-type="float">
            <text:p>0,25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.25" calcext:value-type="float">
            <text:p>0,25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" calcext:value-type="float">
            <text:p>0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" calcext:value-type="float">
            <text:p>0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.25" calcext:value-type="float">
            <text:p>0,25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" calcext:value-type="float">
            <text:p>0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" calcext:value-type="float">
            <text:p>0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" calcext:value-type="float">
            <text:p>0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.25" calcext:value-type="float">
            <text:p>0,25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.25" calcext:value-type="float">
            <text:p>0,25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.25" calcext:value-type="float">
            <text:p>0,25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.25" calcext:value-type="float">
            <text:p>0,25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" calcext:value-type="float">
            <text:p>0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" calcext:value-type="float">
            <text:p>0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" calcext:value-type="float">
            <text:p>0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.5" calcext:value-type="float">
            <text:p>0,5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.5" calcext:value-type="float">
            <text:p>0,5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" calcext:value-type="float">
            <text:p>0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.25" calcext:value-type="float">
            <text:p>0,25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" calcext:value-type="float">
            <text:p>0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.25" calcext:value-type="float">
            <text:p>0,25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" calcext:value-type="float">
            <text:p>0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" calcext:value-type="float">
            <text:p>0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.25" calcext:value-type="float">
            <text:p>0,25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" calcext:value-type="float">
            <text:p>0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" calcext:value-type="float">
            <text:p>0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.5" calcext:value-type="float">
            <text:p>0,5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" calcext:value-type="float">
            <text:p>0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" calcext:value-type="float">
            <text:p>0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" calcext:value-type="float">
            <text:p>0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" calcext:value-type="float">
            <text:p>0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" calcext:value-type="float">
            <text:p>0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" calcext:value-type="float">
            <text:p>0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125" calcext:value-type="float">
            <text:p>0,125</text:p>
          </table:table-cell>
          <table:table-cell/>
          <table:table-cell table:formula="of:=SUM([.D27];[.D33];[.D39];[.D45])/4" office:value-type="float" office:value="0" calcext:value-type="float">
            <text:p>0</text:p>
          </table:table-cell>
          <table:table-cell/>
          <table:table-cell table:formula="of:=SUM([.F27];[.F33];[.F39];[.F45])/4" office:value-type="float" office:value="0" calcext:value-type="float">
            <text:p>0</text:p>
          </table:table-cell>
          <table:table-cell/>
          <table:table-cell table:formula="of:=SUM([.H27];[.H33];[.H39];[.H45])/4" office:value-type="float" office:value="0.125" calcext:value-type="float">
            <text:p>0,125</text:p>
          </table:table-cell>
          <table:table-cell table:style-name="ce52"/>
          <table:table-cell table:formula="of:=SUM([.J27];[.J33];[.J39];[.J45])/4" office:value-type="float" office:value="0" calcext:value-type="float">
            <text:p>0</text:p>
          </table:table-cell>
          <table:table-cell/>
          <table:table-cell table:formula="of:=SUM([.L27];[.L33];[.L39];[.L45])/4" office:value-type="float" office:value="0.0625" calcext:value-type="float">
            <text:p>0,0625</text:p>
          </table:table-cell>
          <table:table-cell/>
          <table:table-cell table:formula="of:=SUM([.N27];[.N33];[.N39];[.N45])/4" office:value-type="float" office:value="0.0625" calcext:value-type="float">
            <text:p>0,0625</text:p>
          </table:table-cell>
          <table:table-cell/>
          <table:table-cell table:formula="of:=SUM([.P27];[.P33];[.P39];[.P45])/4" office:value-type="float" office:value="0.125" calcext:value-type="float">
            <text:p>0,125</text:p>
          </table:table-cell>
          <table:table-cell table:style-name="ce52"/>
          <table:table-cell table:formula="of:=SUM([.R27];[.R33];[.R39];[.R45])/4" office:value-type="float" office:value="0.125" calcext:value-type="float">
            <text:p>0,125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 table:style-name="ce52"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125" calcext:value-type="float">
            <text:p>0,125</text:p>
          </table:table-cell>
          <table:table-cell/>
          <table:table-cell table:formula="of:=SUM([.AF27];[.AF33];[.AF39];[.AF45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125" calcext:value-type="float">
            <text:p>0,125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.125" calcext:value-type="float">
            <text:p>0,125</text:p>
          </table:table-cell>
          <table:table-cell table:style-name="ce52"/>
          <table:table-cell table:formula="of:=SUM([.J28];[.J34];[.J40];[.J46])/4" office:value-type="float" office:value="0" calcext:value-type="float">
            <text:p>0</text:p>
          </table:table-cell>
          <table:table-cell/>
          <table:table-cell table:formula="of:=SUM([.L28];[.L34];[.L40];[.L46])/4" office:value-type="float" office:value="0.0625" calcext:value-type="float">
            <text:p>0,0625</text:p>
          </table:table-cell>
          <table:table-cell/>
          <table:table-cell table:formula="of:=SUM([.N28];[.N34];[.N40];[.N46])/4" office:value-type="float" office:value="0.0625" calcext:value-type="float">
            <text:p>0,0625</text:p>
          </table:table-cell>
          <table:table-cell/>
          <table:table-cell table:formula="of:=SUM([.P28];[.P34];[.P40];[.P46])/4" office:value-type="float" office:value="0.125" calcext:value-type="float">
            <text:p>0,125</text:p>
          </table:table-cell>
          <table:table-cell table:style-name="ce52"/>
          <table:table-cell table:formula="of:=SUM([.R28];[.R34];[.R40];[.R46])/4" office:value-type="float" office:value="0" calcext:value-type="float">
            <text:p>0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 table:style-name="ce52"/>
          <table:table-cell table:formula="of:=SUM([.Z28];[.Z34];[.Z40];[.Z46])/4" office:value-type="float" office:value="0" calcext:value-type="float">
            <text:p>0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.125" calcext:value-type="float">
            <text:p>0,125</text:p>
          </table:table-cell>
          <table:table-cell/>
          <table:table-cell table:formula="of:=SUM([.AF28];[.AF34];[.AF40];[.AF46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0625" calcext:value-type="float">
            <text:p>0,0625</text:p>
          </table:table-cell>
          <table:table-cell/>
          <table:table-cell table:formula="of:=SUM([.D29];[.D35];[.D41];[.D47])/4" office:value-type="float" office:value="0.25" calcext:value-type="float">
            <text:p>0,25</text:p>
          </table:table-cell>
          <table:table-cell/>
          <table:table-cell table:formula="of:=SUM([.F29];[.F35];[.F41];[.F47])/4" office:value-type="float" office:value="0.0625" calcext:value-type="float">
            <text:p>0,0625</text:p>
          </table:table-cell>
          <table:table-cell/>
          <table:table-cell table:formula="of:=SUM([.H29];[.H35];[.H41];[.H47])/4" office:value-type="float" office:value="0.0625" calcext:value-type="float">
            <text:p>0,0625</text:p>
          </table:table-cell>
          <table:table-cell table:style-name="ce52"/>
          <table:table-cell table:formula="of:=SUM([.J29];[.J35];[.J41];[.J47])/4" office:value-type="float" office:value="0.0625" calcext:value-type="float">
            <text:p>0,0625</text:p>
          </table:table-cell>
          <table:table-cell/>
          <table:table-cell table:formula="of:=SUM([.L29];[.L35];[.L41];[.L47])/4" office:value-type="float" office:value="0.0625" calcext:value-type="float">
            <text:p>0,0625</text:p>
          </table:table-cell>
          <table:table-cell/>
          <table:table-cell table:formula="of:=SUM([.N29];[.N35];[.N41];[.N47])/4" office:value-type="float" office:value="0.0625" calcext:value-type="float">
            <text:p>0,0625</text:p>
          </table:table-cell>
          <table:table-cell/>
          <table:table-cell table:formula="of:=SUM([.P29];[.P35];[.P41];[.P47])/4" office:value-type="float" office:value="0.0625" calcext:value-type="float">
            <text:p>0,0625</text:p>
          </table:table-cell>
          <table:table-cell table:style-name="ce52"/>
          <table:table-cell table:formula="of:=SUM([.R29];[.R35];[.R41];[.R47])/4" office:value-type="float" office:value="0" calcext:value-type="float">
            <text:p>0</text:p>
          </table:table-cell>
          <table:table-cell/>
          <table:table-cell table:formula="of:=SUM([.T29];[.T35];[.T41];[.T47])/4" office:value-type="float" office:value="0" calcext:value-type="float">
            <text:p>0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" calcext:value-type="float">
            <text:p>0</text:p>
          </table:table-cell>
          <table:table-cell table:style-name="ce52"/>
          <table:table-cell table:formula="of:=SUM([.Z29];[.Z35];[.Z41];[.Z47])/4" office:value-type="float" office:value="0.25" calcext:value-type="float">
            <text:p>0,25</text:p>
          </table:table-cell>
          <table:table-cell/>
          <table:table-cell table:formula="of:=SUM([.AB29];[.AB35];[.AB41];[.AB47])/4" office:value-type="float" office:value="0" calcext:value-type="float">
            <text:p>0</text:p>
          </table:table-cell>
          <table:table-cell/>
          <table:table-cell table:formula="of:=SUM([.AD29];[.AD35];[.AD41];[.AD47])/4" office:value-type="float" office:value="0.25" calcext:value-type="float">
            <text:p>0,25</text:p>
          </table:table-cell>
          <table:table-cell/>
          <table:table-cell table:formula="of:=SUM([.AF29];[.AF35];[.AF41];[.AF47])/4"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;[.AF51])/16" office:value-type="float" office:value="0.046875" calcext:value-type="float">
            <text:p>0,046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;[.AF52])/16" office:value-type="float" office:value="0.0390625" calcext:value-type="float">
            <text:p>0,039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;[.AF53])/16" office:value-type="float" office:value="0.08984375" calcext:value-type="float">
            <text:p>0,0898437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0.0326685660018994" calcext:value-type="float">
            <text:p>0,03266856600189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0.0244200244200244" calcext:value-type="float">
            <text:p>0,02442002442002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0.0515998992189468" calcext:value-type="float">
            <text:p>0,051599899218947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45"/>
          <table:table-cell table:number-columns-repeated="30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false" calcext:value-type="boolean">
            <text:p>FAUX</text:p>
          </table:table-cell>
          <table:table-cell table:style-name="ce76" table:formula="of:=[.$B70]=[.F70]" office:value-type="boolean" office:boolean-value="false" calcext:value-type="boolean">
            <text:p>FAUX</text:p>
          </table:table-cell>
          <table:table-cell table:style-name="ce76" table:formula="of:=[.$B70]=[.H70]" office:value-type="boolean" office:boolean-value="false" calcext:value-type="boolean">
            <text:p>FAUX</text:p>
          </table:table-cell>
          <table:table-cell table:style-name="ce76" table:formula="of:=[.D70]=[.F70]" office:value-type="boolean" office:boolean-value="false" calcext:value-type="boolean">
            <text:p>FAUX</text:p>
          </table:table-cell>
          <table:table-cell table:style-name="ce76" table:formula="of:=[.D70]=[.H70]" office:value-type="boolean" office:boolean-value="false" calcext:value-type="boolean">
            <text:p>FAUX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false" calcext:value-type="boolean">
            <text:p>FAUX</text:p>
          </table:table-cell>
          <table:table-cell table:style-name="ce60" table:formula="of:=[.D71]=[.F71]" office:value-type="boolean" office:boolean-value="false" calcext:value-type="boolean">
            <text:p>FAUX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72]=[.D72]" office:value-type="boolean" office:boolean-value="false" calcext:value-type="boolean">
            <text:p>FAUX</text:p>
          </table:table-cell>
          <table:table-cell table:style-name="ce78" table:formula="of:=[.$B72]=[.F72]" office:value-type="boolean" office:boolean-value="false" calcext:value-type="boolean">
            <text:p>FAUX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false" calcext:value-type="boolean">
            <text:p>FAUX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67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true" calcext:value-type="boolean">
            <text:p>VRAI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BW80])" office:value-type="float" office:value="7" calcext:value-type="float">
            <text:p>7</text:p>
          </table:table-cell>
          <table:table-cell table:style-name="ce76" table:formula="of:=[.B70]=[.B74]" office:value-type="boolean" office:boolean-value="false" calcext:value-type="boolean">
            <text:p>FAUX</text:p>
          </table:table-cell>
          <table:table-cell table:style-name="ce76" table:formula="of:=[.B70]=[.D74]" office:value-type="boolean" office:boolean-value="true" calcext:value-type="boolean">
            <text:p>VRAI</text:p>
          </table:table-cell>
          <table:table-cell table:style-name="ce76" table:formula="of:=[.B70]=[.F74]" office:value-type="boolean" office:boolean-value="false" calcext:value-type="boolean">
            <text:p>FAUX</text:p>
          </table:table-cell>
          <table:table-cell table:style-name="ce76" table:formula="of:=[.B70]=[.H74]" office:value-type="boolean" office:boolean-value="false" calcext:value-type="boolean">
            <text:p>FAUX</text:p>
          </table:table-cell>
          <table:table-cell table:style-name="ce76" table:formula="of:=[.D70]=[.B74]" office:value-type="boolean" office:boolean-value="false" calcext:value-type="boolean">
            <text:p>FAUX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false" calcext:value-type="boolean">
            <text:p>FAUX</text:p>
          </table:table-cell>
          <table:table-cell table:style-name="ce76" table:formula="of:=[.D70]=[.H74]" office:value-type="boolean" office:boolean-value="false" calcext:value-type="boolean">
            <text:p>FAUX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true" calcext:value-type="boolean">
            <text:p>VRAI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333333333333333" calcext:value-type="float">
            <text:p>0,333333333333333</text:p>
          </table:table-cell>
          <table:table-cell table:number-columns-repeated="3"/>
          <table:table-cell table:style-name="ce29" table:formula="of:=SUM([.K80:.BW80])/[.$G$79]" office:value-type="float" office:value="0.4375" calcext:value-type="float">
            <text:p>0,4375</text:p>
          </table:table-cell>
          <table:table-cell table:number-columns-repeated="3"/>
          <table:table-cell table:formula="of:=SUM([.K81:.BW81])" office:value-type="float" office:value="4" calcext:value-type="float">
            <text:p>4</text:p>
          </table:table-cell>
          <table:table-cell table:style-name="ce60" table:formula="of:=[.B71]=[.B75]" office:value-type="boolean" office:boolean-value="false" calcext:value-type="boolean">
            <text:p>FAUX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true" calcext:value-type="boolean">
            <text:p>VRAI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false" calcext:value-type="boolean">
            <text:p>FAUX</text:p>
          </table:table-cell>
          <table:table-cell table:style-name="ce60" table:formula="of:=[.F71]=[.B75]" office:value-type="boolean" office:boolean-value="true" calcext:value-type="boolean">
            <text:p>VRAI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false" calcext:value-type="boolean">
            <text:p>FAUX</text:p>
          </table:table-cell>
          <table:table-cell table:style-name="ce60" table:formula="of:=[.H71]=[.B75]" office:value-type="boolean" office:boolean-value="false" calcext:value-type="boolean">
            <text:p>FAUX</text:p>
          </table:table-cell>
          <table:table-cell table:style-name="ce60" table:formula="of:=[.H71]=[.D75]" office:value-type="boolean" office:boolean-value="true" calcext:value-type="boolean">
            <text:p>VRAI</text:p>
          </table:table-cell>
          <table:table-cell table:style-name="ce60" table:formula="of:=[.H71]=[.F75]" office:value-type="boolean" office:boolean-value="true" calcext:value-type="boolean">
            <text:p>VRAI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0833333333333333" calcext:value-type="float">
            <text:p>0,083333333333333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BW82])" office:value-type="float" office:value="4" calcext:value-type="float">
            <text:p>4</text:p>
          </table:table-cell>
          <table:table-cell table:style-name="ce78" table:formula="of:=[.B72]=[.B76]" office:value-type="boolean" office:boolean-value="false" calcext:value-type="boolean">
            <text:p>FAUX</text:p>
          </table:table-cell>
          <table:table-cell table:style-name="ce78" table:formula="of:=[.B72]=[.D76]" office:value-type="boolean" office:boolean-value="true" calcext:value-type="boolean">
            <text:p>VRAI</text:p>
          </table:table-cell>
          <table:table-cell table:style-name="ce78" table:formula="of:=[.B72]=[.F76]" office:value-type="boolean" office:boolean-value="false" calcext:value-type="boolean">
            <text:p>FAUX</text:p>
          </table:table-cell>
          <table:table-cell table:style-name="ce78" table:formula="of:=[.B72]=[.H76]" office:value-type="boolean" office:boolean-value="false" calcext:value-type="boolean">
            <text:p>FAUX</text:p>
          </table:table-cell>
          <table:table-cell table:style-name="ce78" table:formula="of:=[.D72]=[.B76]" office:value-type="boolean" office:boolean-value="false" calcext:value-type="boolean">
            <text:p>FAUX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false" calcext:value-type="boolean">
            <text:p>FAUX</text:p>
          </table:table-cell>
          <table:table-cell table:style-name="ce78" table:formula="of:=[.D72]=[.H76]" office:value-type="boolean" office:boolean-value="false" calcext:value-type="boolean">
            <text:p>FAUX</text:p>
          </table:table-cell>
          <table:table-cell table:style-name="ce78" table:formula="of:=[.F72]=[.B76]" office:value-type="boolean" office:boolean-value="false" calcext:value-type="boolean">
            <text:p>FAUX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false" calcext:value-type="boolean">
            <text:p>FAUX</text:p>
          </table:table-cell>
          <table:table-cell table:style-name="ce78" table:formula="of:=[.F72]=[.H76]" office:value-type="boolean" office:boolean-value="false" calcext:value-type="boolean">
            <text:p>FAUX</text:p>
          </table:table-cell>
          <table:table-cell table:style-name="ce78" table:formula="of:=[.H72]=[.B76]" office:value-type="boolean" office:boolean-value="true" calcext:value-type="boolean">
            <text:p>VRAI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true" calcext:value-type="boolean">
            <text:p>VRAI</text:p>
          </table:table-cell>
          <table:table-cell table:style-name="ce78" table:formula="of:=[.H72]=[.H76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82:.BW82])/[.$G$79]" office:value-type="float" office:value="0.25" calcext:value-type="float">
            <text:p>0,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1]=[.B75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true" calcext:value-type="boolean">
            <text:p>VRAI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2]=[.D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F74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2]=[.B76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2]=[.H76])" office:value-type="boolean" office:boolean-value="true" calcext:value-type="boolean">
            <text:p>VRAI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125" calcext:value-type="float">
            <text:p>0,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.0625" calcext:value-type="float">
            <text:p>0,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25" calcext:value-type="float">
            <text:p>0,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230452674897119" calcext:value-type="float">
            <text:p>0,23045267489711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0.0740740740740741" calcext:value-type="float">
            <text:p>0,07407407407407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0.395061728395062" calcext:value-type="float">
            <text:p>0,395061728395062</text:p>
          </table:table-cell>
          <table:table-cell table:number-columns-repeated="73"/>
        </table:table-row>
      </table:table>
      <table:table table:name="etha pop 1-2-3" table:style-name="ta1">
        <table:table-column table:style-name="co3" table:number-columns-repeated="18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3*64"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15]" office:value-type="float" office:value="0.479166666666667" calcext:value-type="float">
            <text:p>0,479166666666667</text:p>
          </table:table-cell>
          <table:table-cell table:formula="of:=[$'eta pop1-3'.$B$15]" office:value-type="float" office:value="0.375" calcext:value-type="float">
            <text:p>0,375</text:p>
          </table:table-cell>
          <table:table-cell table:formula="of:=[$'eta pop 3-2'.$B$15]" office:value-type="float" office:value="0.270833333333333" calcext:value-type="float">
            <text:p>0,270833333333333</text:p>
          </table:table-cell>
          <table:table-cell table:style-name="ce57" office:value-type="string" calcext:value-type="string">
            <text:p>Locus1</text:p>
          </table:table-cell>
          <table:table-cell table:style-name="ce29" table:formula="of:=[.G19]/[.G$17]" office:value-type="float" office:value="0.317708333333333" calcext:value-type="float">
            <text:p>0,317708333333333</text:p>
          </table:table-cell>
          <table:table-cell table:formula="of:=[$'eta Pop1-2'.J14]+[$'eta pop1-3'.J14]+[$'eta pop 3-2'.J14]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16]" office:value-type="float" office:value="0.25" calcext:value-type="float">
            <text:p>0,25</text:p>
          </table:table-cell>
          <table:table-cell table:formula="of:=[$'eta pop1-3'.$B$16]" office:value-type="float" office:value="0.270833333333333" calcext:value-type="float">
            <text:p>0,270833333333333</text:p>
          </table:table-cell>
          <table:table-cell table:formula="of:=[$'eta pop 3-2'.$B$16]" office:value-type="float" office:value="0.104166666666667" calcext:value-type="float">
            <text:p>0,104166666666667</text:p>
          </table:table-cell>
          <table:table-cell table:style-name="ce57" office:value-type="string" calcext:value-type="string">
            <text:p><text:s/>Locus 2</text:p>
          </table:table-cell>
          <table:table-cell table:style-name="ce130" table:formula="of:=[.G20]/[.G$17]" office:value-type="float" office:value="0.229166666666667" calcext:value-type="float">
            <text:p>0,229166666666667</text:p>
          </table:table-cell>
          <table:table-cell table:formula="of:=[$'eta Pop1-2'.J15]+[$'eta pop1-3'.J15]+[$'eta pop 3-2'.J15]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17]" office:value-type="float" office:value="0.395833333333333" calcext:value-type="float">
            <text:p>0,395833333333333</text:p>
          </table:table-cell>
          <table:table-cell table:formula="of:=[$'eta pop1-3'.$B$17]" office:value-type="float" office:value="0.25" calcext:value-type="float">
            <text:p>0,25</text:p>
          </table:table-cell>
          <table:table-cell table:formula="of:=[$'eta pop 3-2'.$B$17]" office:value-type="float" office:value="0.229166666666667" calcext:value-type="float">
            <text:p>0,229166666666667</text:p>
          </table:table-cell>
          <table:table-cell table:style-name="ce57" office:value-type="string" calcext:value-type="string">
            <text:p><text:s/>Locus 3</text:p>
          </table:table-cell>
          <table:table-cell table:style-name="ce39" table:formula="of:=[.G21]/[.G$17]" office:value-type="float" office:value="0.302083333333333" calcext:value-type="float">
            <text:p>0,302083333333333</text:p>
          </table:table-cell>
          <table:table-cell table:formula="of:=[$'eta Pop1-2'.J16]+[$'eta pop1-3'.J16]+[$'eta pop 3-2'.J16]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7]" office:value-type="float" office:value="0.09375" calcext:value-type="float">
            <text:p>0,09375</text:p>
          </table:table-cell>
          <table:table-cell table:formula="of:=[$'eta pop1-3'.B57]" office:value-type="float" office:value="0.0546875" calcext:value-type="float">
            <text:p>0,0546875</text:p>
          </table:table-cell>
          <table:table-cell table:formula="of:=[$'eta pop 3-2'.B57]" office:value-type="float" office:value="0.046875" calcext:value-type="float">
            <text:p>0,046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8]" office:value-type="float" office:value="0.125" calcext:value-type="float">
            <text:p>0,125</text:p>
          </table:table-cell>
          <table:table-cell table:formula="of:=[$'eta pop1-3'.B58]" office:value-type="float" office:value="0.02734375" calcext:value-type="float">
            <text:p>0,02734375</text:p>
          </table:table-cell>
          <table:table-cell table:formula="of:=[$'eta pop 3-2'.B58]" office:value-type="float" office:value="0.0390625" calcext:value-type="float">
            <text:p>0,039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9]" office:value-type="float" office:value="0.14453125" calcext:value-type="float">
            <text:p>0,14453125</text:p>
          </table:table-cell>
          <table:table-cell table:formula="of:=[$'eta pop1-3'.B59]" office:value-type="float" office:value="0.11328125" calcext:value-type="float">
            <text:p>0,11328125</text:p>
          </table:table-cell>
          <table:table-cell table:formula="of:=[$'eta pop 3-2'.B59]" office:value-type="float" office:value="0.08984375" calcext:value-type="float">
            <text:p>0,0898437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25]-[.B19]*[.B20])/((1-[.$F19])*(1-[.$F20]))" office:value-type="float" office:value="-0.0495151640189808" calcext:value-type="float">
            <text:p>-0,049515164018981</text:p>
          </table:table-cell>
          <table:table-cell table:formula="of:=([.C25]-[.C19]*[.C20])/((1-[.$F19])*(1-[.$F20]))" office:value-type="float" office:value="-0.0891272952341654" calcext:value-type="float">
            <text:p>-0,089127295234166</text:p>
          </table:table-cell>
          <table:table-cell table:formula="of:=([.D25]-[.D19]*[.D20])/((1-[.$F19])*(1-[.$F20]))" office:value-type="float" office:value="0.0354858675469363" calcext:value-type="float">
            <text:p>0,0354858675469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26]-[.B20]*[.B21])/((1-[.$F20])*(1-[.$F21]))" office:value-type="float" office:value="0.0484066155707948" calcext:value-type="float">
            <text:p>0,048406615570795</text:p>
          </table:table-cell>
          <table:table-cell table:formula="of:=([.C26]-[.C20]*[.C21])/((1-[.$F20])*(1-[.$F21]))" office:value-type="float" office:value="-0.0750302541347317" calcext:value-type="float">
            <text:p>-0,075030254134732</text:p>
          </table:table-cell>
          <table:table-cell table:formula="of:=([.D26]-[.D20]*[.D21])/((1-[.$F20])*(1-[.$F21]))" office:value-type="float" office:value="0.0282371924162968" calcext:value-type="float">
            <text:p>0,0282371924162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27]-[.B19]*[.B21])/((1-[.$F19])*(1-[.$F21]))" office:value-type="float" office:value="-0.0947932095248943" calcext:value-type="float">
            <text:p>-0,094793209524894</text:p>
          </table:table-cell>
          <table:table-cell table:formula="of:=([.C27]-[.C19]*[.C21])/((1-[.$F19])*(1-[.$F21]))" office:value-type="float" office:value="0.0410162925828871" calcext:value-type="float">
            <text:p>0,041016292582887</text:p>
          </table:table-cell>
          <table:table-cell table:formula="of:=([.D27]-[.D19]*[.D21])/((1-[.$F19])*(1-[.$F21]))" office:value-type="float" office:value="0.0583342827845504" calcext:value-type="float">
            <text:p>0,05833428278455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style-name="ce52" table:number-columns-repeated="18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3*16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81]" office:value-type="float" office:value="0.75" calcext:value-type="float">
            <text:p>0,75</text:p>
          </table:table-cell>
          <table:table-cell table:formula="of:=[$'eta pop1-3'.$B$81]" office:value-type="float" office:value="0.583333333333333" calcext:value-type="float">
            <text:p>0,583333333333333</text:p>
          </table:table-cell>
          <table:table-cell table:formula="of:=[$'eta pop 3-2'.$B81]" office:value-type="float" office:value="0.333333333333333" calcext:value-type="float">
            <text:p>0,333333333333333</text:p>
          </table:table-cell>
          <table:table-cell table:style-name="ce57" office:value-type="string" calcext:value-type="string">
            <text:p>Locus1</text:p>
          </table:table-cell>
          <table:table-cell table:style-name="ce29" table:formula="of:=[.G54]/[.G$52]" office:value-type="float" office:value="0.5625" calcext:value-type="float">
            <text:p>0,5625</text:p>
          </table:table-cell>
          <table:table-cell table:formula="of:=[$'eta Pop1-2'.J80]+[$'eta pop1-3'.J80]+[$'eta pop 3-2'.J80]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82]" office:value-type="float" office:value="0.25" calcext:value-type="float">
            <text:p>0,25</text:p>
          </table:table-cell>
          <table:table-cell table:formula="of:=[$'eta pop1-3'.$B$82]" office:value-type="float" office:value="0.166666666666667" calcext:value-type="float">
            <text:p>0,166666666666667</text:p>
          </table:table-cell>
          <table:table-cell table:formula="of:=[$'eta pop 3-2'.$B82]" office:value-type="float" office:value="0.0833333333333333" calcext:value-type="float">
            <text:p>0,083333333333333</text:p>
          </table:table-cell>
          <table:table-cell table:style-name="ce57" office:value-type="string" calcext:value-type="string">
            <text:p><text:s/>Locus 2</text:p>
          </table:table-cell>
          <table:table-cell table:style-name="ce130" table:formula="of:=[.G55]/[.G$52]" office:value-type="float" office:value="0.25" calcext:value-type="float">
            <text:p>0,25</text:p>
          </table:table-cell>
          <table:table-cell table:formula="of:=[$'eta Pop1-2'.J81]+[$'eta pop1-3'.J81]+[$'eta pop 3-2'.J81]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83]" office:value-type="float" office:value="0.5" calcext:value-type="float">
            <text:p>0,5</text:p>
          </table:table-cell>
          <table:table-cell table:formula="of:=[$'eta pop1-3'.$B$83]" office:value-type="float" office:value="0.25" calcext:value-type="float">
            <text:p>0,25</text:p>
          </table:table-cell>
          <table:table-cell table:formula="of:=[$'eta pop 3-2'.$B83]" office:value-type="float" office:value="0.25" calcext:value-type="float">
            <text:p>0,25</text:p>
          </table:table-cell>
          <table:table-cell table:style-name="ce57" office:value-type="string" calcext:value-type="string">
            <text:p><text:s/>Locus 3</text:p>
          </table:table-cell>
          <table:table-cell table:style-name="ce39" table:formula="of:=[.G56]/[.G$52]" office:value-type="float" office:value="0.333333333333333" calcext:value-type="float">
            <text:p>0,333333333333333</text:p>
          </table:table-cell>
          <table:table-cell table:formula="of:=[$'eta Pop1-2'.J82]+[$'eta pop1-3'.J82]+[$'eta pop 3-2'.J82]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99]" office:value-type="float" office:value="0.25" calcext:value-type="float">
            <text:p>0,25</text:p>
          </table:table-cell>
          <table:table-cell table:formula="of:=[$'eta pop1-3'.B99]" office:value-type="float" office:value="0.125" calcext:value-type="float">
            <text:p>0,125</text:p>
          </table:table-cell>
          <table:table-cell table:formula="of:=[$'eta pop 3-2'.B99]" office:value-type="float" office:value="0.125" calcext:value-type="float">
            <text:p>0,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100]" office:value-type="float" office:value="0.1875" calcext:value-type="float">
            <text:p>0,1875</text:p>
          </table:table-cell>
          <table:table-cell table:formula="of:=[$'eta pop1-3'.B100]" office:value-type="float" office:value="0" calcext:value-type="float">
            <text:p>0</text:p>
          </table:table-cell>
          <table:table-cell table:formula="of:=[$'eta pop 3-2'.B100]" office:value-type="float" office:value="0.0625" calcext:value-type="float">
            <text:p>0,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101]" office:value-type="float" office:value="0.5625" calcext:value-type="float">
            <text:p>0,5625</text:p>
          </table:table-cell>
          <table:table-cell table:formula="of:=[$'eta pop1-3'.B101]" office:value-type="float" office:value="0.1875" calcext:value-type="float">
            <text:p>0,1875</text:p>
          </table:table-cell>
          <table:table-cell table:formula="of:=[$'eta pop 3-2'.B101]"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60]-[.B54]*[.B55])/((1-[.$F54])*(1-[.$F55]))" office:value-type="float" office:value="0.19047619047619" calcext:value-type="float">
            <text:p>0,19047619047619</text:p>
          </table:table-cell>
          <table:table-cell table:formula="of:=([.C60]-[.C54]*[.C55])/((1-[.$F54])*(1-[.$F55]))" office:value-type="float" office:value="0.0846560846560842" calcext:value-type="float">
            <text:p>0,084656084656084</text:p>
          </table:table-cell>
          <table:table-cell table:formula="of:=([.D60]-[.D54]*[.D55])/((1-[.$F54])*(1-[.$F55]))" office:value-type="float" office:value="0.296296296296296" calcext:value-type="float">
            <text:p>0,2962962962962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61]-[.B55]*[.B56])/((1-[.$F55])*(1-[.$F56]))" office:value-type="float" office:value="0.125" calcext:value-type="float">
            <text:p>0,125</text:p>
          </table:table-cell>
          <table:table-cell table:formula="of:=([.C61]-[.C55]*[.C56])/((1-[.$F55])*(1-[.$F56]))" office:value-type="float" office:value="-0.0833333333333335" calcext:value-type="float">
            <text:p>-0,083333333333334</text:p>
          </table:table-cell>
          <table:table-cell table:formula="of:=([.D61]-[.D55]*[.D56])/((1-[.$F55])*(1-[.$F56]))" office:value-type="float" office:value="0.0833333333333333" calcext:value-type="float">
            <text:p>0,0833333333333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62]-[.B54]*[.B56])/((1-[.$F54])*(1-[.$F56]))" office:value-type="float" office:value="0.642857142857143" calcext:value-type="float">
            <text:p>0,642857142857143</text:p>
          </table:table-cell>
          <table:table-cell table:formula="of:=([.C62]-[.C54]*[.C56])/((1-[.$F54])*(1-[.$F56]))" office:value-type="float" office:value="0.142857142857143" calcext:value-type="float">
            <text:p>0,142857142857143</text:p>
          </table:table-cell>
          <table:table-cell table:formula="of:=([.D62]-[.D54]*[.D56])/((1-[.$F54])*(1-[.$F56]))" office:value-type="float" office:value="0.571428571428571" calcext:value-type="float">
            <text:p>0,571428571428571</text:p>
          </table:table-cell>
          <table:table-cell table:number-columns-repeated="14"/>
        </table:table-row>
      </table:table>
      <table:table table:name="eta 1indiv_deme 1-2-3" table:style-name="ta1"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number-columns-repeated="5"/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number-columns-repeated="5"/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B12]" office:value-type="boolean" office:boolean-value="false" calcext:value-type="boolean">
            <text:p>FAUX</text:p>
          </table:table-cell>
          <table:table-cell table:style-name="ce76" table:formula="of:=[.$B4]=[.C12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B12]" office:value-type="boolean" office:boolean-value="true" calcext:value-type="boolean">
            <text:p>VRAI</text:p>
          </table:table-cell>
          <table:table-cell table:style-name="ce76" table:formula="of:=[.$C4]=[.C12]" office:value-type="boolean" office:boolean-value="false" calcext:value-type="boolean">
            <text:p>FAUX</text:p>
          </table:table-cell>
          <table:table-cell table:style-name="ce76" table:formula="of:=[.$B8]=[.B12]" office:value-type="boolean" office:boolean-value="false" calcext:value-type="boolean">
            <text:p>FAUX</text:p>
          </table:table-cell>
          <table:table-cell table:style-name="ce76" table:formula="of:=[.$B8]=[.C12]" office:value-type="boolean" office:boolean-value="false" calcext:value-type="boolean">
            <text:p>FAUX</text:p>
          </table:table-cell>
          <table:table-cell table:style-name="ce76" table:formula="of:=[.$C8]=[.B12]" office:value-type="boolean" office:boolean-value="false" calcext:value-type="boolean">
            <text:p>FAUX</text:p>
          </table:table-cell>
          <table:table-cell table:style-name="ce76" table:formula="of:=[.$C8]=[.C12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number-columns-repeated="5"/>
          <table:table-cell table:style-name="ce60" table:formula="of:=[.$B5]=[.B9]" office:value-type="boolean" office:boolean-value="true" calcext:value-type="boolean">
            <text:p>VRAI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B13]" office:value-type="boolean" office:boolean-value="false" calcext:value-type="boolean">
            <text:p>FAUX</text:p>
          </table:table-cell>
          <table:table-cell table:style-name="ce60" table:formula="of:=[.$B5]=[.C13]" office:value-type="boolean" office:boolean-value="true" calcext:value-type="boolean">
            <text:p>VRAI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B13]" office:value-type="boolean" office:boolean-value="false" calcext:value-type="boolean">
            <text:p>FAUX</text:p>
          </table:table-cell>
          <table:table-cell table:style-name="ce60" table:formula="of:=[.$C5]=[.C13]" office:value-type="boolean" office:boolean-value="true" calcext:value-type="boolean">
            <text:p>VRAI</text:p>
          </table:table-cell>
          <table:table-cell table:style-name="ce60" table:formula="of:=[.$B9]=[.B13]" office:value-type="boolean" office:boolean-value="false" calcext:value-type="boolean">
            <text:p>FAUX</text:p>
          </table:table-cell>
          <table:table-cell table:style-name="ce60" table:formula="of:=[.$B9]=[.C13]" office:value-type="boolean" office:boolean-value="true" calcext:value-type="boolean">
            <text:p>VRAI</text:p>
          </table:table-cell>
          <table:table-cell table:style-name="ce60" table:formula="of:=[.$C9]=[.B13]" office:value-type="boolean" office:boolean-value="false" calcext:value-type="boolean">
            <text:p>FAUX</text:p>
          </table:table-cell>
          <table:table-cell table:style-name="ce60" table:formula="of:=[.$C9]=[.C13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number-columns-repeated="5"/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B14]" office:value-type="boolean" office:boolean-value="false" calcext:value-type="boolean">
            <text:p>FAUX</text:p>
          </table:table-cell>
          <table:table-cell table:style-name="ce78" table:formula="of:=[.$B6]=[.C14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B14]" office:value-type="boolean" office:boolean-value="false" calcext:value-type="boolean">
            <text:p>FAUX</text:p>
          </table:table-cell>
          <table:table-cell table:style-name="ce78" table:formula="of:=[.$C6]=[.C14]" office:value-type="boolean" office:boolean-value="false" calcext:value-type="boolean">
            <text:p>FAUX</text:p>
          </table:table-cell>
          <table:table-cell table:style-name="ce78" table:formula="of:=[.$B10]=[.B14]" office:value-type="boolean" office:boolean-value="false" calcext:value-type="boolean">
            <text:p>FAUX</text:p>
          </table:table-cell>
          <table:table-cell table:style-name="ce78" table:formula="of:=[.$B10]=[.C14]" office:value-type="boolean" office:boolean-value="false" calcext:value-type="boolean">
            <text:p>FAUX</text:p>
          </table:table-cell>
          <table:table-cell table:style-name="ce78" table:formula="of:=[.$C10]=[.B14]" office:value-type="boolean" office:boolean-value="false" calcext:value-type="boolean">
            <text:p>FAUX</text:p>
          </table:table-cell>
          <table:table-cell table:style-name="ce78" table:formula="of:=[.$C10]=[.C14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Q0</text:p>
          </table:table-cell>
          <table:table-cell table:number-columns-repeated="1015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number-columns-repeated="5"/>
          <table:table-cell table:style-name="ce76" table:formula="of:=[.B4]=[.C4]" office:value-type="boolean" office:boolean-value="false" calcext:value-type="boolean">
            <text:p>FAUX</text:p>
          </table:table-cell>
          <table:table-cell table:style-name="ce76" table:formula="of:=[.B8]=[.C8]" office:value-type="boolean" office:boolean-value="false" calcext:value-type="boolean">
            <text:p>FAUX</text:p>
          </table:table-cell>
          <table:table-cell table:style-name="ce76" table:formula="of:=[.B12]=[.C12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number-columns-repeated="5"/>
          <table:table-cell table:style-name="ce60" table:formula="of:=[.B5]=[.C5]" office:value-type="boolean" office:boolean-value="true" calcext:value-type="boolean">
            <text:p>VRAI</text:p>
          </table:table-cell>
          <table:table-cell table:style-name="ce60" table:formula="of:=[.B9]=[.C9]" office:value-type="boolean" office:boolean-value="true" calcext:value-type="boolean">
            <text:p>VRAI</text:p>
          </table:table-cell>
          <table:table-cell table:style-name="ce60" table:formula="of:=[.B13]=[.C13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 table:number-columns-repeated="6"/>
          <table:table-cell table:style-name="ce78" table:formula="of:=[.B6]=[.C6]" office:value-type="boolean" office:boolean-value="true" calcext:value-type="boolean">
            <text:p>VRAI</text:p>
          </table:table-cell>
          <table:table-cell table:style-name="ce78" table:formula="of:=[.B10]=[.C10]" office:value-type="boolean" office:boolean-value="false" calcext:value-type="boolean">
            <text:p>FAUX</text:p>
          </table:table-cell>
          <table:table-cell table:style-name="ce78" table:formula="of:=[.B14]=[.C14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Q0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table:formula="of:=[.C19]/[.C$17]" office:value-type="float" office:value="0" calcext:value-type="float">
            <text:p>0</text:p>
          </table:table-cell>
          <table:table-cell table:formula="of:=SUM([.I9:.K9])" office:value-type="float" office:value="0" calcext:value-type="float">
            <text:p>0</text:p>
          </table:table-cell>
          <table:table-cell table:number-columns-repeated="2"/>
          <table:table-cell table:style-name="ce29" table:formula="of:=[.G19]/[.G$17]" office:value-type="float" office:value="0.25" calcext:value-type="float">
            <text:p>0,25</text:p>
          </table:table-cell>
          <table:table-cell table:formula="of:=SUM([.I4:.T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30" table:formula="of:=[.C20]/[.C$17]" office:value-type="float" office:value="0.666666666666667" calcext:value-type="float">
            <text:p>0,666666666666667</text:p>
          </table:table-cell>
          <table:table-cell table:formula="of:=SUM([.I10:.K10])" office:value-type="float" office:value="2" calcext:value-type="float">
            <text:p>2</text:p>
          </table:table-cell>
          <table:table-cell table:number-columns-repeated="2"/>
          <table:table-cell table:style-name="ce130" table:formula="of:=[.G20]/[.G$17]" office:value-type="float" office:value="0.666666666666667" calcext:value-type="float">
            <text:p>0,666666666666667</text:p>
          </table:table-cell>
          <table:table-cell table:formula="of:=SUM([.I5:.T5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39" table:formula="of:=[.C21]/[.C$17]" office:value-type="float" office:value="0.333333333333333" calcext:value-type="float">
            <text:p>0,333333333333333</text:p>
          </table:table-cell>
          <table:table-cell table:formula="of:=SUM([.I11:.K11])" office:value-type="float" office:value="1" calcext:value-type="float">
            <text:p>1</text:p>
          </table:table-cell>
          <table:table-cell table:number-columns-repeated="2"/>
          <table:table-cell table:style-name="ce39" table:formula="of:=[.G21]/[.G$17]" office:value-type="float" office:value="0.25" calcext:value-type="float">
            <text:p>0,25</text:p>
          </table:table-cell>
          <table:table-cell table:formula="of:=SUM([.I6:.T6])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1]" office:value-type="float" office:value="0.25" calcext:value-type="float">
            <text:p>0,25</text:p>
          </table:table-cell>
          <table:table-cell table:formula="of:= [$'eta pop1-3'.B51]" office:value-type="float" office:value="0.125" calcext:value-type="float">
            <text:p>0,125</text:p>
          </table:table-cell>
          <table:table-cell table:formula="of:=[$'eta pop 3-2'.B51]" office:value-type="float" office:value="0.125" calcext:value-type="float">
            <text:p>0,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2]" office:value-type="float" office:value="0.5" calcext:value-type="float">
            <text:p>0,5</text:p>
          </table:table-cell>
          <table:table-cell table:formula="of:= [$'eta pop1-3'.B52]" office:value-type="float" office:value="0" calcext:value-type="float">
            <text:p>0</text:p>
          </table:table-cell>
          <table:table-cell table:formula="of:=[$'eta pop 3-2'.B52]" office:value-type="float" office:value="0.125" calcext:value-type="float">
            <text:p>0,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3]" office:value-type="float" office:value="0.125" calcext:value-type="float">
            <text:p>0,125</text:p>
          </table:table-cell>
          <table:table-cell table:formula="of:= [$'eta pop1-3'.B53]" office:value-type="float" office:value="0" calcext:value-type="float">
            <text:p>0</text:p>
          </table:table-cell>
          <table:table-cell table:formula="of:=[$'eta pop 3-2'.B53]" office:value-type="float" office:value="0.0625" calcext:value-type="float">
            <text:p>0,06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35]-[.$B19]*[.$B20])/((1-[.$F19])*(1-[.$F20]))" office:value-type="float" office:value="1" calcext:value-type="float">
            <text:p>1</text:p>
          </table:table-cell>
          <table:table-cell table:formula="of:=([.C35]-[.$B19]*[.$B20])/((1-[.$F19])*(1-[.$F20]))" office:value-type="float" office:value="0.500000000000001" calcext:value-type="float">
            <text:p>0,500000000000001</text:p>
          </table:table-cell>
          <table:table-cell table:formula="of:=([.D35]-[.$B19]*[.$B20])/((1-[.$F19])*(1-[.$F20]))" office:value-type="float" office:value="0.500000000000001" calcext:value-type="float">
            <text:p>0,5000000000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36]-[.$B20]*[.$B21])/((1-[.$F20])*(1-[.$F21]))" office:value-type="float" office:value="1.11111111111111" calcext:value-type="float">
            <text:p>1,11111111111111</text:p>
          </table:table-cell>
          <table:table-cell table:formula="of:=([.C36]-[.$B20]*[.$B21])/((1-[.$F20])*(1-[.$F21]))" office:value-type="float" office:value="-0.88888888888889" calcext:value-type="float">
            <text:p>-0,88888888888889</text:p>
          </table:table-cell>
          <table:table-cell table:formula="of:=([.D36]-[.$B20]*[.$B21])/((1-[.$F20])*(1-[.$F21]))" office:value-type="float" office:value="-0.388888888888889" calcext:value-type="float">
            <text:p>-0,38888888888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37]-[.$B19]*[.$B21])/((1-[.$F19])*(1-[.$F21]))" office:value-type="float" office:value="0.222222222222222" calcext:value-type="float">
            <text:p>0,222222222222222</text:p>
          </table:table-cell>
          <table:table-cell table:formula="of:=([.C37]-[.$B19]*[.$B21])/((1-[.$F19])*(1-[.$F21]))" office:value-type="float" office:value="0" calcext:value-type="float">
            <text:p>0</text:p>
          </table:table-cell>
          <table:table-cell table:formula="of:=([.D37]-[.$B19]*[.$B21])/((1-[.$F19])*(1-[.$F21]))" office:value-type="float" office:value="0.111111111111111" calcext:value-type="float">
            <text:p>0,1111111111111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2" table:number-columns-repeated="1024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number-columns-repeated="5"/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number-columns-repeated="6"/>
          <table:table-cell table:style-name="ce54" table:formula="of:=[.B49]=[.B53]" office:value-type="boolean" office:boolean-value="true" calcext:value-type="boolean">
            <text:p>VRAI</text:p>
          </table:table-cell>
          <table:table-cell table:style-name="ce54" table:formula="of:=[.B49]=[.B57]" office:value-type="boolean" office:boolean-value="false" calcext:value-type="boolean">
            <text:p>FAUX</text:p>
          </table:table-cell>
          <table:table-cell table:style-name="ce54" table:formula="of:=[.B53]=[.B57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number-columns-repeated="6"/>
          <table:table-cell table:style-name="ce54" table:formula="of:=[.B50]=[.B54]" office:value-type="boolean" office:boolean-value="true" calcext:value-type="boolean">
            <text:p>VRAI</text:p>
          </table:table-cell>
          <table:table-cell table:style-name="ce54" table:formula="of:=[.B50]=[.B58]" office:value-type="boolean" office:boolean-value="false" calcext:value-type="boolean">
            <text:p>FAUX</text:p>
          </table:table-cell>
          <table:table-cell table:style-name="ce54" table:formula="of:=[.B54]=[.B58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number-columns-repeated="6"/>
          <table:table-cell table:style-name="ce54" table:formula="of:=[.B51]=[.B55]" office:value-type="boolean" office:boolean-value="true" calcext:value-type="boolean">
            <text:p>VRAI</text:p>
          </table:table-cell>
          <table:table-cell table:style-name="ce54" table:formula="of:=[.B51]=[.B59]" office:value-type="boolean" office:boolean-value="false" calcext:value-type="boolean">
            <text:p>FAUX</text:p>
          </table:table-cell>
          <table:table-cell table:style-name="ce54" table:formula="of:=[.B55]=[.B59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5"/>
          <table:table-cell table:style-name="ce47" office:value-type="string" calcext:value-type="string">
            <text:p>Q2local-locu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8" office:value-type="string" calcext:value-type="string">
            <text:p>nbr_pair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9" table:formula="of:=[.G64]/[.G$62]" office:value-type="float" office:value="0.333333333333333" calcext:value-type="float">
            <text:p>0,333333333333333</text:p>
          </table:table-cell>
          <table:table-cell table:formula="of:=SUM([.I49:.T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0" table:formula="of:=[.G65]/[.G$62]" office:value-type="float" office:value="0.333333333333333" calcext:value-type="float">
            <text:p>0,333333333333333</text:p>
          </table:table-cell>
          <table:table-cell table:formula="of:=SUM([.I50:.T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9" table:formula="of:=[.G66]/[.G$62]" office:value-type="float" office:value="0.333333333333333" calcext:value-type="float">
            <text:p>0,333333333333333</text:p>
          </table:table-cell>
          <table:table-cell table:formula="of:=SUM([.I51:.T51])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[$'eta Pop1-2'.B93]" office:value-type="boolean" office:boolean-value="true" calcext:value-type="boolean">
            <text:p>VRAI</text:p>
          </table:table-cell>
          <table:table-cell table:style-name="ce54" table:formula="of:= [$'eta pop1-3'.B93]" office:value-type="boolean" office:boolean-value="false" calcext:value-type="boolean">
            <text:p>FAUX</text:p>
          </table:table-cell>
          <table:table-cell table:style-name="ce54" table:formula="of:=[$'eta pop 3-2'.B93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[$'eta Pop1-2'.B94]" office:value-type="boolean" office:boolean-value="true" calcext:value-type="boolean">
            <text:p>VRAI</text:p>
          </table:table-cell>
          <table:table-cell table:style-name="ce54" table:formula="of:= [$'eta pop1-3'.B94]" office:value-type="boolean" office:boolean-value="false" calcext:value-type="boolean">
            <text:p>FAUX</text:p>
          </table:table-cell>
          <table:table-cell table:style-name="ce54" table:formula="of:=[$'eta pop 3-2'.B94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[$'eta Pop1-2'.B95]" office:value-type="boolean" office:boolean-value="true" calcext:value-type="boolean">
            <text:p>VRAI</text:p>
          </table:table-cell>
          <table:table-cell table:style-name="ce54" table:formula="of:= [$'eta pop1-3'.B95]" office:value-type="boolean" office:boolean-value="false" calcext:value-type="boolean">
            <text:p>FAUX</text:p>
          </table:table-cell>
          <table:table-cell table:style-name="ce54" table:formula="of:=[$'eta pop 3-2'.B95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80]-[.$F64]*[.$F65])/((1-[.$F64])*(1-[.$F65]))" office:value-type="float" office:value="2" calcext:value-type="float">
            <text:p>2</text:p>
          </table:table-cell>
          <table:table-cell table:formula="of:=([.C80]-[.$F64]*[.$F65])/((1-[.$F64])*(1-[.$F65]))" office:value-type="float" office:value="-0.249999999999999" calcext:value-type="float">
            <text:p>-0,249999999999999</text:p>
          </table:table-cell>
          <table:table-cell table:formula="of:=([.D80]-[.$F64]*[.$F65])/((1-[.$F64])*(1-[.$F65]))" office:value-type="float" office:value="-0.249999999999999" calcext:value-type="float">
            <text:p>-0,24999999999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81]-[.$F65]*[.$F66])/((1-[.$F65])*(1-[.$F66]))" office:value-type="float" office:value="2" calcext:value-type="float">
            <text:p>2</text:p>
          </table:table-cell>
          <table:table-cell table:formula="of:=([.C81]-[.$F65]*[.$F66])/((1-[.$F65])*(1-[.$F66]))" office:value-type="float" office:value="-0.249999999999999" calcext:value-type="float">
            <text:p>-0,249999999999999</text:p>
          </table:table-cell>
          <table:table-cell table:formula="of:=([.D81]-[.$F65]*[.$F66])/((1-[.$F65])*(1-[.$F66]))" office:value-type="float" office:value="-0.249999999999999" calcext:value-type="float">
            <text:p>-0,24999999999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82]-[.$F64]*[.$F66])/((1-[.$F64])*(1-[.$F66]))" office:value-type="float" office:value="2" calcext:value-type="float">
            <text:p>2</text:p>
          </table:table-cell>
          <table:table-cell table:formula="of:=([.C82]-[.$F64]*[.$F66])/((1-[.$F64])*(1-[.$F66]))" office:value-type="float" office:value="-0.249999999999999" calcext:value-type="float">
            <text:p>-0,249999999999999</text:p>
          </table:table-cell>
          <table:table-cell table:formula="of:=([.D82]-[.$F64]*[.$F66])/((1-[.$F64])*(1-[.$F66]))" office:value-type="float" office:value="-0.249999999999999" calcext:value-type="float">
            <text:p>-0,249999999999999</text:p>
          </table:table-cell>
          <table:table-cell table:number-columns-repeated="1020"/>
        </table:table-row>
      </table:table>
      <table:table table:name="eta q1 version pop 1-2-3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/>
          <table:table-cell table:style-name="ce29" table:formula="of:=[$'eta Pop1-2'.B15]" office:value-type="float" office:value="0.479166666666667" calcext:value-type="float">
            <text:p>0,479166666666667</text:p>
          </table:table-cell>
          <table:table-cell table:style-name="ce29" table:formula="of:=[$'eta pop1-3'.$B$15]" office:value-type="float" office:value="0.375" calcext:value-type="float">
            <text:p>0,375</text:p>
          </table:table-cell>
          <table:table-cell table:style-name="ce29" table:formula="of:=[$'eta pop 3-2'.$B$15]" office:value-type="float" office:value="0.270833333333333" calcext:value-type="float">
            <text:p>0,270833333333333</text:p>
          </table:table-cell>
          <table:table-cell table:number-columns-repeated="5"/>
        </table:table-row>
        <table:table-row table:style-name="ro1">
          <table:table-cell/>
          <table:table-cell table:style-name="ce30" table:formula="of:=[$'eta Pop1-2'.B16]" office:value-type="float" office:value="0.25" calcext:value-type="float">
            <text:p>0,25</text:p>
          </table:table-cell>
          <table:table-cell table:style-name="ce30" table:formula="of:=[$'eta pop1-3'.$B$16]" office:value-type="float" office:value="0.270833333333333" calcext:value-type="float">
            <text:p>0,270833333333333</text:p>
          </table:table-cell>
          <table:table-cell table:style-name="ce30" table:formula="of:=[$'eta pop 3-2'.$B$16]" office:value-type="float" office:value="0.104166666666667" calcext:value-type="float">
            <text:p>0,104166666666667</text:p>
          </table:table-cell>
          <table:table-cell table:number-columns-repeated="5"/>
        </table:table-row>
        <table:table-row table:style-name="ro1">
          <table:table-cell/>
          <table:table-cell table:style-name="ce39" table:formula="of:=[$'eta Pop1-2'.B17]" office:value-type="float" office:value="0.395833333333333" calcext:value-type="float">
            <text:p>0,395833333333333</text:p>
          </table:table-cell>
          <table:table-cell table:style-name="ce39" table:formula="of:=[$'eta pop1-3'.$B$17]" office:value-type="float" office:value="0.25" calcext:value-type="float">
            <text:p>0,25</text:p>
          </table:table-cell>
          <table:table-cell table:style-name="ce39" table:formula="of:=[$'eta pop 3-2'.$B$17]" office:value-type="float" office:value="0.229166666666667" calcext:value-type="float">
            <text:p>0,229166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1-3</text:p>
          </table:table-cell>
          <table:table-cell table:number-columns-repeated="8"/>
        </table:table-row>
        <table:table-row table:style-name="ro1">
          <table:table-cell/>
          <table:table-cell table:style-name="ce29" table:formula="of:=[$'eta pop1-3'.$B$15]" office:value-type="float" office:value="0.375" calcext:value-type="float">
            <text:p>0,375</text:p>
          </table:table-cell>
          <table:table-cell table:number-columns-repeated="7"/>
        </table:table-row>
        <table:table-row table:style-name="ro1">
          <table:table-cell/>
          <table:table-cell table:style-name="ce30" table:formula="of:=[$'eta pop1-3'.$B$16]" office:value-type="float" office:value="0.270833333333333" calcext:value-type="float">
            <text:p>0,270833333333333</text:p>
          </table:table-cell>
          <table:table-cell table:number-columns-repeated="7"/>
        </table:table-row>
        <table:table-row table:style-name="ro1">
          <table:table-cell/>
          <table:table-cell table:style-name="ce39" table:formula="of:=[$'eta pop1-3'.$B$17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3-2</text:p>
          </table:table-cell>
          <table:table-cell table:number-columns-repeated="8"/>
        </table:table-row>
        <table:table-row table:style-name="ro1">
          <table:table-cell/>
          <table:table-cell table:style-name="ce29" table:formula="of:=[$'eta pop 3-2'.B15]" office:value-type="float" office:value="0.270833333333333" calcext:value-type="float">
            <text:p>0,270833333333333</text:p>
          </table:table-cell>
          <table:table-cell table:number-columns-repeated="7"/>
        </table:table-row>
        <table:table-row table:style-name="ro1">
          <table:table-cell/>
          <table:table-cell table:style-name="ce30" table:formula="of:=[$'eta pop 3-2'.B16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/>
          <table:table-cell table:style-name="ce39" table:formula="of:=[$'eta pop 3-2'.B17]" office:value-type="float" office:value="0.229166666666667" calcext:value-type="float">
            <text:p>0,22916666666666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7]" office:value-type="float" office:value="0.09375" calcext:value-type="float">
            <text:p>0,09375</text:p>
          </table:table-cell>
          <table:table-cell table:formula="of:=[$'eta pop1-3'.B57]" office:value-type="float" office:value="0.0546875" calcext:value-type="float">
            <text:p>0,0546875</text:p>
          </table:table-cell>
          <table:table-cell table:formula="of:=[$'eta pop 3-2'.B57]" office:value-type="float" office:value="0.046875" calcext:value-type="float">
            <text:p>0,046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8]" office:value-type="float" office:value="0.125" calcext:value-type="float">
            <text:p>0,125</text:p>
          </table:table-cell>
          <table:table-cell table:formula="of:=[$'eta pop1-3'.B58]" office:value-type="float" office:value="0.02734375" calcext:value-type="float">
            <text:p>0,02734375</text:p>
          </table:table-cell>
          <table:table-cell table:formula="of:=[$'eta pop 3-2'.B58]" office:value-type="float" office:value="0.0390625" calcext:value-type="float">
            <text:p>0,039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9]" office:value-type="float" office:value="0.14453125" calcext:value-type="float">
            <text:p>0,14453125</text:p>
          </table:table-cell>
          <table:table-cell table:formula="of:=[$'eta pop1-3'.B59]" office:value-type="float" office:value="0.11328125" calcext:value-type="float">
            <text:p>0,11328125</text:p>
          </table:table-cell>
          <table:table-cell table:formula="of:=[$'eta pop 3-2'.B59]" office:value-type="float" office:value="0.08984375" calcext:value-type="float">
            <text:p>0,0898437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35]-[.B19]*[.B20])/((1-[.$B19])*(1-[.$B20]))" office:value-type="float" office:value="-0.0666666666666667" calcext:value-type="float">
            <text:p>-0,066666666666667</text:p>
          </table:table-cell>
          <table:table-cell table:formula="of:=([.C35]-[.C19]*[.C20])/((1-[.$C19])*(1-[.$C20]))" office:value-type="float" office:value="-0.102857142857143" calcext:value-type="float">
            <text:p>-0,102857142857143</text:p>
          </table:table-cell>
          <table:table-cell table:formula="of:=([.D35]-[.D19]*[.D20])/((1-[.$D19])*(1-[.$D20]))" office:value-type="float" office:value="0.0285714285714286" calcext:value-type="float">
            <text:p>0,0285714285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36]-[.B20]*[.B21])/((1-[.$B20])*(1-[.$B21]))" office:value-type="float" office:value="0.0574712643678162" calcext:value-type="float">
            <text:p>0,057471264367816</text:p>
          </table:table-cell>
          <table:table-cell table:formula="of:=([.C36]-[.C20]*[.C21])/((1-[.$C20])*(1-[.$C21]))" office:value-type="float" office:value="-0.0738095238095238" calcext:value-type="float">
            <text:p>-0,073809523809524</text:p>
          </table:table-cell>
          <table:table-cell table:formula="of:=([.D36]-[.D20]*[.D21])/((1-[.$D20])*(1-[.$D21]))" office:value-type="float" office:value="0.0219987429289754" calcext:value-type="float">
            <text:p>0,021998742928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37]-[.B19]*[.B21])/((1-[.$B19])*(1-[.$B21]))" office:value-type="float" office:value="-0.143448275862068" calcext:value-type="float">
            <text:p>-0,143448275862068</text:p>
          </table:table-cell>
          <table:table-cell table:formula="of:=([.C37]-[.C19]*[.C21])/((1-[.$C19])*(1-[.$C21]))" office:value-type="float" office:value="0.0416666666666667" calcext:value-type="float">
            <text:p>0,041666666666667</text:p>
          </table:table-cell>
          <table:table-cell table:formula="of:=([.D37]-[.D19]*[.D21])/((1-[.$D19])*(1-[.$D21]))" office:value-type="float" office:value="0.0494208494208494" calcext:value-type="float">
            <text:p>0,0494208494208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3" loext:max-denominator-value="999"/>
    </number:number-style>
    <number:number-style style:name="N108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6:28:39.989448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7T14:09:00.904688527</meta:creation-date>
    <meta:editing-duration>P15DT4H23M41S</meta:editing-duration>
    <meta:editing-cycles>92</meta:editing-cycles>
    <meta:generator>LibreOffice/6.4.7.2$Linux_X86_64 LibreOffice_project/40$Build-2</meta:generator>
    <dc:date>2021-05-21T09:16:58.030225174</dc:date>
    <meta:document-statistic meta:table-count="16" meta:cell-count="8277" meta:object-count="0"/>
  </office:meta>
</office:document-meta>
</file>